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15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43.26pt"/>
    </style:style>
    <style:style style:name="co7" style:family="table-column">
      <style:table-column-properties fo:break-before="auto" style:column-width="40.71pt"/>
    </style:style>
    <style:style style:name="co8" style:family="table-column">
      <style:table-column-properties fo:break-before="auto" style:column-width="4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double #000000" style:border-line-width-bottom="0.34pt 0.34pt 0.34pt" style:text-align-source="fix" style:repeat-content="false" fo:border-left="none" fo:border-right="none" fo:border-top="0.99pt double #000000" style:border-line-width-top="0.34pt 0.34pt 0.34pt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18" style:family="table-cell" style:parent-style-name="Default" style:data-style-name="N122">
      <style:text-properties fo:font-weight="bold" style:font-weight-asian="bold" style:font-weight-complex="bold"/>
    </style:style>
    <style:style style:name="ce19" style:family="table-cell" style:parent-style-name="Default" style:data-style-name="N122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23" style:family="table-cell" style:parent-style-name="Default" style:data-style-name="N122"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25" style:family="table-cell" style:parent-style-name="Default" style:data-style-name="N122">
      <style:text-properties fo:font-weight="bold" style:font-weight-asian="bold" style:font-weight-complex="bold"/>
    </style:style>
    <style:style style:name="ce26" style:family="table-cell" style:parent-style-name="Default" style:data-style-name="N122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2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ext-properties fo:font-weight="bold" style:font-weight-asian="bold" style:font-weight-complex="bold"/>
    </style:style>
    <style:style style:name="ce33" style:family="table-cell" style:parent-style-name="Default" style:data-style-name="N122">
      <style:text-properties fo:font-weight="bold" style:font-weight-asian="bold" style:font-weight-complex="bold"/>
    </style:style>
    <style:style style:name="ce34" style:family="table-cell" style:parent-style-name="Default" style:data-style-name="N122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122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22">
      <style:table-cell-properties fo:border-bottom="0.99pt double #000000" style:border-line-width-bottom="0.34pt 0.34pt 0.34pt" fo:border-left="none" fo:border-right="none" fo:border-top="0.99pt double #000000" style:border-line-width-top="0.34pt 0.34pt 0.34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0.99pt solid #000000"/>
      <style:text-properties fo:font-weight="bold" style:font-weight-asian="bold" style:font-weight-complex="bold"/>
      <style:map style:condition="cell-content()=&quot;Stud.&quot;" style:apply-style-name="Untitled1" style:base-cell-address="CP_mat_chisq.AQ40"/>
      <style:map style:condition="cell-content()=&quot;BCA&quot;" style:apply-style-name="Untitled2" style:base-cell-address="CP_mat_chisq.AQ40"/>
      <style:map style:condition="cell-content()=&quot;Norm&quot;" style:apply-style-name="Untitled3" style:base-cell-address="CP_mat_chisq.AQ40"/>
      <style:map style:condition="cell-content()=&quot;Basic&quot;" style:apply-style-name="Untitled4" style:base-cell-address="CP_mat_chisq.AQ40"/>
      <style:map style:condition="cell-content()=&quot;Perc.&quot;" style:apply-style-name="Untitled5" style:base-cell-address="CP_mat_chisq.AQ40"/>
    </style:style>
  </office:automatic-styles>
  <office:body>
    <office:spreadsheet>
      <table:calculation-settings table:automatic-find-labels="false"/>
      <table:table table:name="CP_mat_chisq" table:style-name="ta1" table:print-ranges="CP_mat_chisq.AP39:CP_mat_chisq.AY5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4" table:default-cell-style-name="Default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number-columns-repeated="4" table:default-cell-style-name="ce1"/>
        <table:table-column table:style-name="co4" table:number-columns-repeated="17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Coverage probabilities:</text:p>
          </table:table-cell>
          <table:table-cell table:number-columns-repeated="11"/>
          <table:table-cell office:value-type="float" office:value="0.95" calcext:value-type="float">
            <text:p>0.95</text:p>
          </table:table-cell>
          <table:table-cell table:number-columns-repeated="12"/>
          <table:table-cell table:style-name="ce1" table:number-columns-repeated="10"/>
          <table:table-cell table:number-columns-repeated="16"/>
        </table:table-row>
        <table:table-row table:style-name="ro1">
          <table:table-cell table:number-columns-repeated="25"/>
          <table:table-cell table:style-name="ce1" table:number-columns-repeated="10"/>
          <table:table-cell table:number-columns-repeated="7"/>
          <table:table-cell office:value-type="string" calcext:value-type="string">
            <text:p>ABS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13"/>
          <table:table-cell table:style-name="ce2" office:value-type="string" calcext:value-type="string" table:number-columns-spanned="10" table:number-rows-spanned="1">
            <text:p>Norm</text:p>
          </table:table-cell>
          <table:covered-table-cell table:number-columns-repeated="9"/>
          <table:table-cell/>
          <table:table-cell table:style-name="ce2" office:value-type="string" calcext:value-type="string" table:number-columns-spanned="10" table:number-rows-spanned="1">
            <text:p>Norm</text:p>
          </table:table-cell>
          <table:covered-table-cell table:number-columns-repeated="9" table:style-name="ce1"/>
          <table:table-cell table:number-columns-repeated="6"/>
          <table:table-cell table:formula="of:=MAX([.P5:.X23];[.P31:.X49];[.P58:.X76];[.P84:.X102];[.P111:.X129])" office:value-type="float" office:value="0.2198" calcext:value-type="float">
            <text:p>0.2198</text:p>
          </table:table-cell>
          <table:table-cell table:formula="of:=ABS([.AP3])" office:value-type="float" office:value="0.2198" calcext:value-type="float">
            <text:p>0.2198</text:p>
          </table:table-cell>
          <table:table-cell table:formula="of:=MAX([.AQ3:.AQ4])" office:value-type="float" office:value="0.2198" calcext:value-type="float">
            <text:p>0.2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2_0.2</text:p>
          </table:table-cell>
          <table:table-cell office:value-type="string" calcext:value-type="string">
            <text:p>0.5_0.5</text:p>
          </table:table-cell>
          <table:table-cell office:value-type="string" calcext:value-type="string">
            <text:p>1_1</text:p>
          </table:table-cell>
          <table:table-cell office:value-type="string" calcext:value-type="string">
            <text:p>0.2_0.5</text:p>
          </table:table-cell>
          <table:table-cell office:value-type="string" calcext:value-type="string">
            <text:p>0.5_0.2</text:p>
          </table:table-cell>
          <table:table-cell office:value-type="string" calcext:value-type="string">
            <text:p>0.2_1</text:p>
          </table:table-cell>
          <table:table-cell office:value-type="string" calcext:value-type="string">
            <text:p>1_0.2</text:p>
          </table:table-cell>
          <table:table-cell office:value-type="string" calcext:value-type="string">
            <text:p>0.5_1</text:p>
          </table:table-cell>
          <table:table-cell office:value-type="string" calcext:value-type="string">
            <text:p>1_0.5</text:p>
          </table:table-cell>
          <table:table-cell table:number-columns-repeated="6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 table:number-columns-repeated="6"/>
          <table:table-cell table:formula="of:=MIN([.P5:.X23];[.P31:.X49];[.P58:.X76];[.P84:.X102];[.P111:.X129])" office:value-type="float" office:value="-0.0484" calcext:value-type="float">
            <text:p>-0.0484</text:p>
          </table:table-cell>
          <table:table-cell table:formula="of:=ABS([.AP4])" office:value-type="float" office:value="0.0484" calcext:value-type="float">
            <text:p>0.0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54" calcext:value-type="float">
            <text:p>0.9154</text:p>
          </table:table-cell>
          <table:table-cell table:number-columns-repeated="4"/>
          <table:table-cell table:style-name="ce3" office:value-type="string" calcext:value-type="string">
            <text:p>16_16</text:p>
          </table:table-cell>
          <table:table-cell table:style-name="ce6" table:formula="of:=[.$M$1]-[.B5]" office:value-type="float" office:value="0.0484" calcext:value-type="float">
            <text:p>0.048</text:p>
          </table:table-cell>
          <table:table-cell table:style-name="ce6" table:formula="of:=[.$M$1]-[.C5]" office:value-type="float" office:value="0.00650000000000006" calcext:value-type="float">
            <text:p>0.007</text:p>
          </table:table-cell>
          <table:table-cell table:style-name="ce6" table:formula="of:=[.$M$1]-[.D5]" office:value-type="float" office:value="-0.0468999999999999" calcext:value-type="float">
            <text:p>-0.047</text:p>
          </table:table-cell>
          <table:table-cell table:style-name="ce6" table:formula="of:=[.$M$1]-[.E5]" office:value-type="float" office:value="0.0416" calcext:value-type="float">
            <text:p>0.042</text:p>
          </table:table-cell>
          <table:table-cell table:style-name="ce6" table:formula="of:=[.$M$1]-[.F5]" office:value-type="float" office:value="0.0508000000000001" calcext:value-type="float">
            <text:p>0.051</text:p>
          </table:table-cell>
          <table:table-cell table:style-name="ce6" table:formula="of:=[.$M$1]-[.G5]" office:value-type="float" office:value="0.0574" calcext:value-type="float">
            <text:p>0.057</text:p>
          </table:table-cell>
          <table:table-cell table:style-name="ce6" table:formula="of:=[.$M$1]-[.H5]" office:value-type="float" office:value="0.0619000000000001" calcext:value-type="float">
            <text:p>0.062</text:p>
          </table:table-cell>
          <table:table-cell table:style-name="ce6" table:formula="of:=[.$M$1]-[.I5]" office:value-type="float" office:value="0.0327000000000001" calcext:value-type="float">
            <text:p>0.033</text:p>
          </table:table-cell>
          <table:table-cell table:style-name="ce6" table:formula="of:=[.$M$1]-[.J5]" office:value-type="float" office:value="0.0346000000000001" calcext:value-type="float">
            <text:p>0.035</text:p>
          </table:table-cell>
          <table:table-cell/>
          <table:table-cell table:style-name="ce3" office:value-type="string" calcext:value-type="string">
            <text:p>16_16</text:p>
          </table:table-cell>
          <table:table-cell table:style-name="ce22" table:formula="of:=ABS([.$M$1]-[.B5])" office:value-type="float" office:value="0.0484" calcext:value-type="float">
            <text:p>0.048</text:p>
          </table:table-cell>
          <table:table-cell table:style-name="ce22" table:formula="of:=ABS([.$M$1]-[.C5])" office:value-type="float" office:value="0.00650000000000006" calcext:value-type="float">
            <text:p>0.007</text:p>
          </table:table-cell>
          <table:table-cell table:style-name="ce22" table:formula="of:=ABS([.$M$1]-[.D5])" office:value-type="float" office:value="0.0468999999999999" calcext:value-type="float">
            <text:p>0.047</text:p>
          </table:table-cell>
          <table:table-cell table:style-name="ce22" table:formula="of:=ABS([.$M$1]-[.E5])" office:value-type="float" office:value="0.0416" calcext:value-type="float">
            <text:p>0.042</text:p>
          </table:table-cell>
          <table:table-cell table:style-name="ce22" table:formula="of:=ABS([.$M$1]-[.F5])" office:value-type="float" office:value="0.0508000000000001" calcext:value-type="float">
            <text:p>0.051</text:p>
          </table:table-cell>
          <table:table-cell table:style-name="ce22" table:formula="of:=ABS([.$M$1]-[.G5])" office:value-type="float" office:value="0.0574" calcext:value-type="float">
            <text:p>0.057</text:p>
          </table:table-cell>
          <table:table-cell table:style-name="ce22" table:formula="of:=ABS([.$M$1]-[.H5])" office:value-type="float" office:value="0.0619000000000001" calcext:value-type="float">
            <text:p>0.062</text:p>
          </table:table-cell>
          <table:table-cell table:style-name="ce22" table:formula="of:=ABS([.$M$1]-[.I5])" office:value-type="float" office:value="0.0327000000000001" calcext:value-type="float">
            <text:p>0.033</text:p>
          </table:table-cell>
          <table:table-cell table:style-name="ce22" table:formula="of:=ABS([.$M$1]-[.J5])" office:value-type="float" office:value="0.0346000000000001" calcext:value-type="float">
            <text:p>0.0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30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278" calcext:value-type="float">
            <text:p>0.9278</text:p>
          </table:table-cell>
          <table:table-cell table:number-columns-repeated="4"/>
          <table:table-cell table:style-name="ce3" office:value-type="string" calcext:value-type="string">
            <text:p>30_30</text:p>
          </table:table-cell>
          <table:table-cell table:style-name="ce6" table:formula="of:=[.$M$1]-[.B6]" office:value-type="float" office:value="0.0314" calcext:value-type="float">
            <text:p>0.031</text:p>
          </table:table-cell>
          <table:table-cell table:style-name="ce6" table:formula="of:=[.$M$1]-[.C6]" office:value-type="float" office:value="0.00760000000000005" calcext:value-type="float">
            <text:p>0.008</text:p>
          </table:table-cell>
          <table:table-cell table:style-name="ce6" table:formula="of:=[.$M$1]-[.D6]" office:value-type="float" office:value="-0.0468999999999999" calcext:value-type="float">
            <text:p>-0.047</text:p>
          </table:table-cell>
          <table:table-cell table:style-name="ce6" table:formula="of:=[.$M$1]-[.E6]" office:value-type="float" office:value="0.0262" calcext:value-type="float">
            <text:p>0.026</text:p>
          </table:table-cell>
          <table:table-cell table:style-name="ce6" table:formula="of:=[.$M$1]-[.F6]" office:value-type="float" office:value="0.0276000000000001" calcext:value-type="float">
            <text:p>0.028</text:p>
          </table:table-cell>
          <table:table-cell table:style-name="ce6" table:formula="of:=[.$M$1]-[.G6]" office:value-type="float" office:value="0.0317000000000001" calcext:value-type="float">
            <text:p>0.032</text:p>
          </table:table-cell>
          <table:table-cell table:style-name="ce6" table:formula="of:=[.$M$1]-[.H6]" office:value-type="float" office:value="0.0299" calcext:value-type="float">
            <text:p>0.030</text:p>
          </table:table-cell>
          <table:table-cell table:style-name="ce6" table:formula="of:=[.$M$1]-[.I6]" office:value-type="float" office:value="0.0146000000000001" calcext:value-type="float">
            <text:p>0.015</text:p>
          </table:table-cell>
          <table:table-cell table:style-name="ce6" table:formula="of:=[.$M$1]-[.J6]" office:value-type="float" office:value="0.0222" calcext:value-type="float">
            <text:p>0.022</text:p>
          </table:table-cell>
          <table:table-cell/>
          <table:table-cell table:style-name="ce3" office:value-type="string" calcext:value-type="string">
            <text:p>30_30</text:p>
          </table:table-cell>
          <table:table-cell table:style-name="ce22" table:formula="of:=ABS([.$M$1]-[.B6])" office:value-type="float" office:value="0.0314" calcext:value-type="float">
            <text:p>0.031</text:p>
          </table:table-cell>
          <table:table-cell table:style-name="ce22" table:formula="of:=ABS([.$M$1]-[.C6])" office:value-type="float" office:value="0.00760000000000005" calcext:value-type="float">
            <text:p>0.008</text:p>
          </table:table-cell>
          <table:table-cell table:style-name="ce22" table:formula="of:=ABS([.$M$1]-[.D6])" office:value-type="float" office:value="0.0468999999999999" calcext:value-type="float">
            <text:p>0.047</text:p>
          </table:table-cell>
          <table:table-cell table:style-name="ce22" table:formula="of:=ABS([.$M$1]-[.E6])" office:value-type="float" office:value="0.0262" calcext:value-type="float">
            <text:p>0.026</text:p>
          </table:table-cell>
          <table:table-cell table:style-name="ce22" table:formula="of:=ABS([.$M$1]-[.F6])" office:value-type="float" office:value="0.0276000000000001" calcext:value-type="float">
            <text:p>0.028</text:p>
          </table:table-cell>
          <table:table-cell table:style-name="ce22" table:formula="of:=ABS([.$M$1]-[.G6])" office:value-type="float" office:value="0.0317000000000001" calcext:value-type="float">
            <text:p>0.032</text:p>
          </table:table-cell>
          <table:table-cell table:style-name="ce22" table:formula="of:=ABS([.$M$1]-[.H6])" office:value-type="float" office:value="0.0299" calcext:value-type="float">
            <text:p>0.030</text:p>
          </table:table-cell>
          <table:table-cell table:style-name="ce22" table:formula="of:=ABS([.$M$1]-[.I6])" office:value-type="float" office:value="0.0146000000000001" calcext:value-type="float">
            <text:p>0.015</text:p>
          </table:table-cell>
          <table:table-cell table:style-name="ce22" table:formula="of:=ABS([.$M$1]-[.J6])" office:value-type="float" office:value="0.0222" calcext:value-type="float">
            <text:p>0.0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60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56" calcext:value-type="float">
            <text:p>0.9456</text:p>
          </table:table-cell>
          <table:table-cell table:number-columns-repeated="4"/>
          <table:table-cell table:style-name="ce3" office:value-type="string" calcext:value-type="string">
            <text:p>60_60</text:p>
          </table:table-cell>
          <table:table-cell table:style-name="ce6" table:formula="of:=[.$M$1]-[.B7]" office:value-type="float" office:value="0.0169" calcext:value-type="float">
            <text:p>0.017</text:p>
          </table:table-cell>
          <table:table-cell table:style-name="ce6" table:formula="of:=[.$M$1]-[.C7]" office:value-type="float" office:value="0.00240000000000007" calcext:value-type="float">
            <text:p>0.002</text:p>
          </table:table-cell>
          <table:table-cell table:style-name="ce6" table:formula="of:=[.$M$1]-[.D7]" office:value-type="float" office:value="-0.0354" calcext:value-type="float">
            <text:p>-0.035</text:p>
          </table:table-cell>
          <table:table-cell table:style-name="ce6" table:formula="of:=[.$M$1]-[.E7]" office:value-type="float" office:value="0.014" calcext:value-type="float">
            <text:p>0.014</text:p>
          </table:table-cell>
          <table:table-cell table:style-name="ce6" table:formula="of:=[.$M$1]-[.F7]" office:value-type="float" office:value="0.0169" calcext:value-type="float">
            <text:p>0.017</text:p>
          </table:table-cell>
          <table:table-cell table:style-name="ce6" table:formula="of:=[.$M$1]-[.G7]" office:value-type="float" office:value="0.0147" calcext:value-type="float">
            <text:p>0.015</text:p>
          </table:table-cell>
          <table:table-cell table:style-name="ce6" table:formula="of:=[.$M$1]-[.H7]" office:value-type="float" office:value="0.016" calcext:value-type="float">
            <text:p>0.016</text:p>
          </table:table-cell>
          <table:table-cell table:style-name="ce6" table:formula="of:=[.$M$1]-[.I7]" office:value-type="float" office:value="0.00600000000000001" calcext:value-type="float">
            <text:p>0.006</text:p>
          </table:table-cell>
          <table:table-cell table:style-name="ce6" table:formula="of:=[.$M$1]-[.J7]" office:value-type="float" office:value="0.00440000000000007" calcext:value-type="float">
            <text:p>0.004</text:p>
          </table:table-cell>
          <table:table-cell/>
          <table:table-cell table:style-name="ce3" office:value-type="string" calcext:value-type="string">
            <text:p>60_60</text:p>
          </table:table-cell>
          <table:table-cell table:style-name="ce22" table:formula="of:=ABS([.$M$1]-[.B7])" office:value-type="float" office:value="0.0169" calcext:value-type="float">
            <text:p>0.017</text:p>
          </table:table-cell>
          <table:table-cell table:style-name="ce22" table:formula="of:=ABS([.$M$1]-[.C7])" office:value-type="float" office:value="0.00240000000000007" calcext:value-type="float">
            <text:p>0.002</text:p>
          </table:table-cell>
          <table:table-cell table:style-name="ce22" table:formula="of:=ABS([.$M$1]-[.D7])" office:value-type="float" office:value="0.0354" calcext:value-type="float">
            <text:p>0.035</text:p>
          </table:table-cell>
          <table:table-cell table:style-name="ce22" table:formula="of:=ABS([.$M$1]-[.E7])" office:value-type="float" office:value="0.014" calcext:value-type="float">
            <text:p>0.014</text:p>
          </table:table-cell>
          <table:table-cell table:style-name="ce22" table:formula="of:=ABS([.$M$1]-[.F7])" office:value-type="float" office:value="0.0169" calcext:value-type="float">
            <text:p>0.017</text:p>
          </table:table-cell>
          <table:table-cell table:style-name="ce22" table:formula="of:=ABS([.$M$1]-[.G7])" office:value-type="float" office:value="0.0147" calcext:value-type="float">
            <text:p>0.015</text:p>
          </table:table-cell>
          <table:table-cell table:style-name="ce22" table:formula="of:=ABS([.$M$1]-[.H7])" office:value-type="float" office:value="0.016" calcext:value-type="float">
            <text:p>0.016</text:p>
          </table:table-cell>
          <table:table-cell table:style-name="ce22" table:formula="of:=ABS([.$M$1]-[.I7])" office:value-type="float" office:value="0.00600000000000001" calcext:value-type="float">
            <text:p>0.006</text:p>
          </table:table-cell>
          <table:table-cell table:style-name="ce22" table:formula="of:=ABS([.$M$1]-[.J7])" office:value-type="float" office:value="0.00440000000000007" calcext:value-type="float">
            <text:p>0.0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90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91" calcext:value-type="float">
            <text:p>0.9491</text:p>
          </table:table-cell>
          <table:table-cell table:number-columns-repeated="4"/>
          <table:table-cell table:style-name="ce3" office:value-type="string" calcext:value-type="string">
            <text:p>90_90</text:p>
          </table:table-cell>
          <table:table-cell table:style-name="ce6" table:formula="of:=[.$M$1]-[.B8]" office:value-type="float" office:value="0.00980000000000003" calcext:value-type="float">
            <text:p>0.010</text:p>
          </table:table-cell>
          <table:table-cell table:style-name="ce6" table:formula="of:=[.$M$1]-[.C8]" office:value-type="float" office:value="0.000800000000000023" calcext:value-type="float">
            <text:p>0.001</text:p>
          </table:table-cell>
          <table:table-cell table:style-name="ce6" table:formula="of:=[.$M$1]-[.D8]" office:value-type="float" office:value="-0.0266" calcext:value-type="float">
            <text:p>-0.027</text:p>
          </table:table-cell>
          <table:table-cell table:style-name="ce6" table:formula="of:=[.$M$1]-[.E8]" office:value-type="float" office:value="0.00790000000000002" calcext:value-type="float">
            <text:p>0.008</text:p>
          </table:table-cell>
          <table:table-cell table:style-name="ce6" table:formula="of:=[.$M$1]-[.F8]" office:value-type="float" office:value="0.00550000000000006" calcext:value-type="float">
            <text:p>0.006</text:p>
          </table:table-cell>
          <table:table-cell table:style-name="ce6" table:formula="of:=[.$M$1]-[.G8]" office:value-type="float" office:value="0.00890000000000002" calcext:value-type="float">
            <text:p>0.009</text:p>
          </table:table-cell>
          <table:table-cell table:style-name="ce6" table:formula="of:=[.$M$1]-[.H8]" office:value-type="float" office:value="0.00880000000000003" calcext:value-type="float">
            <text:p>0.009</text:p>
          </table:table-cell>
          <table:table-cell table:style-name="ce6" table:formula="of:=[.$M$1]-[.I8]" office:value-type="float" office:value="0.003" calcext:value-type="float">
            <text:p>0.003</text:p>
          </table:table-cell>
          <table:table-cell table:style-name="ce6" table:formula="of:=[.$M$1]-[.J8]" office:value-type="float" office:value="0.000900000000000012" calcext:value-type="float">
            <text:p>0.001</text:p>
          </table:table-cell>
          <table:table-cell/>
          <table:table-cell table:style-name="ce3" office:value-type="string" calcext:value-type="string">
            <text:p>90_90</text:p>
          </table:table-cell>
          <table:table-cell table:style-name="ce22" table:formula="of:=ABS([.$M$1]-[.B8])" office:value-type="float" office:value="0.00980000000000003" calcext:value-type="float">
            <text:p>0.010</text:p>
          </table:table-cell>
          <table:table-cell table:style-name="ce22" table:formula="of:=ABS([.$M$1]-[.C8])" office:value-type="float" office:value="0.000800000000000023" calcext:value-type="float">
            <text:p>0.001</text:p>
          </table:table-cell>
          <table:table-cell table:style-name="ce22" table:formula="of:=ABS([.$M$1]-[.D8])" office:value-type="float" office:value="0.0266" calcext:value-type="float">
            <text:p>0.027</text:p>
          </table:table-cell>
          <table:table-cell table:style-name="ce22" table:formula="of:=ABS([.$M$1]-[.E8])" office:value-type="float" office:value="0.00790000000000002" calcext:value-type="float">
            <text:p>0.008</text:p>
          </table:table-cell>
          <table:table-cell table:style-name="ce22" table:formula="of:=ABS([.$M$1]-[.F8])" office:value-type="float" office:value="0.00550000000000006" calcext:value-type="float">
            <text:p>0.006</text:p>
          </table:table-cell>
          <table:table-cell table:style-name="ce22" table:formula="of:=ABS([.$M$1]-[.G8])" office:value-type="float" office:value="0.00890000000000002" calcext:value-type="float">
            <text:p>0.009</text:p>
          </table:table-cell>
          <table:table-cell table:style-name="ce22" table:formula="of:=ABS([.$M$1]-[.H8])" office:value-type="float" office:value="0.00880000000000003" calcext:value-type="float">
            <text:p>0.009</text:p>
          </table:table-cell>
          <table:table-cell table:style-name="ce22" table:formula="of:=ABS([.$M$1]-[.I8])" office:value-type="float" office:value="0.003" calcext:value-type="float">
            <text:p>0.003</text:p>
          </table:table-cell>
          <table:table-cell table:style-name="ce22" table:formula="of:=ABS([.$M$1]-[.J8])" office:value-type="float" office:value="0.000900000000000012" calcext:value-type="float">
            <text:p>0.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200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39" calcext:value-type="float">
            <text:p>0.9539</text:p>
          </table:table-cell>
          <table:table-cell table:number-columns-repeated="4"/>
          <table:table-cell table:style-name="ce3" office:value-type="string" calcext:value-type="string">
            <text:p>200_200</text:p>
          </table:table-cell>
          <table:table-cell table:style-name="ce6" table:formula="of:=[.$M$1]-[.B9]" office:value-type="float" office:value="0.002" calcext:value-type="float">
            <text:p>0.002</text:p>
          </table:table-cell>
          <table:table-cell table:style-name="ce6" table:formula="of:=[.$M$1]-[.C9]" office:value-type="float" office:value="0.000900000000000012" calcext:value-type="float">
            <text:p>0.001</text:p>
          </table:table-cell>
          <table:table-cell table:style-name="ce6" table:formula="of:=[.$M$1]-[.D9]" office:value-type="float" office:value="-0.0124" calcext:value-type="float">
            <text:p>-0.012</text:p>
          </table:table-cell>
          <table:table-cell table:style-name="ce6" table:formula="of:=[.$M$1]-[.E9]" office:value-type="float" office:value="0.00519999999999998" calcext:value-type="float">
            <text:p>0.005</text:p>
          </table:table-cell>
          <table:table-cell table:style-name="ce6" table:formula="of:=[.$M$1]-[.F9]" office:value-type="float" office:value="0.00390000000000001" calcext:value-type="float">
            <text:p>0.004</text:p>
          </table:table-cell>
          <table:table-cell table:style-name="ce6" table:formula="of:=[.$M$1]-[.G9]" office:value-type="float" office:value="0.00329999999999997" calcext:value-type="float">
            <text:p>0.003</text:p>
          </table:table-cell>
          <table:table-cell table:style-name="ce6" table:formula="of:=[.$M$1]-[.H9]" office:value-type="float" office:value="0.00340000000000007" calcext:value-type="float">
            <text:p>0.003</text:p>
          </table:table-cell>
          <table:table-cell table:style-name="ce6" table:formula="of:=[.$M$1]-[.I9]" office:value-type="float" office:value="0.000800000000000023" calcext:value-type="float">
            <text:p>0.001</text:p>
          </table:table-cell>
          <table:table-cell table:style-name="ce6" table:formula="of:=[.$M$1]-[.J9]" office:value-type="float" office:value="-0.00390000000000001" calcext:value-type="float">
            <text:p>-0.004</text:p>
          </table:table-cell>
          <table:table-cell/>
          <table:table-cell table:style-name="ce3" office:value-type="string" calcext:value-type="string">
            <text:p>200_200</text:p>
          </table:table-cell>
          <table:table-cell table:style-name="ce22" table:formula="of:=ABS([.$M$1]-[.B9])" office:value-type="float" office:value="0.002" calcext:value-type="float">
            <text:p>0.002</text:p>
          </table:table-cell>
          <table:table-cell table:style-name="ce22" table:formula="of:=ABS([.$M$1]-[.C9])" office:value-type="float" office:value="0.000900000000000012" calcext:value-type="float">
            <text:p>0.001</text:p>
          </table:table-cell>
          <table:table-cell table:style-name="ce22" table:formula="of:=ABS([.$M$1]-[.D9])" office:value-type="float" office:value="0.0124" calcext:value-type="float">
            <text:p>0.012</text:p>
          </table:table-cell>
          <table:table-cell table:style-name="ce22" table:formula="of:=ABS([.$M$1]-[.E9])" office:value-type="float" office:value="0.00519999999999998" calcext:value-type="float">
            <text:p>0.005</text:p>
          </table:table-cell>
          <table:table-cell table:style-name="ce22" table:formula="of:=ABS([.$M$1]-[.F9])" office:value-type="float" office:value="0.00390000000000001" calcext:value-type="float">
            <text:p>0.004</text:p>
          </table:table-cell>
          <table:table-cell table:style-name="ce22" table:formula="of:=ABS([.$M$1]-[.G9])" office:value-type="float" office:value="0.00329999999999997" calcext:value-type="float">
            <text:p>0.003</text:p>
          </table:table-cell>
          <table:table-cell table:style-name="ce22" table:formula="of:=ABS([.$M$1]-[.H9])" office:value-type="float" office:value="0.00340000000000007" calcext:value-type="float">
            <text:p>0.003</text:p>
          </table:table-cell>
          <table:table-cell table:style-name="ce22" table:formula="of:=ABS([.$M$1]-[.I9])" office:value-type="float" office:value="0.000800000000000023" calcext:value-type="float">
            <text:p>0.001</text:p>
          </table:table-cell>
          <table:table-cell table:style-name="ce22" table:formula="of:=ABS([.$M$1]-[.J9])" office:value-type="float" office:value="0.00390000000000001" calcext:value-type="float">
            <text:p>0.0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60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925" calcext:value-type="float">
            <text:p>0.925</text:p>
          </table:table-cell>
          <table:table-cell table:number-columns-repeated="4"/>
          <table:table-cell table:style-name="ce3" office:value-type="string" calcext:value-type="string">
            <text:p>30_60</text:p>
          </table:table-cell>
          <table:table-cell table:style-name="ce6" table:formula="of:=[.$M$1]-[.B10]" office:value-type="float" office:value="0.0268" calcext:value-type="float">
            <text:p>0.027</text:p>
          </table:table-cell>
          <table:table-cell table:style-name="ce6" table:formula="of:=[.$M$1]-[.C10]" office:value-type="float" office:value="0.00860000000000005" calcext:value-type="float">
            <text:p>0.009</text:p>
          </table:table-cell>
          <table:table-cell table:style-name="ce6" table:formula="of:=[.$M$1]-[.D10]" office:value-type="float" office:value="-0.0269" calcext:value-type="float">
            <text:p>-0.027</text:p>
          </table:table-cell>
          <table:table-cell table:style-name="ce6" table:formula="of:=[.$M$1]-[.E10]" office:value-type="float" office:value="0.0132" calcext:value-type="float">
            <text:p>0.013</text:p>
          </table:table-cell>
          <table:table-cell table:style-name="ce6" table:formula="of:=[.$M$1]-[.F10]" office:value-type="float" office:value="0.0255" calcext:value-type="float">
            <text:p>0.026</text:p>
          </table:table-cell>
          <table:table-cell table:style-name="ce6" table:formula="of:=[.$M$1]-[.G10]" office:value-type="float" office:value="0.0152" calcext:value-type="float">
            <text:p>0.015</text:p>
          </table:table-cell>
          <table:table-cell table:style-name="ce6" table:formula="of:=[.$M$1]-[.H10]" office:value-type="float" office:value="0.0357000000000001" calcext:value-type="float">
            <text:p>0.036</text:p>
          </table:table-cell>
          <table:table-cell table:style-name="ce6" table:formula="of:=[.$M$1]-[.I10]" office:value-type="float" office:value="-0.00380000000000003" calcext:value-type="float">
            <text:p>-0.004</text:p>
          </table:table-cell>
          <table:table-cell table:style-name="ce6" table:formula="of:=[.$M$1]-[.J10]" office:value-type="float" office:value="0.025" calcext:value-type="float">
            <text:p>0.025</text:p>
          </table:table-cell>
          <table:table-cell/>
          <table:table-cell table:style-name="ce3" office:value-type="string" calcext:value-type="string">
            <text:p>30_60</text:p>
          </table:table-cell>
          <table:table-cell table:style-name="ce22" table:formula="of:=ABS([.$M$1]-[.B10])" office:value-type="float" office:value="0.0268" calcext:value-type="float">
            <text:p>0.027</text:p>
          </table:table-cell>
          <table:table-cell table:style-name="ce22" table:formula="of:=ABS([.$M$1]-[.C10])" office:value-type="float" office:value="0.00860000000000005" calcext:value-type="float">
            <text:p>0.009</text:p>
          </table:table-cell>
          <table:table-cell table:style-name="ce22" table:formula="of:=ABS([.$M$1]-[.D10])" office:value-type="float" office:value="0.0269" calcext:value-type="float">
            <text:p>0.027</text:p>
          </table:table-cell>
          <table:table-cell table:style-name="ce22" table:formula="of:=ABS([.$M$1]-[.E10])" office:value-type="float" office:value="0.0132" calcext:value-type="float">
            <text:p>0.013</text:p>
          </table:table-cell>
          <table:table-cell table:style-name="ce22" table:formula="of:=ABS([.$M$1]-[.F10])" office:value-type="float" office:value="0.0255" calcext:value-type="float">
            <text:p>0.026</text:p>
          </table:table-cell>
          <table:table-cell table:style-name="ce22" table:formula="of:=ABS([.$M$1]-[.G10])" office:value-type="float" office:value="0.0152" calcext:value-type="float">
            <text:p>0.015</text:p>
          </table:table-cell>
          <table:table-cell table:style-name="ce22" table:formula="of:=ABS([.$M$1]-[.H10])" office:value-type="float" office:value="0.0357000000000001" calcext:value-type="float">
            <text:p>0.036</text:p>
          </table:table-cell>
          <table:table-cell table:style-name="ce22" table:formula="of:=ABS([.$M$1]-[.I10])" office:value-type="float" office:value="0.00380000000000003" calcext:value-type="float">
            <text:p>0.004</text:p>
          </table:table-cell>
          <table:table-cell table:style-name="ce22" table:formula="of:=ABS([.$M$1]-[.J10])" office:value-type="float" office:value="0.025" calcext:value-type="float">
            <text:p>0.0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30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497" calcext:value-type="float">
            <text:p>0.9497</text:p>
          </table:table-cell>
          <table:table-cell table:number-columns-repeated="4"/>
          <table:table-cell table:style-name="ce3" office:value-type="string" calcext:value-type="string">
            <text:p>60_30</text:p>
          </table:table-cell>
          <table:table-cell table:style-name="ce6" table:formula="of:=[.$M$1]-[.B11]" office:value-type="float" office:value="0.0277000000000001" calcext:value-type="float">
            <text:p>0.028</text:p>
          </table:table-cell>
          <table:table-cell table:style-name="ce6" table:formula="of:=[.$M$1]-[.C11]" office:value-type="float" office:value="0.0107" calcext:value-type="float">
            <text:p>0.011</text:p>
          </table:table-cell>
          <table:table-cell table:style-name="ce6" table:formula="of:=[.$M$1]-[.D11]" office:value-type="float" office:value="-0.0315" calcext:value-type="float">
            <text:p>-0.032</text:p>
          </table:table-cell>
          <table:table-cell table:style-name="ce6" table:formula="of:=[.$M$1]-[.E11]" office:value-type="float" office:value="0.0245000000000001" calcext:value-type="float">
            <text:p>0.025</text:p>
          </table:table-cell>
          <table:table-cell table:style-name="ce6" table:formula="of:=[.$M$1]-[.F11]" office:value-type="float" office:value="0.0149" calcext:value-type="float">
            <text:p>0.015</text:p>
          </table:table-cell>
          <table:table-cell table:style-name="ce6" table:formula="of:=[.$M$1]-[.G11]" office:value-type="float" office:value="0.0353" calcext:value-type="float">
            <text:p>0.035</text:p>
          </table:table-cell>
          <table:table-cell table:style-name="ce6" table:formula="of:=[.$M$1]-[.H11]" office:value-type="float" office:value="0.0147" calcext:value-type="float">
            <text:p>0.015</text:p>
          </table:table-cell>
          <table:table-cell table:style-name="ce6" table:formula="of:=[.$M$1]-[.I11]" office:value-type="float" office:value="0.0269" calcext:value-type="float">
            <text:p>0.027</text:p>
          </table:table-cell>
          <table:table-cell table:style-name="ce6" table:formula="of:=[.$M$1]-[.J11]" office:value-type="float" office:value="0.000299999999999967" calcext:value-type="float">
            <text:p>0.000</text:p>
          </table:table-cell>
          <table:table-cell/>
          <table:table-cell table:style-name="ce3" office:value-type="string" calcext:value-type="string">
            <text:p>60_30</text:p>
          </table:table-cell>
          <table:table-cell table:style-name="ce22" table:formula="of:=ABS([.$M$1]-[.B11])" office:value-type="float" office:value="0.0277000000000001" calcext:value-type="float">
            <text:p>0.028</text:p>
          </table:table-cell>
          <table:table-cell table:style-name="ce22" table:formula="of:=ABS([.$M$1]-[.C11])" office:value-type="float" office:value="0.0107" calcext:value-type="float">
            <text:p>0.011</text:p>
          </table:table-cell>
          <table:table-cell table:style-name="ce22" table:formula="of:=ABS([.$M$1]-[.D11])" office:value-type="float" office:value="0.0315" calcext:value-type="float">
            <text:p>0.032</text:p>
          </table:table-cell>
          <table:table-cell table:style-name="ce22" table:formula="of:=ABS([.$M$1]-[.E11])" office:value-type="float" office:value="0.0245000000000001" calcext:value-type="float">
            <text:p>0.025</text:p>
          </table:table-cell>
          <table:table-cell table:style-name="ce22" table:formula="of:=ABS([.$M$1]-[.F11])" office:value-type="float" office:value="0.0149" calcext:value-type="float">
            <text:p>0.015</text:p>
          </table:table-cell>
          <table:table-cell table:style-name="ce22" table:formula="of:=ABS([.$M$1]-[.G11])" office:value-type="float" office:value="0.0353" calcext:value-type="float">
            <text:p>0.035</text:p>
          </table:table-cell>
          <table:table-cell table:style-name="ce22" table:formula="of:=ABS([.$M$1]-[.H11])" office:value-type="float" office:value="0.0147" calcext:value-type="float">
            <text:p>0.015</text:p>
          </table:table-cell>
          <table:table-cell table:style-name="ce22" table:formula="of:=ABS([.$M$1]-[.I11])" office:value-type="float" office:value="0.0269" calcext:value-type="float">
            <text:p>0.027</text:p>
          </table:table-cell>
          <table:table-cell table:style-name="ce22" table:formula="of:=ABS([.$M$1]-[.J11])" office:value-type="float" office:value="0.000299999999999967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90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9259" calcext:value-type="float">
            <text:p>0.9259</text:p>
          </table:table-cell>
          <table:table-cell table:number-columns-repeated="4"/>
          <table:table-cell table:style-name="ce3" office:value-type="string" calcext:value-type="string">
            <text:p>30_90</text:p>
          </table:table-cell>
          <table:table-cell table:style-name="ce6" table:formula="of:=[.$M$1]-[.B12]" office:value-type="float" office:value="0.0265" calcext:value-type="float">
            <text:p>0.027</text:p>
          </table:table-cell>
          <table:table-cell table:style-name="ce6" table:formula="of:=[.$M$1]-[.C12]" office:value-type="float" office:value="0.00890000000000002" calcext:value-type="float">
            <text:p>0.009</text:p>
          </table:table-cell>
          <table:table-cell table:style-name="ce6" table:formula="of:=[.$M$1]-[.D12]" office:value-type="float" office:value="-0.00929999999999997" calcext:value-type="float">
            <text:p>-0.009</text:p>
          </table:table-cell>
          <table:table-cell table:style-name="ce6" table:formula="of:=[.$M$1]-[.E12]" office:value-type="float" office:value="0.0152" calcext:value-type="float">
            <text:p>0.015</text:p>
          </table:table-cell>
          <table:table-cell table:style-name="ce6" table:formula="of:=[.$M$1]-[.F12]" office:value-type="float" office:value="0.0301" calcext:value-type="float">
            <text:p>0.030</text:p>
          </table:table-cell>
          <table:table-cell table:style-name="ce6" table:formula="of:=[.$M$1]-[.G12]" office:value-type="float" office:value="0.00950000000000006" calcext:value-type="float">
            <text:p>0.010</text:p>
          </table:table-cell>
          <table:table-cell table:style-name="ce6" table:formula="of:=[.$M$1]-[.H12]" office:value-type="float" office:value="0.0326000000000001" calcext:value-type="float">
            <text:p>0.033</text:p>
          </table:table-cell>
          <table:table-cell table:style-name="ce6" table:formula="of:=[.$M$1]-[.I12]" office:value-type="float" office:value="-0.00429999999999997" calcext:value-type="float">
            <text:p>-0.004</text:p>
          </table:table-cell>
          <table:table-cell table:style-name="ce6" table:formula="of:=[.$M$1]-[.J12]" office:value-type="float" office:value="0.0241" calcext:value-type="float">
            <text:p>0.024</text:p>
          </table:table-cell>
          <table:table-cell/>
          <table:table-cell table:style-name="ce3" office:value-type="string" calcext:value-type="string">
            <text:p>30_90</text:p>
          </table:table-cell>
          <table:table-cell table:style-name="ce22" table:formula="of:=ABS([.$M$1]-[.B12])" office:value-type="float" office:value="0.0265" calcext:value-type="float">
            <text:p>0.027</text:p>
          </table:table-cell>
          <table:table-cell table:style-name="ce22" table:formula="of:=ABS([.$M$1]-[.C12])" office:value-type="float" office:value="0.00890000000000002" calcext:value-type="float">
            <text:p>0.009</text:p>
          </table:table-cell>
          <table:table-cell table:style-name="ce22" table:formula="of:=ABS([.$M$1]-[.D12])" office:value-type="float" office:value="0.00929999999999997" calcext:value-type="float">
            <text:p>0.009</text:p>
          </table:table-cell>
          <table:table-cell table:style-name="ce22" table:formula="of:=ABS([.$M$1]-[.E12])" office:value-type="float" office:value="0.0152" calcext:value-type="float">
            <text:p>0.015</text:p>
          </table:table-cell>
          <table:table-cell table:style-name="ce22" table:formula="of:=ABS([.$M$1]-[.F12])" office:value-type="float" office:value="0.0301" calcext:value-type="float">
            <text:p>0.030</text:p>
          </table:table-cell>
          <table:table-cell table:style-name="ce22" table:formula="of:=ABS([.$M$1]-[.G12])" office:value-type="float" office:value="0.00950000000000006" calcext:value-type="float">
            <text:p>0.010</text:p>
          </table:table-cell>
          <table:table-cell table:style-name="ce22" table:formula="of:=ABS([.$M$1]-[.H12])" office:value-type="float" office:value="0.0326000000000001" calcext:value-type="float">
            <text:p>0.033</text:p>
          </table:table-cell>
          <table:table-cell table:style-name="ce22" table:formula="of:=ABS([.$M$1]-[.I12])" office:value-type="float" office:value="0.00429999999999997" calcext:value-type="float">
            <text:p>0.004</text:p>
          </table:table-cell>
          <table:table-cell table:style-name="ce22" table:formula="of:=ABS([.$M$1]-[.J12])" office:value-type="float" office:value="0.0241" calcext:value-type="float">
            <text:p>0.024</text:p>
          </table:table-cell>
          <table:table-cell table:number-columns-repeated="2"/>
          <table:table-cell office:value-type="string" calcext:value-type="string">
            <text:p>Norm</text:p>
          </table:table-cell>
          <table:table-cell table:number-columns-repeated="3"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</table:table-row>
        <table:table-row table:style-name="ro1">
          <table:table-cell office:value-type="string" calcext:value-type="string">
            <text:p>90_30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593" calcext:value-type="float">
            <text:p>0.9593</text:p>
          </table:table-cell>
          <table:table-cell table:number-columns-repeated="4"/>
          <table:table-cell table:style-name="ce3" office:value-type="string" calcext:value-type="string">
            <text:p>90_30</text:p>
          </table:table-cell>
          <table:table-cell table:style-name="ce6" table:formula="of:=[.$M$1]-[.B13]" office:value-type="float" office:value="0.0235000000000001" calcext:value-type="float">
            <text:p>0.024</text:p>
          </table:table-cell>
          <table:table-cell table:style-name="ce6" table:formula="of:=[.$M$1]-[.C13]" office:value-type="float" office:value="0.00819999999999999" calcext:value-type="float">
            <text:p>0.008</text:p>
          </table:table-cell>
          <table:table-cell table:style-name="ce6" table:formula="of:=[.$M$1]-[.D13]" office:value-type="float" office:value="-0.0114" calcext:value-type="float">
            <text:p>-0.011</text:p>
          </table:table-cell>
          <table:table-cell table:style-name="ce6" table:formula="of:=[.$M$1]-[.E13]" office:value-type="float" office:value="0.0299" calcext:value-type="float">
            <text:p>0.030</text:p>
          </table:table-cell>
          <table:table-cell table:style-name="ce6" table:formula="of:=[.$M$1]-[.F13]" office:value-type="float" office:value="0.0115000000000001" calcext:value-type="float">
            <text:p>0.012</text:p>
          </table:table-cell>
          <table:table-cell table:style-name="ce6" table:formula="of:=[.$M$1]-[.G13]" office:value-type="float" office:value="0.0386" calcext:value-type="float">
            <text:p>0.039</text:p>
          </table:table-cell>
          <table:table-cell table:style-name="ce6" table:formula="of:=[.$M$1]-[.H13]" office:value-type="float" office:value="0.00790000000000002" calcext:value-type="float">
            <text:p>0.008</text:p>
          </table:table-cell>
          <table:table-cell table:style-name="ce6" table:formula="of:=[.$M$1]-[.I13]" office:value-type="float" office:value="0.0306000000000001" calcext:value-type="float">
            <text:p>0.031</text:p>
          </table:table-cell>
          <table:table-cell table:style-name="ce6" table:formula="of:=[.$M$1]-[.J13]" office:value-type="float" office:value="-0.00929999999999997" calcext:value-type="float">
            <text:p>-0.009</text:p>
          </table:table-cell>
          <table:table-cell/>
          <table:table-cell table:style-name="ce3" office:value-type="string" calcext:value-type="string">
            <text:p>90_30</text:p>
          </table:table-cell>
          <table:table-cell table:style-name="ce22" table:formula="of:=ABS([.$M$1]-[.B13])" office:value-type="float" office:value="0.0235000000000001" calcext:value-type="float">
            <text:p>0.024</text:p>
          </table:table-cell>
          <table:table-cell table:style-name="ce22" table:formula="of:=ABS([.$M$1]-[.C13])" office:value-type="float" office:value="0.00819999999999999" calcext:value-type="float">
            <text:p>0.008</text:p>
          </table:table-cell>
          <table:table-cell table:style-name="ce22" table:formula="of:=ABS([.$M$1]-[.D13])" office:value-type="float" office:value="0.0114" calcext:value-type="float">
            <text:p>0.011</text:p>
          </table:table-cell>
          <table:table-cell table:style-name="ce22" table:formula="of:=ABS([.$M$1]-[.E13])" office:value-type="float" office:value="0.0299" calcext:value-type="float">
            <text:p>0.030</text:p>
          </table:table-cell>
          <table:table-cell table:style-name="ce22" table:formula="of:=ABS([.$M$1]-[.F13])" office:value-type="float" office:value="0.0115000000000001" calcext:value-type="float">
            <text:p>0.012</text:p>
          </table:table-cell>
          <table:table-cell table:style-name="ce22" table:formula="of:=ABS([.$M$1]-[.G13])" office:value-type="float" office:value="0.0386" calcext:value-type="float">
            <text:p>0.039</text:p>
          </table:table-cell>
          <table:table-cell table:style-name="ce22" table:formula="of:=ABS([.$M$1]-[.H13])" office:value-type="float" office:value="0.00790000000000002" calcext:value-type="float">
            <text:p>0.008</text:p>
          </table:table-cell>
          <table:table-cell table:style-name="ce22" table:formula="of:=ABS([.$M$1]-[.I13])" office:value-type="float" office:value="0.0306000000000001" calcext:value-type="float">
            <text:p>0.031</text:p>
          </table:table-cell>
          <table:table-cell table:style-name="ce22" table:formula="of:=ABS([.$M$1]-[.J13])" office:value-type="float" office:value="0.00929999999999997" calcext:value-type="float">
            <text:p>0.009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number-columns-repeated="3"/>
          <table:table-cell table:style-name="ce3" office:value-type="string" calcext:value-type="string">
            <text:p>16_16</text:p>
          </table:table-cell>
          <table:table-cell table:style-name="ce38" table:formula="of:=MIN([.AA5];[.AA31];[.AA58];[.AA84];[.AA111])" office:value-type="float" office:value="0.0237000000000001" calcext:value-type="float">
            <text:p>0.024</text:p>
          </table:table-cell>
          <table:table-cell table:style-name="ce38" table:formula="of:=MIN([.AB5];[.AB31];[.AB58];[.AB84];[.AB111])" office:value-type="float" office:value="0.00639999999999996" calcext:value-type="float">
            <text:p>0.006</text:p>
          </table:table-cell>
          <table:table-cell table:style-name="ce38" table:formula="of:=MIN([.AC5];[.AC31];[.AC58];[.AC84];[.AC111])" office:value-type="float" office:value="0.004" calcext:value-type="float">
            <text:p>0.004</text:p>
          </table:table-cell>
          <table:table-cell table:style-name="ce38" table:formula="of:=MIN([.AD5];[.AD31];[.AD58];[.AD84];[.AD111])" office:value-type="float" office:value="0.0407000000000001" calcext:value-type="float">
            <text:p>0.041</text:p>
          </table:table-cell>
          <table:table-cell table:style-name="ce38" table:formula="of:=MIN([.AE5];[.AE31];[.AE58];[.AE84];[.AE111])" office:value-type="float" office:value="0.0482" calcext:value-type="float">
            <text:p>0.048</text:p>
          </table:table-cell>
          <table:table-cell table:style-name="ce38" table:formula="of:=MIN([.AF5];[.AF31];[.AF58];[.AF84];[.AF111])" office:value-type="float" office:value="0.0174" calcext:value-type="float">
            <text:p>0.017</text:p>
          </table:table-cell>
          <table:table-cell table:style-name="ce38" table:formula="of:=MIN([.AG5];[.AG31];[.AG58];[.AG84];[.AG111])" office:value-type="float" office:value="0.0223" calcext:value-type="float">
            <text:p>0.022</text:p>
          </table:table-cell>
          <table:table-cell table:style-name="ce38" table:formula="of:=MIN([.AH5];[.AH31];[.AH58];[.AH84];[.AH111])" office:value-type="float" office:value="0.0327000000000001" calcext:value-type="float">
            <text:p>0.033</text:p>
          </table:table-cell>
          <table:table-cell table:style-name="ce38" table:formula="of:=MIN([.AI5];[.AI31];[.AI58];[.AI84];[.AI111])" office:value-type="float" office:value="0.0336000000000001" calcext:value-type="float">
            <text:p>0.034</text:p>
          </table:table-cell>
        </table:table-row>
        <table:table-row table:style-name="ro1">
          <table:table-cell office:value-type="string" calcext:value-type="string">
            <text:p>30_200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087" calcext:value-type="float">
            <text:p>0.9087</text:p>
          </table:table-cell>
          <table:table-cell table:number-columns-repeated="4"/>
          <table:table-cell table:style-name="ce3" office:value-type="string" calcext:value-type="string">
            <text:p>30_200</text:p>
          </table:table-cell>
          <table:table-cell table:style-name="ce6" table:formula="of:=[.$M$1]-[.B14]" office:value-type="float" office:value="0.0319" calcext:value-type="float">
            <text:p>0.032</text:p>
          </table:table-cell>
          <table:table-cell table:style-name="ce6" table:formula="of:=[.$M$1]-[.C14]" office:value-type="float" office:value="0.0208" calcext:value-type="float">
            <text:p>0.021</text:p>
          </table:table-cell>
          <table:table-cell table:style-name="ce6" table:formula="of:=[.$M$1]-[.D14]" office:value-type="float" office:value="0.0138" calcext:value-type="float">
            <text:p>0.014</text:p>
          </table:table-cell>
          <table:table-cell table:style-name="ce6" table:formula="of:=[.$M$1]-[.E14]" office:value-type="float" office:value="0.00950000000000006" calcext:value-type="float">
            <text:p>0.010</text:p>
          </table:table-cell>
          <table:table-cell table:style-name="ce6" table:formula="of:=[.$M$1]-[.F14]" office:value-type="float" office:value="0.031" calcext:value-type="float">
            <text:p>0.031</text:p>
          </table:table-cell>
          <table:table-cell table:style-name="ce6" table:formula="of:=[.$M$1]-[.G14]" office:value-type="float" office:value="0.00170000000000003" calcext:value-type="float">
            <text:p>0.002</text:p>
          </table:table-cell>
          <table:table-cell table:style-name="ce6" table:formula="of:=[.$M$1]-[.H14]" office:value-type="float" office:value="0.0395" calcext:value-type="float">
            <text:p>0.040</text:p>
          </table:table-cell>
          <table:table-cell table:style-name="ce6" table:formula="of:=[.$M$1]-[.I14]" office:value-type="float" office:value="-0.0106999999999999" calcext:value-type="float">
            <text:p>-0.011</text:p>
          </table:table-cell>
          <table:table-cell table:style-name="ce6" table:formula="of:=[.$M$1]-[.J14]" office:value-type="float" office:value="0.0413" calcext:value-type="float">
            <text:p>0.041</text:p>
          </table:table-cell>
          <table:table-cell/>
          <table:table-cell table:style-name="ce3" office:value-type="string" calcext:value-type="string">
            <text:p>30_200</text:p>
          </table:table-cell>
          <table:table-cell table:style-name="ce22" table:formula="of:=ABS([.$M$1]-[.B14])" office:value-type="float" office:value="0.0319" calcext:value-type="float">
            <text:p>0.032</text:p>
          </table:table-cell>
          <table:table-cell table:style-name="ce22" table:formula="of:=ABS([.$M$1]-[.C14])" office:value-type="float" office:value="0.0208" calcext:value-type="float">
            <text:p>0.021</text:p>
          </table:table-cell>
          <table:table-cell table:style-name="ce22" table:formula="of:=ABS([.$M$1]-[.D14])" office:value-type="float" office:value="0.0138" calcext:value-type="float">
            <text:p>0.014</text:p>
          </table:table-cell>
          <table:table-cell table:style-name="ce22" table:formula="of:=ABS([.$M$1]-[.E14])" office:value-type="float" office:value="0.00950000000000006" calcext:value-type="float">
            <text:p>0.010</text:p>
          </table:table-cell>
          <table:table-cell table:style-name="ce22" table:formula="of:=ABS([.$M$1]-[.F14])" office:value-type="float" office:value="0.031" calcext:value-type="float">
            <text:p>0.031</text:p>
          </table:table-cell>
          <table:table-cell table:style-name="ce22" table:formula="of:=ABS([.$M$1]-[.G14])" office:value-type="float" office:value="0.00170000000000003" calcext:value-type="float">
            <text:p>0.002</text:p>
          </table:table-cell>
          <table:table-cell table:style-name="ce22" table:formula="of:=ABS([.$M$1]-[.H14])" office:value-type="float" office:value="0.0395" calcext:value-type="float">
            <text:p>0.040</text:p>
          </table:table-cell>
          <table:table-cell table:style-name="ce22" table:formula="of:=ABS([.$M$1]-[.I14])" office:value-type="float" office:value="0.0106999999999999" calcext:value-type="float">
            <text:p>0.011</text:p>
          </table:table-cell>
          <table:table-cell table:style-name="ce22" table:formula="of:=ABS([.$M$1]-[.J14])" office:value-type="float" office:value="0.0413" calcext:value-type="float">
            <text:p>0.041</text:p>
          </table:table-cell>
          <table:table-cell table:number-columns-repeated="2"/>
          <table:table-cell office:value-type="string" calcext:value-type="string">
            <text:p>Perc.</text:p>
          </table:table-cell>
          <table:table-cell table:number-columns-repeated="3"/>
          <table:table-cell table:style-name="ce3" office:value-type="string" calcext:value-type="string">
            <text:p>30_30</text:p>
          </table:table-cell>
          <table:table-cell table:style-name="ce38" table:formula="of:=MIN([.AA6];[.AA32];[.AA59];[.AA85];[.AA112])" office:value-type="float" office:value="0.0216000000000001" calcext:value-type="float">
            <text:p>0.022</text:p>
          </table:table-cell>
          <table:table-cell table:style-name="ce38" table:formula="of:=MIN([.AB6];[.AB32];[.AB59];[.AB85];[.AB112])" office:value-type="float" office:value="0.00409999999999999" calcext:value-type="float">
            <text:p>0.004</text:p>
          </table:table-cell>
          <table:table-cell table:style-name="ce38" table:formula="of:=MIN([.AC6];[.AC32];[.AC59];[.AC85];[.AC112])" office:value-type="float" office:value="0.0169" calcext:value-type="float">
            <text:p>0.017</text:p>
          </table:table-cell>
          <table:table-cell table:style-name="ce38" table:formula="of:=MIN([.AD6];[.AD32];[.AD59];[.AD85];[.AD112])" office:value-type="float" office:value="0.0243" calcext:value-type="float">
            <text:p>0.024</text:p>
          </table:table-cell>
          <table:table-cell table:style-name="ce38" table:formula="of:=MIN([.AE6];[.AE32];[.AE59];[.AE85];[.AE112])" office:value-type="float" office:value="0.0237000000000001" calcext:value-type="float">
            <text:p>0.024</text:p>
          </table:table-cell>
          <table:table-cell table:style-name="ce38" table:formula="of:=MIN([.AF6];[.AF32];[.AF59];[.AF85];[.AF112])" office:value-type="float" office:value="0.0176000000000001" calcext:value-type="float">
            <text:p>0.018</text:p>
          </table:table-cell>
          <table:table-cell table:style-name="ce38" table:formula="of:=MIN([.AG6];[.AG32];[.AG59];[.AG85];[.AG112])" office:value-type="float" office:value="0.0171" calcext:value-type="float">
            <text:p>0.017</text:p>
          </table:table-cell>
          <table:table-cell table:style-name="ce38" table:formula="of:=MIN([.AH6];[.AH32];[.AH59];[.AH85];[.AH112])" office:value-type="float" office:value="0.0146000000000001" calcext:value-type="float">
            <text:p>0.015</text:p>
          </table:table-cell>
          <table:table-cell table:style-name="ce38" table:formula="of:=MIN([.AI6];[.AI32];[.AI59];[.AI85];[.AI112])" office:value-type="float" office:value="0.0222" calcext:value-type="float">
            <text:p>0.022</text:p>
          </table:table-cell>
        </table:table-row>
        <table:table-row table:style-name="ro1">
          <table:table-cell office:value-type="string" calcext:value-type="string">
            <text:p>200_30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555" calcext:value-type="float">
            <text:p>0.9555</text:p>
          </table:table-cell>
          <table:table-cell table:number-columns-repeated="4"/>
          <table:table-cell table:style-name="ce3" office:value-type="string" calcext:value-type="string">
            <text:p>200_30</text:p>
          </table:table-cell>
          <table:table-cell table:style-name="ce6" table:formula="of:=[.$M$1]-[.B15]" office:value-type="float" office:value="0.0256000000000001" calcext:value-type="float">
            <text:p>0.026</text:p>
          </table:table-cell>
          <table:table-cell table:style-name="ce6" table:formula="of:=[.$M$1]-[.C15]" office:value-type="float" office:value="0.0174" calcext:value-type="float">
            <text:p>0.017</text:p>
          </table:table-cell>
          <table:table-cell table:style-name="ce6" table:formula="of:=[.$M$1]-[.D15]" office:value-type="float" office:value="0.0136000000000001" calcext:value-type="float">
            <text:p>0.014</text:p>
          </table:table-cell>
          <table:table-cell table:style-name="ce6" table:formula="of:=[.$M$1]-[.E15]" office:value-type="float" office:value="0.0316000000000001" calcext:value-type="float">
            <text:p>0.032</text:p>
          </table:table-cell>
          <table:table-cell table:style-name="ce6" table:formula="of:=[.$M$1]-[.F15]" office:value-type="float" office:value="0.0119" calcext:value-type="float">
            <text:p>0.012</text:p>
          </table:table-cell>
          <table:table-cell table:style-name="ce6" table:formula="of:=[.$M$1]-[.G15]" office:value-type="float" office:value="0.0345" calcext:value-type="float">
            <text:p>0.035</text:p>
          </table:table-cell>
          <table:table-cell table:style-name="ce6" table:formula="of:=[.$M$1]-[.H15]" office:value-type="float" office:value="0.00350000000000006" calcext:value-type="float">
            <text:p>0.004</text:p>
          </table:table-cell>
          <table:table-cell table:style-name="ce6" table:formula="of:=[.$M$1]-[.I15]" office:value-type="float" office:value="0.0325" calcext:value-type="float">
            <text:p>0.033</text:p>
          </table:table-cell>
          <table:table-cell table:style-name="ce6" table:formula="of:=[.$M$1]-[.J15]" office:value-type="float" office:value="-0.00549999999999995" calcext:value-type="float">
            <text:p>-0.005</text:p>
          </table:table-cell>
          <table:table-cell/>
          <table:table-cell table:style-name="ce3" office:value-type="string" calcext:value-type="string">
            <text:p>200_30</text:p>
          </table:table-cell>
          <table:table-cell table:style-name="ce22" table:formula="of:=ABS([.$M$1]-[.B15])" office:value-type="float" office:value="0.0256000000000001" calcext:value-type="float">
            <text:p>0.026</text:p>
          </table:table-cell>
          <table:table-cell table:style-name="ce22" table:formula="of:=ABS([.$M$1]-[.C15])" office:value-type="float" office:value="0.0174" calcext:value-type="float">
            <text:p>0.017</text:p>
          </table:table-cell>
          <table:table-cell table:style-name="ce22" table:formula="of:=ABS([.$M$1]-[.D15])" office:value-type="float" office:value="0.0136000000000001" calcext:value-type="float">
            <text:p>0.014</text:p>
          </table:table-cell>
          <table:table-cell table:style-name="ce22" table:formula="of:=ABS([.$M$1]-[.E15])" office:value-type="float" office:value="0.0316000000000001" calcext:value-type="float">
            <text:p>0.032</text:p>
          </table:table-cell>
          <table:table-cell table:style-name="ce22" table:formula="of:=ABS([.$M$1]-[.F15])" office:value-type="float" office:value="0.0119" calcext:value-type="float">
            <text:p>0.012</text:p>
          </table:table-cell>
          <table:table-cell table:style-name="ce22" table:formula="of:=ABS([.$M$1]-[.G15])" office:value-type="float" office:value="0.0345" calcext:value-type="float">
            <text:p>0.035</text:p>
          </table:table-cell>
          <table:table-cell table:style-name="ce22" table:formula="of:=ABS([.$M$1]-[.H15])" office:value-type="float" office:value="0.00350000000000006" calcext:value-type="float">
            <text:p>0.004</text:p>
          </table:table-cell>
          <table:table-cell table:style-name="ce22" table:formula="of:=ABS([.$M$1]-[.I15])" office:value-type="float" office:value="0.0325" calcext:value-type="float">
            <text:p>0.033</text:p>
          </table:table-cell>
          <table:table-cell table:style-name="ce22" table:formula="of:=ABS([.$M$1]-[.J15])" office:value-type="float" office:value="0.00549999999999995" calcext:value-type="float">
            <text:p>0.005</text:p>
          </table:table-cell>
          <table:table-cell table:number-columns-repeated="2"/>
          <table:table-cell office:value-type="string" calcext:value-type="string">
            <text:p>BCA</text:p>
          </table:table-cell>
          <table:table-cell table:number-columns-repeated="3"/>
          <table:table-cell table:style-name="ce3" office:value-type="string" calcext:value-type="string">
            <text:p>60_60</text:p>
          </table:table-cell>
          <table:table-cell table:style-name="ce38" table:formula="of:=MIN([.AA7];[.AA33];[.AA60];[.AA86];[.AA113])" office:value-type="float" office:value="0.0122" calcext:value-type="float">
            <text:p>0.012</text:p>
          </table:table-cell>
          <table:table-cell table:style-name="ce38" table:formula="of:=MIN([.AB7];[.AB33];[.AB60];[.AB86];[.AB113])" office:value-type="float" office:value="0.00240000000000007" calcext:value-type="float">
            <text:p>0.002</text:p>
          </table:table-cell>
          <table:table-cell table:style-name="ce38" table:formula="of:=MIN([.AC7];[.AC33];[.AC60];[.AC86];[.AC113])" office:value-type="float" office:value="0.011" calcext:value-type="float">
            <text:p>0.011</text:p>
          </table:table-cell>
          <table:table-cell table:style-name="ce38" table:formula="of:=MIN([.AD7];[.AD33];[.AD60];[.AD86];[.AD113])" office:value-type="float" office:value="0.0113" calcext:value-type="float">
            <text:p>0.011</text:p>
          </table:table-cell>
          <table:table-cell table:style-name="ce38" table:formula="of:=MIN([.AE7];[.AE33];[.AE60];[.AE86];[.AE113])" office:value-type="float" office:value="0.0141" calcext:value-type="float">
            <text:p>0.014</text:p>
          </table:table-cell>
          <table:table-cell table:style-name="ce38" table:formula="of:=MIN([.AF7];[.AF33];[.AF60];[.AF86];[.AF113])" office:value-type="float" office:value="0.00640000000000007" calcext:value-type="float">
            <text:p>0.006</text:p>
          </table:table-cell>
          <table:table-cell table:style-name="ce38" table:formula="of:=MIN([.AG7];[.AG33];[.AG60];[.AG86];[.AG113])" office:value-type="float" office:value="0.0149" calcext:value-type="float">
            <text:p>0.015</text:p>
          </table:table-cell>
          <table:table-cell table:style-name="ce38" table:formula="of:=MIN([.AH7];[.AH33];[.AH60];[.AH86];[.AH113])" office:value-type="float" office:value="0.00600000000000001" calcext:value-type="float">
            <text:p>0.006</text:p>
          </table:table-cell>
          <table:table-cell table:style-name="ce38" table:formula="of:=MIN([.AI7];[.AI33];[.AI60];[.AI86];[.AI113])" office:value-type="float" office:value="0.00440000000000007" calcext:value-type="float">
            <text:p>0.004</text:p>
          </table:table-cell>
        </table:table-row>
        <table:table-row table:style-name="ro1">
          <table:table-cell office:value-type="string" calcext:value-type="string">
            <text:p>16_30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035" calcext:value-type="float">
            <text:p>0.9035</text:p>
          </table:table-cell>
          <table:table-cell table:number-columns-repeated="4"/>
          <table:table-cell table:style-name="ce3" office:value-type="string" calcext:value-type="string">
            <text:p>16_30</text:p>
          </table:table-cell>
          <table:table-cell table:style-name="ce6" table:formula="of:=[.$M$1]-[.B16]" office:value-type="float" office:value="0.0426" calcext:value-type="float">
            <text:p>0.043</text:p>
          </table:table-cell>
          <table:table-cell table:style-name="ce6" table:formula="of:=[.$M$1]-[.C16]" office:value-type="float" office:value="0.0124" calcext:value-type="float">
            <text:p>0.012</text:p>
          </table:table-cell>
          <table:table-cell table:style-name="ce6" table:formula="of:=[.$M$1]-[.D16]" office:value-type="float" office:value="-0.0424" calcext:value-type="float">
            <text:p>-0.042</text:p>
          </table:table-cell>
          <table:table-cell table:style-name="ce6" table:formula="of:=[.$M$1]-[.E16]" office:value-type="float" office:value="0.0298" calcext:value-type="float">
            <text:p>0.030</text:p>
          </table:table-cell>
          <table:table-cell table:style-name="ce6" table:formula="of:=[.$M$1]-[.F16]" office:value-type="float" office:value="0.0543" calcext:value-type="float">
            <text:p>0.054</text:p>
          </table:table-cell>
          <table:table-cell table:style-name="ce6" table:formula="of:=[.$M$1]-[.G16]" office:value-type="float" office:value="0.0391" calcext:value-type="float">
            <text:p>0.039</text:p>
          </table:table-cell>
          <table:table-cell table:style-name="ce6" table:formula="of:=[.$M$1]-[.H16]" office:value-type="float" office:value="0.0623" calcext:value-type="float">
            <text:p>0.062</text:p>
          </table:table-cell>
          <table:table-cell table:style-name="ce6" table:formula="of:=[.$M$1]-[.I16]" office:value-type="float" office:value="0.00490000000000002" calcext:value-type="float">
            <text:p>0.005</text:p>
          </table:table-cell>
          <table:table-cell table:style-name="ce6" table:formula="of:=[.$M$1]-[.J16]" office:value-type="float" office:value="0.0465" calcext:value-type="float">
            <text:p>0.047</text:p>
          </table:table-cell>
          <table:table-cell/>
          <table:table-cell table:style-name="ce3" office:value-type="string" calcext:value-type="string">
            <text:p>16_30</text:p>
          </table:table-cell>
          <table:table-cell table:style-name="ce22" table:formula="of:=ABS([.$M$1]-[.B16])" office:value-type="float" office:value="0.0426" calcext:value-type="float">
            <text:p>0.043</text:p>
          </table:table-cell>
          <table:table-cell table:style-name="ce22" table:formula="of:=ABS([.$M$1]-[.C16])" office:value-type="float" office:value="0.0124" calcext:value-type="float">
            <text:p>0.012</text:p>
          </table:table-cell>
          <table:table-cell table:style-name="ce22" table:formula="of:=ABS([.$M$1]-[.D16])" office:value-type="float" office:value="0.0424" calcext:value-type="float">
            <text:p>0.042</text:p>
          </table:table-cell>
          <table:table-cell table:style-name="ce22" table:formula="of:=ABS([.$M$1]-[.E16])" office:value-type="float" office:value="0.0298" calcext:value-type="float">
            <text:p>0.030</text:p>
          </table:table-cell>
          <table:table-cell table:style-name="ce22" table:formula="of:=ABS([.$M$1]-[.F16])" office:value-type="float" office:value="0.0543" calcext:value-type="float">
            <text:p>0.054</text:p>
          </table:table-cell>
          <table:table-cell table:style-name="ce22" table:formula="of:=ABS([.$M$1]-[.G16])" office:value-type="float" office:value="0.0391" calcext:value-type="float">
            <text:p>0.039</text:p>
          </table:table-cell>
          <table:table-cell table:style-name="ce22" table:formula="of:=ABS([.$M$1]-[.H16])" office:value-type="float" office:value="0.0623" calcext:value-type="float">
            <text:p>0.062</text:p>
          </table:table-cell>
          <table:table-cell table:style-name="ce22" table:formula="of:=ABS([.$M$1]-[.I16])" office:value-type="float" office:value="0.00490000000000002" calcext:value-type="float">
            <text:p>0.005</text:p>
          </table:table-cell>
          <table:table-cell table:style-name="ce22" table:formula="of:=ABS([.$M$1]-[.J16])" office:value-type="float" office:value="0.0465" calcext:value-type="float">
            <text:p>0.047</text:p>
          </table:table-cell>
          <table:table-cell table:number-columns-repeated="2"/>
          <table:table-cell office:value-type="string" calcext:value-type="string">
            <text:p>Stud.</text:p>
          </table:table-cell>
          <table:table-cell table:number-columns-repeated="3"/>
          <table:table-cell table:style-name="ce3" office:value-type="string" calcext:value-type="string">
            <text:p>90_90</text:p>
          </table:table-cell>
          <table:table-cell table:style-name="ce38" table:formula="of:=MIN([.AA8];[.AA34];[.AA61];[.AA87];[.AA114])" office:value-type="float" office:value="0.00660000000000005" calcext:value-type="float">
            <text:p>0.007</text:p>
          </table:table-cell>
          <table:table-cell table:style-name="ce38" table:formula="of:=MIN([.AB8];[.AB34];[.AB61];[.AB87];[.AB114])" office:value-type="float" office:value="0.000800000000000023" calcext:value-type="float">
            <text:p>0.001</text:p>
          </table:table-cell>
          <table:table-cell table:style-name="ce38" table:formula="of:=MIN([.AC8];[.AC34];[.AC61];[.AC87];[.AC114])" office:value-type="float" office:value="0.00450000000000006" calcext:value-type="float">
            <text:p>0.005</text:p>
          </table:table-cell>
          <table:table-cell table:style-name="ce38" table:formula="of:=MIN([.AD8];[.AD34];[.AD61];[.AD87];[.AD114])" office:value-type="float" office:value="0.00470000000000004" calcext:value-type="float">
            <text:p>0.005</text:p>
          </table:table-cell>
          <table:table-cell table:style-name="ce38" table:formula="of:=MIN([.AE8];[.AE34];[.AE61];[.AE87];[.AE114])" office:value-type="float" office:value="0.00329999999999997" calcext:value-type="float">
            <text:p>0.003</text:p>
          </table:table-cell>
          <table:table-cell table:style-name="ce38" table:formula="of:=MIN([.AF8];[.AF34];[.AF61];[.AF87];[.AF114])" office:value-type="float" office:value="0.00650000000000006" calcext:value-type="float">
            <text:p>0.007</text:p>
          </table:table-cell>
          <table:table-cell table:style-name="ce38" table:formula="of:=MIN([.AG8];[.AG34];[.AG61];[.AG87];[.AG114])" office:value-type="float" office:value="0.00880000000000003" calcext:value-type="float">
            <text:p>0.009</text:p>
          </table:table-cell>
          <table:table-cell table:style-name="ce38" table:formula="of:=MIN([.AH8];[.AH34];[.AH61];[.AH87];[.AH114])" office:value-type="float" office:value="0.003" calcext:value-type="float">
            <text:p>0.003</text:p>
          </table:table-cell>
          <table:table-cell table:style-name="ce38" table:formula="of:=MIN([.AI8];[.AI34];[.AI61];[.AI87];[.AI114])" office:value-type="float" office:value="0.000900000000000012" calcext:value-type="float">
            <text:p>0.001</text:p>
          </table:table-cell>
        </table:table-row>
        <table:table-row table:style-name="ro1">
          <table:table-cell office:value-type="string" calcext:value-type="string">
            <text:p>30_1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367" calcext:value-type="float">
            <text:p>0.9367</text:p>
          </table:table-cell>
          <table:table-cell table:number-columns-repeated="4"/>
          <table:table-cell table:style-name="ce3" office:value-type="string" calcext:value-type="string">
            <text:p>30_16</text:p>
          </table:table-cell>
          <table:table-cell table:style-name="ce6" table:formula="of:=[.$M$1]-[.B17]" office:value-type="float" office:value="0.0404" calcext:value-type="float">
            <text:p>0.040</text:p>
          </table:table-cell>
          <table:table-cell table:style-name="ce6" table:formula="of:=[.$M$1]-[.C17]" office:value-type="float" office:value="0.0134" calcext:value-type="float">
            <text:p>0.013</text:p>
          </table:table-cell>
          <table:table-cell table:style-name="ce6" table:formula="of:=[.$M$1]-[.D17]" office:value-type="float" office:value="-0.0425" calcext:value-type="float">
            <text:p>-0.043</text:p>
          </table:table-cell>
          <table:table-cell table:style-name="ce6" table:formula="of:=[.$M$1]-[.E17]" office:value-type="float" office:value="0.0517" calcext:value-type="float">
            <text:p>0.052</text:p>
          </table:table-cell>
          <table:table-cell table:style-name="ce6" table:formula="of:=[.$M$1]-[.F17]" office:value-type="float" office:value="0.0216000000000001" calcext:value-type="float">
            <text:p>0.022</text:p>
          </table:table-cell>
          <table:table-cell table:style-name="ce6" table:formula="of:=[.$M$1]-[.G17]" office:value-type="float" office:value="0.0624" calcext:value-type="float">
            <text:p>0.062</text:p>
          </table:table-cell>
          <table:table-cell table:style-name="ce6" table:formula="of:=[.$M$1]-[.H17]" office:value-type="float" office:value="0.0366000000000001" calcext:value-type="float">
            <text:p>0.037</text:p>
          </table:table-cell>
          <table:table-cell table:style-name="ce6" table:formula="of:=[.$M$1]-[.I17]" office:value-type="float" office:value="0.0496" calcext:value-type="float">
            <text:p>0.050</text:p>
          </table:table-cell>
          <table:table-cell table:style-name="ce6" table:formula="of:=[.$M$1]-[.J17]" office:value-type="float" office:value="0.0133" calcext:value-type="float">
            <text:p>0.013</text:p>
          </table:table-cell>
          <table:table-cell/>
          <table:table-cell table:style-name="ce3" office:value-type="string" calcext:value-type="string">
            <text:p>30_16</text:p>
          </table:table-cell>
          <table:table-cell table:style-name="ce22" table:formula="of:=ABS([.$M$1]-[.B17])" office:value-type="float" office:value="0.0404" calcext:value-type="float">
            <text:p>0.040</text:p>
          </table:table-cell>
          <table:table-cell table:style-name="ce22" table:formula="of:=ABS([.$M$1]-[.C17])" office:value-type="float" office:value="0.0134" calcext:value-type="float">
            <text:p>0.013</text:p>
          </table:table-cell>
          <table:table-cell table:style-name="ce22" table:formula="of:=ABS([.$M$1]-[.D17])" office:value-type="float" office:value="0.0425" calcext:value-type="float">
            <text:p>0.043</text:p>
          </table:table-cell>
          <table:table-cell table:style-name="ce22" table:formula="of:=ABS([.$M$1]-[.E17])" office:value-type="float" office:value="0.0517" calcext:value-type="float">
            <text:p>0.052</text:p>
          </table:table-cell>
          <table:table-cell table:style-name="ce22" table:formula="of:=ABS([.$M$1]-[.F17])" office:value-type="float" office:value="0.0216000000000001" calcext:value-type="float">
            <text:p>0.022</text:p>
          </table:table-cell>
          <table:table-cell table:style-name="ce22" table:formula="of:=ABS([.$M$1]-[.G17])" office:value-type="float" office:value="0.0624" calcext:value-type="float">
            <text:p>0.062</text:p>
          </table:table-cell>
          <table:table-cell table:style-name="ce22" table:formula="of:=ABS([.$M$1]-[.H17])" office:value-type="float" office:value="0.0366000000000001" calcext:value-type="float">
            <text:p>0.037</text:p>
          </table:table-cell>
          <table:table-cell table:style-name="ce22" table:formula="of:=ABS([.$M$1]-[.I17])" office:value-type="float" office:value="0.0496" calcext:value-type="float">
            <text:p>0.050</text:p>
          </table:table-cell>
          <table:table-cell table:style-name="ce22" table:formula="of:=ABS([.$M$1]-[.J17])" office:value-type="float" office:value="0.0133" calcext:value-type="float">
            <text:p>0.013</text:p>
          </table:table-cell>
          <table:table-cell table:number-columns-repeated="6"/>
          <table:table-cell table:style-name="ce3" office:value-type="string" calcext:value-type="string">
            <text:p>200_200</text:p>
          </table:table-cell>
          <table:table-cell table:style-name="ce38" table:formula="of:=MIN([.AA9];[.AA35];[.AA62];[.AA88];[.AA115])" office:value-type="float" office:value="0.000600000000000045" calcext:value-type="float">
            <text:p>0.001</text:p>
          </table:table-cell>
          <table:table-cell table:style-name="ce38" table:formula="of:=MIN([.AB9];[.AB35];[.AB62];[.AB88];[.AB115])" office:value-type="float" office:value="0.000900000000000012" calcext:value-type="float">
            <text:p>0.001</text:p>
          </table:table-cell>
          <table:table-cell table:style-name="ce38" table:formula="of:=MIN([.AC9];[.AC35];[.AC62];[.AC88];[.AC115])" office:value-type="float" office:value="0.00240000000000007" calcext:value-type="float">
            <text:p>0.002</text:p>
          </table:table-cell>
          <table:table-cell table:style-name="ce38" table:formula="of:=MIN([.AD9];[.AD35];[.AD62];[.AD88];[.AD115])" office:value-type="float" office:value="0.00470000000000004" calcext:value-type="float">
            <text:p>0.005</text:p>
          </table:table-cell>
          <table:table-cell table:style-name="ce38" table:formula="of:=MIN([.AE9];[.AE35];[.AE62];[.AE88];[.AE115])" office:value-type="float" office:value="0.00280000000000002" calcext:value-type="float">
            <text:p>0.003</text:p>
          </table:table-cell>
          <table:table-cell table:style-name="ce38" table:formula="of:=MIN([.AF9];[.AF35];[.AF62];[.AF88];[.AF115])" office:value-type="float" office:value="0.00329999999999997" calcext:value-type="float">
            <text:p>0.003</text:p>
          </table:table-cell>
          <table:table-cell table:style-name="ce38" table:formula="of:=MIN([.AG9];[.AG35];[.AG62];[.AG88];[.AG115])" office:value-type="float" office:value="0.00340000000000007" calcext:value-type="float">
            <text:p>0.003</text:p>
          </table:table-cell>
          <table:table-cell table:style-name="ce38" table:formula="of:=MIN([.AH9];[.AH35];[.AH62];[.AH88];[.AH115])" office:value-type="float" office:value="0.000800000000000023" calcext:value-type="float">
            <text:p>0.001</text:p>
          </table:table-cell>
          <table:table-cell table:style-name="ce38" table:formula="of:=MIN([.AI9];[.AI35];[.AI62];[.AI88];[.AI115])" office:value-type="float" office:value="0.000400000000000067" calcext:value-type="float">
            <text:p>0.000</text:p>
          </table:table-cell>
        </table:table-row>
        <table:table-row table:style-name="ro1">
          <table:table-cell office:value-type="string" calcext:value-type="string">
            <text:p>16_60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8923" calcext:value-type="float">
            <text:p>0.8923</text:p>
          </table:table-cell>
          <table:table-cell table:number-columns-repeated="4"/>
          <table:table-cell table:style-name="ce3" office:value-type="string" calcext:value-type="string">
            <text:p>16_60</text:p>
          </table:table-cell>
          <table:table-cell table:style-name="ce6" table:formula="of:=[.$M$1]-[.B18]" office:value-type="float" office:value="0.0453" calcext:value-type="float">
            <text:p>0.045</text:p>
          </table:table-cell>
          <table:table-cell table:style-name="ce6" table:formula="of:=[.$M$1]-[.C18]" office:value-type="float" office:value="0.0277000000000001" calcext:value-type="float">
            <text:p>0.028</text:p>
          </table:table-cell>
          <table:table-cell table:style-name="ce6" table:formula="of:=[.$M$1]-[.D18]" office:value-type="float" office:value="-0.00690000000000002" calcext:value-type="float">
            <text:p>-0.007</text:p>
          </table:table-cell>
          <table:table-cell table:style-name="ce6" table:formula="of:=[.$M$1]-[.E18]" office:value-type="float" office:value="0.0199" calcext:value-type="float">
            <text:p>0.020</text:p>
          </table:table-cell>
          <table:table-cell table:style-name="ce6" table:formula="of:=[.$M$1]-[.F18]" office:value-type="float" office:value="0.0498000000000001" calcext:value-type="float">
            <text:p>0.050</text:p>
          </table:table-cell>
          <table:table-cell table:style-name="ce6" table:formula="of:=[.$M$1]-[.G18]" office:value-type="float" office:value="0.0235000000000001" calcext:value-type="float">
            <text:p>0.024</text:p>
          </table:table-cell>
          <table:table-cell table:style-name="ce6" table:formula="of:=[.$M$1]-[.H18]" office:value-type="float" office:value="0.0590000000000001" calcext:value-type="float">
            <text:p>0.059</text:p>
          </table:table-cell>
          <table:table-cell table:style-name="ce6" table:formula="of:=[.$M$1]-[.I18]" office:value-type="float" office:value="-0.0125999999999999" calcext:value-type="float">
            <text:p>-0.013</text:p>
          </table:table-cell>
          <table:table-cell table:style-name="ce6" table:formula="of:=[.$M$1]-[.J18]" office:value-type="float" office:value="0.0577" calcext:value-type="float">
            <text:p>0.058</text:p>
          </table:table-cell>
          <table:table-cell/>
          <table:table-cell table:style-name="ce3" office:value-type="string" calcext:value-type="string">
            <text:p>16_60</text:p>
          </table:table-cell>
          <table:table-cell table:style-name="ce22" table:formula="of:=ABS([.$M$1]-[.B18])" office:value-type="float" office:value="0.0453" calcext:value-type="float">
            <text:p>0.045</text:p>
          </table:table-cell>
          <table:table-cell table:style-name="ce22" table:formula="of:=ABS([.$M$1]-[.C18])" office:value-type="float" office:value="0.0277000000000001" calcext:value-type="float">
            <text:p>0.028</text:p>
          </table:table-cell>
          <table:table-cell table:style-name="ce22" table:formula="of:=ABS([.$M$1]-[.D18])" office:value-type="float" office:value="0.00690000000000002" calcext:value-type="float">
            <text:p>0.007</text:p>
          </table:table-cell>
          <table:table-cell table:style-name="ce22" table:formula="of:=ABS([.$M$1]-[.E18])" office:value-type="float" office:value="0.0199" calcext:value-type="float">
            <text:p>0.020</text:p>
          </table:table-cell>
          <table:table-cell table:style-name="ce22" table:formula="of:=ABS([.$M$1]-[.F18])" office:value-type="float" office:value="0.0498000000000001" calcext:value-type="float">
            <text:p>0.050</text:p>
          </table:table-cell>
          <table:table-cell table:style-name="ce22" table:formula="of:=ABS([.$M$1]-[.G18])" office:value-type="float" office:value="0.0235000000000001" calcext:value-type="float">
            <text:p>0.024</text:p>
          </table:table-cell>
          <table:table-cell table:style-name="ce22" table:formula="of:=ABS([.$M$1]-[.H18])" office:value-type="float" office:value="0.0590000000000001" calcext:value-type="float">
            <text:p>0.059</text:p>
          </table:table-cell>
          <table:table-cell table:style-name="ce22" table:formula="of:=ABS([.$M$1]-[.I18])" office:value-type="float" office:value="0.0125999999999999" calcext:value-type="float">
            <text:p>0.013</text:p>
          </table:table-cell>
          <table:table-cell table:style-name="ce22" table:formula="of:=ABS([.$M$1]-[.J18])" office:value-type="float" office:value="0.0577" calcext:value-type="float">
            <text:p>0.058</text:p>
          </table:table-cell>
          <table:table-cell table:number-columns-repeated="6"/>
          <table:table-cell table:style-name="ce3" office:value-type="string" calcext:value-type="string">
            <text:p>30_60</text:p>
          </table:table-cell>
          <table:table-cell table:style-name="ce38" table:formula="of:=MIN([.AA10];[.AA36];[.AA63];[.AA89];[.AA116])" office:value-type="float" office:value="0.0193" calcext:value-type="float">
            <text:p>0.019</text:p>
          </table:table-cell>
          <table:table-cell table:style-name="ce38" table:formula="of:=MIN([.AB10];[.AB36];[.AB63];[.AB89];[.AB116])" office:value-type="float" office:value="0.000900000000000012" calcext:value-type="float">
            <text:p>0.001</text:p>
          </table:table-cell>
          <table:table-cell table:style-name="ce38" table:formula="of:=MIN([.AC10];[.AC36];[.AC63];[.AC89];[.AC116])" office:value-type="float" office:value="0.0254" calcext:value-type="float">
            <text:p>0.025</text:p>
          </table:table-cell>
          <table:table-cell table:style-name="ce38" table:formula="of:=MIN([.AD10];[.AD36];[.AD63];[.AD89];[.AD116])" office:value-type="float" office:value="0.0114000000000001" calcext:value-type="float">
            <text:p>0.011</text:p>
          </table:table-cell>
          <table:table-cell table:style-name="ce38" table:formula="of:=MIN([.AE10];[.AE36];[.AE63];[.AE89];[.AE116])" office:value-type="float" office:value="0.0176000000000001" calcext:value-type="float">
            <text:p>0.018</text:p>
          </table:table-cell>
          <table:table-cell table:style-name="ce38" table:formula="of:=MIN([.AF10];[.AF36];[.AF63];[.AF89];[.AF116])" office:value-type="float" office:value="0.015" calcext:value-type="float">
            <text:p>0.015</text:p>
          </table:table-cell>
          <table:table-cell table:style-name="ce38" table:formula="of:=MIN([.AG10];[.AG36];[.AG63];[.AG89];[.AG116])" office:value-type="float" office:value="0.0178" calcext:value-type="float">
            <text:p>0.018</text:p>
          </table:table-cell>
          <table:table-cell table:style-name="ce38" table:formula="of:=MIN([.AH10];[.AH36];[.AH63];[.AH89];[.AH116])" office:value-type="float" office:value="0.00129999999999997" calcext:value-type="float">
            <text:p>0.001</text:p>
          </table:table-cell>
          <table:table-cell table:style-name="ce38" table:formula="of:=MIN([.AI10];[.AI36];[.AI63];[.AI89];[.AI116])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60_16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57" calcext:value-type="float">
            <text:p>0.957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617" calcext:value-type="float">
            <text:p>0.9617</text:p>
          </table:table-cell>
          <table:table-cell table:number-columns-repeated="4"/>
          <table:table-cell table:style-name="ce3" office:value-type="string" calcext:value-type="string">
            <text:p>60_16</text:p>
          </table:table-cell>
          <table:table-cell table:style-name="ce6" table:formula="of:=[.$M$1]-[.B19]" office:value-type="float" office:value="0.0453" calcext:value-type="float">
            <text:p>0.045</text:p>
          </table:table-cell>
          <table:table-cell table:style-name="ce6" table:formula="of:=[.$M$1]-[.C19]" office:value-type="float" office:value="0.0255" calcext:value-type="float">
            <text:p>0.026</text:p>
          </table:table-cell>
          <table:table-cell table:style-name="ce6" table:formula="of:=[.$M$1]-[.D19]" office:value-type="float" office:value="-0.00700000000000001" calcext:value-type="float">
            <text:p>-0.007</text:p>
          </table:table-cell>
          <table:table-cell table:style-name="ce6" table:formula="of:=[.$M$1]-[.E19]" office:value-type="float" office:value="0.0497000000000001" calcext:value-type="float">
            <text:p>0.050</text:p>
          </table:table-cell>
          <table:table-cell table:style-name="ce6" table:formula="of:=[.$M$1]-[.F19]" office:value-type="float" office:value="0.0209" calcext:value-type="float">
            <text:p>0.021</text:p>
          </table:table-cell>
          <table:table-cell table:style-name="ce6" table:formula="of:=[.$M$1]-[.G19]" office:value-type="float" office:value="0.0598000000000001" calcext:value-type="float">
            <text:p>0.060</text:p>
          </table:table-cell>
          <table:table-cell table:style-name="ce6" table:formula="of:=[.$M$1]-[.H19]" office:value-type="float" office:value="0.0175000000000001" calcext:value-type="float">
            <text:p>0.018</text:p>
          </table:table-cell>
          <table:table-cell table:style-name="ce6" table:formula="of:=[.$M$1]-[.I19]" office:value-type="float" office:value="0.0518000000000001" calcext:value-type="float">
            <text:p>0.052</text:p>
          </table:table-cell>
          <table:table-cell table:style-name="ce6" table:formula="of:=[.$M$1]-[.J19]" office:value-type="float" office:value="-0.0116999999999999" calcext:value-type="float">
            <text:p>-0.012</text:p>
          </table:table-cell>
          <table:table-cell/>
          <table:table-cell table:style-name="ce3" office:value-type="string" calcext:value-type="string">
            <text:p>60_16</text:p>
          </table:table-cell>
          <table:table-cell table:style-name="ce22" table:formula="of:=ABS([.$M$1]-[.B19])" office:value-type="float" office:value="0.0453" calcext:value-type="float">
            <text:p>0.045</text:p>
          </table:table-cell>
          <table:table-cell table:style-name="ce22" table:formula="of:=ABS([.$M$1]-[.C19])" office:value-type="float" office:value="0.0255" calcext:value-type="float">
            <text:p>0.026</text:p>
          </table:table-cell>
          <table:table-cell table:style-name="ce22" table:formula="of:=ABS([.$M$1]-[.D19])" office:value-type="float" office:value="0.00700000000000001" calcext:value-type="float">
            <text:p>0.007</text:p>
          </table:table-cell>
          <table:table-cell table:style-name="ce22" table:formula="of:=ABS([.$M$1]-[.E19])" office:value-type="float" office:value="0.0497000000000001" calcext:value-type="float">
            <text:p>0.050</text:p>
          </table:table-cell>
          <table:table-cell table:style-name="ce22" table:formula="of:=ABS([.$M$1]-[.F19])" office:value-type="float" office:value="0.0209" calcext:value-type="float">
            <text:p>0.021</text:p>
          </table:table-cell>
          <table:table-cell table:style-name="ce22" table:formula="of:=ABS([.$M$1]-[.G19])" office:value-type="float" office:value="0.0598000000000001" calcext:value-type="float">
            <text:p>0.060</text:p>
          </table:table-cell>
          <table:table-cell table:style-name="ce22" table:formula="of:=ABS([.$M$1]-[.H19])" office:value-type="float" office:value="0.0175000000000001" calcext:value-type="float">
            <text:p>0.018</text:p>
          </table:table-cell>
          <table:table-cell table:style-name="ce22" table:formula="of:=ABS([.$M$1]-[.I19])" office:value-type="float" office:value="0.0518000000000001" calcext:value-type="float">
            <text:p>0.052</text:p>
          </table:table-cell>
          <table:table-cell table:style-name="ce22" table:formula="of:=ABS([.$M$1]-[.J19])" office:value-type="float" office:value="0.0116999999999999" calcext:value-type="float">
            <text:p>0.012</text:p>
          </table:table-cell>
          <table:table-cell table:number-columns-repeated="6"/>
          <table:table-cell table:style-name="ce3" office:value-type="string" calcext:value-type="string">
            <text:p>60_30</text:p>
          </table:table-cell>
          <table:table-cell table:style-name="ce38" table:formula="of:=MIN([.AA11];[.AA37];[.AA64];[.AA90];[.AA117])" office:value-type="float" office:value="0.0161" calcext:value-type="float">
            <text:p>0.016</text:p>
          </table:table-cell>
          <table:table-cell table:style-name="ce38" table:formula="of:=MIN([.AB11];[.AB37];[.AB64];[.AB90];[.AB117])" office:value-type="float" office:value="0.003" calcext:value-type="float">
            <text:p>0.003</text:p>
          </table:table-cell>
          <table:table-cell table:style-name="ce38" table:formula="of:=MIN([.AC11];[.AC37];[.AC64];[.AC90];[.AC117])" office:value-type="float" office:value="0.014" calcext:value-type="float">
            <text:p>0.014</text:p>
          </table:table-cell>
          <table:table-cell table:style-name="ce38" table:formula="of:=MIN([.AD11];[.AD37];[.AD64];[.AD90];[.AD117])" office:value-type="float" office:value="0.0218" calcext:value-type="float">
            <text:p>0.022</text:p>
          </table:table-cell>
          <table:table-cell table:style-name="ce38" table:formula="of:=MIN([.AE11];[.AE37];[.AE64];[.AE90];[.AE117])" office:value-type="float" office:value="0.0119" calcext:value-type="float">
            <text:p>0.012</text:p>
          </table:table-cell>
          <table:table-cell table:style-name="ce38" table:formula="of:=MIN([.AF11];[.AF37];[.AF64];[.AF90];[.AF117])" office:value-type="float" office:value="0.0169" calcext:value-type="float">
            <text:p>0.017</text:p>
          </table:table-cell>
          <table:table-cell table:style-name="ce38" table:formula="of:=MIN([.AG11];[.AG37];[.AG64];[.AG90];[.AG117])" office:value-type="float" office:value="0.013" calcext:value-type="float">
            <text:p>0.013</text:p>
          </table:table-cell>
          <table:table-cell table:style-name="ce38" table:formula="of:=MIN([.AH11];[.AH37];[.AH64];[.AH90];[.AH117])" office:value-type="float" office:value="0.0269" calcext:value-type="float">
            <text:p>0.027</text:p>
          </table:table-cell>
          <table:table-cell table:style-name="ce38" table:formula="of:=MIN([.AI11];[.AI37];[.AI64];[.AI90];[.AI117])" office:value-type="float" office:value="0.000299999999999967" calcext:value-type="float">
            <text:p>0.000</text:p>
          </table:table-cell>
        </table:table-row>
        <table:table-row table:style-name="ro1">
          <table:table-cell office:value-type="string" calcext:value-type="string">
            <text:p>16_90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8945" calcext:value-type="float">
            <text:p>0.8945</text:p>
          </table:table-cell>
          <table:table-cell table:number-columns-repeated="4"/>
          <table:table-cell table:style-name="ce3" office:value-type="string" calcext:value-type="string">
            <text:p>16_90</text:p>
          </table:table-cell>
          <table:table-cell table:style-name="ce6" table:formula="of:=[.$M$1]-[.B20]" office:value-type="float" office:value="0.0509000000000001" calcext:value-type="float">
            <text:p>0.051</text:p>
          </table:table-cell>
          <table:table-cell table:style-name="ce6" table:formula="of:=[.$M$1]-[.C20]" office:value-type="float" office:value="0.0339" calcext:value-type="float">
            <text:p>0.034</text:p>
          </table:table-cell>
          <table:table-cell table:style-name="ce6" table:formula="of:=[.$M$1]-[.D20]" office:value-type="float" office:value="0.0179" calcext:value-type="float">
            <text:p>0.018</text:p>
          </table:table-cell>
          <table:table-cell table:style-name="ce6" table:formula="of:=[.$M$1]-[.E20]" office:value-type="float" office:value="0.0172" calcext:value-type="float">
            <text:p>0.017</text:p>
          </table:table-cell>
          <table:table-cell table:style-name="ce6" table:formula="of:=[.$M$1]-[.F20]" office:value-type="float" office:value="0.0493" calcext:value-type="float">
            <text:p>0.049</text:p>
          </table:table-cell>
          <table:table-cell table:style-name="ce6" table:formula="of:=[.$M$1]-[.G20]" office:value-type="float" office:value="0.00670000000000004" calcext:value-type="float">
            <text:p>0.007</text:p>
          </table:table-cell>
          <table:table-cell table:style-name="ce6" table:formula="of:=[.$M$1]-[.H20]" office:value-type="float" office:value="0.0589000000000001" calcext:value-type="float">
            <text:p>0.059</text:p>
          </table:table-cell>
          <table:table-cell table:style-name="ce6" table:formula="of:=[.$M$1]-[.I20]" office:value-type="float" office:value="-0.0157999999999999" calcext:value-type="float">
            <text:p>-0.016</text:p>
          </table:table-cell>
          <table:table-cell table:style-name="ce6" table:formula="of:=[.$M$1]-[.J20]" office:value-type="float" office:value="0.0555" calcext:value-type="float">
            <text:p>0.056</text:p>
          </table:table-cell>
          <table:table-cell/>
          <table:table-cell table:style-name="ce3" office:value-type="string" calcext:value-type="string">
            <text:p>16_90</text:p>
          </table:table-cell>
          <table:table-cell table:style-name="ce22" table:formula="of:=ABS([.$M$1]-[.B20])" office:value-type="float" office:value="0.0509000000000001" calcext:value-type="float">
            <text:p>0.051</text:p>
          </table:table-cell>
          <table:table-cell table:style-name="ce22" table:formula="of:=ABS([.$M$1]-[.C20])" office:value-type="float" office:value="0.0339" calcext:value-type="float">
            <text:p>0.034</text:p>
          </table:table-cell>
          <table:table-cell table:style-name="ce22" table:formula="of:=ABS([.$M$1]-[.D20])" office:value-type="float" office:value="0.0179" calcext:value-type="float">
            <text:p>0.018</text:p>
          </table:table-cell>
          <table:table-cell table:style-name="ce22" table:formula="of:=ABS([.$M$1]-[.E20])" office:value-type="float" office:value="0.0172" calcext:value-type="float">
            <text:p>0.017</text:p>
          </table:table-cell>
          <table:table-cell table:style-name="ce22" table:formula="of:=ABS([.$M$1]-[.F20])" office:value-type="float" office:value="0.0493" calcext:value-type="float">
            <text:p>0.049</text:p>
          </table:table-cell>
          <table:table-cell table:style-name="ce22" table:formula="of:=ABS([.$M$1]-[.G20])" office:value-type="float" office:value="0.00670000000000004" calcext:value-type="float">
            <text:p>0.007</text:p>
          </table:table-cell>
          <table:table-cell table:style-name="ce22" table:formula="of:=ABS([.$M$1]-[.H20])" office:value-type="float" office:value="0.0589000000000001" calcext:value-type="float">
            <text:p>0.059</text:p>
          </table:table-cell>
          <table:table-cell table:style-name="ce22" table:formula="of:=ABS([.$M$1]-[.I20])" office:value-type="float" office:value="0.0157999999999999" calcext:value-type="float">
            <text:p>0.016</text:p>
          </table:table-cell>
          <table:table-cell table:style-name="ce22" table:formula="of:=ABS([.$M$1]-[.J20])" office:value-type="float" office:value="0.0555" calcext:value-type="float">
            <text:p>0.056</text:p>
          </table:table-cell>
          <table:table-cell table:number-columns-repeated="6"/>
          <table:table-cell table:style-name="ce3" office:value-type="string" calcext:value-type="string">
            <text:p>30_90</text:p>
          </table:table-cell>
          <table:table-cell table:style-name="ce38" table:formula="of:=MIN([.AA12];[.AA38];[.AA65];[.AA91];[.AA118])" office:value-type="float" office:value="0.0153" calcext:value-type="float">
            <text:p>0.015</text:p>
          </table:table-cell>
          <table:table-cell table:style-name="ce38" table:formula="of:=MIN([.AB12];[.AB38];[.AB65];[.AB91];[.AB118])" office:value-type="float" office:value="0.00409999999999999" calcext:value-type="float">
            <text:p>0.004</text:p>
          </table:table-cell>
          <table:table-cell table:style-name="ce38" table:formula="of:=MIN([.AC12];[.AC38];[.AC65];[.AC91];[.AC118])" office:value-type="float" office:value="0.00929999999999997" calcext:value-type="float">
            <text:p>0.009</text:p>
          </table:table-cell>
          <table:table-cell table:style-name="ce38" table:formula="of:=MIN([.AD12];[.AD38];[.AD65];[.AD91];[.AD118])" office:value-type="float" office:value="0.0127" calcext:value-type="float">
            <text:p>0.013</text:p>
          </table:table-cell>
          <table:table-cell table:style-name="ce38" table:formula="of:=MIN([.AE12];[.AE38];[.AE65];[.AE91];[.AE118])" office:value-type="float" office:value="0.0218" calcext:value-type="float">
            <text:p>0.022</text:p>
          </table:table-cell>
          <table:table-cell table:style-name="ce38" table:formula="of:=MIN([.AF12];[.AF38];[.AF65];[.AF91];[.AF118])" office:value-type="float" office:value="0.00890000000000002" calcext:value-type="float">
            <text:p>0.009</text:p>
          </table:table-cell>
          <table:table-cell table:style-name="ce38" table:formula="of:=MIN([.AG12];[.AG38];[.AG65];[.AG91];[.AG118])" office:value-type="float" office:value="0.0118" calcext:value-type="float">
            <text:p>0.012</text:p>
          </table:table-cell>
          <table:table-cell table:style-name="ce38" table:formula="of:=MIN([.AH12];[.AH38];[.AH65];[.AH91];[.AH118])" office:value-type="float" office:value="0.00429999999999997" calcext:value-type="float">
            <text:p>0.004</text:p>
          </table:table-cell>
          <table:table-cell table:style-name="ce38" table:formula="of:=MIN([.AI12];[.AI38];[.AI65];[.AI91];[.AI118])" office:value-type="float" office:value="0.0241" calcext:value-type="float">
            <text:p>0.024</text:p>
          </table:table-cell>
        </table:table-row>
        <table:table-row table:style-name="ro1">
          <table:table-cell office:value-type="string" calcext:value-type="string">
            <text:p>90_16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66" calcext:value-type="float">
            <text:p>0.966</text:p>
          </table:table-cell>
          <table:table-cell table:number-columns-repeated="4"/>
          <table:table-cell table:style-name="ce3" office:value-type="string" calcext:value-type="string">
            <text:p>90_16</text:p>
          </table:table-cell>
          <table:table-cell table:style-name="ce6" table:formula="of:=[.$M$1]-[.B21]" office:value-type="float" office:value="0.0486" calcext:value-type="float">
            <text:p>0.049</text:p>
          </table:table-cell>
          <table:table-cell table:style-name="ce6" table:formula="of:=[.$M$1]-[.C21]" office:value-type="float" office:value="0.0303" calcext:value-type="float">
            <text:p>0.030</text:p>
          </table:table-cell>
          <table:table-cell table:style-name="ce6" table:formula="of:=[.$M$1]-[.D21]" office:value-type="float" office:value="0.0165000000000001" calcext:value-type="float">
            <text:p>0.017</text:p>
          </table:table-cell>
          <table:table-cell table:style-name="ce6" table:formula="of:=[.$M$1]-[.E21]" office:value-type="float" office:value="0.0514" calcext:value-type="float">
            <text:p>0.051</text:p>
          </table:table-cell>
          <table:table-cell table:style-name="ce6" table:formula="of:=[.$M$1]-[.F21]" office:value-type="float" office:value="0.0208" calcext:value-type="float">
            <text:p>0.021</text:p>
          </table:table-cell>
          <table:table-cell table:style-name="ce6" table:formula="of:=[.$M$1]-[.G21]" office:value-type="float" office:value="0.0605" calcext:value-type="float">
            <text:p>0.061</text:p>
          </table:table-cell>
          <table:table-cell table:style-name="ce6" table:formula="of:=[.$M$1]-[.H21]" office:value-type="float" office:value="0.0109" calcext:value-type="float">
            <text:p>0.011</text:p>
          </table:table-cell>
          <table:table-cell table:style-name="ce6" table:formula="of:=[.$M$1]-[.I21]" office:value-type="float" office:value="0.0514" calcext:value-type="float">
            <text:p>0.051</text:p>
          </table:table-cell>
          <table:table-cell table:style-name="ce6" table:formula="of:=[.$M$1]-[.J21]" office:value-type="float" office:value="-0.0159999999999999" calcext:value-type="float">
            <text:p>-0.016</text:p>
          </table:table-cell>
          <table:table-cell/>
          <table:table-cell table:style-name="ce3" office:value-type="string" calcext:value-type="string">
            <text:p>90_16</text:p>
          </table:table-cell>
          <table:table-cell table:style-name="ce22" table:formula="of:=ABS([.$M$1]-[.B21])" office:value-type="float" office:value="0.0486" calcext:value-type="float">
            <text:p>0.049</text:p>
          </table:table-cell>
          <table:table-cell table:style-name="ce22" table:formula="of:=ABS([.$M$1]-[.C21])" office:value-type="float" office:value="0.0303" calcext:value-type="float">
            <text:p>0.030</text:p>
          </table:table-cell>
          <table:table-cell table:style-name="ce22" table:formula="of:=ABS([.$M$1]-[.D21])" office:value-type="float" office:value="0.0165000000000001" calcext:value-type="float">
            <text:p>0.017</text:p>
          </table:table-cell>
          <table:table-cell table:style-name="ce22" table:formula="of:=ABS([.$M$1]-[.E21])" office:value-type="float" office:value="0.0514" calcext:value-type="float">
            <text:p>0.051</text:p>
          </table:table-cell>
          <table:table-cell table:style-name="ce22" table:formula="of:=ABS([.$M$1]-[.F21])" office:value-type="float" office:value="0.0208" calcext:value-type="float">
            <text:p>0.021</text:p>
          </table:table-cell>
          <table:table-cell table:style-name="ce22" table:formula="of:=ABS([.$M$1]-[.G21])" office:value-type="float" office:value="0.0605" calcext:value-type="float">
            <text:p>0.061</text:p>
          </table:table-cell>
          <table:table-cell table:style-name="ce22" table:formula="of:=ABS([.$M$1]-[.H21])" office:value-type="float" office:value="0.0109" calcext:value-type="float">
            <text:p>0.011</text:p>
          </table:table-cell>
          <table:table-cell table:style-name="ce22" table:formula="of:=ABS([.$M$1]-[.I21])" office:value-type="float" office:value="0.0514" calcext:value-type="float">
            <text:p>0.051</text:p>
          </table:table-cell>
          <table:table-cell table:style-name="ce22" table:formula="of:=ABS([.$M$1]-[.J21])" office:value-type="float" office:value="0.0159999999999999" calcext:value-type="float">
            <text:p>0.016</text:p>
          </table:table-cell>
          <table:table-cell table:number-columns-repeated="6"/>
          <table:table-cell table:style-name="ce3" office:value-type="string" calcext:value-type="string">
            <text:p>90_30</text:p>
          </table:table-cell>
          <table:table-cell table:style-name="ce38" table:formula="of:=MIN([.AA13];[.AA39];[.AA66];[.AA92];[.AA119])" office:value-type="float" office:value="0.0132" calcext:value-type="float">
            <text:p>0.013</text:p>
          </table:table-cell>
          <table:table-cell table:style-name="ce38" table:formula="of:=MIN([.AB13];[.AB39];[.AB66];[.AB92];[.AB119])" office:value-type="float" office:value="0.00329999999999997" calcext:value-type="float">
            <text:p>0.003</text:p>
          </table:table-cell>
          <table:table-cell table:style-name="ce38" table:formula="of:=MIN([.AC13];[.AC39];[.AC66];[.AC92];[.AC119])" office:value-type="float" office:value="0.0114" calcext:value-type="float">
            <text:p>0.011</text:p>
          </table:table-cell>
          <table:table-cell table:style-name="ce38" table:formula="of:=MIN([.AD13];[.AD39];[.AD66];[.AD92];[.AD119])" office:value-type="float" office:value="0.0175000000000001" calcext:value-type="float">
            <text:p>0.018</text:p>
          </table:table-cell>
          <table:table-cell table:style-name="ce38" table:formula="of:=MIN([.AE13];[.AE39];[.AE66];[.AE92];[.AE119])" office:value-type="float" office:value="0.00790000000000002" calcext:value-type="float">
            <text:p>0.008</text:p>
          </table:table-cell>
          <table:table-cell table:style-name="ce38" table:formula="of:=MIN([.AF13];[.AF39];[.AF66];[.AF92];[.AF119])" office:value-type="float" office:value="0.0188" calcext:value-type="float">
            <text:p>0.019</text:p>
          </table:table-cell>
          <table:table-cell table:style-name="ce38" table:formula="of:=MIN([.AG13];[.AG39];[.AG66];[.AG92];[.AG119])" office:value-type="float" office:value="0.00790000000000002" calcext:value-type="float">
            <text:p>0.008</text:p>
          </table:table-cell>
          <table:table-cell table:style-name="ce38" table:formula="of:=MIN([.AH13];[.AH39];[.AH66];[.AH92];[.AH119])" office:value-type="float" office:value="0.0289" calcext:value-type="float">
            <text:p>0.029</text:p>
          </table:table-cell>
          <table:table-cell table:style-name="ce38" table:formula="of:=MIN([.AI13];[.AI39];[.AI66];[.AI92];[.AI119])" office:value-type="float" office:value="0.00529999999999997" calcext:value-type="float">
            <text:p>0.005</text:p>
          </table:table-cell>
        </table:table-row>
        <table:table-row table:style-name="ro1">
          <table:table-cell office:value-type="string" calcext:value-type="string">
            <text:p>16_200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8956" calcext:value-type="float">
            <text:p>0.8956</text:p>
          </table:table-cell>
          <table:table-cell table:number-columns-repeated="4"/>
          <table:table-cell table:style-name="ce3" office:value-type="string" calcext:value-type="string">
            <text:p>16_200</text:p>
          </table:table-cell>
          <table:table-cell table:style-name="ce6" table:formula="of:=[.$M$1]-[.B22]" office:value-type="float" office:value="0.0591" calcext:value-type="float">
            <text:p>0.059</text:p>
          </table:table-cell>
          <table:table-cell table:style-name="ce6" table:formula="of:=[.$M$1]-[.C22]" office:value-type="float" office:value="0.0422" calcext:value-type="float">
            <text:p>0.042</text:p>
          </table:table-cell>
          <table:table-cell table:style-name="ce6" table:formula="of:=[.$M$1]-[.D22]" office:value-type="float" office:value="0.0438000000000001" calcext:value-type="float">
            <text:p>0.044</text:p>
          </table:table-cell>
          <table:table-cell table:style-name="ce6" table:formula="of:=[.$M$1]-[.E22]" office:value-type="float" office:value="0.0252" calcext:value-type="float">
            <text:p>0.025</text:p>
          </table:table-cell>
          <table:table-cell table:style-name="ce6" table:formula="of:=[.$M$1]-[.F22]" office:value-type="float" office:value="0.0535" calcext:value-type="float">
            <text:p>0.054</text:p>
          </table:table-cell>
          <table:table-cell table:style-name="ce6" table:formula="of:=[.$M$1]-[.G22]" office:value-type="float" office:value="0.00680000000000003" calcext:value-type="float">
            <text:p>0.007</text:p>
          </table:table-cell>
          <table:table-cell table:style-name="ce6" table:formula="of:=[.$M$1]-[.H22]" office:value-type="float" office:value="0.0576" calcext:value-type="float">
            <text:p>0.058</text:p>
          </table:table-cell>
          <table:table-cell table:style-name="ce6" table:formula="of:=[.$M$1]-[.I22]" office:value-type="float" office:value="0.000800000000000023" calcext:value-type="float">
            <text:p>0.001</text:p>
          </table:table-cell>
          <table:table-cell table:style-name="ce6" table:formula="of:=[.$M$1]-[.J22]" office:value-type="float" office:value="0.0544" calcext:value-type="float">
            <text:p>0.054</text:p>
          </table:table-cell>
          <table:table-cell/>
          <table:table-cell table:style-name="ce3" office:value-type="string" calcext:value-type="string">
            <text:p>16_200</text:p>
          </table:table-cell>
          <table:table-cell table:style-name="ce22" table:formula="of:=ABS([.$M$1]-[.B22])" office:value-type="float" office:value="0.0591" calcext:value-type="float">
            <text:p>0.059</text:p>
          </table:table-cell>
          <table:table-cell table:style-name="ce22" table:formula="of:=ABS([.$M$1]-[.C22])" office:value-type="float" office:value="0.0422" calcext:value-type="float">
            <text:p>0.042</text:p>
          </table:table-cell>
          <table:table-cell table:style-name="ce22" table:formula="of:=ABS([.$M$1]-[.D22])" office:value-type="float" office:value="0.0438000000000001" calcext:value-type="float">
            <text:p>0.044</text:p>
          </table:table-cell>
          <table:table-cell table:style-name="ce22" table:formula="of:=ABS([.$M$1]-[.E22])" office:value-type="float" office:value="0.0252" calcext:value-type="float">
            <text:p>0.025</text:p>
          </table:table-cell>
          <table:table-cell table:style-name="ce22" table:formula="of:=ABS([.$M$1]-[.F22])" office:value-type="float" office:value="0.0535" calcext:value-type="float">
            <text:p>0.054</text:p>
          </table:table-cell>
          <table:table-cell table:style-name="ce22" table:formula="of:=ABS([.$M$1]-[.G22])" office:value-type="float" office:value="0.00680000000000003" calcext:value-type="float">
            <text:p>0.007</text:p>
          </table:table-cell>
          <table:table-cell table:style-name="ce22" table:formula="of:=ABS([.$M$1]-[.H22])" office:value-type="float" office:value="0.0576" calcext:value-type="float">
            <text:p>0.058</text:p>
          </table:table-cell>
          <table:table-cell table:style-name="ce22" table:formula="of:=ABS([.$M$1]-[.I22])" office:value-type="float" office:value="0.000800000000000023" calcext:value-type="float">
            <text:p>0.001</text:p>
          </table:table-cell>
          <table:table-cell table:style-name="ce22" table:formula="of:=ABS([.$M$1]-[.J22])" office:value-type="float" office:value="0.0544" calcext:value-type="float">
            <text:p>0.054</text:p>
          </table:table-cell>
          <table:table-cell table:number-columns-repeated="6"/>
          <table:table-cell table:style-name="ce3" office:value-type="string" calcext:value-type="string">
            <text:p>30_200</text:p>
          </table:table-cell>
          <table:table-cell table:style-name="ce38" table:formula="of:=MIN([.AA14];[.AA40];[.AA67];[.AA93];[.AA120])" office:value-type="float" office:value="0.0186000000000001" calcext:value-type="float">
            <text:p>0.019</text:p>
          </table:table-cell>
          <table:table-cell table:style-name="ce38" table:formula="of:=MIN([.AB14];[.AB40];[.AB67];[.AB93];[.AB120])" office:value-type="float" office:value="0.019" calcext:value-type="float">
            <text:p>0.019</text:p>
          </table:table-cell>
          <table:table-cell table:style-name="ce38" table:formula="of:=MIN([.AC14];[.AC40];[.AC67];[.AC93];[.AC120])" office:value-type="float" office:value="0.0138" calcext:value-type="float">
            <text:p>0.014</text:p>
          </table:table-cell>
          <table:table-cell table:style-name="ce38" table:formula="of:=MIN([.AD14];[.AD40];[.AD67];[.AD93];[.AD120])" office:value-type="float" office:value="0.00719999999999998" calcext:value-type="float">
            <text:p>0.007</text:p>
          </table:table-cell>
          <table:table-cell table:style-name="ce38" table:formula="of:=MIN([.AE14];[.AE40];[.AE67];[.AE93];[.AE120])" office:value-type="float" office:value="0.0224" calcext:value-type="float">
            <text:p>0.022</text:p>
          </table:table-cell>
          <table:table-cell table:style-name="ce38" table:formula="of:=MIN([.AF14];[.AF40];[.AF67];[.AF93];[.AF120])" office:value-type="float" office:value="0.00170000000000003" calcext:value-type="float">
            <text:p>0.002</text:p>
          </table:table-cell>
          <table:table-cell table:style-name="ce38" table:formula="of:=MIN([.AG14];[.AG40];[.AG67];[.AG93];[.AG120])" office:value-type="float" office:value="0.0209" calcext:value-type="float">
            <text:p>0.021</text:p>
          </table:table-cell>
          <table:table-cell table:style-name="ce38" table:formula="of:=MIN([.AH14];[.AH40];[.AH67];[.AH93];[.AH120])" office:value-type="float" office:value="0.00680000000000003" calcext:value-type="float">
            <text:p>0.007</text:p>
          </table:table-cell>
          <table:table-cell table:style-name="ce38" table:formula="of:=MIN([.AI14];[.AI40];[.AI67];[.AI93];[.AI120])" office:value-type="float" office:value="0.0347000000000001" calcext:value-type="float">
            <text:p>0.035</text:p>
          </table:table-cell>
        </table:table-row>
        <table:table-row table:style-name="ro1">
          <table:table-cell office:value-type="string" calcext:value-type="string">
            <text:p>200_1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446" calcext:value-type="float">
            <text:p>0.9446</text:p>
          </table:table-cell>
          <table:table-cell table:number-columns-repeated="4"/>
          <table:table-cell table:style-name="ce3" office:value-type="string" calcext:value-type="string">
            <text:p>200_16</text:p>
          </table:table-cell>
          <table:table-cell table:style-name="ce6" table:formula="of:=[.$M$1]-[.B23]" office:value-type="float" office:value="0.0556" calcext:value-type="float">
            <text:p>0.056</text:p>
          </table:table-cell>
          <table:table-cell table:style-name="ce6" table:formula="of:=[.$M$1]-[.C23]" office:value-type="float" office:value="0.0389" calcext:value-type="float">
            <text:p>0.039</text:p>
          </table:table-cell>
          <table:table-cell table:style-name="ce6" table:formula="of:=[.$M$1]-[.D23]" office:value-type="float" office:value="0.0366000000000001" calcext:value-type="float">
            <text:p>0.037</text:p>
          </table:table-cell>
          <table:table-cell table:style-name="ce6" table:formula="of:=[.$M$1]-[.E23]" office:value-type="float" office:value="0.0497000000000001" calcext:value-type="float">
            <text:p>0.050</text:p>
          </table:table-cell>
          <table:table-cell table:style-name="ce6" table:formula="of:=[.$M$1]-[.F23]" office:value-type="float" office:value="0.0223" calcext:value-type="float">
            <text:p>0.022</text:p>
          </table:table-cell>
          <table:table-cell table:style-name="ce6" table:formula="of:=[.$M$1]-[.G23]" office:value-type="float" office:value="0.0596" calcext:value-type="float">
            <text:p>0.060</text:p>
          </table:table-cell>
          <table:table-cell table:style-name="ce6" table:formula="of:=[.$M$1]-[.H23]" office:value-type="float" office:value="0.00390000000000001" calcext:value-type="float">
            <text:p>0.004</text:p>
          </table:table-cell>
          <table:table-cell table:style-name="ce6" table:formula="of:=[.$M$1]-[.I23]" office:value-type="float" office:value="0.0576" calcext:value-type="float">
            <text:p>0.058</text:p>
          </table:table-cell>
          <table:table-cell table:style-name="ce6" table:formula="of:=[.$M$1]-[.J23]" office:value-type="float" office:value="0.00540000000000007" calcext:value-type="float">
            <text:p>0.005</text:p>
          </table:table-cell>
          <table:table-cell/>
          <table:table-cell table:style-name="ce3" office:value-type="string" calcext:value-type="string">
            <text:p>200_16</text:p>
          </table:table-cell>
          <table:table-cell table:style-name="ce22" table:formula="of:=ABS([.$M$1]-[.B23])" office:value-type="float" office:value="0.0556" calcext:value-type="float">
            <text:p>0.056</text:p>
          </table:table-cell>
          <table:table-cell table:style-name="ce22" table:formula="of:=ABS([.$M$1]-[.C23])" office:value-type="float" office:value="0.0389" calcext:value-type="float">
            <text:p>0.039</text:p>
          </table:table-cell>
          <table:table-cell table:style-name="ce22" table:formula="of:=ABS([.$M$1]-[.D23])" office:value-type="float" office:value="0.0366000000000001" calcext:value-type="float">
            <text:p>0.037</text:p>
          </table:table-cell>
          <table:table-cell table:style-name="ce22" table:formula="of:=ABS([.$M$1]-[.E23])" office:value-type="float" office:value="0.0497000000000001" calcext:value-type="float">
            <text:p>0.050</text:p>
          </table:table-cell>
          <table:table-cell table:style-name="ce22" table:formula="of:=ABS([.$M$1]-[.F23])" office:value-type="float" office:value="0.0223" calcext:value-type="float">
            <text:p>0.022</text:p>
          </table:table-cell>
          <table:table-cell table:style-name="ce22" table:formula="of:=ABS([.$M$1]-[.G23])" office:value-type="float" office:value="0.0596" calcext:value-type="float">
            <text:p>0.060</text:p>
          </table:table-cell>
          <table:table-cell table:style-name="ce22" table:formula="of:=ABS([.$M$1]-[.H23])" office:value-type="float" office:value="0.00390000000000001" calcext:value-type="float">
            <text:p>0.004</text:p>
          </table:table-cell>
          <table:table-cell table:style-name="ce22" table:formula="of:=ABS([.$M$1]-[.I23])" office:value-type="float" office:value="0.0576" calcext:value-type="float">
            <text:p>0.058</text:p>
          </table:table-cell>
          <table:table-cell table:style-name="ce22" table:formula="of:=ABS([.$M$1]-[.J23])" office:value-type="float" office:value="0.00540000000000007" calcext:value-type="float">
            <text:p>0.005</text:p>
          </table:table-cell>
          <table:table-cell table:number-columns-repeated="6"/>
          <table:table-cell table:style-name="ce3" office:value-type="string" calcext:value-type="string">
            <text:p>200_30</text:p>
          </table:table-cell>
          <table:table-cell table:style-name="ce38" table:formula="of:=MIN([.AA15];[.AA41];[.AA68];[.AA94];[.AA121])" office:value-type="float" office:value="0.0091" calcext:value-type="float">
            <text:p>0.009</text:p>
          </table:table-cell>
          <table:table-cell table:style-name="ce38" table:formula="of:=MIN([.AB15];[.AB41];[.AB68];[.AB94];[.AB121])" office:value-type="float" office:value="0.0155000000000001" calcext:value-type="float">
            <text:p>0.016</text:p>
          </table:table-cell>
          <table:table-cell table:style-name="ce38" table:formula="of:=MIN([.AC15];[.AC41];[.AC68];[.AC94];[.AC121])" office:value-type="float" office:value="0.0136000000000001" calcext:value-type="float">
            <text:p>0.014</text:p>
          </table:table-cell>
          <table:table-cell table:style-name="ce38" table:formula="of:=MIN([.AD15];[.AD41];[.AD68];[.AD94];[.AD121])" office:value-type="float" office:value="0.0182" calcext:value-type="float">
            <text:p>0.018</text:p>
          </table:table-cell>
          <table:table-cell table:style-name="ce38" table:formula="of:=MIN([.AE15];[.AE41];[.AE68];[.AE94];[.AE121])" office:value-type="float" office:value="0.00990000000000002" calcext:value-type="float">
            <text:p>0.010</text:p>
          </table:table-cell>
          <table:table-cell table:style-name="ce38" table:formula="of:=MIN([.AF15];[.AF41];[.AF68];[.AF94];[.AF121])" office:value-type="float" office:value="0.0187000000000001" calcext:value-type="float">
            <text:p>0.019</text:p>
          </table:table-cell>
          <table:table-cell table:style-name="ce38" table:formula="of:=MIN([.AG15];[.AG41];[.AG68];[.AG94];[.AG121])" office:value-type="float" office:value="0.00119999999999998" calcext:value-type="float">
            <text:p>0.001</text:p>
          </table:table-cell>
          <table:table-cell table:style-name="ce38" table:formula="of:=MIN([.AH15];[.AH41];[.AH68];[.AH94];[.AH121])" office:value-type="float" office:value="0.0267000000000001" calcext:value-type="float">
            <text:p>0.027</text:p>
          </table:table-cell>
          <table:table-cell table:style-name="ce38" table:formula="of:=MIN([.AI15];[.AI41];[.AI68];[.AI94];[.AI121])" office:value-type="float" office:value="0.00549999999999995" calcext:value-type="float">
            <text:p>0.005</text:p>
          </table:table-cell>
        </table:table-row>
        <table:table-row table:style-name="ro1">
          <table:table-cell table:number-columns-repeated="14"/>
          <table:table-cell table:style-name="ce4" office:value-type="string" calcext:value-type="string">
            <text:p>Min:</text:p>
          </table:table-cell>
          <table:table-cell table:style-name="ce7" table:formula="of:=-[.$AR$3]" office:value-type="float" office:value="-0.2198" calcext:value-type="float">
            <text:p>-0.220</text:p>
          </table:table-cell>
          <table:table-cell table:style-name="ce7" table:number-columns-repeated="8"/>
          <table:table-cell/>
          <table:table-cell table:style-name="ce4" office:value-type="string" calcext:value-type="string">
            <text:p>Min:</text:p>
          </table:table-cell>
          <table:table-cell table:style-name="ce23" table:formula="of:=-[.$AR$3]" office:value-type="float" office:value="-0.2198" calcext:value-type="float">
            <text:p>-0.220</text:p>
          </table:table-cell>
          <table:table-cell table:style-name="ce33" table:number-columns-repeated="8"/>
          <table:table-cell table:number-columns-repeated="6"/>
          <table:table-cell table:style-name="ce3" office:value-type="string" calcext:value-type="string">
            <text:p>16_30</text:p>
          </table:table-cell>
          <table:table-cell table:style-name="ce38" table:formula="of:=MIN([.AA16];[.AA42];[.AA69];[.AA95];[.AA122])" office:value-type="float" office:value="0.0299" calcext:value-type="float">
            <text:p>0.030</text:p>
          </table:table-cell>
          <table:table-cell table:style-name="ce38" table:formula="of:=MIN([.AB16];[.AB42];[.AB69];[.AB95];[.AB122])" office:value-type="float" office:value="0.00340000000000007" calcext:value-type="float">
            <text:p>0.003</text:p>
          </table:table-cell>
          <table:table-cell table:style-name="ce38" table:formula="of:=MIN([.AC16];[.AC42];[.AC69];[.AC95];[.AC122])" office:value-type="float" office:value="0.016" calcext:value-type="float">
            <text:p>0.016</text:p>
          </table:table-cell>
          <table:table-cell table:style-name="ce38" table:formula="of:=MIN([.AD16];[.AD42];[.AD69];[.AD95];[.AD122])" office:value-type="float" office:value="0.0286000000000001" calcext:value-type="float">
            <text:p>0.029</text:p>
          </table:table-cell>
          <table:table-cell table:style-name="ce38" table:formula="of:=MIN([.AE16];[.AE42];[.AE69];[.AE95];[.AE122])" office:value-type="float" office:value="0.052" calcext:value-type="float">
            <text:p>0.052</text:p>
          </table:table-cell>
          <table:table-cell table:style-name="ce38" table:formula="of:=MIN([.AF16];[.AF42];[.AF69];[.AF95];[.AF122])" office:value-type="float" office:value="0.022" calcext:value-type="float">
            <text:p>0.022</text:p>
          </table:table-cell>
          <table:table-cell table:style-name="ce38" table:formula="of:=MIN([.AG16];[.AG42];[.AG69];[.AG95];[.AG122])" office:value-type="float" office:value="0.0241" calcext:value-type="float">
            <text:p>0.024</text:p>
          </table:table-cell>
          <table:table-cell table:style-name="ce38" table:formula="of:=MIN([.AH16];[.AH42];[.AH69];[.AH95];[.AH122])" office:value-type="float" office:value="0.00490000000000002" calcext:value-type="float">
            <text:p>0.005</text:p>
          </table:table-cell>
          <table:table-cell table:style-name="ce38" table:formula="of:=MIN([.AI16];[.AI42];[.AI69];[.AI95];[.AI122])" office:value-type="float" office:value="0.0406" calcext:value-type="float">
            <text:p>0.041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13"/>
          <table:table-cell table:style-name="ce4" office:value-type="string" calcext:value-type="string">
            <text:p>Max:</text:p>
          </table:table-cell>
          <table:table-cell table:style-name="ce7" table:formula="of:=[.$AR$3]" office:value-type="float" office:value="0.2198" calcext:value-type="float">
            <text:p>0.220</text:p>
          </table:table-cell>
          <table:table-cell table:style-name="ce7" table:number-columns-repeated="8"/>
          <table:table-cell/>
          <table:table-cell table:style-name="ce4" office:value-type="string" calcext:value-type="string">
            <text:p>Max:</text:p>
          </table:table-cell>
          <table:table-cell table:style-name="ce23" table:formula="of:=[.$AR$3]" office:value-type="float" office:value="0.2198" calcext:value-type="float">
            <text:p>0.220</text:p>
          </table:table-cell>
          <table:table-cell table:style-name="ce33" table:number-columns-repeated="8"/>
          <table:table-cell table:number-columns-repeated="6"/>
          <table:table-cell table:style-name="ce3" office:value-type="string" calcext:value-type="string">
            <text:p>30_16</text:p>
          </table:table-cell>
          <table:table-cell table:style-name="ce38" table:formula="of:=MIN([.AA17];[.AA43];[.AA70];[.AA96];[.AA123])" office:value-type="float" office:value="0.0292" calcext:value-type="float">
            <text:p>0.029</text:p>
          </table:table-cell>
          <table:table-cell table:style-name="ce38" table:formula="of:=MIN([.AB17];[.AB43];[.AB70];[.AB96];[.AB123])" office:value-type="float" office:value="0.00219999999999998" calcext:value-type="float">
            <text:p>0.002</text:p>
          </table:table-cell>
          <table:table-cell table:style-name="ce38" table:formula="of:=MIN([.AC17];[.AC43];[.AC70];[.AC96];[.AC123])" office:value-type="float" office:value="0.0153" calcext:value-type="float">
            <text:p>0.015</text:p>
          </table:table-cell>
          <table:table-cell table:style-name="ce38" table:formula="of:=MIN([.AD17];[.AD43];[.AD70];[.AD96];[.AD123])" office:value-type="float" office:value="0.0498000000000001" calcext:value-type="float">
            <text:p>0.050</text:p>
          </table:table-cell>
          <table:table-cell table:style-name="ce38" table:formula="of:=MIN([.AE17];[.AE43];[.AE70];[.AE96];[.AE123])" office:value-type="float" office:value="0.0211" calcext:value-type="float">
            <text:p>0.021</text:p>
          </table:table-cell>
          <table:table-cell table:style-name="ce38" table:formula="of:=MIN([.AF17];[.AF43];[.AF70];[.AF96];[.AF123])" office:value-type="float" office:value="0.0251" calcext:value-type="float">
            <text:p>0.025</text:p>
          </table:table-cell>
          <table:table-cell table:style-name="ce38" table:formula="of:=MIN([.AG17];[.AG43];[.AG70];[.AG96];[.AG123])" office:value-type="float" office:value="0.0199" calcext:value-type="float">
            <text:p>0.020</text:p>
          </table:table-cell>
          <table:table-cell table:style-name="ce38" table:formula="of:=MIN([.AH17];[.AH43];[.AH70];[.AH96];[.AH123])" office:value-type="float" office:value="0.0423" calcext:value-type="float">
            <text:p>0.042</text:p>
          </table:table-cell>
          <table:table-cell table:style-name="ce38" table:formula="of:=MIN([.AI17];[.AI43];[.AI70];[.AI96];[.AI123])" office:value-type="float" office:value="0.0133" calcext:value-type="float">
            <text:p>0.013</text:p>
          </table:table-cell>
        </table:table-row>
        <table:table-row table:style-name="ro1">
          <table:table-cell office:value-type="string" calcext:value-type="string">
            <text:p>0.2_0.2</text:p>
          </table:table-cell>
          <table:table-cell office:value-type="string" calcext:value-type="string">
            <text:p>0.5_0.5</text:p>
          </table:table-cell>
          <table:table-cell office:value-type="string" calcext:value-type="string">
            <text:p>1_1</text:p>
          </table:table-cell>
          <table:table-cell office:value-type="string" calcext:value-type="string">
            <text:p>0.2_0.5</text:p>
          </table:table-cell>
          <table:table-cell office:value-type="string" calcext:value-type="string">
            <text:p>0.5_0.2</text:p>
          </table:table-cell>
          <table:table-cell office:value-type="string" calcext:value-type="string">
            <text:p>0.2_1</text:p>
          </table:table-cell>
          <table:table-cell office:value-type="string" calcext:value-type="string">
            <text:p>1_0.2</text:p>
          </table:table-cell>
          <table:table-cell office:value-type="string" calcext:value-type="string">
            <text:p>0.5_1</text:p>
          </table:table-cell>
          <table:table-cell office:value-type="string" calcext:value-type="string">
            <text:p>1_0.5</text:p>
          </table:table-cell>
          <table:table-cell table:number-columns-repeated="5"/>
          <table:table-cell table:style-name="ce4"/>
          <table:table-cell table:number-columns-repeated="10"/>
          <table:table-cell table:style-name="ce4"/>
          <table:table-cell table:style-name="ce1" table:number-columns-repeated="9"/>
          <table:table-cell table:number-columns-repeated="6"/>
          <table:table-cell table:style-name="ce3" office:value-type="string" calcext:value-type="string">
            <text:p>16_60</text:p>
          </table:table-cell>
          <table:table-cell table:style-name="ce38" table:formula="of:=MIN([.AA18];[.AA44];[.AA71];[.AA97];[.AA124])" office:value-type="float" office:value="0.0257000000000001" calcext:value-type="float">
            <text:p>0.026</text:p>
          </table:table-cell>
          <table:table-cell table:style-name="ce38" table:formula="of:=MIN([.AB18];[.AB44];[.AB71];[.AB97];[.AB124])" office:value-type="float" office:value="0.0213" calcext:value-type="float">
            <text:p>0.021</text:p>
          </table:table-cell>
          <table:table-cell table:style-name="ce38" table:formula="of:=MIN([.AC18];[.AC44];[.AC71];[.AC97];[.AC124])" office:value-type="float" office:value="0.00690000000000002" calcext:value-type="float">
            <text:p>0.007</text:p>
          </table:table-cell>
          <table:table-cell table:style-name="ce38" table:formula="of:=MIN([.AD18];[.AD44];[.AD71];[.AD97];[.AD124])" office:value-type="float" office:value="0.0159" calcext:value-type="float">
            <text:p>0.016</text:p>
          </table:table-cell>
          <table:table-cell table:style-name="ce38" table:formula="of:=MIN([.AE18];[.AE44];[.AE71];[.AE97];[.AE124])" office:value-type="float" office:value="0.0486" calcext:value-type="float">
            <text:p>0.049</text:p>
          </table:table-cell>
          <table:table-cell table:style-name="ce38" table:formula="of:=MIN([.AF18];[.AF44];[.AF71];[.AF97];[.AF124])" office:value-type="float" office:value="0.021" calcext:value-type="float">
            <text:p>0.021</text:p>
          </table:table-cell>
          <table:table-cell table:style-name="ce38" table:formula="of:=MIN([.AG18];[.AG44];[.AG71];[.AG97];[.AG124])" office:value-type="float" office:value="0.0206000000000001" calcext:value-type="float">
            <text:p>0.021</text:p>
          </table:table-cell>
          <table:table-cell table:style-name="ce38" table:formula="of:=MIN([.AH18];[.AH44];[.AH71];[.AH97];[.AH124])" office:value-type="float" office:value="0.0121" calcext:value-type="float">
            <text:p>0.012</text:p>
          </table:table-cell>
          <table:table-cell table:style-name="ce38" table:formula="of:=MIN([.AI18];[.AI44];[.AI71];[.AI97];[.AI124])" office:value-type="float" office:value="0.0466" calcext:value-type="float">
            <text:p>0.047</text:p>
          </table:table-cell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79" calcext:value-type="float">
            <text:p>0.9079</text:p>
          </table:table-cell>
          <table:table-cell table:number-columns-repeated="4"/>
          <table:table-cell table:style-name="ce4"/>
          <table:table-cell table:number-columns-repeated="10"/>
          <table:table-cell table:style-name="ce4"/>
          <table:table-cell table:style-name="ce1" table:number-columns-repeated="9"/>
          <table:table-cell table:number-columns-repeated="6"/>
          <table:table-cell table:style-name="ce3" office:value-type="string" calcext:value-type="string">
            <text:p>60_16</text:p>
          </table:table-cell>
          <table:table-cell table:style-name="ce38" table:formula="of:=MIN([.AA19];[.AA45];[.AA72];[.AA98];[.AA125])" office:value-type="float" office:value="0.0303" calcext:value-type="float">
            <text:p>0.030</text:p>
          </table:table-cell>
          <table:table-cell table:style-name="ce38" table:formula="of:=MIN([.AB19];[.AB45];[.AB72];[.AB98];[.AB125])" office:value-type="float" office:value="0.0171" calcext:value-type="float">
            <text:p>0.017</text:p>
          </table:table-cell>
          <table:table-cell table:style-name="ce38" table:formula="of:=MIN([.AC19];[.AC45];[.AC72];[.AC98];[.AC125])" office:value-type="float" office:value="0.00700000000000001" calcext:value-type="float">
            <text:p>0.007</text:p>
          </table:table-cell>
          <table:table-cell table:style-name="ce38" table:formula="of:=MIN([.AD19];[.AD45];[.AD72];[.AD98];[.AD125])" office:value-type="float" office:value="0.0464" calcext:value-type="float">
            <text:p>0.046</text:p>
          </table:table-cell>
          <table:table-cell table:style-name="ce38" table:formula="of:=MIN([.AE19];[.AE45];[.AE72];[.AE98];[.AE125])" office:value-type="float" office:value="0.0154" calcext:value-type="float">
            <text:p>0.015</text:p>
          </table:table-cell>
          <table:table-cell table:style-name="ce38" table:formula="of:=MIN([.AF19];[.AF45];[.AF72];[.AF98];[.AF125])" office:value-type="float" office:value="0.0191" calcext:value-type="float">
            <text:p>0.019</text:p>
          </table:table-cell>
          <table:table-cell table:style-name="ce38" table:formula="of:=MIN([.AG19];[.AG45];[.AG72];[.AG98];[.AG125])" office:value-type="float" office:value="0.0175000000000001" calcext:value-type="float">
            <text:p>0.018</text:p>
          </table:table-cell>
          <table:table-cell table:style-name="ce38" table:formula="of:=MIN([.AH19];[.AH45];[.AH72];[.AH98];[.AH125])" office:value-type="float" office:value="0.0397000000000001" calcext:value-type="float">
            <text:p>0.040</text:p>
          </table:table-cell>
          <table:table-cell table:style-name="ce38" table:formula="of:=MIN([.AI19];[.AI45];[.AI72];[.AI98];[.AI125])" office:value-type="float" office:value="0.0116999999999999" calcext:value-type="float">
            <text:p>0.012</text:p>
          </table:table-cell>
        </table:table-row>
        <table:table-row table:style-name="ro1">
          <table:table-cell office:value-type="string" calcext:value-type="string">
            <text:p>30_30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178" calcext:value-type="float">
            <text:p>0.9178</text:p>
          </table:table-cell>
          <table:table-cell table:number-columns-repeated="4"/>
          <table:table-cell table:style-name="ce4"/>
          <table:table-cell table:number-columns-repeated="10"/>
          <table:table-cell table:style-name="ce4"/>
          <table:table-cell table:style-name="ce1" table:number-columns-repeated="9"/>
          <table:table-cell table:number-columns-repeated="6"/>
          <table:table-cell table:style-name="ce3" office:value-type="string" calcext:value-type="string">
            <text:p>16_90</text:p>
          </table:table-cell>
          <table:table-cell table:style-name="ce38" table:formula="of:=MIN([.AA20];[.AA46];[.AA73];[.AA99];[.AA126])" office:value-type="float" office:value="0.0226000000000001" calcext:value-type="float">
            <text:p>0.023</text:p>
          </table:table-cell>
          <table:table-cell table:style-name="ce38" table:formula="of:=MIN([.AB20];[.AB46];[.AB73];[.AB99];[.AB126])" office:value-type="float" office:value="0.0302" calcext:value-type="float">
            <text:p>0.030</text:p>
          </table:table-cell>
          <table:table-cell table:style-name="ce38" table:formula="of:=MIN([.AC20];[.AC46];[.AC73];[.AC99];[.AC126])" office:value-type="float" office:value="0.0122" calcext:value-type="float">
            <text:p>0.012</text:p>
          </table:table-cell>
          <table:table-cell table:style-name="ce38" table:formula="of:=MIN([.AD20];[.AD46];[.AD73];[.AD99];[.AD126])" office:value-type="float" office:value="0.0142" calcext:value-type="float">
            <text:p>0.014</text:p>
          </table:table-cell>
          <table:table-cell table:style-name="ce38" table:formula="of:=MIN([.AE20];[.AE46];[.AE73];[.AE99];[.AE126])" office:value-type="float" office:value="0.0426" calcext:value-type="float">
            <text:p>0.043</text:p>
          </table:table-cell>
          <table:table-cell table:style-name="ce38" table:formula="of:=MIN([.AF20];[.AF46];[.AF73];[.AF99];[.AF126])" office:value-type="float" office:value="0.00670000000000004" calcext:value-type="float">
            <text:p>0.007</text:p>
          </table:table-cell>
          <table:table-cell table:style-name="ce38" table:formula="of:=MIN([.AG20];[.AG46];[.AG73];[.AG99];[.AG126])" office:value-type="float" office:value="0.0256000000000001" calcext:value-type="float">
            <text:p>0.026</text:p>
          </table:table-cell>
          <table:table-cell table:style-name="ce38" table:formula="of:=MIN([.AH20];[.AH46];[.AH73];[.AH99];[.AH126])" office:value-type="float" office:value="0.0124" calcext:value-type="float">
            <text:p>0.012</text:p>
          </table:table-cell>
          <table:table-cell table:style-name="ce38" table:formula="of:=MIN([.AI20];[.AI46];[.AI73];[.AI99];[.AI126])" office:value-type="float" office:value="0.0383" calcext:value-type="float">
            <text:p>0.038</text:p>
          </table:table-cell>
        </table:table-row>
        <table:table-row table:style-name="ro1">
          <table:table-cell office:value-type="string" calcext:value-type="string">
            <text:p>60_60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58" calcext:value-type="float">
            <text:p>0.9358</text:p>
          </table:table-cell>
          <table:table-cell table:number-columns-repeated="4"/>
          <table:table-cell table:style-name="ce2" office:value-type="string" calcext:value-type="string" table:number-columns-spanned="10" table:number-rows-spanned="1">
            <text:p>Basic</text:p>
          </table:table-cell>
          <table:covered-table-cell table:number-columns-repeated="9"/>
          <table:table-cell/>
          <table:table-cell table:style-name="ce2" office:value-type="string" calcext:value-type="string" table:number-columns-spanned="10" table:number-rows-spanned="1">
            <text:p>Basic</text:p>
          </table:table-cell>
          <table:covered-table-cell table:number-columns-repeated="9" table:style-name="ce1"/>
          <table:table-cell table:number-columns-repeated="6"/>
          <table:table-cell table:style-name="ce3" office:value-type="string" calcext:value-type="string">
            <text:p>90_16</text:p>
          </table:table-cell>
          <table:table-cell table:style-name="ce38" table:formula="of:=MIN([.AA21];[.AA47];[.AA74];[.AA100];[.AA127])" office:value-type="float" office:value="0.0299" calcext:value-type="float">
            <text:p>0.030</text:p>
          </table:table-cell>
          <table:table-cell table:style-name="ce38" table:formula="of:=MIN([.AB21];[.AB47];[.AB74];[.AB100];[.AB127])" office:value-type="float" office:value="0.0253" calcext:value-type="float">
            <text:p>0.025</text:p>
          </table:table-cell>
          <table:table-cell table:style-name="ce38" table:formula="of:=MIN([.AC21];[.AC47];[.AC74];[.AC100];[.AC127])" office:value-type="float" office:value="0.0105000000000001" calcext:value-type="float">
            <text:p>0.011</text:p>
          </table:table-cell>
          <table:table-cell table:style-name="ce38" table:formula="of:=MIN([.AD21];[.AD47];[.AD74];[.AD100];[.AD127])" office:value-type="float" office:value="0.045" calcext:value-type="float">
            <text:p>0.045</text:p>
          </table:table-cell>
          <table:table-cell table:style-name="ce38" table:formula="of:=MIN([.AE21];[.AE47];[.AE74];[.AE100];[.AE127])" office:value-type="float" office:value="0.0129" calcext:value-type="float">
            <text:p>0.013</text:p>
          </table:table-cell>
          <table:table-cell table:style-name="ce38" table:formula="of:=MIN([.AF21];[.AF47];[.AF74];[.AF100];[.AF127])" office:value-type="float" office:value="0.0274" calcext:value-type="float">
            <text:p>0.027</text:p>
          </table:table-cell>
          <table:table-cell table:style-name="ce38" table:formula="of:=MIN([.AG21];[.AG47];[.AG74];[.AG100];[.AG127])" office:value-type="float" office:value="0.0109" calcext:value-type="float">
            <text:p>0.011</text:p>
          </table:table-cell>
          <table:table-cell table:style-name="ce38" table:formula="of:=MIN([.AH21];[.AH47];[.AH74];[.AH100];[.AH127])" office:value-type="float" office:value="0.038" calcext:value-type="float">
            <text:p>0.038</text:p>
          </table:table-cell>
          <table:table-cell table:style-name="ce38" table:formula="of:=MIN([.AI21];[.AI47];[.AI74];[.AI100];[.AI127])" office:value-type="float" office:value="0.0159999999999999" calcext:value-type="float">
            <text:p>0.016</text:p>
          </table:table-cell>
        </table:table-row>
        <table:table-row table:style-name="ro1">
          <table:table-cell office:value-type="string" calcext:value-type="string">
            <text:p>90_90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9405" calcext:value-type="float">
            <text:p>0.9405</text:p>
          </table:table-cell>
          <table:table-cell table:number-columns-repeated="5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 table:number-columns-repeated="6"/>
          <table:table-cell table:style-name="ce3" office:value-type="string" calcext:value-type="string">
            <text:p>16_200</text:p>
          </table:table-cell>
          <table:table-cell table:style-name="ce38" table:formula="of:=MIN([.AA22];[.AA48];[.AA75];[.AA101];[.AA128])" office:value-type="float" office:value="0.0272" calcext:value-type="float">
            <text:p>0.027</text:p>
          </table:table-cell>
          <table:table-cell table:style-name="ce38" table:formula="of:=MIN([.AB22];[.AB48];[.AB75];[.AB101];[.AB128])" office:value-type="float" office:value="0.0402" calcext:value-type="float">
            <text:p>0.040</text:p>
          </table:table-cell>
          <table:table-cell table:style-name="ce38" table:formula="of:=MIN([.AC22];[.AC48];[.AC75];[.AC101];[.AC128])" office:value-type="float" office:value="0.0402" calcext:value-type="float">
            <text:p>0.040</text:p>
          </table:table-cell>
          <table:table-cell table:style-name="ce38" table:formula="of:=MIN([.AD22];[.AD48];[.AD75];[.AD101];[.AD128])" office:value-type="float" office:value="0.0219" calcext:value-type="float">
            <text:p>0.022</text:p>
          </table:table-cell>
          <table:table-cell table:style-name="ce38" table:formula="of:=MIN([.AE22];[.AE48];[.AE75];[.AE101];[.AE128])" office:value-type="float" office:value="0.0464" calcext:value-type="float">
            <text:p>0.046</text:p>
          </table:table-cell>
          <table:table-cell table:style-name="ce38" table:formula="of:=MIN([.AF22];[.AF48];[.AF75];[.AF101];[.AF128])" office:value-type="float" office:value="0.005" calcext:value-type="float">
            <text:p>0.005</text:p>
          </table:table-cell>
          <table:table-cell table:style-name="ce38" table:formula="of:=MIN([.AG22];[.AG48];[.AG75];[.AG101];[.AG128])" office:value-type="float" office:value="0.0292" calcext:value-type="float">
            <text:p>0.029</text:p>
          </table:table-cell>
          <table:table-cell table:style-name="ce38" table:formula="of:=MIN([.AH22];[.AH48];[.AH75];[.AH101];[.AH128])" office:value-type="float" office:value="0.000800000000000023" calcext:value-type="float">
            <text:p>0.001</text:p>
          </table:table-cell>
          <table:table-cell table:style-name="ce38" table:formula="of:=MIN([.AI22];[.AI48];[.AI75];[.AI101];[.AI128])"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200_2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402" calcext:value-type="float">
            <text:p>0.9402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485" calcext:value-type="float">
            <text:p>0.9485</text:p>
          </table:table-cell>
          <table:table-cell table:number-columns-repeated="4"/>
          <table:table-cell table:style-name="ce3" office:value-type="string" calcext:value-type="string">
            <text:p>16_16</text:p>
          </table:table-cell>
          <table:table-cell table:style-name="ce8" table:formula="of:=[.$M$1]-[.B27]" office:value-type="float" office:value="0.0495" calcext:value-type="float">
            <text:p>0.050</text:p>
          </table:table-cell>
          <table:table-cell table:style-name="ce8" table:formula="of:=[.$M$1]-[.C27]" office:value-type="float" office:value="-0.00639999999999996" calcext:value-type="float">
            <text:p>-0.006</text:p>
          </table:table-cell>
          <table:table-cell table:style-name="ce8" table:formula="of:=[.$M$1]-[.D27]" office:value-type="float" office:value="-0.0479999999999999" calcext:value-type="float">
            <text:p>-0.048</text:p>
          </table:table-cell>
          <table:table-cell table:style-name="ce8" table:formula="of:=[.$M$1]-[.E27]" office:value-type="float" office:value="0.0407000000000001" calcext:value-type="float">
            <text:p>0.041</text:p>
          </table:table-cell>
          <table:table-cell table:style-name="ce8" table:formula="of:=[.$M$1]-[.F27]" office:value-type="float" office:value="0.0482" calcext:value-type="float">
            <text:p>0.048</text:p>
          </table:table-cell>
          <table:table-cell table:style-name="ce8" table:formula="of:=[.$M$1]-[.G27]" office:value-type="float" office:value="0.0775" calcext:value-type="float">
            <text:p>0.078</text:p>
          </table:table-cell>
          <table:table-cell table:style-name="ce8" table:formula="of:=[.$M$1]-[.H27]" office:value-type="float" office:value="0.0846" calcext:value-type="float">
            <text:p>0.085</text:p>
          </table:table-cell>
          <table:table-cell table:style-name="ce8" table:formula="of:=[.$M$1]-[.I27]" office:value-type="float" office:value="0.0411" calcext:value-type="float">
            <text:p>0.041</text:p>
          </table:table-cell>
          <table:table-cell table:style-name="ce8" table:formula="of:=[.$M$1]-[.J27]" office:value-type="float" office:value="0.0421" calcext:value-type="float">
            <text:p>0.042</text:p>
          </table:table-cell>
          <table:table-cell/>
          <table:table-cell table:style-name="ce3" office:value-type="string" calcext:value-type="string">
            <text:p>16_16</text:p>
          </table:table-cell>
          <table:table-cell table:style-name="ce24" table:formula="of:=ABS([.$M$1]-[.B27])" office:value-type="float" office:value="0.0495" calcext:value-type="float">
            <text:p>0.050</text:p>
          </table:table-cell>
          <table:table-cell table:style-name="ce24" table:formula="of:=ABS([.$M$1]-[.C27])" office:value-type="float" office:value="0.00639999999999996" calcext:value-type="float">
            <text:p>0.006</text:p>
          </table:table-cell>
          <table:table-cell table:style-name="ce24" table:formula="of:=ABS([.$M$1]-[.D27])" office:value-type="float" office:value="0.0479999999999999" calcext:value-type="float">
            <text:p>0.048</text:p>
          </table:table-cell>
          <table:table-cell table:style-name="ce24" table:formula="of:=ABS([.$M$1]-[.E27])" office:value-type="float" office:value="0.0407000000000001" calcext:value-type="float">
            <text:p>0.041</text:p>
          </table:table-cell>
          <table:table-cell table:style-name="ce24" table:formula="of:=ABS([.$M$1]-[.F27])" office:value-type="float" office:value="0.0482" calcext:value-type="float">
            <text:p>0.048</text:p>
          </table:table-cell>
          <table:table-cell table:style-name="ce24" table:formula="of:=ABS([.$M$1]-[.G27])" office:value-type="float" office:value="0.0775" calcext:value-type="float">
            <text:p>0.078</text:p>
          </table:table-cell>
          <table:table-cell table:style-name="ce24" table:formula="of:=ABS([.$M$1]-[.H27])" office:value-type="float" office:value="0.0846" calcext:value-type="float">
            <text:p>0.085</text:p>
          </table:table-cell>
          <table:table-cell table:style-name="ce24" table:formula="of:=ABS([.$M$1]-[.I27])" office:value-type="float" office:value="0.0411" calcext:value-type="float">
            <text:p>0.041</text:p>
          </table:table-cell>
          <table:table-cell table:style-name="ce24" table:formula="of:=ABS([.$M$1]-[.J27])" office:value-type="float" office:value="0.0421" calcext:value-type="float">
            <text:p>0.042</text:p>
          </table:table-cell>
          <table:table-cell table:number-columns-repeated="6"/>
          <table:table-cell table:style-name="ce3" office:value-type="string" calcext:value-type="string">
            <text:p>200_16</text:p>
          </table:table-cell>
          <table:table-cell table:style-name="ce38" table:formula="of:=MIN([.AA23];[.AA49];[.AA76];[.AA102];[.AA129])" office:value-type="float" office:value="0.0213" calcext:value-type="float">
            <text:p>0.021</text:p>
          </table:table-cell>
          <table:table-cell table:style-name="ce38" table:formula="of:=MIN([.AB23];[.AB49];[.AB76];[.AB102];[.AB129])" office:value-type="float" office:value="0.0374" calcext:value-type="float">
            <text:p>0.037</text:p>
          </table:table-cell>
          <table:table-cell table:style-name="ce38" table:formula="of:=MIN([.AC23];[.AC49];[.AC76];[.AC102];[.AC129])" office:value-type="float" office:value="0.0359" calcext:value-type="float">
            <text:p>0.036</text:p>
          </table:table-cell>
          <table:table-cell table:style-name="ce38" table:formula="of:=MIN([.AD23];[.AD49];[.AD76];[.AD102];[.AD129])" office:value-type="float" office:value="0.0399" calcext:value-type="float">
            <text:p>0.040</text:p>
          </table:table-cell>
          <table:table-cell table:style-name="ce38" table:formula="of:=MIN([.AE23];[.AE49];[.AE76];[.AE102];[.AE129])" office:value-type="float" office:value="0.0194" calcext:value-type="float">
            <text:p>0.019</text:p>
          </table:table-cell>
          <table:table-cell table:style-name="ce38" table:formula="of:=MIN([.AF23];[.AF49];[.AF76];[.AF102];[.AF129])" office:value-type="float" office:value="0.0309" calcext:value-type="float">
            <text:p>0.031</text:p>
          </table:table-cell>
          <table:table-cell table:style-name="ce38" table:formula="of:=MIN([.AG23];[.AG49];[.AG76];[.AG102];[.AG129])" office:value-type="float" office:value="0.00260000000000005" calcext:value-type="float">
            <text:p>0.003</text:p>
          </table:table-cell>
          <table:table-cell table:style-name="ce38" table:formula="of:=MIN([.AH23];[.AH49];[.AH76];[.AH102];[.AH129])" office:value-type="float" office:value="0.0403" calcext:value-type="float">
            <text:p>0.040</text:p>
          </table:table-cell>
          <table:table-cell table:style-name="ce38" table:formula="of:=MIN([.AI23];[.AI49];[.AI76];[.AI102];[.AI129])" office:value-type="float" office:value="0.00540000000000007" calcext:value-type="float">
            <text:p>0.005</text:p>
          </table:table-cell>
        </table:table-row>
        <table:table-row table:style-name="ro1">
          <table:table-cell office:value-type="string" calcext:value-type="string">
            <text:p>30_60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9088" calcext:value-type="float">
            <text:p>0.9088</text:p>
          </table:table-cell>
          <table:table-cell table:number-columns-repeated="4"/>
          <table:table-cell table:style-name="ce3" office:value-type="string" calcext:value-type="string">
            <text:p>30_30</text:p>
          </table:table-cell>
          <table:table-cell table:style-name="ce8" table:formula="of:=[.$M$1]-[.B28]" office:value-type="float" office:value="0.0304" calcext:value-type="float">
            <text:p>0.030</text:p>
          </table:table-cell>
          <table:table-cell table:style-name="ce8" table:formula="of:=[.$M$1]-[.C28]" office:value-type="float" office:value="-0.00409999999999999" calcext:value-type="float">
            <text:p>-0.004</text:p>
          </table:table-cell>
          <table:table-cell table:style-name="ce8" table:formula="of:=[.$M$1]-[.D28]" office:value-type="float" office:value="-0.0484" calcext:value-type="float">
            <text:p>-0.048</text:p>
          </table:table-cell>
          <table:table-cell table:style-name="ce8" table:formula="of:=[.$M$1]-[.E28]" office:value-type="float" office:value="0.0254" calcext:value-type="float">
            <text:p>0.025</text:p>
          </table:table-cell>
          <table:table-cell table:style-name="ce8" table:formula="of:=[.$M$1]-[.F28]" office:value-type="float" office:value="0.0284" calcext:value-type="float">
            <text:p>0.028</text:p>
          </table:table-cell>
          <table:table-cell table:style-name="ce8" table:formula="of:=[.$M$1]-[.G28]" office:value-type="float" office:value="0.0554" calcext:value-type="float">
            <text:p>0.055</text:p>
          </table:table-cell>
          <table:table-cell table:style-name="ce8" table:formula="of:=[.$M$1]-[.H28]" office:value-type="float" office:value="0.0521" calcext:value-type="float">
            <text:p>0.052</text:p>
          </table:table-cell>
          <table:table-cell table:style-name="ce8" table:formula="of:=[.$M$1]-[.I28]" office:value-type="float" office:value="0.0232" calcext:value-type="float">
            <text:p>0.023</text:p>
          </table:table-cell>
          <table:table-cell table:style-name="ce8" table:formula="of:=[.$M$1]-[.J28]" office:value-type="float" office:value="0.0322" calcext:value-type="float">
            <text:p>0.032</text:p>
          </table:table-cell>
          <table:table-cell/>
          <table:table-cell table:style-name="ce3" office:value-type="string" calcext:value-type="string">
            <text:p>30_30</text:p>
          </table:table-cell>
          <table:table-cell table:style-name="ce24" table:formula="of:=ABS([.$M$1]-[.B28])" office:value-type="float" office:value="0.0304" calcext:value-type="float">
            <text:p>0.030</text:p>
          </table:table-cell>
          <table:table-cell table:style-name="ce24" table:formula="of:=ABS([.$M$1]-[.C28])" office:value-type="float" office:value="0.00409999999999999" calcext:value-type="float">
            <text:p>0.004</text:p>
          </table:table-cell>
          <table:table-cell table:style-name="ce24" table:formula="of:=ABS([.$M$1]-[.D28])" office:value-type="float" office:value="0.0484" calcext:value-type="float">
            <text:p>0.048</text:p>
          </table:table-cell>
          <table:table-cell table:style-name="ce24" table:formula="of:=ABS([.$M$1]-[.E28])" office:value-type="float" office:value="0.0254" calcext:value-type="float">
            <text:p>0.025</text:p>
          </table:table-cell>
          <table:table-cell table:style-name="ce24" table:formula="of:=ABS([.$M$1]-[.F28])" office:value-type="float" office:value="0.0284" calcext:value-type="float">
            <text:p>0.028</text:p>
          </table:table-cell>
          <table:table-cell table:style-name="ce24" table:formula="of:=ABS([.$M$1]-[.G28])" office:value-type="float" office:value="0.0554" calcext:value-type="float">
            <text:p>0.055</text:p>
          </table:table-cell>
          <table:table-cell table:style-name="ce24" table:formula="of:=ABS([.$M$1]-[.H28])" office:value-type="float" office:value="0.0521" calcext:value-type="float">
            <text:p>0.052</text:p>
          </table:table-cell>
          <table:table-cell table:style-name="ce24" table:formula="of:=ABS([.$M$1]-[.I28])" office:value-type="float" office:value="0.0232" calcext:value-type="float">
            <text:p>0.023</text:p>
          </table:table-cell>
          <table:table-cell table:style-name="ce24" table:formula="of:=ABS([.$M$1]-[.J28])" office:value-type="float" office:value="0.0322" calcext:value-type="float">
            <text:p>0.0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30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477" calcext:value-type="float">
            <text:p>0.9477</text:p>
          </table:table-cell>
          <table:table-cell table:number-columns-repeated="4"/>
          <table:table-cell table:style-name="ce3" office:value-type="string" calcext:value-type="string">
            <text:p>60_60</text:p>
          </table:table-cell>
          <table:table-cell table:style-name="ce8" table:formula="of:=[.$M$1]-[.B29]" office:value-type="float" office:value="0.0153" calcext:value-type="float">
            <text:p>0.015</text:p>
          </table:table-cell>
          <table:table-cell table:style-name="ce8" table:formula="of:=[.$M$1]-[.C29]" office:value-type="float" office:value="-0.00349999999999995" calcext:value-type="float">
            <text:p>-0.003</text:p>
          </table:table-cell>
          <table:table-cell table:style-name="ce8" table:formula="of:=[.$M$1]-[.D29]" office:value-type="float" office:value="-0.0443" calcext:value-type="float">
            <text:p>-0.044</text:p>
          </table:table-cell>
          <table:table-cell table:style-name="ce8" table:formula="of:=[.$M$1]-[.E29]" office:value-type="float" office:value="0.0148" calcext:value-type="float">
            <text:p>0.015</text:p>
          </table:table-cell>
          <table:table-cell table:style-name="ce8" table:formula="of:=[.$M$1]-[.F29]" office:value-type="float" office:value="0.0171" calcext:value-type="float">
            <text:p>0.017</text:p>
          </table:table-cell>
          <table:table-cell table:style-name="ce8" table:formula="of:=[.$M$1]-[.G29]" office:value-type="float" office:value="0.0288" calcext:value-type="float">
            <text:p>0.029</text:p>
          </table:table-cell>
          <table:table-cell table:style-name="ce8" table:formula="of:=[.$M$1]-[.H29]" office:value-type="float" office:value="0.0367000000000001" calcext:value-type="float">
            <text:p>0.037</text:p>
          </table:table-cell>
          <table:table-cell table:style-name="ce8" table:formula="of:=[.$M$1]-[.I29]" office:value-type="float" office:value="0.0167" calcext:value-type="float">
            <text:p>0.017</text:p>
          </table:table-cell>
          <table:table-cell table:style-name="ce8" table:formula="of:=[.$M$1]-[.J29]" office:value-type="float" office:value="0.0142" calcext:value-type="float">
            <text:p>0.014</text:p>
          </table:table-cell>
          <table:table-cell/>
          <table:table-cell table:style-name="ce3" office:value-type="string" calcext:value-type="string">
            <text:p>60_60</text:p>
          </table:table-cell>
          <table:table-cell table:style-name="ce24" table:formula="of:=ABS([.$M$1]-[.B29])" office:value-type="float" office:value="0.0153" calcext:value-type="float">
            <text:p>0.015</text:p>
          </table:table-cell>
          <table:table-cell table:style-name="ce24" table:formula="of:=ABS([.$M$1]-[.C29])" office:value-type="float" office:value="0.00349999999999995" calcext:value-type="float">
            <text:p>0.003</text:p>
          </table:table-cell>
          <table:table-cell table:style-name="ce24" table:formula="of:=ABS([.$M$1]-[.D29])" office:value-type="float" office:value="0.0443" calcext:value-type="float">
            <text:p>0.044</text:p>
          </table:table-cell>
          <table:table-cell table:style-name="ce24" table:formula="of:=ABS([.$M$1]-[.E29])" office:value-type="float" office:value="0.0148" calcext:value-type="float">
            <text:p>0.015</text:p>
          </table:table-cell>
          <table:table-cell table:style-name="ce24" table:formula="of:=ABS([.$M$1]-[.F29])" office:value-type="float" office:value="0.0171" calcext:value-type="float">
            <text:p>0.017</text:p>
          </table:table-cell>
          <table:table-cell table:style-name="ce24" table:formula="of:=ABS([.$M$1]-[.G29])" office:value-type="float" office:value="0.0288" calcext:value-type="float">
            <text:p>0.029</text:p>
          </table:table-cell>
          <table:table-cell table:style-name="ce24" table:formula="of:=ABS([.$M$1]-[.H29])" office:value-type="float" office:value="0.0367000000000001" calcext:value-type="float">
            <text:p>0.037</text:p>
          </table:table-cell>
          <table:table-cell table:style-name="ce24" table:formula="of:=ABS([.$M$1]-[.I29])" office:value-type="float" office:value="0.0167" calcext:value-type="float">
            <text:p>0.017</text:p>
          </table:table-cell>
          <table:table-cell table:style-name="ce24" table:formula="of:=ABS([.$M$1]-[.J29])" office:value-type="float" office:value="0.0142" calcext:value-type="float">
            <text:p>0.0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90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067" calcext:value-type="float">
            <text:p>0.9067</text:p>
          </table:table-cell>
          <table:table-cell table:number-columns-repeated="4"/>
          <table:table-cell table:style-name="ce3" office:value-type="string" calcext:value-type="string">
            <text:p>90_90</text:p>
          </table:table-cell>
          <table:table-cell table:style-name="ce8" table:formula="of:=[.$M$1]-[.B30]" office:value-type="float" office:value="0.00780000000000003" calcext:value-type="float">
            <text:p>0.008</text:p>
          </table:table-cell>
          <table:table-cell table:style-name="ce8" table:formula="of:=[.$M$1]-[.C30]" office:value-type="float" office:value="-0.00309999999999999" calcext:value-type="float">
            <text:p>-0.003</text:p>
          </table:table-cell>
          <table:table-cell table:style-name="ce8" table:formula="of:=[.$M$1]-[.D30]" office:value-type="float" office:value="-0.0377999999999999" calcext:value-type="float">
            <text:p>-0.038</text:p>
          </table:table-cell>
          <table:table-cell table:style-name="ce8" table:formula="of:=[.$M$1]-[.E30]" office:value-type="float" office:value="0.00780000000000003" calcext:value-type="float">
            <text:p>0.008</text:p>
          </table:table-cell>
          <table:table-cell table:style-name="ce8" table:formula="of:=[.$M$1]-[.F30]" office:value-type="float" office:value="0.00640000000000007" calcext:value-type="float">
            <text:p>0.006</text:p>
          </table:table-cell>
          <table:table-cell table:style-name="ce8" table:formula="of:=[.$M$1]-[.G30]" office:value-type="float" office:value="0.0237000000000001" calcext:value-type="float">
            <text:p>0.024</text:p>
          </table:table-cell>
          <table:table-cell table:style-name="ce8" table:formula="of:=[.$M$1]-[.H30]" office:value-type="float" office:value="0.0248" calcext:value-type="float">
            <text:p>0.025</text:p>
          </table:table-cell>
          <table:table-cell table:style-name="ce8" table:formula="of:=[.$M$1]-[.I30]" office:value-type="float" office:value="0.0119" calcext:value-type="float">
            <text:p>0.012</text:p>
          </table:table-cell>
          <table:table-cell table:style-name="ce8" table:formula="of:=[.$M$1]-[.J30]" office:value-type="float" office:value="0.00950000000000006" calcext:value-type="float">
            <text:p>0.010</text:p>
          </table:table-cell>
          <table:table-cell/>
          <table:table-cell table:style-name="ce3" office:value-type="string" calcext:value-type="string">
            <text:p>90_90</text:p>
          </table:table-cell>
          <table:table-cell table:style-name="ce24" table:formula="of:=ABS([.$M$1]-[.B30])" office:value-type="float" office:value="0.00780000000000003" calcext:value-type="float">
            <text:p>0.008</text:p>
          </table:table-cell>
          <table:table-cell table:style-name="ce24" table:formula="of:=ABS([.$M$1]-[.C30])" office:value-type="float" office:value="0.00309999999999999" calcext:value-type="float">
            <text:p>0.003</text:p>
          </table:table-cell>
          <table:table-cell table:style-name="ce24" table:formula="of:=ABS([.$M$1]-[.D30])" office:value-type="float" office:value="0.0377999999999999" calcext:value-type="float">
            <text:p>0.038</text:p>
          </table:table-cell>
          <table:table-cell table:style-name="ce24" table:formula="of:=ABS([.$M$1]-[.E30])" office:value-type="float" office:value="0.00780000000000003" calcext:value-type="float">
            <text:p>0.008</text:p>
          </table:table-cell>
          <table:table-cell table:style-name="ce24" table:formula="of:=ABS([.$M$1]-[.F30])" office:value-type="float" office:value="0.00640000000000007" calcext:value-type="float">
            <text:p>0.006</text:p>
          </table:table-cell>
          <table:table-cell table:style-name="ce24" table:formula="of:=ABS([.$M$1]-[.G30])" office:value-type="float" office:value="0.0237000000000001" calcext:value-type="float">
            <text:p>0.024</text:p>
          </table:table-cell>
          <table:table-cell table:style-name="ce24" table:formula="of:=ABS([.$M$1]-[.H30])" office:value-type="float" office:value="0.0248" calcext:value-type="float">
            <text:p>0.025</text:p>
          </table:table-cell>
          <table:table-cell table:style-name="ce24" table:formula="of:=ABS([.$M$1]-[.I30])" office:value-type="float" office:value="0.0119" calcext:value-type="float">
            <text:p>0.012</text:p>
          </table:table-cell>
          <table:table-cell table:style-name="ce24" table:formula="of:=ABS([.$M$1]-[.J30])" office:value-type="float" office:value="0.00950000000000006" calcext:value-type="float">
            <text:p>0.0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30</text:p>
          </table:table-cell>
          <table:table-cell office:value-type="float" office:value="0.927" calcext:value-type="float">
            <text:p>0.927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9607" calcext:value-type="float">
            <text:p>0.9607</text:p>
          </table:table-cell>
          <table:table-cell table:number-columns-repeated="4"/>
          <table:table-cell table:style-name="ce3" office:value-type="string" calcext:value-type="string">
            <text:p>200_200</text:p>
          </table:table-cell>
          <table:table-cell table:style-name="ce8" table:formula="of:=[.$M$1]-[.B31]" office:value-type="float" office:value="0.001" calcext:value-type="float">
            <text:p>0.001</text:p>
          </table:table-cell>
          <table:table-cell table:style-name="ce8" table:formula="of:=[.$M$1]-[.C31]" office:value-type="float" office:value="-0.00259999999999994" calcext:value-type="float">
            <text:p>-0.003</text:p>
          </table:table-cell>
          <table:table-cell table:style-name="ce8" table:formula="of:=[.$M$1]-[.D31]" office:value-type="float" office:value="-0.0224" calcext:value-type="float">
            <text:p>-0.022</text:p>
          </table:table-cell>
          <table:table-cell table:style-name="ce8" table:formula="of:=[.$M$1]-[.E31]" office:value-type="float" office:value="0.00480000000000003" calcext:value-type="float">
            <text:p>0.005</text:p>
          </table:table-cell>
          <table:table-cell table:style-name="ce8" table:formula="of:=[.$M$1]-[.F31]" office:value-type="float" office:value="0.00280000000000002" calcext:value-type="float">
            <text:p>0.003</text:p>
          </table:table-cell>
          <table:table-cell table:style-name="ce8" table:formula="of:=[.$M$1]-[.G31]" office:value-type="float" office:value="0.00980000000000003" calcext:value-type="float">
            <text:p>0.010</text:p>
          </table:table-cell>
          <table:table-cell table:style-name="ce8" table:formula="of:=[.$M$1]-[.H31]" office:value-type="float" office:value="0.012" calcext:value-type="float">
            <text:p>0.012</text:p>
          </table:table-cell>
          <table:table-cell table:style-name="ce8" table:formula="of:=[.$M$1]-[.I31]" office:value-type="float" office:value="0.00360000000000005" calcext:value-type="float">
            <text:p>0.004</text:p>
          </table:table-cell>
          <table:table-cell table:style-name="ce8" table:formula="of:=[.$M$1]-[.J31]" office:value-type="float" office:value="0.00150000000000006" calcext:value-type="float">
            <text:p>0.002</text:p>
          </table:table-cell>
          <table:table-cell/>
          <table:table-cell table:style-name="ce3" office:value-type="string" calcext:value-type="string">
            <text:p>200_200</text:p>
          </table:table-cell>
          <table:table-cell table:style-name="ce24" table:formula="of:=ABS([.$M$1]-[.B31])" office:value-type="float" office:value="0.001" calcext:value-type="float">
            <text:p>0.001</text:p>
          </table:table-cell>
          <table:table-cell table:style-name="ce24" table:formula="of:=ABS([.$M$1]-[.C31])" office:value-type="float" office:value="0.00259999999999994" calcext:value-type="float">
            <text:p>0.003</text:p>
          </table:table-cell>
          <table:table-cell table:style-name="ce24" table:formula="of:=ABS([.$M$1]-[.D31])" office:value-type="float" office:value="0.0224" calcext:value-type="float">
            <text:p>0.022</text:p>
          </table:table-cell>
          <table:table-cell table:style-name="ce24" table:formula="of:=ABS([.$M$1]-[.E31])" office:value-type="float" office:value="0.00480000000000003" calcext:value-type="float">
            <text:p>0.005</text:p>
          </table:table-cell>
          <table:table-cell table:style-name="ce24" table:formula="of:=ABS([.$M$1]-[.F31])" office:value-type="float" office:value="0.00280000000000002" calcext:value-type="float">
            <text:p>0.003</text:p>
          </table:table-cell>
          <table:table-cell table:style-name="ce24" table:formula="of:=ABS([.$M$1]-[.G31])" office:value-type="float" office:value="0.00980000000000003" calcext:value-type="float">
            <text:p>0.010</text:p>
          </table:table-cell>
          <table:table-cell table:style-name="ce24" table:formula="of:=ABS([.$M$1]-[.H31])" office:value-type="float" office:value="0.012" calcext:value-type="float">
            <text:p>0.012</text:p>
          </table:table-cell>
          <table:table-cell table:style-name="ce24" table:formula="of:=ABS([.$M$1]-[.I31])" office:value-type="float" office:value="0.00360000000000005" calcext:value-type="float">
            <text:p>0.004</text:p>
          </table:table-cell>
          <table:table-cell table:style-name="ce24" table:formula="of:=ABS([.$M$1]-[.J31])" office:value-type="float" office:value="0.00150000000000006" calcext:value-type="float">
            <text:p>0.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200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8886" calcext:value-type="float">
            <text:p>0.8886</text:p>
          </table:table-cell>
          <table:table-cell table:number-columns-repeated="4"/>
          <table:table-cell table:style-name="ce3" office:value-type="string" calcext:value-type="string">
            <text:p>30_60</text:p>
          </table:table-cell>
          <table:table-cell table:style-name="ce8" table:formula="of:=[.$M$1]-[.B32]" office:value-type="float" office:value="0.0257000000000001" calcext:value-type="float">
            <text:p>0.026</text:p>
          </table:table-cell>
          <table:table-cell table:style-name="ce8" table:formula="of:=[.$M$1]-[.C32]" office:value-type="float" office:value="0.000900000000000012" calcext:value-type="float">
            <text:p>0.001</text:p>
          </table:table-cell>
          <table:table-cell table:style-name="ce8" table:formula="of:=[.$M$1]-[.D32]" office:value-type="float" office:value="-0.0392" calcext:value-type="float">
            <text:p>-0.039</text:p>
          </table:table-cell>
          <table:table-cell table:style-name="ce8" table:formula="of:=[.$M$1]-[.E32]" office:value-type="float" office:value="0.0114000000000001" calcext:value-type="float">
            <text:p>0.011</text:p>
          </table:table-cell>
          <table:table-cell table:style-name="ce8" table:formula="of:=[.$M$1]-[.F32]" office:value-type="float" office:value="0.0247000000000001" calcext:value-type="float">
            <text:p>0.025</text:p>
          </table:table-cell>
          <table:table-cell table:style-name="ce8" table:formula="of:=[.$M$1]-[.G32]" office:value-type="float" office:value="0.0344" calcext:value-type="float">
            <text:p>0.034</text:p>
          </table:table-cell>
          <table:table-cell table:style-name="ce8" table:formula="of:=[.$M$1]-[.H32]" office:value-type="float" office:value="0.0564" calcext:value-type="float">
            <text:p>0.056</text:p>
          </table:table-cell>
          <table:table-cell table:style-name="ce8" table:formula="of:=[.$M$1]-[.I32]" office:value-type="float" office:value="-0.00129999999999997" calcext:value-type="float">
            <text:p>-0.001</text:p>
          </table:table-cell>
          <table:table-cell table:style-name="ce8" table:formula="of:=[.$M$1]-[.J32]" office:value-type="float" office:value="0.0412" calcext:value-type="float">
            <text:p>0.041</text:p>
          </table:table-cell>
          <table:table-cell/>
          <table:table-cell table:style-name="ce3" office:value-type="string" calcext:value-type="string">
            <text:p>30_60</text:p>
          </table:table-cell>
          <table:table-cell table:style-name="ce24" table:formula="of:=ABS([.$M$1]-[.B32])" office:value-type="float" office:value="0.0257000000000001" calcext:value-type="float">
            <text:p>0.026</text:p>
          </table:table-cell>
          <table:table-cell table:style-name="ce24" table:formula="of:=ABS([.$M$1]-[.C32])" office:value-type="float" office:value="0.000900000000000012" calcext:value-type="float">
            <text:p>0.001</text:p>
          </table:table-cell>
          <table:table-cell table:style-name="ce24" table:formula="of:=ABS([.$M$1]-[.D32])" office:value-type="float" office:value="0.0392" calcext:value-type="float">
            <text:p>0.039</text:p>
          </table:table-cell>
          <table:table-cell table:style-name="ce24" table:formula="of:=ABS([.$M$1]-[.E32])" office:value-type="float" office:value="0.0114000000000001" calcext:value-type="float">
            <text:p>0.011</text:p>
          </table:table-cell>
          <table:table-cell table:style-name="ce24" table:formula="of:=ABS([.$M$1]-[.F32])" office:value-type="float" office:value="0.0247000000000001" calcext:value-type="float">
            <text:p>0.025</text:p>
          </table:table-cell>
          <table:table-cell table:style-name="ce24" table:formula="of:=ABS([.$M$1]-[.G32])" office:value-type="float" office:value="0.0344" calcext:value-type="float">
            <text:p>0.034</text:p>
          </table:table-cell>
          <table:table-cell table:style-name="ce24" table:formula="of:=ABS([.$M$1]-[.H32])" office:value-type="float" office:value="0.0564" calcext:value-type="float">
            <text:p>0.056</text:p>
          </table:table-cell>
          <table:table-cell table:style-name="ce24" table:formula="of:=ABS([.$M$1]-[.I32])" office:value-type="float" office:value="0.00129999999999997" calcext:value-type="float">
            <text:p>0.001</text:p>
          </table:table-cell>
          <table:table-cell table:style-name="ce24" table:formula="of:=ABS([.$M$1]-[.J32])" office:value-type="float" office:value="0.0412" calcext:value-type="float">
            <text:p>0.0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30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651" calcext:value-type="float">
            <text:p>0.9651</text:p>
          </table:table-cell>
          <table:table-cell table:number-columns-repeated="4"/>
          <table:table-cell table:style-name="ce3" office:value-type="string" calcext:value-type="string">
            <text:p>60_30</text:p>
          </table:table-cell>
          <table:table-cell table:style-name="ce8" table:formula="of:=[.$M$1]-[.B33]" office:value-type="float" office:value="0.0275" calcext:value-type="float">
            <text:p>0.028</text:p>
          </table:table-cell>
          <table:table-cell table:style-name="ce8" table:formula="of:=[.$M$1]-[.C33]" office:value-type="float" office:value="0.003" calcext:value-type="float">
            <text:p>0.003</text:p>
          </table:table-cell>
          <table:table-cell table:style-name="ce8" table:formula="of:=[.$M$1]-[.D33]" office:value-type="float" office:value="-0.0418999999999999" calcext:value-type="float">
            <text:p>-0.042</text:p>
          </table:table-cell>
          <table:table-cell table:style-name="ce8" table:formula="of:=[.$M$1]-[.E33]" office:value-type="float" office:value="0.0248" calcext:value-type="float">
            <text:p>0.025</text:p>
          </table:table-cell>
          <table:table-cell table:style-name="ce8" table:formula="of:=[.$M$1]-[.F33]" office:value-type="float" office:value="0.0119" calcext:value-type="float">
            <text:p>0.012</text:p>
          </table:table-cell>
          <table:table-cell table:style-name="ce8" table:formula="of:=[.$M$1]-[.G33]" office:value-type="float" office:value="0.0578000000000001" calcext:value-type="float">
            <text:p>0.058</text:p>
          </table:table-cell>
          <table:table-cell table:style-name="ce8" table:formula="of:=[.$M$1]-[.H33]" office:value-type="float" office:value="0.0321" calcext:value-type="float">
            <text:p>0.032</text:p>
          </table:table-cell>
          <table:table-cell table:style-name="ce8" table:formula="of:=[.$M$1]-[.I33]" office:value-type="float" office:value="0.0423" calcext:value-type="float">
            <text:p>0.042</text:p>
          </table:table-cell>
          <table:table-cell table:style-name="ce8" table:formula="of:=[.$M$1]-[.J33]" office:value-type="float" office:value="0.00229999999999997" calcext:value-type="float">
            <text:p>0.002</text:p>
          </table:table-cell>
          <table:table-cell/>
          <table:table-cell table:style-name="ce3" office:value-type="string" calcext:value-type="string">
            <text:p>60_30</text:p>
          </table:table-cell>
          <table:table-cell table:style-name="ce24" table:formula="of:=ABS([.$M$1]-[.B33])" office:value-type="float" office:value="0.0275" calcext:value-type="float">
            <text:p>0.028</text:p>
          </table:table-cell>
          <table:table-cell table:style-name="ce24" table:formula="of:=ABS([.$M$1]-[.C33])" office:value-type="float" office:value="0.003" calcext:value-type="float">
            <text:p>0.003</text:p>
          </table:table-cell>
          <table:table-cell table:style-name="ce24" table:formula="of:=ABS([.$M$1]-[.D33])" office:value-type="float" office:value="0.0418999999999999" calcext:value-type="float">
            <text:p>0.042</text:p>
          </table:table-cell>
          <table:table-cell table:style-name="ce24" table:formula="of:=ABS([.$M$1]-[.E33])" office:value-type="float" office:value="0.0248" calcext:value-type="float">
            <text:p>0.025</text:p>
          </table:table-cell>
          <table:table-cell table:style-name="ce24" table:formula="of:=ABS([.$M$1]-[.F33])" office:value-type="float" office:value="0.0119" calcext:value-type="float">
            <text:p>0.012</text:p>
          </table:table-cell>
          <table:table-cell table:style-name="ce24" table:formula="of:=ABS([.$M$1]-[.G33])" office:value-type="float" office:value="0.0578000000000001" calcext:value-type="float">
            <text:p>0.058</text:p>
          </table:table-cell>
          <table:table-cell table:style-name="ce24" table:formula="of:=ABS([.$M$1]-[.H33])" office:value-type="float" office:value="0.0321" calcext:value-type="float">
            <text:p>0.032</text:p>
          </table:table-cell>
          <table:table-cell table:style-name="ce24" table:formula="of:=ABS([.$M$1]-[.I33])" office:value-type="float" office:value="0.0423" calcext:value-type="float">
            <text:p>0.042</text:p>
          </table:table-cell>
          <table:table-cell table:style-name="ce24" table:formula="of:=ABS([.$M$1]-[.J33])" office:value-type="float" office:value="0.00229999999999997" calcext:value-type="float">
            <text:p>0.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30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8886" calcext:value-type="float">
            <text:p>0.8886</text:p>
          </table:table-cell>
          <table:table-cell table:number-columns-repeated="4"/>
          <table:table-cell table:style-name="ce3" office:value-type="string" calcext:value-type="string">
            <text:p>30_90</text:p>
          </table:table-cell>
          <table:table-cell table:style-name="ce8" table:formula="of:=[.$M$1]-[.B34]" office:value-type="float" office:value="0.0249" calcext:value-type="float">
            <text:p>0.025</text:p>
          </table:table-cell>
          <table:table-cell table:style-name="ce8" table:formula="of:=[.$M$1]-[.C34]" office:value-type="float" office:value="0.00409999999999999" calcext:value-type="float">
            <text:p>0.004</text:p>
          </table:table-cell>
          <table:table-cell table:style-name="ce8" table:formula="of:=[.$M$1]-[.D34]" office:value-type="float" office:value="-0.0192" calcext:value-type="float">
            <text:p>-0.019</text:p>
          </table:table-cell>
          <table:table-cell table:style-name="ce8" table:formula="of:=[.$M$1]-[.E34]" office:value-type="float" office:value="0.0142" calcext:value-type="float">
            <text:p>0.014</text:p>
          </table:table-cell>
          <table:table-cell table:style-name="ce8" table:formula="of:=[.$M$1]-[.F34]" office:value-type="float" office:value="0.0292" calcext:value-type="float">
            <text:p>0.029</text:p>
          </table:table-cell>
          <table:table-cell table:style-name="ce8" table:formula="of:=[.$M$1]-[.G34]" office:value-type="float" office:value="0.0256000000000001" calcext:value-type="float">
            <text:p>0.026</text:p>
          </table:table-cell>
          <table:table-cell table:style-name="ce8" table:formula="of:=[.$M$1]-[.H34]" office:value-type="float" office:value="0.0555" calcext:value-type="float">
            <text:p>0.056</text:p>
          </table:table-cell>
          <table:table-cell table:style-name="ce8" table:formula="of:=[.$M$1]-[.I34]" office:value-type="float" office:value="-0.00680000000000003" calcext:value-type="float">
            <text:p>-0.007</text:p>
          </table:table-cell>
          <table:table-cell table:style-name="ce8" table:formula="of:=[.$M$1]-[.J34]" office:value-type="float" office:value="0.0433" calcext:value-type="float">
            <text:p>0.043</text:p>
          </table:table-cell>
          <table:table-cell/>
          <table:table-cell table:style-name="ce3" office:value-type="string" calcext:value-type="string">
            <text:p>30_90</text:p>
          </table:table-cell>
          <table:table-cell table:style-name="ce24" table:formula="of:=ABS([.$M$1]-[.B34])" office:value-type="float" office:value="0.0249" calcext:value-type="float">
            <text:p>0.025</text:p>
          </table:table-cell>
          <table:table-cell table:style-name="ce24" table:formula="of:=ABS([.$M$1]-[.C34])" office:value-type="float" office:value="0.00409999999999999" calcext:value-type="float">
            <text:p>0.004</text:p>
          </table:table-cell>
          <table:table-cell table:style-name="ce24" table:formula="of:=ABS([.$M$1]-[.D34])" office:value-type="float" office:value="0.0192" calcext:value-type="float">
            <text:p>0.019</text:p>
          </table:table-cell>
          <table:table-cell table:style-name="ce24" table:formula="of:=ABS([.$M$1]-[.E34])" office:value-type="float" office:value="0.0142" calcext:value-type="float">
            <text:p>0.014</text:p>
          </table:table-cell>
          <table:table-cell table:style-name="ce24" table:formula="of:=ABS([.$M$1]-[.F34])" office:value-type="float" office:value="0.0292" calcext:value-type="float">
            <text:p>0.029</text:p>
          </table:table-cell>
          <table:table-cell table:style-name="ce24" table:formula="of:=ABS([.$M$1]-[.G34])" office:value-type="float" office:value="0.0256000000000001" calcext:value-type="float">
            <text:p>0.026</text:p>
          </table:table-cell>
          <table:table-cell table:style-name="ce24" table:formula="of:=ABS([.$M$1]-[.H34])" office:value-type="float" office:value="0.0555" calcext:value-type="float">
            <text:p>0.056</text:p>
          </table:table-cell>
          <table:table-cell table:style-name="ce24" table:formula="of:=ABS([.$M$1]-[.I34])" office:value-type="float" office:value="0.00680000000000003" calcext:value-type="float">
            <text:p>0.007</text:p>
          </table:table-cell>
          <table:table-cell table:style-name="ce24" table:formula="of:=ABS([.$M$1]-[.J34])" office:value-type="float" office:value="0.0433" calcext:value-type="float">
            <text:p>0.0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16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9331" calcext:value-type="float">
            <text:p>0.9331</text:p>
          </table:table-cell>
          <table:table-cell table:number-columns-repeated="4"/>
          <table:table-cell table:style-name="ce3" office:value-type="string" calcext:value-type="string">
            <text:p>90_30</text:p>
          </table:table-cell>
          <table:table-cell table:style-name="ce8" table:formula="of:=[.$M$1]-[.B35]" office:value-type="float" office:value="0.023" calcext:value-type="float">
            <text:p>0.023</text:p>
          </table:table-cell>
          <table:table-cell table:style-name="ce8" table:formula="of:=[.$M$1]-[.C35]" office:value-type="float" office:value="0.00329999999999997" calcext:value-type="float">
            <text:p>0.003</text:p>
          </table:table-cell>
          <table:table-cell table:style-name="ce8" table:formula="of:=[.$M$1]-[.D35]" office:value-type="float" office:value="-0.0186" calcext:value-type="float">
            <text:p>-0.019</text:p>
          </table:table-cell>
          <table:table-cell table:style-name="ce8" table:formula="of:=[.$M$1]-[.E35]" office:value-type="float" office:value="0.0329" calcext:value-type="float">
            <text:p>0.033</text:p>
          </table:table-cell>
          <table:table-cell table:style-name="ce8" table:formula="of:=[.$M$1]-[.F35]" office:value-type="float" office:value="0.0107" calcext:value-type="float">
            <text:p>0.011</text:p>
          </table:table-cell>
          <table:table-cell table:style-name="ce8" table:formula="of:=[.$M$1]-[.G35]" office:value-type="float" office:value="0.0618000000000001" calcext:value-type="float">
            <text:p>0.062</text:p>
          </table:table-cell>
          <table:table-cell table:style-name="ce8" table:formula="of:=[.$M$1]-[.H35]" office:value-type="float" office:value="0.0217000000000001" calcext:value-type="float">
            <text:p>0.022</text:p>
          </table:table-cell>
          <table:table-cell table:style-name="ce8" table:formula="of:=[.$M$1]-[.I35]" office:value-type="float" office:value="0.0502" calcext:value-type="float">
            <text:p>0.050</text:p>
          </table:table-cell>
          <table:table-cell table:style-name="ce8" table:formula="of:=[.$M$1]-[.J35]" office:value-type="float" office:value="-0.0106999999999999" calcext:value-type="float">
            <text:p>-0.011</text:p>
          </table:table-cell>
          <table:table-cell/>
          <table:table-cell table:style-name="ce3" office:value-type="string" calcext:value-type="string">
            <text:p>90_30</text:p>
          </table:table-cell>
          <table:table-cell table:style-name="ce24" table:formula="of:=ABS([.$M$1]-[.B35])" office:value-type="float" office:value="0.023" calcext:value-type="float">
            <text:p>0.023</text:p>
          </table:table-cell>
          <table:table-cell table:style-name="ce24" table:formula="of:=ABS([.$M$1]-[.C35])" office:value-type="float" office:value="0.00329999999999997" calcext:value-type="float">
            <text:p>0.003</text:p>
          </table:table-cell>
          <table:table-cell table:style-name="ce24" table:formula="of:=ABS([.$M$1]-[.D35])" office:value-type="float" office:value="0.0186" calcext:value-type="float">
            <text:p>0.019</text:p>
          </table:table-cell>
          <table:table-cell table:style-name="ce24" table:formula="of:=ABS([.$M$1]-[.E35])" office:value-type="float" office:value="0.0329" calcext:value-type="float">
            <text:p>0.033</text:p>
          </table:table-cell>
          <table:table-cell table:style-name="ce24" table:formula="of:=ABS([.$M$1]-[.F35])" office:value-type="float" office:value="0.0107" calcext:value-type="float">
            <text:p>0.011</text:p>
          </table:table-cell>
          <table:table-cell table:style-name="ce24" table:formula="of:=ABS([.$M$1]-[.G35])" office:value-type="float" office:value="0.0618000000000001" calcext:value-type="float">
            <text:p>0.062</text:p>
          </table:table-cell>
          <table:table-cell table:style-name="ce24" table:formula="of:=ABS([.$M$1]-[.H35])" office:value-type="float" office:value="0.0217000000000001" calcext:value-type="float">
            <text:p>0.022</text:p>
          </table:table-cell>
          <table:table-cell table:style-name="ce24" table:formula="of:=ABS([.$M$1]-[.I35])" office:value-type="float" office:value="0.0502" calcext:value-type="float">
            <text:p>0.050</text:p>
          </table:table-cell>
          <table:table-cell table:style-name="ce24" table:formula="of:=ABS([.$M$1]-[.J35])" office:value-type="float" office:value="0.0106999999999999" calcext:value-type="float">
            <text:p>0.011</text:p>
          </table:table-cell>
          <table:table-cell table:number-columns-repeated="6"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</table:table-row>
        <table:table-row table:style-name="ro1">
          <table:table-cell office:value-type="string" calcext:value-type="string">
            <text:p>16_60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7" calcext:value-type="float">
            <text:p>0.97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963" calcext:value-type="float">
            <text:p>0.963</text:p>
          </table:table-cell>
          <table:table-cell office:value-type="float" office:value="0.8731" calcext:value-type="float">
            <text:p>0.8731</text:p>
          </table:table-cell>
          <table:table-cell table:number-columns-repeated="4"/>
          <table:table-cell table:style-name="ce3" office:value-type="string" calcext:value-type="string">
            <text:p>30_200</text:p>
          </table:table-cell>
          <table:table-cell table:style-name="ce8" table:formula="of:=[.$M$1]-[.B36]" office:value-type="float" office:value="0.0301" calcext:value-type="float">
            <text:p>0.030</text:p>
          </table:table-cell>
          <table:table-cell table:style-name="ce8" table:formula="of:=[.$M$1]-[.C36]" office:value-type="float" office:value="0.019" calcext:value-type="float">
            <text:p>0.019</text:p>
          </table:table-cell>
          <table:table-cell table:style-name="ce8" table:formula="of:=[.$M$1]-[.D36]" office:value-type="float" office:value="0.0202" calcext:value-type="float">
            <text:p>0.020</text:p>
          </table:table-cell>
          <table:table-cell table:style-name="ce8" table:formula="of:=[.$M$1]-[.E36]" office:value-type="float" office:value="0.00729999999999997" calcext:value-type="float">
            <text:p>0.007</text:p>
          </table:table-cell>
          <table:table-cell table:style-name="ce8" table:formula="of:=[.$M$1]-[.F36]" office:value-type="float" office:value="0.0312" calcext:value-type="float">
            <text:p>0.031</text:p>
          </table:table-cell>
          <table:table-cell table:style-name="ce8" table:formula="of:=[.$M$1]-[.G36]" office:value-type="float" office:value="0.00650000000000006" calcext:value-type="float">
            <text:p>0.007</text:p>
          </table:table-cell>
          <table:table-cell table:style-name="ce8" table:formula="of:=[.$M$1]-[.H36]" office:value-type="float" office:value="0.0619000000000001" calcext:value-type="float">
            <text:p>0.062</text:p>
          </table:table-cell>
          <table:table-cell table:style-name="ce8" table:formula="of:=[.$M$1]-[.I36]" office:value-type="float" office:value="-0.0175999999999999" calcext:value-type="float">
            <text:p>-0.018</text:p>
          </table:table-cell>
          <table:table-cell table:style-name="ce8" table:formula="of:=[.$M$1]-[.J36]" office:value-type="float" office:value="0.0614" calcext:value-type="float">
            <text:p>0.061</text:p>
          </table:table-cell>
          <table:table-cell/>
          <table:table-cell table:style-name="ce3" office:value-type="string" calcext:value-type="string">
            <text:p>30_200</text:p>
          </table:table-cell>
          <table:table-cell table:style-name="ce24" table:formula="of:=ABS([.$M$1]-[.B36])" office:value-type="float" office:value="0.0301" calcext:value-type="float">
            <text:p>0.030</text:p>
          </table:table-cell>
          <table:table-cell table:style-name="ce24" table:formula="of:=ABS([.$M$1]-[.C36])" office:value-type="float" office:value="0.019" calcext:value-type="float">
            <text:p>0.019</text:p>
          </table:table-cell>
          <table:table-cell table:style-name="ce24" table:formula="of:=ABS([.$M$1]-[.D36])" office:value-type="float" office:value="0.0202" calcext:value-type="float">
            <text:p>0.020</text:p>
          </table:table-cell>
          <table:table-cell table:style-name="ce24" table:formula="of:=ABS([.$M$1]-[.E36])" office:value-type="float" office:value="0.00729999999999997" calcext:value-type="float">
            <text:p>0.007</text:p>
          </table:table-cell>
          <table:table-cell table:style-name="ce24" table:formula="of:=ABS([.$M$1]-[.F36])" office:value-type="float" office:value="0.0312" calcext:value-type="float">
            <text:p>0.031</text:p>
          </table:table-cell>
          <table:table-cell table:style-name="ce24" table:formula="of:=ABS([.$M$1]-[.G36])" office:value-type="float" office:value="0.00650000000000006" calcext:value-type="float">
            <text:p>0.007</text:p>
          </table:table-cell>
          <table:table-cell table:style-name="ce24" table:formula="of:=ABS([.$M$1]-[.H36])" office:value-type="float" office:value="0.0619000000000001" calcext:value-type="float">
            <text:p>0.062</text:p>
          </table:table-cell>
          <table:table-cell table:style-name="ce24" table:formula="of:=ABS([.$M$1]-[.I36])" office:value-type="float" office:value="0.0175999999999999" calcext:value-type="float">
            <text:p>0.018</text:p>
          </table:table-cell>
          <table:table-cell table:style-name="ce24" table:formula="of:=ABS([.$M$1]-[.J36])" office:value-type="float" office:value="0.0614" calcext:value-type="float">
            <text:p>0.061</text:p>
          </table:table-cell>
          <table:table-cell table:number-columns-repeated="6"/>
          <table:table-cell table:style-name="ce37" office:value-type="string" calcext:value-type="string">
            <text:p>16_16</text:p>
          </table:table-cell>
          <table:table-cell table:style-name="ce39" table:formula="of:=IF([.AQ13]=[.AA5];[.$AL$12];IF([.AQ13]=[.AA31];[.$AL$13];IF([.AQ13]=[.AA58];[.$AL$14];IF([.AQ13]=[.AA84];[.$AL$15];IF([.AQ13]=[.AA111];[.$AL$16])))))" office:value-type="string" office:string-value="Perc." calcext:value-type="string">
            <text:p>Perc.</text:p>
          </table:table-cell>
          <table:table-cell table:style-name="ce39" table:formula="of:=IF([.AR13]=[.AB5];[.$AL$12];IF([.AR13]=[.AB31];[.$AL$13];IF([.AR13]=[.AB58];[.$AL$14];IF([.AR13]=[.AB84];[.$AL$15];IF([.AR13]=[.AB111];[.$AL$16])))))" office:value-type="string" office:string-value="Basic" calcext:value-type="string">
            <text:p>Basic</text:p>
          </table:table-cell>
          <table:table-cell table:style-name="ce39" table:formula="of:=IF([.AS13]=[.AC5];[.$AL$12];IF([.AS13]=[.AC31];[.$AL$13];IF([.AS13]=[.AC58];[.$AL$14];IF([.AS13]=[.AC84];[.$AL$15];IF([.AS13]=[.AC111];[.$AL$16])))))" office:value-type="string" office:string-value="Perc." calcext:value-type="string">
            <text:p>Perc.</text:p>
          </table:table-cell>
          <table:table-cell table:style-name="ce39" table:formula="of:=IF([.AT13]=[.AD5];[.$AL$12];IF([.AT13]=[.AD31];[.$AL$13];IF([.AT13]=[.AD58];[.$AL$14];IF([.AT13]=[.AD84];[.$AL$15];IF([.AT13]=[.AD111];[.$AL$16])))))" office:value-type="string" office:string-value="Basic" calcext:value-type="string">
            <text:p>Basic</text:p>
          </table:table-cell>
          <table:table-cell table:style-name="ce39" table:formula="of:=IF([.AU13]=[.AE5];[.$AL$12];IF([.AU13]=[.AE31];[.$AL$13];IF([.AU13]=[.AE58];[.$AL$14];IF([.AU13]=[.AE84];[.$AL$15];IF([.AU13]=[.AE111];[.$AL$16])))))" office:value-type="string" office:string-value="Basic" calcext:value-type="string">
            <text:p>Basic</text:p>
          </table:table-cell>
          <table:table-cell table:style-name="ce39" table:formula="of:=IF([.AV13]=[.AF5];[.$AL$12];IF([.AV13]=[.AF31];[.$AL$13];IF([.AV13]=[.AF58];[.$AL$14];IF([.AV13]=[.AF84];[.$AL$15];IF([.AV13]=[.AF111];[.$AL$16])))))" office:value-type="string" office:string-value="BCA" calcext:value-type="string">
            <text:p>BCA</text:p>
          </table:table-cell>
          <table:table-cell table:style-name="ce39" table:formula="of:=IF([.AW13]=[.AG5];[.$AL$12];IF([.AW13]=[.AG31];[.$AL$13];IF([.AW13]=[.AG58];[.$AL$14];IF([.AW13]=[.AG84];[.$AL$15];IF([.AW13]=[.AG111];[.$AL$16])))))" office:value-type="string" office:string-value="BCA" calcext:value-type="string">
            <text:p>BCA</text:p>
          </table:table-cell>
          <table:table-cell table:style-name="ce39" table:formula="of:=IF([.AX13]=[.AH5];[.$AL$12];IF([.AX13]=[.AH31];[.$AL$13];IF([.AX13]=[.AH58];[.$AL$14];IF([.AX13]=[.AH84];[.$AL$15];IF([.AX13]=[.AH111];[.$AL$16])))))" office:value-type="string" office:string-value="Norm" calcext:value-type="string">
            <text:p>Norm</text:p>
          </table:table-cell>
          <table:table-cell table:style-name="ce39" table:formula="of:=IF([.AY13]=[.AI5];[.$AL$12];IF([.AY13]=[.AI31];[.$AL$13];IF([.AY13]=[.AI58];[.$AL$14];IF([.AY13]=[.AI84];[.$AL$15];IF([.AY13]=[.AI111];[.$AL$16])))))" office:value-type="string" office:string-value="Perc." calcext:value-type="string">
            <text:p>Perc.</text:p>
          </table:table-cell>
        </table:table-row>
        <table:table-row table:style-name="ro1">
          <table:table-cell office:value-type="string" calcext:value-type="string">
            <text:p>60_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631" calcext:value-type="float">
            <text:p>0.9631</text:p>
          </table:table-cell>
          <table:table-cell table:number-columns-repeated="4"/>
          <table:table-cell table:style-name="ce3" office:value-type="string" calcext:value-type="string">
            <text:p>200_30</text:p>
          </table:table-cell>
          <table:table-cell table:style-name="ce8" table:formula="of:=[.$M$1]-[.B37]" office:value-type="float" office:value="0.026" calcext:value-type="float">
            <text:p>0.026</text:p>
          </table:table-cell>
          <table:table-cell table:style-name="ce8" table:formula="of:=[.$M$1]-[.C37]" office:value-type="float" office:value="0.0155000000000001" calcext:value-type="float">
            <text:p>0.016</text:p>
          </table:table-cell>
          <table:table-cell table:style-name="ce8" table:formula="of:=[.$M$1]-[.D37]" office:value-type="float" office:value="0.0188" calcext:value-type="float">
            <text:p>0.019</text:p>
          </table:table-cell>
          <table:table-cell table:style-name="ce8" table:formula="of:=[.$M$1]-[.E37]" office:value-type="float" office:value="0.0338000000000001" calcext:value-type="float">
            <text:p>0.034</text:p>
          </table:table-cell>
          <table:table-cell table:style-name="ce8" table:formula="of:=[.$M$1]-[.F37]" office:value-type="float" office:value="0.00990000000000002" calcext:value-type="float">
            <text:p>0.010</text:p>
          </table:table-cell>
          <table:table-cell table:style-name="ce8" table:formula="of:=[.$M$1]-[.G37]" office:value-type="float" office:value="0.0549000000000001" calcext:value-type="float">
            <text:p>0.055</text:p>
          </table:table-cell>
          <table:table-cell table:style-name="ce8" table:formula="of:=[.$M$1]-[.H37]" office:value-type="float" office:value="0.00690000000000002" calcext:value-type="float">
            <text:p>0.007</text:p>
          </table:table-cell>
          <table:table-cell table:style-name="ce8" table:formula="of:=[.$M$1]-[.I37]" office:value-type="float" office:value="0.0558000000000001" calcext:value-type="float">
            <text:p>0.056</text:p>
          </table:table-cell>
          <table:table-cell table:style-name="ce8" table:formula="of:=[.$M$1]-[.J37]" office:value-type="float" office:value="-0.0151" calcext:value-type="float">
            <text:p>-0.015</text:p>
          </table:table-cell>
          <table:table-cell/>
          <table:table-cell table:style-name="ce3" office:value-type="string" calcext:value-type="string">
            <text:p>200_30</text:p>
          </table:table-cell>
          <table:table-cell table:style-name="ce24" table:formula="of:=ABS([.$M$1]-[.B37])" office:value-type="float" office:value="0.026" calcext:value-type="float">
            <text:p>0.026</text:p>
          </table:table-cell>
          <table:table-cell table:style-name="ce24" table:formula="of:=ABS([.$M$1]-[.C37])" office:value-type="float" office:value="0.0155000000000001" calcext:value-type="float">
            <text:p>0.016</text:p>
          </table:table-cell>
          <table:table-cell table:style-name="ce24" table:formula="of:=ABS([.$M$1]-[.D37])" office:value-type="float" office:value="0.0188" calcext:value-type="float">
            <text:p>0.019</text:p>
          </table:table-cell>
          <table:table-cell table:style-name="ce24" table:formula="of:=ABS([.$M$1]-[.E37])" office:value-type="float" office:value="0.0338000000000001" calcext:value-type="float">
            <text:p>0.034</text:p>
          </table:table-cell>
          <table:table-cell table:style-name="ce24" table:formula="of:=ABS([.$M$1]-[.F37])" office:value-type="float" office:value="0.00990000000000002" calcext:value-type="float">
            <text:p>0.010</text:p>
          </table:table-cell>
          <table:table-cell table:style-name="ce24" table:formula="of:=ABS([.$M$1]-[.G37])" office:value-type="float" office:value="0.0549000000000001" calcext:value-type="float">
            <text:p>0.055</text:p>
          </table:table-cell>
          <table:table-cell table:style-name="ce24" table:formula="of:=ABS([.$M$1]-[.H37])" office:value-type="float" office:value="0.00690000000000002" calcext:value-type="float">
            <text:p>0.007</text:p>
          </table:table-cell>
          <table:table-cell table:style-name="ce24" table:formula="of:=ABS([.$M$1]-[.I37])" office:value-type="float" office:value="0.0558000000000001" calcext:value-type="float">
            <text:p>0.056</text:p>
          </table:table-cell>
          <table:table-cell table:style-name="ce24" table:formula="of:=ABS([.$M$1]-[.J37])" office:value-type="float" office:value="0.0151" calcext:value-type="float">
            <text:p>0.015</text:p>
          </table:table-cell>
          <table:table-cell table:number-columns-repeated="6"/>
          <table:table-cell table:style-name="ce37" office:value-type="string" calcext:value-type="string">
            <text:p>30_30</text:p>
          </table:table-cell>
          <table:table-cell table:style-name="ce39" table:formula="of:=IF([.AQ14]=[.AA6];[.$AL$12];IF([.AQ14]=[.AA32];[.$AL$13];IF([.AQ14]=[.AA59];[.$AL$14];IF([.AQ14]=[.AA85];[.$AL$15];IF([.AQ14]=[.AA112];[.$AL$16])))))" office:value-type="string" office:string-value="Perc." calcext:value-type="string">
            <text:p>Perc.</text:p>
          </table:table-cell>
          <table:table-cell table:style-name="ce39" table:formula="of:=IF([.AR14]=[.AB6];[.$AL$12];IF([.AR14]=[.AB32];[.$AL$13];IF([.AR14]=[.AB59];[.$AL$14];IF([.AR14]=[.AB85];[.$AL$15];IF([.AR14]=[.AB112];[.$AL$16])))))" office:value-type="string" office:string-value="Basic" calcext:value-type="string">
            <text:p>Basic</text:p>
          </table:table-cell>
          <table:table-cell table:style-name="ce39" table:formula="of:=IF([.AS14]=[.AC6];[.$AL$12];IF([.AS14]=[.AC32];[.$AL$13];IF([.AS14]=[.AC59];[.$AL$14];IF([.AS14]=[.AC85];[.$AL$15];IF([.AS14]=[.AC112];[.$AL$16])))))" office:value-type="string" office:string-value="Perc." calcext:value-type="string">
            <text:p>Perc.</text:p>
          </table:table-cell>
          <table:table-cell table:style-name="ce39" table:formula="of:=IF([.AT14]=[.AD6];[.$AL$12];IF([.AT14]=[.AD32];[.$AL$13];IF([.AT14]=[.AD59];[.$AL$14];IF([.AT14]=[.AD85];[.$AL$15];IF([.AT14]=[.AD112];[.$AL$16])))))" office:value-type="string" office:string-value="Stud." calcext:value-type="string">
            <text:p>Stud.</text:p>
          </table:table-cell>
          <table:table-cell table:style-name="ce39" table:formula="of:=IF([.AU14]=[.AE6];[.$AL$12];IF([.AU14]=[.AE32];[.$AL$13];IF([.AU14]=[.AE59];[.$AL$14];IF([.AU14]=[.AE85];[.$AL$15];IF([.AU14]=[.AE112];[.$AL$16])))))" office:value-type="string" office:string-value="Stud." calcext:value-type="string">
            <text:p>Stud.</text:p>
          </table:table-cell>
          <table:table-cell table:style-name="ce39" table:formula="of:=IF([.AV14]=[.AF6];[.$AL$12];IF([.AV14]=[.AF32];[.$AL$13];IF([.AV14]=[.AF59];[.$AL$14];IF([.AV14]=[.AF85];[.$AL$15];IF([.AV14]=[.AF112];[.$AL$16])))))" office:value-type="string" office:string-value="BCA" calcext:value-type="string">
            <text:p>BCA</text:p>
          </table:table-cell>
          <table:table-cell table:style-name="ce39" table:formula="of:=IF([.AW14]=[.AG6];[.$AL$12];IF([.AW14]=[.AG32];[.$AL$13];IF([.AW14]=[.AG59];[.$AL$14];IF([.AW14]=[.AG85];[.$AL$15];IF([.AW14]=[.AG112];[.$AL$16])))))" office:value-type="string" office:string-value="BCA" calcext:value-type="string">
            <text:p>BCA</text:p>
          </table:table-cell>
          <table:table-cell table:style-name="ce39" table:formula="of:=IF([.AX14]=[.AH6];[.$AL$12];IF([.AX14]=[.AH32];[.$AL$13];IF([.AX14]=[.AH59];[.$AL$14];IF([.AX14]=[.AH85];[.$AL$15];IF([.AX14]=[.AH112];[.$AL$16])))))" office:value-type="string" office:string-value="Norm" calcext:value-type="string">
            <text:p>Norm</text:p>
          </table:table-cell>
          <table:table-cell table:style-name="ce39" table:formula="of:=IF([.AY14]=[.AI6];[.$AL$12];IF([.AY14]=[.AI32];[.$AL$13];IF([.AY14]=[.AI59];[.$AL$14];IF([.AY14]=[.AI85];[.$AL$15];IF([.AY14]=[.AI112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16_90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8758" calcext:value-type="float">
            <text:p>0.8758</text:p>
          </table:table-cell>
          <table:table-cell table:number-columns-repeated="4"/>
          <table:table-cell table:style-name="ce3" office:value-type="string" calcext:value-type="string">
            <text:p>16_30</text:p>
          </table:table-cell>
          <table:table-cell table:style-name="ce8" table:formula="of:=[.$M$1]-[.B38]" office:value-type="float" office:value="0.0441" calcext:value-type="float">
            <text:p>0.044</text:p>
          </table:table-cell>
          <table:table-cell table:style-name="ce8" table:formula="of:=[.$M$1]-[.C38]" office:value-type="float" office:value="0.00340000000000007" calcext:value-type="float">
            <text:p>0.003</text:p>
          </table:table-cell>
          <table:table-cell table:style-name="ce8" table:formula="of:=[.$M$1]-[.D38]" office:value-type="float" office:value="-0.0468999999999999" calcext:value-type="float">
            <text:p>-0.047</text:p>
          </table:table-cell>
          <table:table-cell table:style-name="ce8" table:formula="of:=[.$M$1]-[.E38]" office:value-type="float" office:value="0.0299" calcext:value-type="float">
            <text:p>0.030</text:p>
          </table:table-cell>
          <table:table-cell table:style-name="ce8" table:formula="of:=[.$M$1]-[.F38]" office:value-type="float" office:value="0.052" calcext:value-type="float">
            <text:p>0.052</text:p>
          </table:table-cell>
          <table:table-cell table:style-name="ce8" table:formula="of:=[.$M$1]-[.G38]" office:value-type="float" office:value="0.0605" calcext:value-type="float">
            <text:p>0.061</text:p>
          </table:table-cell>
          <table:table-cell table:style-name="ce8" table:formula="of:=[.$M$1]-[.H38]" office:value-type="float" office:value="0.0855" calcext:value-type="float">
            <text:p>0.086</text:p>
          </table:table-cell>
          <table:table-cell table:style-name="ce8" table:formula="of:=[.$M$1]-[.I38]" office:value-type="float" office:value="0.00870000000000004" calcext:value-type="float">
            <text:p>0.009</text:p>
          </table:table-cell>
          <table:table-cell table:style-name="ce8" table:formula="of:=[.$M$1]-[.J38]" office:value-type="float" office:value="0.0614" calcext:value-type="float">
            <text:p>0.061</text:p>
          </table:table-cell>
          <table:table-cell/>
          <table:table-cell table:style-name="ce3" office:value-type="string" calcext:value-type="string">
            <text:p>16_30</text:p>
          </table:table-cell>
          <table:table-cell table:style-name="ce24" table:formula="of:=ABS([.$M$1]-[.B38])" office:value-type="float" office:value="0.0441" calcext:value-type="float">
            <text:p>0.044</text:p>
          </table:table-cell>
          <table:table-cell table:style-name="ce24" table:formula="of:=ABS([.$M$1]-[.C38])" office:value-type="float" office:value="0.00340000000000007" calcext:value-type="float">
            <text:p>0.003</text:p>
          </table:table-cell>
          <table:table-cell table:style-name="ce24" table:formula="of:=ABS([.$M$1]-[.D38])" office:value-type="float" office:value="0.0468999999999999" calcext:value-type="float">
            <text:p>0.047</text:p>
          </table:table-cell>
          <table:table-cell table:style-name="ce24" table:formula="of:=ABS([.$M$1]-[.E38])" office:value-type="float" office:value="0.0299" calcext:value-type="float">
            <text:p>0.030</text:p>
          </table:table-cell>
          <table:table-cell table:style-name="ce24" table:formula="of:=ABS([.$M$1]-[.F38])" office:value-type="float" office:value="0.052" calcext:value-type="float">
            <text:p>0.052</text:p>
          </table:table-cell>
          <table:table-cell table:style-name="ce24" table:formula="of:=ABS([.$M$1]-[.G38])" office:value-type="float" office:value="0.0605" calcext:value-type="float">
            <text:p>0.061</text:p>
          </table:table-cell>
          <table:table-cell table:style-name="ce24" table:formula="of:=ABS([.$M$1]-[.H38])" office:value-type="float" office:value="0.0855" calcext:value-type="float">
            <text:p>0.086</text:p>
          </table:table-cell>
          <table:table-cell table:style-name="ce24" table:formula="of:=ABS([.$M$1]-[.I38])" office:value-type="float" office:value="0.00870000000000004" calcext:value-type="float">
            <text:p>0.009</text:p>
          </table:table-cell>
          <table:table-cell table:style-name="ce24" table:formula="of:=ABS([.$M$1]-[.J38])" office:value-type="float" office:value="0.0614" calcext:value-type="float">
            <text:p>0.061</text:p>
          </table:table-cell>
          <table:table-cell table:number-columns-repeated="6"/>
          <table:table-cell table:style-name="ce37" office:value-type="string" calcext:value-type="string">
            <text:p>60_60</text:p>
          </table:table-cell>
          <table:table-cell table:style-name="ce39" table:formula="of:=IF([.AQ15]=[.AA7];[.$AL$12];IF([.AQ15]=[.AA33];[.$AL$13];IF([.AQ15]=[.AA60];[.$AL$14];IF([.AQ15]=[.AA86];[.$AL$15];IF([.AQ15]=[.AA113];[.$AL$16])))))" office:value-type="string" office:string-value="Perc." calcext:value-type="string">
            <text:p>Perc.</text:p>
          </table:table-cell>
          <table:table-cell table:style-name="ce39" table:formula="of:=IF([.AR15]=[.AB7];[.$AL$12];IF([.AR15]=[.AB33];[.$AL$13];IF([.AR15]=[.AB60];[.$AL$14];IF([.AR15]=[.AB86];[.$AL$15];IF([.AR15]=[.AB113];[.$AL$16])))))" office:value-type="string" office:string-value="Norm" calcext:value-type="string">
            <text:p>Norm</text:p>
          </table:table-cell>
          <table:table-cell table:style-name="ce39" table:formula="of:=IF([.AS15]=[.AC7];[.$AL$12];IF([.AS15]=[.AC33];[.$AL$13];IF([.AS15]=[.AC60];[.$AL$14];IF([.AS15]=[.AC86];[.$AL$15];IF([.AS15]=[.AC113];[.$AL$16])))))" office:value-type="string" office:string-value="Perc." calcext:value-type="string">
            <text:p>Perc.</text:p>
          </table:table-cell>
          <table:table-cell table:style-name="ce39" table:formula="of:=IF([.AT15]=[.AD7];[.$AL$12];IF([.AT15]=[.AD33];[.$AL$13];IF([.AT15]=[.AD60];[.$AL$14];IF([.AT15]=[.AD86];[.$AL$15];IF([.AT15]=[.AD113];[.$AL$16])))))" office:value-type="string" office:string-value="Stud." calcext:value-type="string">
            <text:p>Stud.</text:p>
          </table:table-cell>
          <table:table-cell table:style-name="ce39" table:formula="of:=IF([.AU15]=[.AE7];[.$AL$12];IF([.AU15]=[.AE33];[.$AL$13];IF([.AU15]=[.AE60];[.$AL$14];IF([.AU15]=[.AE86];[.$AL$15];IF([.AU15]=[.AE113];[.$AL$16])))))" office:value-type="string" office:string-value="Stud." calcext:value-type="string">
            <text:p>Stud.</text:p>
          </table:table-cell>
          <table:table-cell table:style-name="ce39" table:formula="of:=IF([.AV15]=[.AF7];[.$AL$12];IF([.AV15]=[.AF33];[.$AL$13];IF([.AV15]=[.AF60];[.$AL$14];IF([.AV15]=[.AF86];[.$AL$15];IF([.AV15]=[.AF113];[.$AL$16])))))" office:value-type="string" office:string-value="BCA" calcext:value-type="string">
            <text:p>BCA</text:p>
          </table:table-cell>
          <table:table-cell table:style-name="ce39" table:formula="of:=IF([.AW15]=[.AG7];[.$AL$12];IF([.AW15]=[.AG33];[.$AL$13];IF([.AW15]=[.AG60];[.$AL$14];IF([.AW15]=[.AG86];[.$AL$15];IF([.AW15]=[.AG113];[.$AL$16])))))" office:value-type="string" office:string-value="BCA" calcext:value-type="string">
            <text:p>BCA</text:p>
          </table:table-cell>
          <table:table-cell table:style-name="ce39" table:formula="of:=IF([.AX15]=[.AH7];[.$AL$12];IF([.AX15]=[.AH33];[.$AL$13];IF([.AX15]=[.AH60];[.$AL$14];IF([.AX15]=[.AH86];[.$AL$15];IF([.AX15]=[.AH113];[.$AL$16])))))" office:value-type="string" office:string-value="Norm" calcext:value-type="string">
            <text:p>Norm</text:p>
          </table:table-cell>
          <table:table-cell table:style-name="ce39" table:formula="of:=IF([.AY15]=[.AI7];[.$AL$12];IF([.AY15]=[.AI33];[.$AL$13];IF([.AY15]=[.AI60];[.$AL$14];IF([.AY15]=[.AI86];[.$AL$15];IF([.AY15]=[.AI113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90_16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9716" calcext:value-type="float">
            <text:p>0.9716</text:p>
          </table:table-cell>
          <table:table-cell table:number-columns-repeated="4"/>
          <table:table-cell table:style-name="ce3" office:value-type="string" calcext:value-type="string">
            <text:p>30_16</text:p>
          </table:table-cell>
          <table:table-cell table:style-name="ce8" table:formula="of:=[.$M$1]-[.B39]" office:value-type="float" office:value="0.0418000000000001" calcext:value-type="float">
            <text:p>0.042</text:p>
          </table:table-cell>
          <table:table-cell table:style-name="ce8" table:formula="of:=[.$M$1]-[.C39]" office:value-type="float" office:value="0.00219999999999998" calcext:value-type="float">
            <text:p>0.002</text:p>
          </table:table-cell>
          <table:table-cell table:style-name="ce8" table:formula="of:=[.$M$1]-[.D39]" office:value-type="float" office:value="-0.0471" calcext:value-type="float">
            <text:p>-0.047</text:p>
          </table:table-cell>
          <table:table-cell table:style-name="ce8" table:formula="of:=[.$M$1]-[.E39]" office:value-type="float" office:value="0.0498000000000001" calcext:value-type="float">
            <text:p>0.050</text:p>
          </table:table-cell>
          <table:table-cell table:style-name="ce8" table:formula="of:=[.$M$1]-[.F39]" office:value-type="float" office:value="0.0211" calcext:value-type="float">
            <text:p>0.021</text:p>
          </table:table-cell>
          <table:table-cell table:style-name="ce8" table:formula="of:=[.$M$1]-[.G39]" office:value-type="float" office:value="0.0848" calcext:value-type="float">
            <text:p>0.085</text:p>
          </table:table-cell>
          <table:table-cell table:style-name="ce8" table:formula="of:=[.$M$1]-[.H39]" office:value-type="float" office:value="0.0575" calcext:value-type="float">
            <text:p>0.058</text:p>
          </table:table-cell>
          <table:table-cell table:style-name="ce8" table:formula="of:=[.$M$1]-[.I39]" office:value-type="float" office:value="0.0634" calcext:value-type="float">
            <text:p>0.063</text:p>
          </table:table-cell>
          <table:table-cell table:style-name="ce8" table:formula="of:=[.$M$1]-[.J39]" office:value-type="float" office:value="0.0169" calcext:value-type="float">
            <text:p>0.017</text:p>
          </table:table-cell>
          <table:table-cell/>
          <table:table-cell table:style-name="ce3" office:value-type="string" calcext:value-type="string">
            <text:p>30_16</text:p>
          </table:table-cell>
          <table:table-cell table:style-name="ce24" table:formula="of:=ABS([.$M$1]-[.B39])" office:value-type="float" office:value="0.0418000000000001" calcext:value-type="float">
            <text:p>0.042</text:p>
          </table:table-cell>
          <table:table-cell table:style-name="ce24" table:formula="of:=ABS([.$M$1]-[.C39])" office:value-type="float" office:value="0.00219999999999998" calcext:value-type="float">
            <text:p>0.002</text:p>
          </table:table-cell>
          <table:table-cell table:style-name="ce24" table:formula="of:=ABS([.$M$1]-[.D39])" office:value-type="float" office:value="0.0471" calcext:value-type="float">
            <text:p>0.047</text:p>
          </table:table-cell>
          <table:table-cell table:style-name="ce24" table:formula="of:=ABS([.$M$1]-[.E39])" office:value-type="float" office:value="0.0498000000000001" calcext:value-type="float">
            <text:p>0.050</text:p>
          </table:table-cell>
          <table:table-cell table:style-name="ce24" table:formula="of:=ABS([.$M$1]-[.F39])" office:value-type="float" office:value="0.0211" calcext:value-type="float">
            <text:p>0.021</text:p>
          </table:table-cell>
          <table:table-cell table:style-name="ce24" table:formula="of:=ABS([.$M$1]-[.G39])" office:value-type="float" office:value="0.0848" calcext:value-type="float">
            <text:p>0.085</text:p>
          </table:table-cell>
          <table:table-cell table:style-name="ce24" table:formula="of:=ABS([.$M$1]-[.H39])" office:value-type="float" office:value="0.0575" calcext:value-type="float">
            <text:p>0.058</text:p>
          </table:table-cell>
          <table:table-cell table:style-name="ce24" table:formula="of:=ABS([.$M$1]-[.I39])" office:value-type="float" office:value="0.0634" calcext:value-type="float">
            <text:p>0.063</text:p>
          </table:table-cell>
          <table:table-cell table:style-name="ce24" table:formula="of:=ABS([.$M$1]-[.J39])" office:value-type="float" office:value="0.0169" calcext:value-type="float">
            <text:p>0.017</text:p>
          </table:table-cell>
          <table:table-cell table:number-columns-repeated="6"/>
          <table:table-cell table:style-name="ce37" office:value-type="string" calcext:value-type="string">
            <text:p>90_90</text:p>
          </table:table-cell>
          <table:table-cell table:style-name="ce39" table:formula="of:=IF([.AQ16]=[.AA8];[.$AL$12];IF([.AQ16]=[.AA34];[.$AL$13];IF([.AQ16]=[.AA61];[.$AL$14];IF([.AQ16]=[.AA87];[.$AL$15];IF([.AQ16]=[.AA114];[.$AL$16])))))" office:value-type="string" office:string-value="Stud." calcext:value-type="string">
            <text:p>Stud.</text:p>
          </table:table-cell>
          <table:table-cell table:style-name="ce39" table:formula="of:=IF([.AR16]=[.AB8];[.$AL$12];IF([.AR16]=[.AB34];[.$AL$13];IF([.AR16]=[.AB61];[.$AL$14];IF([.AR16]=[.AB87];[.$AL$15];IF([.AR16]=[.AB114];[.$AL$16])))))" office:value-type="string" office:string-value="Norm" calcext:value-type="string">
            <text:p>Norm</text:p>
          </table:table-cell>
          <table:table-cell table:style-name="ce39" table:formula="of:=IF([.AS16]=[.AC8];[.$AL$12];IF([.AS16]=[.AC34];[.$AL$13];IF([.AS16]=[.AC61];[.$AL$14];IF([.AS16]=[.AC87];[.$AL$15];IF([.AS16]=[.AC114];[.$AL$16])))))" office:value-type="string" office:string-value="Perc." calcext:value-type="string">
            <text:p>Perc.</text:p>
          </table:table-cell>
          <table:table-cell table:style-name="ce39" table:formula="of:=IF([.AT16]=[.AD8];[.$AL$12];IF([.AT16]=[.AD34];[.$AL$13];IF([.AT16]=[.AD61];[.$AL$14];IF([.AT16]=[.AD87];[.$AL$15];IF([.AT16]=[.AD114];[.$AL$16])))))" office:value-type="string" office:string-value="Stud." calcext:value-type="string">
            <text:p>Stud.</text:p>
          </table:table-cell>
          <table:table-cell table:style-name="ce39" table:formula="of:=IF([.AU16]=[.AE8];[.$AL$12];IF([.AU16]=[.AE34];[.$AL$13];IF([.AU16]=[.AE61];[.$AL$14];IF([.AU16]=[.AE87];[.$AL$15];IF([.AU16]=[.AE114];[.$AL$16])))))" office:value-type="string" office:string-value="Stud." calcext:value-type="string">
            <text:p>Stud.</text:p>
          </table:table-cell>
          <table:table-cell table:style-name="ce39" table:formula="of:=IF([.AV16]=[.AF8];[.$AL$12];IF([.AV16]=[.AF34];[.$AL$13];IF([.AV16]=[.AF61];[.$AL$14];IF([.AV16]=[.AF87];[.$AL$15];IF([.AV16]=[.AF114];[.$AL$16])))))" office:value-type="string" office:string-value="BCA" calcext:value-type="string">
            <text:p>BCA</text:p>
          </table:table-cell>
          <table:table-cell table:style-name="ce39" table:formula="of:=IF([.AW16]=[.AG8];[.$AL$12];IF([.AW16]=[.AG34];[.$AL$13];IF([.AW16]=[.AG61];[.$AL$14];IF([.AW16]=[.AG87];[.$AL$15];IF([.AW16]=[.AG114];[.$AL$16])))))" office:value-type="string" office:string-value="Norm" calcext:value-type="string">
            <text:p>Norm</text:p>
          </table:table-cell>
          <table:table-cell table:style-name="ce39" table:formula="of:=IF([.AX16]=[.AH8];[.$AL$12];IF([.AX16]=[.AH34];[.$AL$13];IF([.AX16]=[.AH61];[.$AL$14];IF([.AX16]=[.AH87];[.$AL$15];IF([.AX16]=[.AH114];[.$AL$16])))))" office:value-type="string" office:string-value="Norm" calcext:value-type="string">
            <text:p>Norm</text:p>
          </table:table-cell>
          <table:table-cell table:style-name="ce39" table:formula="of:=IF([.AY16]=[.AI8];[.$AL$12];IF([.AY16]=[.AI34];[.$AL$13];IF([.AY16]=[.AI61];[.$AL$14];IF([.AY16]=[.AI87];[.$AL$15];IF([.AY16]=[.AI114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16_200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711" calcext:value-type="float">
            <text:p>0.8711</text:p>
          </table:table-cell>
          <table:table-cell table:number-columns-repeated="4"/>
          <table:table-cell table:style-name="ce3" office:value-type="string" calcext:value-type="string">
            <text:p>16_60</text:p>
          </table:table-cell>
          <table:table-cell table:style-name="ce8" table:formula="of:=[.$M$1]-[.B40]" office:value-type="float" office:value="0.0457000000000001" calcext:value-type="float">
            <text:p>0.046</text:p>
          </table:table-cell>
          <table:table-cell table:style-name="ce8" table:formula="of:=[.$M$1]-[.C40]" office:value-type="float" office:value="0.0213" calcext:value-type="float">
            <text:p>0.021</text:p>
          </table:table-cell>
          <table:table-cell table:style-name="ce8" table:formula="of:=[.$M$1]-[.D40]" office:value-type="float" office:value="-0.0199999999999999" calcext:value-type="float">
            <text:p>-0.020</text:p>
          </table:table-cell>
          <table:table-cell table:style-name="ce8" table:formula="of:=[.$M$1]-[.E40]" office:value-type="float" office:value="0.0179" calcext:value-type="float">
            <text:p>0.018</text:p>
          </table:table-cell>
          <table:table-cell table:style-name="ce8" table:formula="of:=[.$M$1]-[.F40]" office:value-type="float" office:value="0.0486" calcext:value-type="float">
            <text:p>0.049</text:p>
          </table:table-cell>
          <table:table-cell table:style-name="ce8" table:formula="of:=[.$M$1]-[.G40]" office:value-type="float" office:value="0.0404" calcext:value-type="float">
            <text:p>0.040</text:p>
          </table:table-cell>
          <table:table-cell table:style-name="ce8" table:formula="of:=[.$M$1]-[.H40]" office:value-type="float" office:value="0.0842000000000001" calcext:value-type="float">
            <text:p>0.084</text:p>
          </table:table-cell>
          <table:table-cell table:style-name="ce8" table:formula="of:=[.$M$1]-[.I40]" office:value-type="float" office:value="-0.0129999999999999" calcext:value-type="float">
            <text:p>-0.013</text:p>
          </table:table-cell>
          <table:table-cell table:style-name="ce8" table:formula="of:=[.$M$1]-[.J40]" office:value-type="float" office:value="0.0769000000000001" calcext:value-type="float">
            <text:p>0.077</text:p>
          </table:table-cell>
          <table:table-cell/>
          <table:table-cell table:style-name="ce3" office:value-type="string" calcext:value-type="string">
            <text:p>16_60</text:p>
          </table:table-cell>
          <table:table-cell table:style-name="ce24" table:formula="of:=ABS([.$M$1]-[.B40])" office:value-type="float" office:value="0.0457000000000001" calcext:value-type="float">
            <text:p>0.046</text:p>
          </table:table-cell>
          <table:table-cell table:style-name="ce24" table:formula="of:=ABS([.$M$1]-[.C40])" office:value-type="float" office:value="0.0213" calcext:value-type="float">
            <text:p>0.021</text:p>
          </table:table-cell>
          <table:table-cell table:style-name="ce24" table:formula="of:=ABS([.$M$1]-[.D40])" office:value-type="float" office:value="0.0199999999999999" calcext:value-type="float">
            <text:p>0.020</text:p>
          </table:table-cell>
          <table:table-cell table:style-name="ce24" table:formula="of:=ABS([.$M$1]-[.E40])" office:value-type="float" office:value="0.0179" calcext:value-type="float">
            <text:p>0.018</text:p>
          </table:table-cell>
          <table:table-cell table:style-name="ce24" table:formula="of:=ABS([.$M$1]-[.F40])" office:value-type="float" office:value="0.0486" calcext:value-type="float">
            <text:p>0.049</text:p>
          </table:table-cell>
          <table:table-cell table:style-name="ce24" table:formula="of:=ABS([.$M$1]-[.G40])" office:value-type="float" office:value="0.0404" calcext:value-type="float">
            <text:p>0.040</text:p>
          </table:table-cell>
          <table:table-cell table:style-name="ce24" table:formula="of:=ABS([.$M$1]-[.H40])" office:value-type="float" office:value="0.0842000000000001" calcext:value-type="float">
            <text:p>0.084</text:p>
          </table:table-cell>
          <table:table-cell table:style-name="ce24" table:formula="of:=ABS([.$M$1]-[.I40])" office:value-type="float" office:value="0.0129999999999999" calcext:value-type="float">
            <text:p>0.013</text:p>
          </table:table-cell>
          <table:table-cell table:style-name="ce24" table:formula="of:=ABS([.$M$1]-[.J40])" office:value-type="float" office:value="0.0769000000000001" calcext:value-type="float">
            <text:p>0.077</text:p>
          </table:table-cell>
          <table:table-cell table:number-columns-repeated="6"/>
          <table:table-cell table:style-name="ce37" office:value-type="string" calcext:value-type="string">
            <text:p>200_200</text:p>
          </table:table-cell>
          <table:table-cell table:style-name="ce39" table:formula="of:=IF([.AQ17]=[.AA9];[.$AL$12];IF([.AQ17]=[.AA35];[.$AL$13];IF([.AQ17]=[.AA62];[.$AL$14];IF([.AQ17]=[.AA88];[.$AL$15];IF([.AQ17]=[.AA115];[.$AL$16])))))" office:value-type="string" office:string-value="Perc." calcext:value-type="string">
            <text:p>Perc.</text:p>
          </table:table-cell>
          <table:table-cell table:style-name="ce39" table:formula="of:=IF([.AR17]=[.AB9];[.$AL$12];IF([.AR17]=[.AB35];[.$AL$13];IF([.AR17]=[.AB62];[.$AL$14];IF([.AR17]=[.AB88];[.$AL$15];IF([.AR17]=[.AB115];[.$AL$16])))))" office:value-type="string" office:string-value="Norm" calcext:value-type="string">
            <text:p>Norm</text:p>
          </table:table-cell>
          <table:table-cell table:style-name="ce39" table:formula="of:=IF([.AS17]=[.AC9];[.$AL$12];IF([.AS17]=[.AC35];[.$AL$13];IF([.AS17]=[.AC62];[.$AL$14];IF([.AS17]=[.AC88];[.$AL$15];IF([.AS17]=[.AC115];[.$AL$16])))))" office:value-type="string" office:string-value="Perc." calcext:value-type="string">
            <text:p>Perc.</text:p>
          </table:table-cell>
          <table:table-cell table:style-name="ce39" table:formula="of:=IF([.AT17]=[.AD9];[.$AL$12];IF([.AT17]=[.AD35];[.$AL$13];IF([.AT17]=[.AD62];[.$AL$14];IF([.AT17]=[.AD88];[.$AL$15];IF([.AT17]=[.AD115];[.$AL$16])))))" office:value-type="string" office:string-value="Stud." calcext:value-type="string">
            <text:p>Stud.</text:p>
          </table:table-cell>
          <table:table-cell table:style-name="ce39" table:formula="of:=IF([.AU17]=[.AE9];[.$AL$12];IF([.AU17]=[.AE35];[.$AL$13];IF([.AU17]=[.AE62];[.$AL$14];IF([.AU17]=[.AE88];[.$AL$15];IF([.AU17]=[.AE115];[.$AL$16])))))" office:value-type="string" office:string-value="Basic" calcext:value-type="string">
            <text:p>Basic</text:p>
          </table:table-cell>
          <table:table-cell table:style-name="ce39" table:formula="of:=IF([.AV17]=[.AF9];[.$AL$12];IF([.AV17]=[.AF35];[.$AL$13];IF([.AV17]=[.AF62];[.$AL$14];IF([.AV17]=[.AF88];[.$AL$15];IF([.AV17]=[.AF115];[.$AL$16])))))" office:value-type="string" office:string-value="Norm" calcext:value-type="string">
            <text:p>Norm</text:p>
          </table:table-cell>
          <table:table-cell table:style-name="ce39" table:formula="of:=IF([.AW17]=[.AG9];[.$AL$12];IF([.AW17]=[.AG35];[.$AL$13];IF([.AW17]=[.AG62];[.$AL$14];IF([.AW17]=[.AG88];[.$AL$15];IF([.AW17]=[.AG115];[.$AL$16])))))" office:value-type="string" office:string-value="Norm" calcext:value-type="string">
            <text:p>Norm</text:p>
          </table:table-cell>
          <table:table-cell table:style-name="ce39" table:formula="of:=IF([.AX17]=[.AH9];[.$AL$12];IF([.AX17]=[.AH35];[.$AL$13];IF([.AX17]=[.AH62];[.$AL$14];IF([.AX17]=[.AH88];[.$AL$15];IF([.AX17]=[.AH115];[.$AL$16])))))" office:value-type="string" office:string-value="Norm" calcext:value-type="string">
            <text:p>Norm</text:p>
          </table:table-cell>
          <table:table-cell table:style-name="ce39" table:formula="of:=IF([.AY17]=[.AI9];[.$AL$12];IF([.AY17]=[.AI35];[.$AL$13];IF([.AY17]=[.AI62];[.$AL$14];IF([.AY17]=[.AI88];[.$AL$15];IF([.AY17]=[.AI115];[.$AL$16])))))" office:value-type="string" office:string-value="Perc." calcext:value-type="string">
            <text:p>Perc.</text:p>
          </table:table-cell>
        </table:table-row>
        <table:table-row table:style-name="ro1">
          <table:table-cell office:value-type="string" calcext:value-type="string">
            <text:p>200_16</text:p>
          </table:table-cell>
          <table:table-cell office:value-type="float" office:value="0.894" calcext:value-type="float">
            <text:p>0.894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" calcext:value-type="float">
            <text:p>0.9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9579" calcext:value-type="float">
            <text:p>0.9579</text:p>
          </table:table-cell>
          <table:table-cell table:number-columns-repeated="4"/>
          <table:table-cell table:style-name="ce3" office:value-type="string" calcext:value-type="string">
            <text:p>60_16</text:p>
          </table:table-cell>
          <table:table-cell table:style-name="ce8" table:formula="of:=[.$M$1]-[.B41]" office:value-type="float" office:value="0.046" calcext:value-type="float">
            <text:p>0.046</text:p>
          </table:table-cell>
          <table:table-cell table:style-name="ce8" table:formula="of:=[.$M$1]-[.C41]" office:value-type="float" office:value="0.0171" calcext:value-type="float">
            <text:p>0.017</text:p>
          </table:table-cell>
          <table:table-cell table:style-name="ce8" table:formula="of:=[.$M$1]-[.D41]" office:value-type="float" office:value="-0.0212" calcext:value-type="float">
            <text:p>-0.021</text:p>
          </table:table-cell>
          <table:table-cell table:style-name="ce8" table:formula="of:=[.$M$1]-[.E41]" office:value-type="float" office:value="0.0464" calcext:value-type="float">
            <text:p>0.046</text:p>
          </table:table-cell>
          <table:table-cell table:style-name="ce8" table:formula="of:=[.$M$1]-[.F41]" office:value-type="float" office:value="0.0181" calcext:value-type="float">
            <text:p>0.018</text:p>
          </table:table-cell>
          <table:table-cell table:style-name="ce8" table:formula="of:=[.$M$1]-[.G41]" office:value-type="float" office:value="0.0826" calcext:value-type="float">
            <text:p>0.083</text:p>
          </table:table-cell>
          <table:table-cell table:style-name="ce8" table:formula="of:=[.$M$1]-[.H41]" office:value-type="float" office:value="0.0345" calcext:value-type="float">
            <text:p>0.035</text:p>
          </table:table-cell>
          <table:table-cell table:style-name="ce8" table:formula="of:=[.$M$1]-[.I41]" office:value-type="float" office:value="0.0707" calcext:value-type="float">
            <text:p>0.071</text:p>
          </table:table-cell>
          <table:table-cell table:style-name="ce8" table:formula="of:=[.$M$1]-[.J41]" office:value-type="float" office:value="-0.0131" calcext:value-type="float">
            <text:p>-0.013</text:p>
          </table:table-cell>
          <table:table-cell/>
          <table:table-cell table:style-name="ce3" office:value-type="string" calcext:value-type="string">
            <text:p>60_16</text:p>
          </table:table-cell>
          <table:table-cell table:style-name="ce24" table:formula="of:=ABS([.$M$1]-[.B41])" office:value-type="float" office:value="0.046" calcext:value-type="float">
            <text:p>0.046</text:p>
          </table:table-cell>
          <table:table-cell table:style-name="ce24" table:formula="of:=ABS([.$M$1]-[.C41])" office:value-type="float" office:value="0.0171" calcext:value-type="float">
            <text:p>0.017</text:p>
          </table:table-cell>
          <table:table-cell table:style-name="ce24" table:formula="of:=ABS([.$M$1]-[.D41])" office:value-type="float" office:value="0.0212" calcext:value-type="float">
            <text:p>0.021</text:p>
          </table:table-cell>
          <table:table-cell table:style-name="ce24" table:formula="of:=ABS([.$M$1]-[.E41])" office:value-type="float" office:value="0.0464" calcext:value-type="float">
            <text:p>0.046</text:p>
          </table:table-cell>
          <table:table-cell table:style-name="ce24" table:formula="of:=ABS([.$M$1]-[.F41])" office:value-type="float" office:value="0.0181" calcext:value-type="float">
            <text:p>0.018</text:p>
          </table:table-cell>
          <table:table-cell table:style-name="ce24" table:formula="of:=ABS([.$M$1]-[.G41])" office:value-type="float" office:value="0.0826" calcext:value-type="float">
            <text:p>0.083</text:p>
          </table:table-cell>
          <table:table-cell table:style-name="ce24" table:formula="of:=ABS([.$M$1]-[.H41])" office:value-type="float" office:value="0.0345" calcext:value-type="float">
            <text:p>0.035</text:p>
          </table:table-cell>
          <table:table-cell table:style-name="ce24" table:formula="of:=ABS([.$M$1]-[.I41])" office:value-type="float" office:value="0.0707" calcext:value-type="float">
            <text:p>0.071</text:p>
          </table:table-cell>
          <table:table-cell table:style-name="ce24" table:formula="of:=ABS([.$M$1]-[.J41])" office:value-type="float" office:value="0.0131" calcext:value-type="float">
            <text:p>0.013</text:p>
          </table:table-cell>
          <table:table-cell table:number-columns-repeated="6"/>
          <table:table-cell table:style-name="ce37" office:value-type="string" calcext:value-type="string">
            <text:p>30_60</text:p>
          </table:table-cell>
          <table:table-cell table:style-name="ce39" table:formula="of:=IF([.AQ18]=[.AA10];[.$AL$12];IF([.AQ18]=[.AA36];[.$AL$13];IF([.AQ18]=[.AA63];[.$AL$14];IF([.AQ18]=[.AA89];[.$AL$15];IF([.AQ18]=[.AA116];[.$AL$16])))))" office:value-type="string" office:string-value="Stud." calcext:value-type="string">
            <text:p>Stud.</text:p>
          </table:table-cell>
          <table:table-cell table:style-name="ce39" table:formula="of:=IF([.AR18]=[.AB10];[.$AL$12];IF([.AR18]=[.AB36];[.$AL$13];IF([.AR18]=[.AB63];[.$AL$14];IF([.AR18]=[.AB89];[.$AL$15];IF([.AR18]=[.AB116];[.$AL$16])))))" office:value-type="string" office:string-value="Basic" calcext:value-type="string">
            <text:p>Basic</text:p>
          </table:table-cell>
          <table:table-cell table:style-name="ce39" table:formula="of:=IF([.AS18]=[.AC10];[.$AL$12];IF([.AS18]=[.AC36];[.$AL$13];IF([.AS18]=[.AC63];[.$AL$14];IF([.AS18]=[.AC89];[.$AL$15];IF([.AS18]=[.AC116];[.$AL$16])))))" office:value-type="string" office:string-value="Perc." calcext:value-type="string">
            <text:p>Perc.</text:p>
          </table:table-cell>
          <table:table-cell table:style-name="ce39" table:formula="of:=IF([.AT18]=[.AD10];[.$AL$12];IF([.AT18]=[.AD36];[.$AL$13];IF([.AT18]=[.AD63];[.$AL$14];IF([.AT18]=[.AD89];[.$AL$15];IF([.AT18]=[.AD116];[.$AL$16])))))" office:value-type="string" office:string-value="Basic" calcext:value-type="string">
            <text:p>Basic</text:p>
          </table:table-cell>
          <table:table-cell table:style-name="ce39" table:formula="of:=IF([.AU18]=[.AE10];[.$AL$12];IF([.AU18]=[.AE36];[.$AL$13];IF([.AU18]=[.AE63];[.$AL$14];IF([.AU18]=[.AE89];[.$AL$15];IF([.AU18]=[.AE116];[.$AL$16])))))" office:value-type="string" office:string-value="Stud." calcext:value-type="string">
            <text:p>Stud.</text:p>
          </table:table-cell>
          <table:table-cell table:style-name="ce39" table:formula="of:=IF([.AV18]=[.AF10];[.$AL$12];IF([.AV18]=[.AF36];[.$AL$13];IF([.AV18]=[.AF63];[.$AL$14];IF([.AV18]=[.AF89];[.$AL$15];IF([.AV18]=[.AF116];[.$AL$16])))))" office:value-type="string" office:string-value="BCA" calcext:value-type="string">
            <text:p>BCA</text:p>
          </table:table-cell>
          <table:table-cell table:style-name="ce39" table:formula="of:=IF([.AW18]=[.AG10];[.$AL$12];IF([.AW18]=[.AG36];[.$AL$13];IF([.AW18]=[.AG63];[.$AL$14];IF([.AW18]=[.AG89];[.$AL$15];IF([.AW18]=[.AG116];[.$AL$16])))))" office:value-type="string" office:string-value="BCA" calcext:value-type="string">
            <text:p>BCA</text:p>
          </table:table-cell>
          <table:table-cell table:style-name="ce39" table:formula="of:=IF([.AX18]=[.AH10];[.$AL$12];IF([.AX18]=[.AH36];[.$AL$13];IF([.AX18]=[.AH63];[.$AL$14];IF([.AX18]=[.AH89];[.$AL$15];IF([.AX18]=[.AH116];[.$AL$16])))))" office:value-type="string" office:string-value="Basic" calcext:value-type="string">
            <text:p>Basic</text:p>
          </table:table-cell>
          <table:table-cell table:style-name="ce39" table:formula="of:=IF([.AY18]=[.AI10];[.$AL$12];IF([.AY18]=[.AI36];[.$AL$13];IF([.AY18]=[.AI63];[.$AL$14];IF([.AY18]=[.AI89];[.$AL$15];IF([.AY18]=[.AI116];[.$AL$16])))))" office:value-type="string" office:string-value="Norm" calcext:value-type="string">
            <text:p>Norm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16_90</text:p>
          </table:table-cell>
          <table:table-cell table:style-name="ce8" table:formula="of:=[.$M$1]-[.B42]" office:value-type="float" office:value="0.0498000000000001" calcext:value-type="float">
            <text:p>0.050</text:p>
          </table:table-cell>
          <table:table-cell table:style-name="ce8" table:formula="of:=[.$M$1]-[.C42]" office:value-type="float" office:value="0.0302" calcext:value-type="float">
            <text:p>0.030</text:p>
          </table:table-cell>
          <table:table-cell table:style-name="ce8" table:formula="of:=[.$M$1]-[.D42]" office:value-type="float" office:value="0.0122" calcext:value-type="float">
            <text:p>0.012</text:p>
          </table:table-cell>
          <table:table-cell table:style-name="ce8" table:formula="of:=[.$M$1]-[.E42]" office:value-type="float" office:value="0.0164" calcext:value-type="float">
            <text:p>0.016</text:p>
          </table:table-cell>
          <table:table-cell table:style-name="ce8" table:formula="of:=[.$M$1]-[.F42]" office:value-type="float" office:value="0.0483" calcext:value-type="float">
            <text:p>0.048</text:p>
          </table:table-cell>
          <table:table-cell table:style-name="ce8" table:formula="of:=[.$M$1]-[.G42]" office:value-type="float" office:value="0.0191" calcext:value-type="float">
            <text:p>0.019</text:p>
          </table:table-cell>
          <table:table-cell table:style-name="ce8" table:formula="of:=[.$M$1]-[.H42]" office:value-type="float" office:value="0.0822" calcext:value-type="float">
            <text:p>0.082</text:p>
          </table:table-cell>
          <table:table-cell table:style-name="ce8" table:formula="of:=[.$M$1]-[.I42]" office:value-type="float" office:value="-0.0237999999999999" calcext:value-type="float">
            <text:p>-0.024</text:p>
          </table:table-cell>
          <table:table-cell table:style-name="ce8" table:formula="of:=[.$M$1]-[.J42]" office:value-type="float" office:value="0.0742" calcext:value-type="float">
            <text:p>0.074</text:p>
          </table:table-cell>
          <table:table-cell/>
          <table:table-cell table:style-name="ce3" office:value-type="string" calcext:value-type="string">
            <text:p>16_90</text:p>
          </table:table-cell>
          <table:table-cell table:style-name="ce24" table:formula="of:=ABS([.$M$1]-[.B42])" office:value-type="float" office:value="0.0498000000000001" calcext:value-type="float">
            <text:p>0.050</text:p>
          </table:table-cell>
          <table:table-cell table:style-name="ce24" table:formula="of:=ABS([.$M$1]-[.C42])" office:value-type="float" office:value="0.0302" calcext:value-type="float">
            <text:p>0.030</text:p>
          </table:table-cell>
          <table:table-cell table:style-name="ce24" table:formula="of:=ABS([.$M$1]-[.D42])" office:value-type="float" office:value="0.0122" calcext:value-type="float">
            <text:p>0.012</text:p>
          </table:table-cell>
          <table:table-cell table:style-name="ce24" table:formula="of:=ABS([.$M$1]-[.E42])" office:value-type="float" office:value="0.0164" calcext:value-type="float">
            <text:p>0.016</text:p>
          </table:table-cell>
          <table:table-cell table:style-name="ce24" table:formula="of:=ABS([.$M$1]-[.F42])" office:value-type="float" office:value="0.0483" calcext:value-type="float">
            <text:p>0.048</text:p>
          </table:table-cell>
          <table:table-cell table:style-name="ce24" table:formula="of:=ABS([.$M$1]-[.G42])" office:value-type="float" office:value="0.0191" calcext:value-type="float">
            <text:p>0.019</text:p>
          </table:table-cell>
          <table:table-cell table:style-name="ce24" table:formula="of:=ABS([.$M$1]-[.H42])" office:value-type="float" office:value="0.0822" calcext:value-type="float">
            <text:p>0.082</text:p>
          </table:table-cell>
          <table:table-cell table:style-name="ce24" table:formula="of:=ABS([.$M$1]-[.I42])" office:value-type="float" office:value="0.0237999999999999" calcext:value-type="float">
            <text:p>0.024</text:p>
          </table:table-cell>
          <table:table-cell table:style-name="ce24" table:formula="of:=ABS([.$M$1]-[.J42])" office:value-type="float" office:value="0.0742" calcext:value-type="float">
            <text:p>0.074</text:p>
          </table:table-cell>
          <table:table-cell table:number-columns-repeated="6"/>
          <table:table-cell table:style-name="ce37" office:value-type="string" calcext:value-type="string">
            <text:p>60_30</text:p>
          </table:table-cell>
          <table:table-cell table:style-name="ce39" table:formula="of:=IF([.AQ19]=[.AA11];[.$AL$12];IF([.AQ19]=[.AA37];[.$AL$13];IF([.AQ19]=[.AA64];[.$AL$14];IF([.AQ19]=[.AA90];[.$AL$15];IF([.AQ19]=[.AA117];[.$AL$16])))))" office:value-type="string" office:string-value="Stud." calcext:value-type="string">
            <text:p>Stud.</text:p>
          </table:table-cell>
          <table:table-cell table:style-name="ce39" table:formula="of:=IF([.AR19]=[.AB11];[.$AL$12];IF([.AR19]=[.AB37];[.$AL$13];IF([.AR19]=[.AB64];[.$AL$14];IF([.AR19]=[.AB90];[.$AL$15];IF([.AR19]=[.AB117];[.$AL$16])))))" office:value-type="string" office:string-value="Basic" calcext:value-type="string">
            <text:p>Basic</text:p>
          </table:table-cell>
          <table:table-cell table:style-name="ce39" table:formula="of:=IF([.AS19]=[.AC11];[.$AL$12];IF([.AS19]=[.AC37];[.$AL$13];IF([.AS19]=[.AC64];[.$AL$14];IF([.AS19]=[.AC90];[.$AL$15];IF([.AS19]=[.AC117];[.$AL$16])))))" office:value-type="string" office:string-value="Perc." calcext:value-type="string">
            <text:p>Perc.</text:p>
          </table:table-cell>
          <table:table-cell table:style-name="ce39" table:formula="of:=IF([.AT19]=[.AD11];[.$AL$12];IF([.AT19]=[.AD37];[.$AL$13];IF([.AT19]=[.AD64];[.$AL$14];IF([.AT19]=[.AD90];[.$AL$15];IF([.AT19]=[.AD117];[.$AL$16])))))" office:value-type="string" office:string-value="Stud." calcext:value-type="string">
            <text:p>Stud.</text:p>
          </table:table-cell>
          <table:table-cell table:style-name="ce39" table:formula="of:=IF([.AU19]=[.AE11];[.$AL$12];IF([.AU19]=[.AE37];[.$AL$13];IF([.AU19]=[.AE64];[.$AL$14];IF([.AU19]=[.AE90];[.$AL$15];IF([.AU19]=[.AE117];[.$AL$16])))))" office:value-type="string" office:string-value="Basic" calcext:value-type="string">
            <text:p>Basic</text:p>
          </table:table-cell>
          <table:table-cell table:style-name="ce39" table:formula="of:=IF([.AV19]=[.AF11];[.$AL$12];IF([.AV19]=[.AF37];[.$AL$13];IF([.AV19]=[.AF64];[.$AL$14];IF([.AV19]=[.AF90];[.$AL$15];IF([.AV19]=[.AF117];[.$AL$16])))))" office:value-type="string" office:string-value="BCA" calcext:value-type="string">
            <text:p>BCA</text:p>
          </table:table-cell>
          <table:table-cell table:style-name="ce39" table:formula="of:=IF([.AW19]=[.AG11];[.$AL$12];IF([.AW19]=[.AG37];[.$AL$13];IF([.AW19]=[.AG64];[.$AL$14];IF([.AW19]=[.AG90];[.$AL$15];IF([.AW19]=[.AG117];[.$AL$16])))))" office:value-type="string" office:string-value="BCA" calcext:value-type="string">
            <text:p>BCA</text:p>
          </table:table-cell>
          <table:table-cell table:style-name="ce39" table:formula="of:=IF([.AX19]=[.AH11];[.$AL$12];IF([.AX19]=[.AH37];[.$AL$13];IF([.AX19]=[.AH64];[.$AL$14];IF([.AX19]=[.AH90];[.$AL$15];IF([.AX19]=[.AH117];[.$AL$16])))))" office:value-type="string" office:string-value="Norm" calcext:value-type="string">
            <text:p>Norm</text:p>
          </table:table-cell>
          <table:table-cell table:style-name="ce39" table:formula="of:=IF([.AY19]=[.AI11];[.$AL$12];IF([.AY19]=[.AI37];[.$AL$13];IF([.AY19]=[.AI64];[.$AL$14];IF([.AY19]=[.AI90];[.$AL$15];IF([.AY19]=[.AI117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13"/>
          <table:table-cell table:style-name="ce3" office:value-type="string" calcext:value-type="string">
            <text:p>90_16</text:p>
          </table:table-cell>
          <table:table-cell table:style-name="ce8" table:formula="of:=[.$M$1]-[.B43]" office:value-type="float" office:value="0.0484" calcext:value-type="float">
            <text:p>0.048</text:p>
          </table:table-cell>
          <table:table-cell table:style-name="ce8" table:formula="of:=[.$M$1]-[.C43]" office:value-type="float" office:value="0.0253" calcext:value-type="float">
            <text:p>0.025</text:p>
          </table:table-cell>
          <table:table-cell table:style-name="ce8" table:formula="of:=[.$M$1]-[.D43]" office:value-type="float" office:value="0.0105000000000001" calcext:value-type="float">
            <text:p>0.011</text:p>
          </table:table-cell>
          <table:table-cell table:style-name="ce8" table:formula="of:=[.$M$1]-[.E43]" office:value-type="float" office:value="0.0499000000000001" calcext:value-type="float">
            <text:p>0.050</text:p>
          </table:table-cell>
          <table:table-cell table:style-name="ce8" table:formula="of:=[.$M$1]-[.F43]" office:value-type="float" office:value="0.0188" calcext:value-type="float">
            <text:p>0.019</text:p>
          </table:table-cell>
          <table:table-cell table:style-name="ce8" table:formula="of:=[.$M$1]-[.G43]" office:value-type="float" office:value="0.0807" calcext:value-type="float">
            <text:p>0.081</text:p>
          </table:table-cell>
          <table:table-cell table:style-name="ce8" table:formula="of:=[.$M$1]-[.H43]" office:value-type="float" office:value="0.0241" calcext:value-type="float">
            <text:p>0.024</text:p>
          </table:table-cell>
          <table:table-cell table:style-name="ce8" table:formula="of:=[.$M$1]-[.I43]" office:value-type="float" office:value="0.0735" calcext:value-type="float">
            <text:p>0.074</text:p>
          </table:table-cell>
          <table:table-cell table:style-name="ce8" table:formula="of:=[.$M$1]-[.J43]" office:value-type="float" office:value="-0.0216" calcext:value-type="float">
            <text:p>-0.022</text:p>
          </table:table-cell>
          <table:table-cell/>
          <table:table-cell table:style-name="ce3" office:value-type="string" calcext:value-type="string">
            <text:p>90_16</text:p>
          </table:table-cell>
          <table:table-cell table:style-name="ce24" table:formula="of:=ABS([.$M$1]-[.B43])" office:value-type="float" office:value="0.0484" calcext:value-type="float">
            <text:p>0.048</text:p>
          </table:table-cell>
          <table:table-cell table:style-name="ce24" table:formula="of:=ABS([.$M$1]-[.C43])" office:value-type="float" office:value="0.0253" calcext:value-type="float">
            <text:p>0.025</text:p>
          </table:table-cell>
          <table:table-cell table:style-name="ce24" table:formula="of:=ABS([.$M$1]-[.D43])" office:value-type="float" office:value="0.0105000000000001" calcext:value-type="float">
            <text:p>0.011</text:p>
          </table:table-cell>
          <table:table-cell table:style-name="ce24" table:formula="of:=ABS([.$M$1]-[.E43])" office:value-type="float" office:value="0.0499000000000001" calcext:value-type="float">
            <text:p>0.050</text:p>
          </table:table-cell>
          <table:table-cell table:style-name="ce24" table:formula="of:=ABS([.$M$1]-[.F43])" office:value-type="float" office:value="0.0188" calcext:value-type="float">
            <text:p>0.019</text:p>
          </table:table-cell>
          <table:table-cell table:style-name="ce24" table:formula="of:=ABS([.$M$1]-[.G43])" office:value-type="float" office:value="0.0807" calcext:value-type="float">
            <text:p>0.081</text:p>
          </table:table-cell>
          <table:table-cell table:style-name="ce24" table:formula="of:=ABS([.$M$1]-[.H43])" office:value-type="float" office:value="0.0241" calcext:value-type="float">
            <text:p>0.024</text:p>
          </table:table-cell>
          <table:table-cell table:style-name="ce24" table:formula="of:=ABS([.$M$1]-[.I43])" office:value-type="float" office:value="0.0735" calcext:value-type="float">
            <text:p>0.074</text:p>
          </table:table-cell>
          <table:table-cell table:style-name="ce24" table:formula="of:=ABS([.$M$1]-[.J43])" office:value-type="float" office:value="0.0216" calcext:value-type="float">
            <text:p>0.022</text:p>
          </table:table-cell>
          <table:table-cell table:number-columns-repeated="6"/>
          <table:table-cell table:style-name="ce37" office:value-type="string" calcext:value-type="string">
            <text:p>30_90</text:p>
          </table:table-cell>
          <table:table-cell table:style-name="ce39" table:formula="of:=IF([.AQ20]=[.AA12];[.$AL$12];IF([.AQ20]=[.AA38];[.$AL$13];IF([.AQ20]=[.AA65];[.$AL$14];IF([.AQ20]=[.AA91];[.$AL$15];IF([.AQ20]=[.AA118];[.$AL$16])))))" office:value-type="string" office:string-value="Stud." calcext:value-type="string">
            <text:p>Stud.</text:p>
          </table:table-cell>
          <table:table-cell table:style-name="ce39" table:formula="of:=IF([.AR20]=[.AB12];[.$AL$12];IF([.AR20]=[.AB38];[.$AL$13];IF([.AR20]=[.AB65];[.$AL$14];IF([.AR20]=[.AB91];[.$AL$15];IF([.AR20]=[.AB118];[.$AL$16])))))" office:value-type="string" office:string-value="Basic" calcext:value-type="string">
            <text:p>Basic</text:p>
          </table:table-cell>
          <table:table-cell table:style-name="ce39" table:formula="of:=IF([.AS20]=[.AC12];[.$AL$12];IF([.AS20]=[.AC38];[.$AL$13];IF([.AS20]=[.AC65];[.$AL$14];IF([.AS20]=[.AC91];[.$AL$15];IF([.AS20]=[.AC118];[.$AL$16])))))" office:value-type="string" office:string-value="Norm" calcext:value-type="string">
            <text:p>Norm</text:p>
          </table:table-cell>
          <table:table-cell table:style-name="ce39" table:formula="of:=IF([.AT20]=[.AD12];[.$AL$12];IF([.AT20]=[.AD38];[.$AL$13];IF([.AT20]=[.AD65];[.$AL$14];IF([.AT20]=[.AD91];[.$AL$15];IF([.AT20]=[.AD118];[.$AL$16])))))" office:value-type="string" office:string-value="Perc." calcext:value-type="string">
            <text:p>Perc.</text:p>
          </table:table-cell>
          <table:table-cell table:style-name="ce39" table:formula="of:=IF([.AU20]=[.AE12];[.$AL$12];IF([.AU20]=[.AE38];[.$AL$13];IF([.AU20]=[.AE65];[.$AL$14];IF([.AU20]=[.AE91];[.$AL$15];IF([.AU20]=[.AE118];[.$AL$16])))))" office:value-type="string" office:string-value="Stud." calcext:value-type="string">
            <text:p>Stud.</text:p>
          </table:table-cell>
          <table:table-cell table:style-name="ce39" table:formula="of:=IF([.AV20]=[.AF12];[.$AL$12];IF([.AV20]=[.AF38];[.$AL$13];IF([.AV20]=[.AF65];[.$AL$14];IF([.AV20]=[.AF91];[.$AL$15];IF([.AV20]=[.AF118];[.$AL$16])))))" office:value-type="string" office:string-value="BCA" calcext:value-type="string">
            <text:p>BCA</text:p>
          </table:table-cell>
          <table:table-cell table:style-name="ce39" table:formula="of:=IF([.AW20]=[.AG12];[.$AL$12];IF([.AW20]=[.AG38];[.$AL$13];IF([.AW20]=[.AG65];[.$AL$14];IF([.AW20]=[.AG91];[.$AL$15];IF([.AW20]=[.AG118];[.$AL$16])))))" office:value-type="string" office:string-value="BCA" calcext:value-type="string">
            <text:p>BCA</text:p>
          </table:table-cell>
          <table:table-cell table:style-name="ce39" table:formula="of:=IF([.AX20]=[.AH12];[.$AL$12];IF([.AX20]=[.AH38];[.$AL$13];IF([.AX20]=[.AH65];[.$AL$14];IF([.AX20]=[.AH91];[.$AL$15];IF([.AX20]=[.AH118];[.$AL$16])))))" office:value-type="string" office:string-value="Norm" calcext:value-type="string">
            <text:p>Norm</text:p>
          </table:table-cell>
          <table:table-cell table:style-name="ce39" table:formula="of:=IF([.AY20]=[.AI12];[.$AL$12];IF([.AY20]=[.AI38];[.$AL$13];IF([.AY20]=[.AI65];[.$AL$14];IF([.AY20]=[.AI91];[.$AL$15];IF([.AY20]=[.AI118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0.2_0.2</text:p>
          </table:table-cell>
          <table:table-cell office:value-type="string" calcext:value-type="string">
            <text:p>0.5_0.5</text:p>
          </table:table-cell>
          <table:table-cell office:value-type="string" calcext:value-type="string">
            <text:p>1_1</text:p>
          </table:table-cell>
          <table:table-cell office:value-type="string" calcext:value-type="string">
            <text:p>0.2_0.5</text:p>
          </table:table-cell>
          <table:table-cell office:value-type="string" calcext:value-type="string">
            <text:p>0.5_0.2</text:p>
          </table:table-cell>
          <table:table-cell office:value-type="string" calcext:value-type="string">
            <text:p>0.2_1</text:p>
          </table:table-cell>
          <table:table-cell office:value-type="string" calcext:value-type="string">
            <text:p>1_0.2</text:p>
          </table:table-cell>
          <table:table-cell office:value-type="string" calcext:value-type="string">
            <text:p>0.5_1</text:p>
          </table:table-cell>
          <table:table-cell office:value-type="string" calcext:value-type="string">
            <text:p>1_0.5</text:p>
          </table:table-cell>
          <table:table-cell table:number-columns-repeated="5"/>
          <table:table-cell table:style-name="ce3" office:value-type="string" calcext:value-type="string">
            <text:p>16_200</text:p>
          </table:table-cell>
          <table:table-cell table:style-name="ce8" table:formula="of:=[.$M$1]-[.B44]" office:value-type="float" office:value="0.0594" calcext:value-type="float">
            <text:p>0.059</text:p>
          </table:table-cell>
          <table:table-cell table:style-name="ce8" table:formula="of:=[.$M$1]-[.C44]" office:value-type="float" office:value="0.0402" calcext:value-type="float">
            <text:p>0.040</text:p>
          </table:table-cell>
          <table:table-cell table:style-name="ce8" table:formula="of:=[.$M$1]-[.D44]" office:value-type="float" office:value="0.0552" calcext:value-type="float">
            <text:p>0.055</text:p>
          </table:table-cell>
          <table:table-cell table:style-name="ce8" table:formula="of:=[.$M$1]-[.E44]" office:value-type="float" office:value="0.0248" calcext:value-type="float">
            <text:p>0.025</text:p>
          </table:table-cell>
          <table:table-cell table:style-name="ce8" table:formula="of:=[.$M$1]-[.F44]" office:value-type="float" office:value="0.0513" calcext:value-type="float">
            <text:p>0.051</text:p>
          </table:table-cell>
          <table:table-cell table:style-name="ce8" table:formula="of:=[.$M$1]-[.G44]" office:value-type="float" office:value="0.0123" calcext:value-type="float">
            <text:p>0.012</text:p>
          </table:table-cell>
          <table:table-cell table:style-name="ce8" table:formula="of:=[.$M$1]-[.H44]" office:value-type="float" office:value="0.0843" calcext:value-type="float">
            <text:p>0.084</text:p>
          </table:table-cell>
          <table:table-cell table:style-name="ce8" table:formula="of:=[.$M$1]-[.I44]" office:value-type="float" office:value="-0.0106999999999999" calcext:value-type="float">
            <text:p>-0.011</text:p>
          </table:table-cell>
          <table:table-cell table:style-name="ce8" table:formula="of:=[.$M$1]-[.J44]" office:value-type="float" office:value="0.0789" calcext:value-type="float">
            <text:p>0.079</text:p>
          </table:table-cell>
          <table:table-cell/>
          <table:table-cell table:style-name="ce3" office:value-type="string" calcext:value-type="string">
            <text:p>16_200</text:p>
          </table:table-cell>
          <table:table-cell table:style-name="ce24" table:formula="of:=ABS([.$M$1]-[.B44])" office:value-type="float" office:value="0.0594" calcext:value-type="float">
            <text:p>0.059</text:p>
          </table:table-cell>
          <table:table-cell table:style-name="ce24" table:formula="of:=ABS([.$M$1]-[.C44])" office:value-type="float" office:value="0.0402" calcext:value-type="float">
            <text:p>0.040</text:p>
          </table:table-cell>
          <table:table-cell table:style-name="ce24" table:formula="of:=ABS([.$M$1]-[.D44])" office:value-type="float" office:value="0.0552" calcext:value-type="float">
            <text:p>0.055</text:p>
          </table:table-cell>
          <table:table-cell table:style-name="ce24" table:formula="of:=ABS([.$M$1]-[.E44])" office:value-type="float" office:value="0.0248" calcext:value-type="float">
            <text:p>0.025</text:p>
          </table:table-cell>
          <table:table-cell table:style-name="ce24" table:formula="of:=ABS([.$M$1]-[.F44])" office:value-type="float" office:value="0.0513" calcext:value-type="float">
            <text:p>0.051</text:p>
          </table:table-cell>
          <table:table-cell table:style-name="ce24" table:formula="of:=ABS([.$M$1]-[.G44])" office:value-type="float" office:value="0.0123" calcext:value-type="float">
            <text:p>0.012</text:p>
          </table:table-cell>
          <table:table-cell table:style-name="ce24" table:formula="of:=ABS([.$M$1]-[.H44])" office:value-type="float" office:value="0.0843" calcext:value-type="float">
            <text:p>0.084</text:p>
          </table:table-cell>
          <table:table-cell table:style-name="ce24" table:formula="of:=ABS([.$M$1]-[.I44])" office:value-type="float" office:value="0.0106999999999999" calcext:value-type="float">
            <text:p>0.011</text:p>
          </table:table-cell>
          <table:table-cell table:style-name="ce24" table:formula="of:=ABS([.$M$1]-[.J44])" office:value-type="float" office:value="0.0789" calcext:value-type="float">
            <text:p>0.079</text:p>
          </table:table-cell>
          <table:table-cell table:number-columns-repeated="6"/>
          <table:table-cell table:style-name="ce37" office:value-type="string" calcext:value-type="string">
            <text:p>90_30</text:p>
          </table:table-cell>
          <table:table-cell table:style-name="ce39" table:formula="of:=IF([.AQ21]=[.AA13];[.$AL$12];IF([.AQ21]=[.AA39];[.$AL$13];IF([.AQ21]=[.AA66];[.$AL$14];IF([.AQ21]=[.AA92];[.$AL$15];IF([.AQ21]=[.AA119];[.$AL$16])))))" office:value-type="string" office:string-value="Stud." calcext:value-type="string">
            <text:p>Stud.</text:p>
          </table:table-cell>
          <table:table-cell table:style-name="ce39" table:formula="of:=IF([.AR21]=[.AB13];[.$AL$12];IF([.AR21]=[.AB39];[.$AL$13];IF([.AR21]=[.AB66];[.$AL$14];IF([.AR21]=[.AB92];[.$AL$15];IF([.AR21]=[.AB119];[.$AL$16])))))" office:value-type="string" office:string-value="Basic" calcext:value-type="string">
            <text:p>Basic</text:p>
          </table:table-cell>
          <table:table-cell table:style-name="ce39" table:formula="of:=IF([.AS21]=[.AC13];[.$AL$12];IF([.AS21]=[.AC39];[.$AL$13];IF([.AS21]=[.AC66];[.$AL$14];IF([.AS21]=[.AC92];[.$AL$15];IF([.AS21]=[.AC119];[.$AL$16])))))" office:value-type="string" office:string-value="Norm" calcext:value-type="string">
            <text:p>Norm</text:p>
          </table:table-cell>
          <table:table-cell table:style-name="ce39" table:formula="of:=IF([.AT21]=[.AD13];[.$AL$12];IF([.AT21]=[.AD39];[.$AL$13];IF([.AT21]=[.AD66];[.$AL$14];IF([.AT21]=[.AD92];[.$AL$15];IF([.AT21]=[.AD119];[.$AL$16])))))" office:value-type="string" office:string-value="Stud." calcext:value-type="string">
            <text:p>Stud.</text:p>
          </table:table-cell>
          <table:table-cell table:style-name="ce39" table:formula="of:=IF([.AU21]=[.AE13];[.$AL$12];IF([.AU21]=[.AE39];[.$AL$13];IF([.AU21]=[.AE66];[.$AL$14];IF([.AU21]=[.AE92];[.$AL$15];IF([.AU21]=[.AE119];[.$AL$16])))))" office:value-type="string" office:string-value="Perc." calcext:value-type="string">
            <text:p>Perc.</text:p>
          </table:table-cell>
          <table:table-cell table:style-name="ce39" table:formula="of:=IF([.AV21]=[.AF13];[.$AL$12];IF([.AV21]=[.AF39];[.$AL$13];IF([.AV21]=[.AF66];[.$AL$14];IF([.AV21]=[.AF92];[.$AL$15];IF([.AV21]=[.AF119];[.$AL$16])))))" office:value-type="string" office:string-value="BCA" calcext:value-type="string">
            <text:p>BCA</text:p>
          </table:table-cell>
          <table:table-cell table:style-name="ce39" table:formula="of:=IF([.AW21]=[.AG13];[.$AL$12];IF([.AW21]=[.AG39];[.$AL$13];IF([.AW21]=[.AG66];[.$AL$14];IF([.AW21]=[.AG92];[.$AL$15];IF([.AW21]=[.AG119];[.$AL$16])))))" office:value-type="string" office:string-value="Norm" calcext:value-type="string">
            <text:p>Norm</text:p>
          </table:table-cell>
          <table:table-cell table:style-name="ce39" table:formula="of:=IF([.AX21]=[.AH13];[.$AL$12];IF([.AX21]=[.AH39];[.$AL$13];IF([.AX21]=[.AH66];[.$AL$14];IF([.AX21]=[.AH92];[.$AL$15];IF([.AX21]=[.AH119];[.$AL$16])))))" office:value-type="string" office:string-value="BCA" calcext:value-type="string">
            <text:p>BCA</text:p>
          </table:table-cell>
          <table:table-cell table:style-name="ce39" table:formula="of:=IF([.AY21]=[.AI13];[.$AL$12];IF([.AY21]=[.AI39];[.$AL$13];IF([.AY21]=[.AI66];[.$AL$14];IF([.AY21]=[.AI92];[.$AL$15];IF([.AY21]=[.AI119];[.$AL$16])))))" office:value-type="string" office:string-value="Perc." calcext:value-type="string">
            <text:p>Perc.</text:p>
          </table:table-cell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46" calcext:value-type="float">
            <text:p>0.946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164" calcext:value-type="float">
            <text:p>0.9164</text:p>
          </table:table-cell>
          <table:table-cell table:number-columns-repeated="4"/>
          <table:table-cell table:style-name="ce3" office:value-type="string" calcext:value-type="string">
            <text:p>200_16</text:p>
          </table:table-cell>
          <table:table-cell table:style-name="ce8" table:formula="of:=[.$M$1]-[.B45]" office:value-type="float" office:value="0.0560000000000001" calcext:value-type="float">
            <text:p>0.056</text:p>
          </table:table-cell>
          <table:table-cell table:style-name="ce8" table:formula="of:=[.$M$1]-[.C45]" office:value-type="float" office:value="0.0374" calcext:value-type="float">
            <text:p>0.037</text:p>
          </table:table-cell>
          <table:table-cell table:style-name="ce8" table:formula="of:=[.$M$1]-[.D45]" office:value-type="float" office:value="0.0453" calcext:value-type="float">
            <text:p>0.045</text:p>
          </table:table-cell>
          <table:table-cell table:style-name="ce8" table:formula="of:=[.$M$1]-[.E45]" office:value-type="float" office:value="0.05" calcext:value-type="float">
            <text:p>0.050</text:p>
          </table:table-cell>
          <table:table-cell table:style-name="ce8" table:formula="of:=[.$M$1]-[.F45]" office:value-type="float" office:value="0.0194" calcext:value-type="float">
            <text:p>0.019</text:p>
          </table:table-cell>
          <table:table-cell table:style-name="ce8" table:formula="of:=[.$M$1]-[.G45]" office:value-type="float" office:value="0.0847" calcext:value-type="float">
            <text:p>0.085</text:p>
          </table:table-cell>
          <table:table-cell table:style-name="ce8" table:formula="of:=[.$M$1]-[.H45]" office:value-type="float" office:value="0.00729999999999997" calcext:value-type="float">
            <text:p>0.007</text:p>
          </table:table-cell>
          <table:table-cell table:style-name="ce8" table:formula="of:=[.$M$1]-[.I45]" office:value-type="float" office:value="0.0803" calcext:value-type="float">
            <text:p>0.080</text:p>
          </table:table-cell>
          <table:table-cell table:style-name="ce8" table:formula="of:=[.$M$1]-[.J45]" office:value-type="float" office:value="-0.00790000000000002" calcext:value-type="float">
            <text:p>-0.008</text:p>
          </table:table-cell>
          <table:table-cell/>
          <table:table-cell table:style-name="ce3" office:value-type="string" calcext:value-type="string">
            <text:p>200_16</text:p>
          </table:table-cell>
          <table:table-cell table:style-name="ce24" table:formula="of:=ABS([.$M$1]-[.B45])" office:value-type="float" office:value="0.0560000000000001" calcext:value-type="float">
            <text:p>0.056</text:p>
          </table:table-cell>
          <table:table-cell table:style-name="ce24" table:formula="of:=ABS([.$M$1]-[.C45])" office:value-type="float" office:value="0.0374" calcext:value-type="float">
            <text:p>0.037</text:p>
          </table:table-cell>
          <table:table-cell table:style-name="ce24" table:formula="of:=ABS([.$M$1]-[.D45])" office:value-type="float" office:value="0.0453" calcext:value-type="float">
            <text:p>0.045</text:p>
          </table:table-cell>
          <table:table-cell table:style-name="ce24" table:formula="of:=ABS([.$M$1]-[.E45])" office:value-type="float" office:value="0.05" calcext:value-type="float">
            <text:p>0.050</text:p>
          </table:table-cell>
          <table:table-cell table:style-name="ce24" table:formula="of:=ABS([.$M$1]-[.F45])" office:value-type="float" office:value="0.0194" calcext:value-type="float">
            <text:p>0.019</text:p>
          </table:table-cell>
          <table:table-cell table:style-name="ce24" table:formula="of:=ABS([.$M$1]-[.G45])" office:value-type="float" office:value="0.0847" calcext:value-type="float">
            <text:p>0.085</text:p>
          </table:table-cell>
          <table:table-cell table:style-name="ce24" table:formula="of:=ABS([.$M$1]-[.H45])" office:value-type="float" office:value="0.00729999999999997" calcext:value-type="float">
            <text:p>0.007</text:p>
          </table:table-cell>
          <table:table-cell table:style-name="ce24" table:formula="of:=ABS([.$M$1]-[.I45])" office:value-type="float" office:value="0.0803" calcext:value-type="float">
            <text:p>0.080</text:p>
          </table:table-cell>
          <table:table-cell table:style-name="ce24" table:formula="of:=ABS([.$M$1]-[.J45])" office:value-type="float" office:value="0.00790000000000002" calcext:value-type="float">
            <text:p>0.008</text:p>
          </table:table-cell>
          <table:table-cell table:number-columns-repeated="6"/>
          <table:table-cell table:style-name="ce37" office:value-type="string" calcext:value-type="string">
            <text:p>30_200</text:p>
          </table:table-cell>
          <table:table-cell table:style-name="ce39" table:formula="of:=IF([.AQ22]=[.AA14];[.$AL$12];IF([.AQ22]=[.AA40];[.$AL$13];IF([.AQ22]=[.AA67];[.$AL$14];IF([.AQ22]=[.AA93];[.$AL$15];IF([.AQ22]=[.AA120];[.$AL$16])))))" office:value-type="string" office:string-value="Stud." calcext:value-type="string">
            <text:p>Stud.</text:p>
          </table:table-cell>
          <table:table-cell table:style-name="ce39" table:formula="of:=IF([.AR22]=[.AB14];[.$AL$12];IF([.AR22]=[.AB40];[.$AL$13];IF([.AR22]=[.AB67];[.$AL$14];IF([.AR22]=[.AB93];[.$AL$15];IF([.AR22]=[.AB120];[.$AL$16])))))" office:value-type="string" office:string-value="Basic" calcext:value-type="string">
            <text:p>Basic</text:p>
          </table:table-cell>
          <table:table-cell table:style-name="ce39" table:formula="of:=IF([.AS22]=[.AC14];[.$AL$12];IF([.AS22]=[.AC40];[.$AL$13];IF([.AS22]=[.AC67];[.$AL$14];IF([.AS22]=[.AC93];[.$AL$15];IF([.AS22]=[.AC120];[.$AL$16])))))" office:value-type="string" office:string-value="Norm" calcext:value-type="string">
            <text:p>Norm</text:p>
          </table:table-cell>
          <table:table-cell table:style-name="ce39" table:formula="of:=IF([.AT22]=[.AD14];[.$AL$12];IF([.AT22]=[.AD40];[.$AL$13];IF([.AT22]=[.AD67];[.$AL$14];IF([.AT22]=[.AD93];[.$AL$15];IF([.AT22]=[.AD120];[.$AL$16])))))" office:value-type="string" office:string-value="Perc." calcext:value-type="string">
            <text:p>Perc.</text:p>
          </table:table-cell>
          <table:table-cell table:style-name="ce39" table:formula="of:=IF([.AU22]=[.AE14];[.$AL$12];IF([.AU22]=[.AE40];[.$AL$13];IF([.AU22]=[.AE67];[.$AL$14];IF([.AU22]=[.AE93];[.$AL$15];IF([.AU22]=[.AE120];[.$AL$16])))))" office:value-type="string" office:string-value="Stud." calcext:value-type="string">
            <text:p>Stud.</text:p>
          </table:table-cell>
          <table:table-cell table:style-name="ce39" table:formula="of:=IF([.AV22]=[.AF14];[.$AL$12];IF([.AV22]=[.AF40];[.$AL$13];IF([.AV22]=[.AF67];[.$AL$14];IF([.AV22]=[.AF93];[.$AL$15];IF([.AV22]=[.AF120];[.$AL$16])))))" office:value-type="string" office:string-value="Norm" calcext:value-type="string">
            <text:p>Norm</text:p>
          </table:table-cell>
          <table:table-cell table:style-name="ce39" table:formula="of:=IF([.AW22]=[.AG14];[.$AL$12];IF([.AW22]=[.AG40];[.$AL$13];IF([.AW22]=[.AG67];[.$AL$14];IF([.AW22]=[.AG93];[.$AL$15];IF([.AW22]=[.AG120];[.$AL$16])))))" office:value-type="string" office:string-value="BCA" calcext:value-type="string">
            <text:p>BCA</text:p>
          </table:table-cell>
          <table:table-cell table:style-name="ce39" table:formula="of:=IF([.AX22]=[.AH14];[.$AL$12];IF([.AX22]=[.AH40];[.$AL$13];IF([.AX22]=[.AH67];[.$AL$14];IF([.AX22]=[.AH93];[.$AL$15];IF([.AX22]=[.AH120];[.$AL$16])))))" office:value-type="string" office:string-value="Perc." calcext:value-type="string">
            <text:p>Perc.</text:p>
          </table:table-cell>
          <table:table-cell table:style-name="ce39" table:formula="of:=IF([.AY22]=[.AI14];[.$AL$12];IF([.AY22]=[.AI40];[.$AL$13];IF([.AY22]=[.AI67];[.$AL$14];IF([.AY22]=[.AI93];[.$AL$15];IF([.AY22]=[.AI120];[.$AL$16])))))" office:value-type="string" office:string-value="BCA" calcext:value-type="string">
            <text:p>BCA</text:p>
          </table:table-cell>
        </table:table-row>
        <table:table-row table:style-name="ro1">
          <table:table-cell office:value-type="string" calcext:value-type="string">
            <text:p>30_30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26" calcext:value-type="float">
            <text:p>0.9226</text:p>
          </table:table-cell>
          <table:table-cell table:number-columns-repeated="4"/>
          <table:table-cell table:style-name="ce4" office:value-type="string" calcext:value-type="string">
            <text:p>Min:</text:p>
          </table:table-cell>
          <table:table-cell table:style-name="ce9" table:formula="of:=-[.$AR$3]" office:value-type="float" office:value="-0.2198" calcext:value-type="float">
            <text:p>-0.220</text:p>
          </table:table-cell>
          <table:table-cell table:style-name="ce19" table:number-columns-repeated="8"/>
          <table:table-cell/>
          <table:table-cell table:style-name="ce4" office:value-type="string" calcext:value-type="string">
            <text:p>Min:</text:p>
          </table:table-cell>
          <table:table-cell table:style-name="ce25" table:formula="of:=-[.$AR$3]" office:value-type="float" office:value="-0.2198" calcext:value-type="float">
            <text:p>-0.220</text:p>
          </table:table-cell>
          <table:table-cell table:style-name="ce34" table:number-columns-repeated="8"/>
          <table:table-cell table:number-columns-repeated="6"/>
          <table:table-cell table:style-name="ce37" office:value-type="string" calcext:value-type="string">
            <text:p>200_30</text:p>
          </table:table-cell>
          <table:table-cell table:style-name="ce39" table:formula="of:=IF([.AQ23]=[.AA15];[.$AL$12];IF([.AQ23]=[.AA41];[.$AL$13];IF([.AQ23]=[.AA68];[.$AL$14];IF([.AQ23]=[.AA94];[.$AL$15];IF([.AQ23]=[.AA121];[.$AL$16])))))" office:value-type="string" office:string-value="Stud." calcext:value-type="string">
            <text:p>Stud.</text:p>
          </table:table-cell>
          <table:table-cell table:style-name="ce39" table:formula="of:=IF([.AR23]=[.AB15];[.$AL$12];IF([.AR23]=[.AB41];[.$AL$13];IF([.AR23]=[.AB68];[.$AL$14];IF([.AR23]=[.AB94];[.$AL$15];IF([.AR23]=[.AB121];[.$AL$16])))))" office:value-type="string" office:string-value="Basic" calcext:value-type="string">
            <text:p>Basic</text:p>
          </table:table-cell>
          <table:table-cell table:style-name="ce39" table:formula="of:=IF([.AS23]=[.AC15];[.$AL$12];IF([.AS23]=[.AC41];[.$AL$13];IF([.AS23]=[.AC68];[.$AL$14];IF([.AS23]=[.AC94];[.$AL$15];IF([.AS23]=[.AC121];[.$AL$16])))))" office:value-type="string" office:string-value="Norm" calcext:value-type="string">
            <text:p>Norm</text:p>
          </table:table-cell>
          <table:table-cell table:style-name="ce39" table:formula="of:=IF([.AT23]=[.AD15];[.$AL$12];IF([.AT23]=[.AD41];[.$AL$13];IF([.AT23]=[.AD68];[.$AL$14];IF([.AT23]=[.AD94];[.$AL$15];IF([.AT23]=[.AD121];[.$AL$16])))))" office:value-type="string" office:string-value="Stud." calcext:value-type="string">
            <text:p>Stud.</text:p>
          </table:table-cell>
          <table:table-cell table:style-name="ce39" table:formula="of:=IF([.AU23]=[.AE15];[.$AL$12];IF([.AU23]=[.AE41];[.$AL$13];IF([.AU23]=[.AE68];[.$AL$14];IF([.AU23]=[.AE94];[.$AL$15];IF([.AU23]=[.AE121];[.$AL$16])))))" office:value-type="string" office:string-value="Basic" calcext:value-type="string">
            <text:p>Basic</text:p>
          </table:table-cell>
          <table:table-cell table:style-name="ce39" table:formula="of:=IF([.AV23]=[.AF15];[.$AL$12];IF([.AV23]=[.AF41];[.$AL$13];IF([.AV23]=[.AF68];[.$AL$14];IF([.AV23]=[.AF94];[.$AL$15];IF([.AV23]=[.AF121];[.$AL$16])))))" office:value-type="string" office:string-value="BCA" calcext:value-type="string">
            <text:p>BCA</text:p>
          </table:table-cell>
          <table:table-cell table:style-name="ce39" table:formula="of:=IF([.AW23]=[.AG15];[.$AL$12];IF([.AW23]=[.AG41];[.$AL$13];IF([.AW23]=[.AG68];[.$AL$14];IF([.AW23]=[.AG94];[.$AL$15];IF([.AW23]=[.AG121];[.$AL$16])))))" office:value-type="string" office:string-value="Perc." calcext:value-type="string">
            <text:p>Perc.</text:p>
          </table:table-cell>
          <table:table-cell table:style-name="ce39" table:formula="of:=IF([.AX23]=[.AH15];[.$AL$12];IF([.AX23]=[.AH41];[.$AL$13];IF([.AX23]=[.AH68];[.$AL$14];IF([.AX23]=[.AH94];[.$AL$15];IF([.AX23]=[.AH121];[.$AL$16])))))" office:value-type="string" office:string-value="BCA" calcext:value-type="string">
            <text:p>BCA</text:p>
          </table:table-cell>
          <table:table-cell table:style-name="ce39" table:formula="of:=IF([.AY23]=[.AI15];[.$AL$12];IF([.AY23]=[.AI41];[.$AL$13];IF([.AY23]=[.AI68];[.$AL$14];IF([.AY23]=[.AI94];[.$AL$15];IF([.AY23]=[.AI121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60_60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53" calcext:value-type="float">
            <text:p>0.9353</text:p>
          </table:table-cell>
          <table:table-cell table:number-columns-repeated="4"/>
          <table:table-cell table:style-name="ce4" office:value-type="string" calcext:value-type="string">
            <text:p>Max:</text:p>
          </table:table-cell>
          <table:table-cell table:style-name="ce9" table:formula="of:=[.$AR$3]" office:value-type="float" office:value="0.2198" calcext:value-type="float">
            <text:p>0.220</text:p>
          </table:table-cell>
          <table:table-cell table:style-name="ce19" table:number-columns-repeated="8"/>
          <table:table-cell/>
          <table:table-cell table:style-name="ce4" office:value-type="string" calcext:value-type="string">
            <text:p>Max:</text:p>
          </table:table-cell>
          <table:table-cell table:style-name="ce25" table:formula="of:=[.$AR$3]" office:value-type="float" office:value="0.2198" calcext:value-type="float">
            <text:p>0.220</text:p>
          </table:table-cell>
          <table:table-cell table:style-name="ce34" table:number-columns-repeated="8"/>
          <table:table-cell table:number-columns-repeated="6"/>
          <table:table-cell table:style-name="ce37" office:value-type="string" calcext:value-type="string">
            <text:p>16_30</text:p>
          </table:table-cell>
          <table:table-cell table:style-name="ce39" table:formula="of:=IF([.AQ24]=[.AA16];[.$AL$12];IF([.AQ24]=[.AA42];[.$AL$13];IF([.AQ24]=[.AA69];[.$AL$14];IF([.AQ24]=[.AA95];[.$AL$15];IF([.AQ24]=[.AA122];[.$AL$16])))))" office:value-type="string" office:string-value="Stud." calcext:value-type="string">
            <text:p>Stud.</text:p>
          </table:table-cell>
          <table:table-cell table:style-name="ce39" table:formula="of:=IF([.AR24]=[.AB16];[.$AL$12];IF([.AR24]=[.AB42];[.$AL$13];IF([.AR24]=[.AB69];[.$AL$14];IF([.AR24]=[.AB95];[.$AL$15];IF([.AR24]=[.AB122];[.$AL$16])))))" office:value-type="string" office:string-value="Basic" calcext:value-type="string">
            <text:p>Basic</text:p>
          </table:table-cell>
          <table:table-cell table:style-name="ce39" table:formula="of:=IF([.AS24]=[.AC16];[.$AL$12];IF([.AS24]=[.AC42];[.$AL$13];IF([.AS24]=[.AC69];[.$AL$14];IF([.AS24]=[.AC95];[.$AL$15];IF([.AS24]=[.AC122];[.$AL$16])))))" office:value-type="string" office:string-value="Perc." calcext:value-type="string">
            <text:p>Perc.</text:p>
          </table:table-cell>
          <table:table-cell table:style-name="ce39" table:formula="of:=IF([.AT24]=[.AD16];[.$AL$12];IF([.AT24]=[.AD42];[.$AL$13];IF([.AT24]=[.AD69];[.$AL$14];IF([.AT24]=[.AD95];[.$AL$15];IF([.AT24]=[.AD122];[.$AL$16])))))" office:value-type="string" office:string-value="Perc." calcext:value-type="string">
            <text:p>Perc.</text:p>
          </table:table-cell>
          <table:table-cell table:style-name="ce39" table:formula="of:=IF([.AU24]=[.AE16];[.$AL$12];IF([.AU24]=[.AE42];[.$AL$13];IF([.AU24]=[.AE69];[.$AL$14];IF([.AU24]=[.AE95];[.$AL$15];IF([.AU24]=[.AE122];[.$AL$16])))))" office:value-type="string" office:string-value="Basic" calcext:value-type="string">
            <text:p>Basic</text:p>
          </table:table-cell>
          <table:table-cell table:style-name="ce39" table:formula="of:=IF([.AV24]=[.AF16];[.$AL$12];IF([.AV24]=[.AF42];[.$AL$13];IF([.AV24]=[.AF69];[.$AL$14];IF([.AV24]=[.AF95];[.$AL$15];IF([.AV24]=[.AF122];[.$AL$16])))))" office:value-type="string" office:string-value="BCA" calcext:value-type="string">
            <text:p>BCA</text:p>
          </table:table-cell>
          <table:table-cell table:style-name="ce39" table:formula="of:=IF([.AW24]=[.AG16];[.$AL$12];IF([.AW24]=[.AG42];[.$AL$13];IF([.AW24]=[.AG69];[.$AL$14];IF([.AW24]=[.AG95];[.$AL$15];IF([.AW24]=[.AG122];[.$AL$16])))))" office:value-type="string" office:string-value="BCA" calcext:value-type="string">
            <text:p>BCA</text:p>
          </table:table-cell>
          <table:table-cell table:style-name="ce39" table:formula="of:=IF([.AX24]=[.AH16];[.$AL$12];IF([.AX24]=[.AH42];[.$AL$13];IF([.AX24]=[.AH69];[.$AL$14];IF([.AX24]=[.AH95];[.$AL$15];IF([.AX24]=[.AH122];[.$AL$16])))))" office:value-type="string" office:string-value="Norm" calcext:value-type="string">
            <text:p>Norm</text:p>
          </table:table-cell>
          <table:table-cell table:style-name="ce39" table:formula="of:=IF([.AY24]=[.AI16];[.$AL$12];IF([.AY24]=[.AI42];[.$AL$13];IF([.AY24]=[.AI69];[.$AL$14];IF([.AY24]=[.AI95];[.$AL$15];IF([.AY24]=[.AI122];[.$AL$16])))))" office:value-type="string" office:string-value="BCA" calcext:value-type="string">
            <text:p>BCA</text:p>
          </table:table-cell>
        </table:table-row>
        <table:table-row table:style-name="ro1">
          <table:table-cell office:value-type="string" calcext:value-type="string">
            <text:p>90_90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4" calcext:value-type="float">
            <text:p>0.94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412" calcext:value-type="float">
            <text:p>0.9412</text:p>
          </table:table-cell>
          <table:table-cell table:number-columns-repeated="15"/>
          <table:table-cell table:style-name="ce1" table:number-columns-repeated="10"/>
          <table:table-cell table:number-columns-repeated="6"/>
          <table:table-cell table:style-name="ce37" office:value-type="string" calcext:value-type="string">
            <text:p>30_16</text:p>
          </table:table-cell>
          <table:table-cell table:style-name="ce39" table:formula="of:=IF([.AQ25]=[.AA17];[.$AL$12];IF([.AQ25]=[.AA43];[.$AL$13];IF([.AQ25]=[.AA70];[.$AL$14];IF([.AQ25]=[.AA96];[.$AL$15];IF([.AQ25]=[.AA123];[.$AL$16])))))" office:value-type="string" office:string-value="Stud." calcext:value-type="string">
            <text:p>Stud.</text:p>
          </table:table-cell>
          <table:table-cell table:style-name="ce39" table:formula="of:=IF([.AR25]=[.AB17];[.$AL$12];IF([.AR25]=[.AB43];[.$AL$13];IF([.AR25]=[.AB70];[.$AL$14];IF([.AR25]=[.AB96];[.$AL$15];IF([.AR25]=[.AB123];[.$AL$16])))))" office:value-type="string" office:string-value="Basic" calcext:value-type="string">
            <text:p>Basic</text:p>
          </table:table-cell>
          <table:table-cell table:style-name="ce39" table:formula="of:=IF([.AS25]=[.AC17];[.$AL$12];IF([.AS25]=[.AC43];[.$AL$13];IF([.AS25]=[.AC70];[.$AL$14];IF([.AS25]=[.AC96];[.$AL$15];IF([.AS25]=[.AC123];[.$AL$16])))))" office:value-type="string" office:string-value="Perc." calcext:value-type="string">
            <text:p>Perc.</text:p>
          </table:table-cell>
          <table:table-cell table:style-name="ce39" table:formula="of:=IF([.AT25]=[.AD17];[.$AL$12];IF([.AT25]=[.AD43];[.$AL$13];IF([.AT25]=[.AD70];[.$AL$14];IF([.AT25]=[.AD96];[.$AL$15];IF([.AT25]=[.AD123];[.$AL$16])))))" office:value-type="string" office:string-value="Basic" calcext:value-type="string">
            <text:p>Basic</text:p>
          </table:table-cell>
          <table:table-cell table:style-name="ce39" table:formula="of:=IF([.AU25]=[.AE17];[.$AL$12];IF([.AU25]=[.AE43];[.$AL$13];IF([.AU25]=[.AE70];[.$AL$14];IF([.AU25]=[.AE96];[.$AL$15];IF([.AU25]=[.AE123];[.$AL$16])))))" office:value-type="string" office:string-value="Basic" calcext:value-type="string">
            <text:p>Basic</text:p>
          </table:table-cell>
          <table:table-cell table:style-name="ce39" table:formula="of:=IF([.AV25]=[.AF17];[.$AL$12];IF([.AV25]=[.AF43];[.$AL$13];IF([.AV25]=[.AF70];[.$AL$14];IF([.AV25]=[.AF96];[.$AL$15];IF([.AV25]=[.AF123];[.$AL$16])))))" office:value-type="string" office:string-value="BCA" calcext:value-type="string">
            <text:p>BCA</text:p>
          </table:table-cell>
          <table:table-cell table:style-name="ce39" table:formula="of:=IF([.AW25]=[.AG17];[.$AL$12];IF([.AW25]=[.AG43];[.$AL$13];IF([.AW25]=[.AG70];[.$AL$14];IF([.AW25]=[.AG96];[.$AL$15];IF([.AW25]=[.AG123];[.$AL$16])))))" office:value-type="string" office:string-value="BCA" calcext:value-type="string">
            <text:p>BCA</text:p>
          </table:table-cell>
          <table:table-cell table:style-name="ce39" table:formula="of:=IF([.AX25]=[.AH17];[.$AL$12];IF([.AX25]=[.AH43];[.$AL$13];IF([.AX25]=[.AH70];[.$AL$14];IF([.AX25]=[.AH96];[.$AL$15];IF([.AX25]=[.AH123];[.$AL$16])))))" office:value-type="string" office:string-value="BCA" calcext:value-type="string">
            <text:p>BCA</text:p>
          </table:table-cell>
          <table:table-cell table:style-name="ce39" table:formula="of:=IF([.AY25]=[.AI17];[.$AL$12];IF([.AY25]=[.AI43];[.$AL$13];IF([.AY25]=[.AI70];[.$AL$14];IF([.AY25]=[.AI96];[.$AL$15];IF([.AY25]=[.AI123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200_200</text:p>
          </table:table-cell>
          <table:table-cell office:value-type="float" office:value="0.9494" calcext:value-type="float">
            <text:p>0.9494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496" calcext:value-type="float">
            <text:p>0.9496</text:p>
          </table:table-cell>
          <table:table-cell table:number-columns-repeated="15"/>
          <table:table-cell table:style-name="ce1" table:number-columns-repeated="10"/>
          <table:table-cell table:number-columns-repeated="6"/>
          <table:table-cell table:style-name="ce37" office:value-type="string" calcext:value-type="string">
            <text:p>16_60</text:p>
          </table:table-cell>
          <table:table-cell table:style-name="ce39" table:formula="of:=IF([.AQ26]=[.AA18];[.$AL$12];IF([.AQ26]=[.AA44];[.$AL$13];IF([.AQ26]=[.AA71];[.$AL$14];IF([.AQ26]=[.AA97];[.$AL$15];IF([.AQ26]=[.AA124];[.$AL$16])))))" office:value-type="string" office:string-value="Stud." calcext:value-type="string">
            <text:p>Stud.</text:p>
          </table:table-cell>
          <table:table-cell table:style-name="ce39" table:formula="of:=IF([.AR26]=[.AB18];[.$AL$12];IF([.AR26]=[.AB44];[.$AL$13];IF([.AR26]=[.AB71];[.$AL$14];IF([.AR26]=[.AB97];[.$AL$15];IF([.AR26]=[.AB124];[.$AL$16])))))" office:value-type="string" office:string-value="Basic" calcext:value-type="string">
            <text:p>Basic</text:p>
          </table:table-cell>
          <table:table-cell table:style-name="ce39" table:formula="of:=IF([.AS26]=[.AC18];[.$AL$12];IF([.AS26]=[.AC44];[.$AL$13];IF([.AS26]=[.AC71];[.$AL$14];IF([.AS26]=[.AC97];[.$AL$15];IF([.AS26]=[.AC124];[.$AL$16])))))" office:value-type="string" office:string-value="Norm" calcext:value-type="string">
            <text:p>Norm</text:p>
          </table:table-cell>
          <table:table-cell table:style-name="ce39" table:formula="of:=IF([.AT26]=[.AD18];[.$AL$12];IF([.AT26]=[.AD44];[.$AL$13];IF([.AT26]=[.AD71];[.$AL$14];IF([.AT26]=[.AD97];[.$AL$15];IF([.AT26]=[.AD124];[.$AL$16])))))" office:value-type="string" office:string-value="Perc." calcext:value-type="string">
            <text:p>Perc.</text:p>
          </table:table-cell>
          <table:table-cell table:style-name="ce39" table:formula="of:=IF([.AU26]=[.AE18];[.$AL$12];IF([.AU26]=[.AE44];[.$AL$13];IF([.AU26]=[.AE71];[.$AL$14];IF([.AU26]=[.AE97];[.$AL$15];IF([.AU26]=[.AE124];[.$AL$16])))))" office:value-type="string" office:string-value="Basic" calcext:value-type="string">
            <text:p>Basic</text:p>
          </table:table-cell>
          <table:table-cell table:style-name="ce39" table:formula="of:=IF([.AV26]=[.AF18];[.$AL$12];IF([.AV26]=[.AF44];[.$AL$13];IF([.AV26]=[.AF71];[.$AL$14];IF([.AV26]=[.AF97];[.$AL$15];IF([.AV26]=[.AF124];[.$AL$16])))))" office:value-type="string" office:string-value="BCA" calcext:value-type="string">
            <text:p>BCA</text:p>
          </table:table-cell>
          <table:table-cell table:style-name="ce39" table:formula="of:=IF([.AW26]=[.AG18];[.$AL$12];IF([.AW26]=[.AG44];[.$AL$13];IF([.AW26]=[.AG71];[.$AL$14];IF([.AW26]=[.AG97];[.$AL$15];IF([.AW26]=[.AG124];[.$AL$16])))))" office:value-type="string" office:string-value="BCA" calcext:value-type="string">
            <text:p>BCA</text:p>
          </table:table-cell>
          <table:table-cell table:style-name="ce39" table:formula="of:=IF([.AX26]=[.AH18];[.$AL$12];IF([.AX26]=[.AH44];[.$AL$13];IF([.AX26]=[.AH71];[.$AL$14];IF([.AX26]=[.AH97];[.$AL$15];IF([.AX26]=[.AH124];[.$AL$16])))))" office:value-type="string" office:string-value="Perc." calcext:value-type="string">
            <text:p>Perc.</text:p>
          </table:table-cell>
          <table:table-cell table:style-name="ce39" table:formula="of:=IF([.AY26]=[.AI18];[.$AL$12];IF([.AY26]=[.AI44];[.$AL$13];IF([.AY26]=[.AI71];[.$AL$14];IF([.AY26]=[.AI97];[.$AL$15];IF([.AY26]=[.AI124];[.$AL$16])))))" office:value-type="string" office:string-value="BCA" calcext:value-type="string">
            <text:p>BCA</text:p>
          </table:table-cell>
        </table:table-row>
        <table:table-row table:style-name="ro1">
          <table:table-cell office:value-type="string" calcext:value-type="string">
            <text:p>30_60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236" calcext:value-type="float">
            <text:p>0.9236</text:p>
          </table:table-cell>
          <table:table-cell table:number-columns-repeated="15"/>
          <table:table-cell table:style-name="ce1" table:number-columns-repeated="10"/>
          <table:table-cell table:number-columns-repeated="6"/>
          <table:table-cell table:style-name="ce37" office:value-type="string" calcext:value-type="string">
            <text:p>60_16</text:p>
          </table:table-cell>
          <table:table-cell table:style-name="ce39" table:formula="of:=IF([.AQ27]=[.AA19];[.$AL$12];IF([.AQ27]=[.AA45];[.$AL$13];IF([.AQ27]=[.AA72];[.$AL$14];IF([.AQ27]=[.AA98];[.$AL$15];IF([.AQ27]=[.AA125];[.$AL$16])))))" office:value-type="string" office:string-value="Stud." calcext:value-type="string">
            <text:p>Stud.</text:p>
          </table:table-cell>
          <table:table-cell table:style-name="ce39" table:formula="of:=IF([.AR27]=[.AB19];[.$AL$12];IF([.AR27]=[.AB45];[.$AL$13];IF([.AR27]=[.AB72];[.$AL$14];IF([.AR27]=[.AB98];[.$AL$15];IF([.AR27]=[.AB125];[.$AL$16])))))" office:value-type="string" office:string-value="Basic" calcext:value-type="string">
            <text:p>Basic</text:p>
          </table:table-cell>
          <table:table-cell table:style-name="ce39" table:formula="of:=IF([.AS27]=[.AC19];[.$AL$12];IF([.AS27]=[.AC45];[.$AL$13];IF([.AS27]=[.AC72];[.$AL$14];IF([.AS27]=[.AC98];[.$AL$15];IF([.AS27]=[.AC125];[.$AL$16])))))" office:value-type="string" office:string-value="Norm" calcext:value-type="string">
            <text:p>Norm</text:p>
          </table:table-cell>
          <table:table-cell table:style-name="ce39" table:formula="of:=IF([.AT27]=[.AD19];[.$AL$12];IF([.AT27]=[.AD45];[.$AL$13];IF([.AT27]=[.AD72];[.$AL$14];IF([.AT27]=[.AD98];[.$AL$15];IF([.AT27]=[.AD125];[.$AL$16])))))" office:value-type="string" office:string-value="Basic" calcext:value-type="string">
            <text:p>Basic</text:p>
          </table:table-cell>
          <table:table-cell table:style-name="ce39" table:formula="of:=IF([.AU27]=[.AE19];[.$AL$12];IF([.AU27]=[.AE45];[.$AL$13];IF([.AU27]=[.AE72];[.$AL$14];IF([.AU27]=[.AE98];[.$AL$15];IF([.AU27]=[.AE125];[.$AL$16])))))" office:value-type="string" office:string-value="Perc." calcext:value-type="string">
            <text:p>Perc.</text:p>
          </table:table-cell>
          <table:table-cell table:style-name="ce39" table:formula="of:=IF([.AV27]=[.AF19];[.$AL$12];IF([.AV27]=[.AF45];[.$AL$13];IF([.AV27]=[.AF72];[.$AL$14];IF([.AV27]=[.AF98];[.$AL$15];IF([.AV27]=[.AF125];[.$AL$16])))))" office:value-type="string" office:string-value="BCA" calcext:value-type="string">
            <text:p>BCA</text:p>
          </table:table-cell>
          <table:table-cell table:style-name="ce39" table:formula="of:=IF([.AW27]=[.AG19];[.$AL$12];IF([.AW27]=[.AG45];[.$AL$13];IF([.AW27]=[.AG72];[.$AL$14];IF([.AW27]=[.AG98];[.$AL$15];IF([.AW27]=[.AG125];[.$AL$16])))))" office:value-type="string" office:string-value="Norm" calcext:value-type="string">
            <text:p>Norm</text:p>
          </table:table-cell>
          <table:table-cell table:style-name="ce39" table:formula="of:=IF([.AX27]=[.AH19];[.$AL$12];IF([.AX27]=[.AH45];[.$AL$13];IF([.AX27]=[.AH72];[.$AL$14];IF([.AX27]=[.AH98];[.$AL$15];IF([.AX27]=[.AH125];[.$AL$16])))))" office:value-type="string" office:string-value="BCA" calcext:value-type="string">
            <text:p>BCA</text:p>
          </table:table-cell>
          <table:table-cell table:style-name="ce39" table:formula="of:=IF([.AY27]=[.AI19];[.$AL$12];IF([.AY27]=[.AI45];[.$AL$13];IF([.AY27]=[.AI72];[.$AL$14];IF([.AY27]=[.AI98];[.$AL$15];IF([.AY27]=[.AI125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60_30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381" calcext:value-type="float">
            <text:p>0.9381</text:p>
          </table:table-cell>
          <table:table-cell table:number-columns-repeated="4"/>
          <table:table-cell table:style-name="Default" table:number-columns-repeated="10"/>
          <table:table-cell table:number-columns-repeated="17"/>
          <table:table-cell table:style-name="ce37" office:value-type="string" calcext:value-type="string">
            <text:p>16_90</text:p>
          </table:table-cell>
          <table:table-cell table:style-name="ce39" table:formula="of:=IF([.AQ28]=[.AA20];[.$AL$12];IF([.AQ28]=[.AA46];[.$AL$13];IF([.AQ28]=[.AA73];[.$AL$14];IF([.AQ28]=[.AA99];[.$AL$15];IF([.AQ28]=[.AA126];[.$AL$16])))))" office:value-type="string" office:string-value="Stud." calcext:value-type="string">
            <text:p>Stud.</text:p>
          </table:table-cell>
          <table:table-cell table:style-name="ce39" table:formula="of:=IF([.AR28]=[.AB20];[.$AL$12];IF([.AR28]=[.AB46];[.$AL$13];IF([.AR28]=[.AB73];[.$AL$14];IF([.AR28]=[.AB99];[.$AL$15];IF([.AR28]=[.AB126];[.$AL$16])))))" office:value-type="string" office:string-value="Basic" calcext:value-type="string">
            <text:p>Basic</text:p>
          </table:table-cell>
          <table:table-cell table:style-name="ce39" table:formula="of:=IF([.AS28]=[.AC20];[.$AL$12];IF([.AS28]=[.AC46];[.$AL$13];IF([.AS28]=[.AC73];[.$AL$14];IF([.AS28]=[.AC99];[.$AL$15];IF([.AS28]=[.AC126];[.$AL$16])))))" office:value-type="string" office:string-value="Basic" calcext:value-type="string">
            <text:p>Basic</text:p>
          </table:table-cell>
          <table:table-cell table:style-name="ce39" table:formula="of:=IF([.AT28]=[.AD20];[.$AL$12];IF([.AT28]=[.AD46];[.$AL$13];IF([.AT28]=[.AD73];[.$AL$14];IF([.AT28]=[.AD99];[.$AL$15];IF([.AT28]=[.AD126];[.$AL$16])))))" office:value-type="string" office:string-value="Perc." calcext:value-type="string">
            <text:p>Perc.</text:p>
          </table:table-cell>
          <table:table-cell table:style-name="ce39" table:formula="of:=IF([.AU28]=[.AE20];[.$AL$12];IF([.AU28]=[.AE46];[.$AL$13];IF([.AU28]=[.AE73];[.$AL$14];IF([.AU28]=[.AE99];[.$AL$15];IF([.AU28]=[.AE126];[.$AL$16])))))" office:value-type="string" office:string-value="Stud." calcext:value-type="string">
            <text:p>Stud.</text:p>
          </table:table-cell>
          <table:table-cell table:style-name="ce39" table:formula="of:=IF([.AV28]=[.AF20];[.$AL$12];IF([.AV28]=[.AF46];[.$AL$13];IF([.AV28]=[.AF73];[.$AL$14];IF([.AV28]=[.AF99];[.$AL$15];IF([.AV28]=[.AF126];[.$AL$16])))))" office:value-type="string" office:string-value="Norm" calcext:value-type="string">
            <text:p>Norm</text:p>
          </table:table-cell>
          <table:table-cell table:style-name="ce39" table:formula="of:=IF([.AW28]=[.AG20];[.$AL$12];IF([.AW28]=[.AG46];[.$AL$13];IF([.AW28]=[.AG73];[.$AL$14];IF([.AW28]=[.AG99];[.$AL$15];IF([.AW28]=[.AG126];[.$AL$16])))))" office:value-type="string" office:string-value="BCA" calcext:value-type="string">
            <text:p>BCA</text:p>
          </table:table-cell>
          <table:table-cell table:style-name="ce39" table:formula="of:=IF([.AX28]=[.AH20];[.$AL$12];IF([.AX28]=[.AH46];[.$AL$13];IF([.AX28]=[.AH73];[.$AL$14];IF([.AX28]=[.AH99];[.$AL$15];IF([.AX28]=[.AH126];[.$AL$16])))))" office:value-type="string" office:string-value="Perc." calcext:value-type="string">
            <text:p>Perc.</text:p>
          </table:table-cell>
          <table:table-cell table:style-name="ce39" table:formula="of:=IF([.AY28]=[.AI20];[.$AL$12];IF([.AY28]=[.AI46];[.$AL$13];IF([.AY28]=[.AI73];[.$AL$14];IF([.AY28]=[.AI99];[.$AL$15];IF([.AY28]=[.AI126];[.$AL$16])))))" office:value-type="string" office:string-value="BCA" calcext:value-type="string">
            <text:p>BCA</text:p>
          </table:table-cell>
        </table:table-row>
        <table:table-row table:style-name="ro1">
          <table:table-cell office:value-type="string" calcext:value-type="string">
            <text:p>30_90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213" calcext:value-type="float">
            <text:p>0.9213</text:p>
          </table:table-cell>
          <table:table-cell table:number-columns-repeated="4"/>
          <table:table-cell table:style-name="ce2" office:value-type="string" calcext:value-type="string" table:number-columns-spanned="10" table:number-rows-spanned="1">
            <text:p>Percentile</text:p>
          </table:table-cell>
          <table:covered-table-cell table:number-columns-repeated="9"/>
          <table:table-cell/>
          <table:table-cell table:style-name="ce2" office:value-type="string" calcext:value-type="string" table:number-columns-spanned="10" table:number-rows-spanned="1">
            <text:p>Percentile</text:p>
          </table:table-cell>
          <table:covered-table-cell table:number-columns-repeated="9" table:style-name="ce1"/>
          <table:table-cell table:number-columns-repeated="6"/>
          <table:table-cell table:style-name="ce37" office:value-type="string" calcext:value-type="string">
            <text:p>90_16</text:p>
          </table:table-cell>
          <table:table-cell table:style-name="ce39" table:formula="of:=IF([.AQ29]=[.AA21];[.$AL$12];IF([.AQ29]=[.AA47];[.$AL$13];IF([.AQ29]=[.AA74];[.$AL$14];IF([.AQ29]=[.AA100];[.$AL$15];IF([.AQ29]=[.AA127];[.$AL$16])))))" office:value-type="string" office:string-value="Stud." calcext:value-type="string">
            <text:p>Stud.</text:p>
          </table:table-cell>
          <table:table-cell table:style-name="ce39" table:formula="of:=IF([.AR29]=[.AB21];[.$AL$12];IF([.AR29]=[.AB47];[.$AL$13];IF([.AR29]=[.AB74];[.$AL$14];IF([.AR29]=[.AB100];[.$AL$15];IF([.AR29]=[.AB127];[.$AL$16])))))" office:value-type="string" office:string-value="Basic" calcext:value-type="string">
            <text:p>Basic</text:p>
          </table:table-cell>
          <table:table-cell table:style-name="ce39" table:formula="of:=IF([.AS29]=[.AC21];[.$AL$12];IF([.AS29]=[.AC47];[.$AL$13];IF([.AS29]=[.AC74];[.$AL$14];IF([.AS29]=[.AC100];[.$AL$15];IF([.AS29]=[.AC127];[.$AL$16])))))" office:value-type="string" office:string-value="Basic" calcext:value-type="string">
            <text:p>Basic</text:p>
          </table:table-cell>
          <table:table-cell table:style-name="ce39" table:formula="of:=IF([.AT29]=[.AD21];[.$AL$12];IF([.AT29]=[.AD47];[.$AL$13];IF([.AT29]=[.AD74];[.$AL$14];IF([.AT29]=[.AD100];[.$AL$15];IF([.AT29]=[.AD127];[.$AL$16])))))" office:value-type="string" office:string-value="Stud." calcext:value-type="string">
            <text:p>Stud.</text:p>
          </table:table-cell>
          <table:table-cell table:style-name="ce39" table:formula="of:=IF([.AU29]=[.AE21];[.$AL$12];IF([.AU29]=[.AE47];[.$AL$13];IF([.AU29]=[.AE74];[.$AL$14];IF([.AU29]=[.AE100];[.$AL$15];IF([.AU29]=[.AE127];[.$AL$16])))))" office:value-type="string" office:string-value="Perc." calcext:value-type="string">
            <text:p>Perc.</text:p>
          </table:table-cell>
          <table:table-cell table:style-name="ce39" table:formula="of:=IF([.AV29]=[.AF21];[.$AL$12];IF([.AV29]=[.AF47];[.$AL$13];IF([.AV29]=[.AF74];[.$AL$14];IF([.AV29]=[.AF100];[.$AL$15];IF([.AV29]=[.AF127];[.$AL$16])))))" office:value-type="string" office:string-value="BCA" calcext:value-type="string">
            <text:p>BCA</text:p>
          </table:table-cell>
          <table:table-cell table:style-name="ce39" table:formula="of:=IF([.AW29]=[.AG21];[.$AL$12];IF([.AW29]=[.AG47];[.$AL$13];IF([.AW29]=[.AG74];[.$AL$14];IF([.AW29]=[.AG100];[.$AL$15];IF([.AW29]=[.AG127];[.$AL$16])))))" office:value-type="string" office:string-value="Norm" calcext:value-type="string">
            <text:p>Norm</text:p>
          </table:table-cell>
          <table:table-cell table:style-name="ce39" table:formula="of:=IF([.AX29]=[.AH21];[.$AL$12];IF([.AX29]=[.AH47];[.$AL$13];IF([.AX29]=[.AH74];[.$AL$14];IF([.AX29]=[.AH100];[.$AL$15];IF([.AX29]=[.AH127];[.$AL$16])))))" office:value-type="string" office:string-value="BCA" calcext:value-type="string">
            <text:p>BCA</text:p>
          </table:table-cell>
          <table:table-cell table:style-name="ce39" table:formula="of:=IF([.AY29]=[.AI21];[.$AL$12];IF([.AY29]=[.AI47];[.$AL$13];IF([.AY29]=[.AI74];[.$AL$14];IF([.AY29]=[.AI100];[.$AL$15];IF([.AY29]=[.AI127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90_30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447" calcext:value-type="float">
            <text:p>0.9447</text:p>
          </table:table-cell>
          <table:table-cell table:number-columns-repeated="5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 table:number-columns-repeated="6"/>
          <table:table-cell table:style-name="ce37" office:value-type="string" calcext:value-type="string">
            <text:p>16_200</text:p>
          </table:table-cell>
          <table:table-cell table:style-name="ce39" table:formula="of:=IF([.AQ30]=[.AA22];[.$AL$12];IF([.AQ30]=[.AA48];[.$AL$13];IF([.AQ30]=[.AA75];[.$AL$14];IF([.AQ30]=[.AA101];[.$AL$15];IF([.AQ30]=[.AA128];[.$AL$16])))))" office:value-type="string" office:string-value="Stud." calcext:value-type="string">
            <text:p>Stud.</text:p>
          </table:table-cell>
          <table:table-cell table:style-name="ce39" table:formula="of:=IF([.AR30]=[.AB22];[.$AL$12];IF([.AR30]=[.AB48];[.$AL$13];IF([.AR30]=[.AB75];[.$AL$14];IF([.AR30]=[.AB101];[.$AL$15];IF([.AR30]=[.AB128];[.$AL$16])))))" office:value-type="string" office:string-value="Basic" calcext:value-type="string">
            <text:p>Basic</text:p>
          </table:table-cell>
          <table:table-cell table:style-name="ce39" table:formula="of:=IF([.AS30]=[.AC22];[.$AL$12];IF([.AS30]=[.AC48];[.$AL$13];IF([.AS30]=[.AC75];[.$AL$14];IF([.AS30]=[.AC101];[.$AL$15];IF([.AS30]=[.AC128];[.$AL$16])))))" office:value-type="string" office:string-value="BCA" calcext:value-type="string">
            <text:p>BCA</text:p>
          </table:table-cell>
          <table:table-cell table:style-name="ce39" table:formula="of:=IF([.AT30]=[.AD22];[.$AL$12];IF([.AT30]=[.AD48];[.$AL$13];IF([.AT30]=[.AD75];[.$AL$14];IF([.AT30]=[.AD101];[.$AL$15];IF([.AT30]=[.AD128];[.$AL$16])))))" office:value-type="string" office:string-value="Stud." calcext:value-type="string">
            <text:p>Stud.</text:p>
          </table:table-cell>
          <table:table-cell table:style-name="ce39" table:formula="of:=IF([.AU30]=[.AE22];[.$AL$12];IF([.AU30]=[.AE48];[.$AL$13];IF([.AU30]=[.AE75];[.$AL$14];IF([.AU30]=[.AE101];[.$AL$15];IF([.AU30]=[.AE128];[.$AL$16])))))" office:value-type="string" office:string-value="Stud." calcext:value-type="string">
            <text:p>Stud.</text:p>
          </table:table-cell>
          <table:table-cell table:style-name="ce39" table:formula="of:=IF([.AV30]=[.AF22];[.$AL$12];IF([.AV30]=[.AF48];[.$AL$13];IF([.AV30]=[.AF75];[.$AL$14];IF([.AV30]=[.AF101];[.$AL$15];IF([.AV30]=[.AF128];[.$AL$16])))))" office:value-type="string" office:string-value="Perc." calcext:value-type="string">
            <text:p>Perc.</text:p>
          </table:table-cell>
          <table:table-cell table:style-name="ce39" table:formula="of:=IF([.AW30]=[.AG22];[.$AL$12];IF([.AW30]=[.AG48];[.$AL$13];IF([.AW30]=[.AG75];[.$AL$14];IF([.AW30]=[.AG101];[.$AL$15];IF([.AW30]=[.AG128];[.$AL$16])))))" office:value-type="string" office:string-value="BCA" calcext:value-type="string">
            <text:p>BCA</text:p>
          </table:table-cell>
          <table:table-cell table:style-name="ce39" table:formula="of:=IF([.AX30]=[.AH22];[.$AL$12];IF([.AX30]=[.AH48];[.$AL$13];IF([.AX30]=[.AH75];[.$AL$14];IF([.AX30]=[.AH101];[.$AL$15];IF([.AX30]=[.AH128];[.$AL$16])))))" office:value-type="string" office:string-value="Norm" calcext:value-type="string">
            <text:p>Norm</text:p>
          </table:table-cell>
          <table:table-cell table:style-name="ce39" table:formula="of:=IF([.AY30]=[.AI22];[.$AL$12];IF([.AY30]=[.AI48];[.$AL$13];IF([.AY30]=[.AI75];[.$AL$14];IF([.AY30]=[.AI101];[.$AL$15];IF([.AY30]=[.AI128];[.$AL$16])))))" office:value-type="string" office:string-value="BCA" calcext:value-type="string">
            <text:p>BCA</text:p>
          </table:table-cell>
        </table:table-row>
        <table:table-row table:style-name="ro1">
          <table:table-cell office:value-type="string" calcext:value-type="string">
            <text:p>30_200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089" calcext:value-type="float">
            <text:p>0.9089</text:p>
          </table:table-cell>
          <table:table-cell table:number-columns-repeated="4"/>
          <table:table-cell table:style-name="ce3" office:value-type="string" calcext:value-type="string">
            <text:p>16_16</text:p>
          </table:table-cell>
          <table:table-cell table:style-name="ce10" table:formula="of:=[.$M$1]-[.B49]" office:value-type="float" office:value="0.0237000000000001" calcext:value-type="float">
            <text:p>0.024</text:p>
          </table:table-cell>
          <table:table-cell table:style-name="ce10" table:formula="of:=[.$M$1]-[.C49]" office:value-type="float" office:value="0.0215000000000001" calcext:value-type="float">
            <text:p>0.022</text:p>
          </table:table-cell>
          <table:table-cell table:style-name="ce10" table:formula="of:=[.$M$1]-[.D49]" office:value-type="float" office:value="0.004" calcext:value-type="float">
            <text:p>0.004</text:p>
          </table:table-cell>
          <table:table-cell table:style-name="ce10" table:formula="of:=[.$M$1]-[.E49]" office:value-type="float" office:value="0.0531" calcext:value-type="float">
            <text:p>0.053</text:p>
          </table:table-cell>
          <table:table-cell table:style-name="ce10" table:formula="of:=[.$M$1]-[.F49]" office:value-type="float" office:value="0.0639000000000001" calcext:value-type="float">
            <text:p>0.064</text:p>
          </table:table-cell>
          <table:table-cell table:style-name="ce10" table:formula="of:=[.$M$1]-[.G49]" office:value-type="float" office:value="0.0467000000000001" calcext:value-type="float">
            <text:p>0.047</text:p>
          </table:table-cell>
          <table:table-cell table:style-name="ce10" table:formula="of:=[.$M$1]-[.H49]" office:value-type="float" office:value="0.0516" calcext:value-type="float">
            <text:p>0.052</text:p>
          </table:table-cell>
          <table:table-cell table:style-name="ce10" table:formula="of:=[.$M$1]-[.I49]" office:value-type="float" office:value="0.0345" calcext:value-type="float">
            <text:p>0.035</text:p>
          </table:table-cell>
          <table:table-cell table:style-name="ce10" table:formula="of:=[.$M$1]-[.J49]" office:value-type="float" office:value="0.0336000000000001" calcext:value-type="float">
            <text:p>0.034</text:p>
          </table:table-cell>
          <table:table-cell/>
          <table:table-cell table:style-name="ce3" office:value-type="string" calcext:value-type="string">
            <text:p>16_16</text:p>
          </table:table-cell>
          <table:table-cell table:style-name="ce10" table:formula="of:=ABS([.$M$1]-[.B49])" office:value-type="float" office:value="0.0237000000000001" calcext:value-type="float">
            <text:p>0.024</text:p>
          </table:table-cell>
          <table:table-cell table:style-name="ce10" table:formula="of:=ABS([.$M$1]-[.C49])" office:value-type="float" office:value="0.0215000000000001" calcext:value-type="float">
            <text:p>0.022</text:p>
          </table:table-cell>
          <table:table-cell table:style-name="ce10" table:formula="of:=ABS([.$M$1]-[.D49])" office:value-type="float" office:value="0.004" calcext:value-type="float">
            <text:p>0.004</text:p>
          </table:table-cell>
          <table:table-cell table:style-name="ce10" table:formula="of:=ABS([.$M$1]-[.E49])" office:value-type="float" office:value="0.0531" calcext:value-type="float">
            <text:p>0.053</text:p>
          </table:table-cell>
          <table:table-cell table:style-name="ce10" table:formula="of:=ABS([.$M$1]-[.F49])" office:value-type="float" office:value="0.0639000000000001" calcext:value-type="float">
            <text:p>0.064</text:p>
          </table:table-cell>
          <table:table-cell table:style-name="ce10" table:formula="of:=ABS([.$M$1]-[.G49])" office:value-type="float" office:value="0.0467000000000001" calcext:value-type="float">
            <text:p>0.047</text:p>
          </table:table-cell>
          <table:table-cell table:style-name="ce10" table:formula="of:=ABS([.$M$1]-[.H49])" office:value-type="float" office:value="0.0516" calcext:value-type="float">
            <text:p>0.052</text:p>
          </table:table-cell>
          <table:table-cell table:style-name="ce10" table:formula="of:=ABS([.$M$1]-[.I49])" office:value-type="float" office:value="0.0345" calcext:value-type="float">
            <text:p>0.035</text:p>
          </table:table-cell>
          <table:table-cell table:style-name="ce10" table:formula="of:=ABS([.$M$1]-[.J49])" office:value-type="float" office:value="0.0336000000000001" calcext:value-type="float">
            <text:p>0.034</text:p>
          </table:table-cell>
          <table:table-cell table:number-columns-repeated="6"/>
          <table:table-cell table:style-name="ce37" office:value-type="string" calcext:value-type="string">
            <text:p>200_16</text:p>
          </table:table-cell>
          <table:table-cell table:style-name="ce39" table:formula="of:=IF([.AQ31]=[.AA23];[.$AL$12];IF([.AQ31]=[.AA49];[.$AL$13];IF([.AQ31]=[.AA76];[.$AL$14];IF([.AQ31]=[.AA102];[.$AL$15];IF([.AQ31]=[.AA129];[.$AL$16])))))" office:value-type="string" office:string-value="Stud." calcext:value-type="string">
            <text:p>Stud.</text:p>
          </table:table-cell>
          <table:table-cell table:style-name="ce39" table:formula="of:=IF([.AR31]=[.AB23];[.$AL$12];IF([.AR31]=[.AB49];[.$AL$13];IF([.AR31]=[.AB76];[.$AL$14];IF([.AR31]=[.AB102];[.$AL$15];IF([.AR31]=[.AB129];[.$AL$16])))))" office:value-type="string" office:string-value="Basic" calcext:value-type="string">
            <text:p>Basic</text:p>
          </table:table-cell>
          <table:table-cell table:style-name="ce39" table:formula="of:=IF([.AS31]=[.AC23];[.$AL$12];IF([.AS31]=[.AC49];[.$AL$13];IF([.AS31]=[.AC76];[.$AL$14];IF([.AS31]=[.AC102];[.$AL$15];IF([.AS31]=[.AC129];[.$AL$16])))))" office:value-type="string" office:string-value="BCA" calcext:value-type="string">
            <text:p>BCA</text:p>
          </table:table-cell>
          <table:table-cell table:style-name="ce39" table:formula="of:=IF([.AT31]=[.AD23];[.$AL$12];IF([.AT31]=[.AD49];[.$AL$13];IF([.AT31]=[.AD76];[.$AL$14];IF([.AT31]=[.AD102];[.$AL$15];IF([.AT31]=[.AD129];[.$AL$16])))))" office:value-type="string" office:string-value="Stud." calcext:value-type="string">
            <text:p>Stud.</text:p>
          </table:table-cell>
          <table:table-cell table:style-name="ce39" table:formula="of:=IF([.AU31]=[.AE23];[.$AL$12];IF([.AU31]=[.AE49];[.$AL$13];IF([.AU31]=[.AE76];[.$AL$14];IF([.AU31]=[.AE102];[.$AL$15];IF([.AU31]=[.AE129];[.$AL$16])))))" office:value-type="string" office:string-value="Basic" calcext:value-type="string">
            <text:p>Basic</text:p>
          </table:table-cell>
          <table:table-cell table:style-name="ce39" table:formula="of:=IF([.AV31]=[.AF23];[.$AL$12];IF([.AV31]=[.AF49];[.$AL$13];IF([.AV31]=[.AF76];[.$AL$14];IF([.AV31]=[.AF102];[.$AL$15];IF([.AV31]=[.AF129];[.$AL$16])))))" office:value-type="string" office:string-value="BCA" calcext:value-type="string">
            <text:p>BCA</text:p>
          </table:table-cell>
          <table:table-cell table:style-name="ce39" table:formula="of:=IF([.AW31]=[.AG23];[.$AL$12];IF([.AW31]=[.AG49];[.$AL$13];IF([.AW31]=[.AG76];[.$AL$14];IF([.AW31]=[.AG102];[.$AL$15];IF([.AW31]=[.AG129];[.$AL$16])))))" office:value-type="string" office:string-value="Perc." calcext:value-type="string">
            <text:p>Perc.</text:p>
          </table:table-cell>
          <table:table-cell table:style-name="ce39" table:formula="of:=IF([.AX31]=[.AH23];[.$AL$12];IF([.AX31]=[.AH49];[.$AL$13];IF([.AX31]=[.AH76];[.$AL$14];IF([.AX31]=[.AH102];[.$AL$15];IF([.AX31]=[.AH129];[.$AL$16])))))" office:value-type="string" office:string-value="BCA" calcext:value-type="string">
            <text:p>BCA</text:p>
          </table:table-cell>
          <table:table-cell table:style-name="ce39" table:formula="of:=IF([.AY31]=[.AI23];[.$AL$12];IF([.AY31]=[.AI49];[.$AL$13];IF([.AY31]=[.AI76];[.$AL$14];IF([.AY31]=[.AI102];[.$AL$15];IF([.AY31]=[.AI129];[.$AL$16])))))" office:value-type="string" office:string-value="Norm" calcext:value-type="string">
            <text:p>Norm</text:p>
          </table:table-cell>
        </table:table-row>
        <table:table-row table:style-name="ro1">
          <table:table-cell office:value-type="string" calcext:value-type="string">
            <text:p>200_30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379" calcext:value-type="float">
            <text:p>0.9379</text:p>
          </table:table-cell>
          <table:table-cell table:number-columns-repeated="4"/>
          <table:table-cell table:style-name="ce3" office:value-type="string" calcext:value-type="string">
            <text:p>30_30</text:p>
          </table:table-cell>
          <table:table-cell table:style-name="ce11" table:formula="of:=[.$M$1]-[.B50]" office:value-type="float" office:value="0.0216000000000001" calcext:value-type="float">
            <text:p>0.022</text:p>
          </table:table-cell>
          <table:table-cell table:style-name="ce11" table:formula="of:=[.$M$1]-[.C50]" office:value-type="float" office:value="0.0195000000000001" calcext:value-type="float">
            <text:p>0.020</text:p>
          </table:table-cell>
          <table:table-cell table:style-name="ce11" table:formula="of:=[.$M$1]-[.D50]" office:value-type="float" office:value="0.0169" calcext:value-type="float">
            <text:p>0.017</text:p>
          </table:table-cell>
          <table:table-cell table:style-name="ce11" table:formula="of:=[.$M$1]-[.E50]" office:value-type="float" office:value="0.0354" calcext:value-type="float">
            <text:p>0.035</text:p>
          </table:table-cell>
          <table:table-cell table:style-name="ce11" table:formula="of:=[.$M$1]-[.F50]" office:value-type="float" office:value="0.0375" calcext:value-type="float">
            <text:p>0.038</text:p>
          </table:table-cell>
          <table:table-cell table:style-name="ce11" table:formula="of:=[.$M$1]-[.G50]" office:value-type="float" office:value="0.0326000000000001" calcext:value-type="float">
            <text:p>0.033</text:p>
          </table:table-cell>
          <table:table-cell table:style-name="ce11" table:formula="of:=[.$M$1]-[.H50]" office:value-type="float" office:value="0.0283" calcext:value-type="float">
            <text:p>0.028</text:p>
          </table:table-cell>
          <table:table-cell table:style-name="ce11" table:formula="of:=[.$M$1]-[.I50]" office:value-type="float" office:value="0.024" calcext:value-type="float">
            <text:p>0.024</text:p>
          </table:table-cell>
          <table:table-cell table:style-name="ce11" table:formula="of:=[.$M$1]-[.J50]" office:value-type="float" office:value="0.0274" calcext:value-type="float">
            <text:p>0.027</text:p>
          </table:table-cell>
          <table:table-cell/>
          <table:table-cell table:style-name="ce3" office:value-type="string" calcext:value-type="string">
            <text:p>30_30</text:p>
          </table:table-cell>
          <table:table-cell table:style-name="ce10" table:formula="of:=ABS([.$M$1]-[.B50])" office:value-type="float" office:value="0.0216000000000001" calcext:value-type="float">
            <text:p>0.022</text:p>
          </table:table-cell>
          <table:table-cell table:style-name="ce10" table:formula="of:=ABS([.$M$1]-[.C50])" office:value-type="float" office:value="0.0195000000000001" calcext:value-type="float">
            <text:p>0.020</text:p>
          </table:table-cell>
          <table:table-cell table:style-name="ce10" table:formula="of:=ABS([.$M$1]-[.D50])" office:value-type="float" office:value="0.0169" calcext:value-type="float">
            <text:p>0.017</text:p>
          </table:table-cell>
          <table:table-cell table:style-name="ce10" table:formula="of:=ABS([.$M$1]-[.E50])" office:value-type="float" office:value="0.0354" calcext:value-type="float">
            <text:p>0.035</text:p>
          </table:table-cell>
          <table:table-cell table:style-name="ce10" table:formula="of:=ABS([.$M$1]-[.F50])" office:value-type="float" office:value="0.0375" calcext:value-type="float">
            <text:p>0.038</text:p>
          </table:table-cell>
          <table:table-cell table:style-name="ce10" table:formula="of:=ABS([.$M$1]-[.G50])" office:value-type="float" office:value="0.0326000000000001" calcext:value-type="float">
            <text:p>0.033</text:p>
          </table:table-cell>
          <table:table-cell table:style-name="ce10" table:formula="of:=ABS([.$M$1]-[.H50])" office:value-type="float" office:value="0.0283" calcext:value-type="float">
            <text:p>0.028</text:p>
          </table:table-cell>
          <table:table-cell table:style-name="ce10" table:formula="of:=ABS([.$M$1]-[.I50])" office:value-type="float" office:value="0.024" calcext:value-type="float">
            <text:p>0.024</text:p>
          </table:table-cell>
          <table:table-cell table:style-name="ce10" table:formula="of:=ABS([.$M$1]-[.J50])" office:value-type="float" office:value="0.0274" calcext:value-type="float">
            <text:p>0.0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30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047" calcext:value-type="float">
            <text:p>0.9047</text:p>
          </table:table-cell>
          <table:table-cell table:number-columns-repeated="4"/>
          <table:table-cell table:style-name="ce3" office:value-type="string" calcext:value-type="string">
            <text:p>60_60</text:p>
          </table:table-cell>
          <table:table-cell table:style-name="ce11" table:formula="of:=[.$M$1]-[.B51]" office:value-type="float" office:value="0.0122" calcext:value-type="float">
            <text:p>0.012</text:p>
          </table:table-cell>
          <table:table-cell table:style-name="ce11" table:formula="of:=[.$M$1]-[.C51]" office:value-type="float" office:value="0.0103" calcext:value-type="float">
            <text:p>0.010</text:p>
          </table:table-cell>
          <table:table-cell table:style-name="ce11" table:formula="of:=[.$M$1]-[.D51]" office:value-type="float" office:value="0.011" calcext:value-type="float">
            <text:p>0.011</text:p>
          </table:table-cell>
          <table:table-cell table:style-name="ce11" table:formula="of:=[.$M$1]-[.E51]" office:value-type="float" office:value="0.0179" calcext:value-type="float">
            <text:p>0.018</text:p>
          </table:table-cell>
          <table:table-cell table:style-name="ce11" table:formula="of:=[.$M$1]-[.F51]" office:value-type="float" office:value="0.0217000000000001" calcext:value-type="float">
            <text:p>0.022</text:p>
          </table:table-cell>
          <table:table-cell table:style-name="ce11" table:formula="of:=[.$M$1]-[.G51]" office:value-type="float" office:value="0.0183" calcext:value-type="float">
            <text:p>0.018</text:p>
          </table:table-cell>
          <table:table-cell table:style-name="ce11" table:formula="of:=[.$M$1]-[.H51]" office:value-type="float" office:value="0.0218" calcext:value-type="float">
            <text:p>0.022</text:p>
          </table:table-cell>
          <table:table-cell table:style-name="ce11" table:formula="of:=[.$M$1]-[.I51]" office:value-type="float" office:value="0.0144" calcext:value-type="float">
            <text:p>0.014</text:p>
          </table:table-cell>
          <table:table-cell table:style-name="ce11" table:formula="of:=[.$M$1]-[.J51]" office:value-type="float" office:value="0.0147" calcext:value-type="float">
            <text:p>0.015</text:p>
          </table:table-cell>
          <table:table-cell/>
          <table:table-cell table:style-name="ce3" office:value-type="string" calcext:value-type="string">
            <text:p>60_60</text:p>
          </table:table-cell>
          <table:table-cell table:style-name="ce10" table:formula="of:=ABS([.$M$1]-[.B51])" office:value-type="float" office:value="0.0122" calcext:value-type="float">
            <text:p>0.012</text:p>
          </table:table-cell>
          <table:table-cell table:style-name="ce10" table:formula="of:=ABS([.$M$1]-[.C51])" office:value-type="float" office:value="0.0103" calcext:value-type="float">
            <text:p>0.010</text:p>
          </table:table-cell>
          <table:table-cell table:style-name="ce10" table:formula="of:=ABS([.$M$1]-[.D51])" office:value-type="float" office:value="0.011" calcext:value-type="float">
            <text:p>0.011</text:p>
          </table:table-cell>
          <table:table-cell table:style-name="ce10" table:formula="of:=ABS([.$M$1]-[.E51])" office:value-type="float" office:value="0.0179" calcext:value-type="float">
            <text:p>0.018</text:p>
          </table:table-cell>
          <table:table-cell table:style-name="ce10" table:formula="of:=ABS([.$M$1]-[.F51])" office:value-type="float" office:value="0.0217000000000001" calcext:value-type="float">
            <text:p>0.022</text:p>
          </table:table-cell>
          <table:table-cell table:style-name="ce10" table:formula="of:=ABS([.$M$1]-[.G51])" office:value-type="float" office:value="0.0183" calcext:value-type="float">
            <text:p>0.018</text:p>
          </table:table-cell>
          <table:table-cell table:style-name="ce10" table:formula="of:=ABS([.$M$1]-[.H51])" office:value-type="float" office:value="0.0218" calcext:value-type="float">
            <text:p>0.022</text:p>
          </table:table-cell>
          <table:table-cell table:style-name="ce10" table:formula="of:=ABS([.$M$1]-[.I51])" office:value-type="float" office:value="0.0144" calcext:value-type="float">
            <text:p>0.014</text:p>
          </table:table-cell>
          <table:table-cell table:style-name="ce10" table:formula="of:=ABS([.$M$1]-[.J51])" office:value-type="float" office:value="0.0147" calcext:value-type="float">
            <text:p>0.0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16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234" calcext:value-type="float">
            <text:p>0.9234</text:p>
          </table:table-cell>
          <table:table-cell table:number-columns-repeated="4"/>
          <table:table-cell table:style-name="ce3" office:value-type="string" calcext:value-type="string">
            <text:p>90_90</text:p>
          </table:table-cell>
          <table:table-cell table:style-name="ce11" table:formula="of:=[.$M$1]-[.B52]" office:value-type="float" office:value="0.00729999999999997" calcext:value-type="float">
            <text:p>0.007</text:p>
          </table:table-cell>
          <table:table-cell table:style-name="ce11" table:formula="of:=[.$M$1]-[.C52]" office:value-type="float" office:value="0.00519999999999998" calcext:value-type="float">
            <text:p>0.005</text:p>
          </table:table-cell>
          <table:table-cell table:style-name="ce11" table:formula="of:=[.$M$1]-[.D52]" office:value-type="float" office:value="0.00450000000000006" calcext:value-type="float">
            <text:p>0.005</text:p>
          </table:table-cell>
          <table:table-cell table:style-name="ce11" table:formula="of:=[.$M$1]-[.E52]" office:value-type="float" office:value="0.0112" calcext:value-type="float">
            <text:p>0.011</text:p>
          </table:table-cell>
          <table:table-cell table:style-name="ce11" table:formula="of:=[.$M$1]-[.F52]" office:value-type="float" office:value="0.01" calcext:value-type="float">
            <text:p>0.010</text:p>
          </table:table-cell>
          <table:table-cell table:style-name="ce11" table:formula="of:=[.$M$1]-[.G52]" office:value-type="float" office:value="0.012" calcext:value-type="float">
            <text:p>0.012</text:p>
          </table:table-cell>
          <table:table-cell table:style-name="ce11" table:formula="of:=[.$M$1]-[.H52]" office:value-type="float" office:value="0.0128" calcext:value-type="float">
            <text:p>0.013</text:p>
          </table:table-cell>
          <table:table-cell table:style-name="ce11" table:formula="of:=[.$M$1]-[.I52]" office:value-type="float" office:value="0.00950000000000006" calcext:value-type="float">
            <text:p>0.010</text:p>
          </table:table-cell>
          <table:table-cell table:style-name="ce11" table:formula="of:=[.$M$1]-[.J52]" office:value-type="float" office:value="0.00880000000000003" calcext:value-type="float">
            <text:p>0.009</text:p>
          </table:table-cell>
          <table:table-cell/>
          <table:table-cell table:style-name="ce3" office:value-type="string" calcext:value-type="string">
            <text:p>90_90</text:p>
          </table:table-cell>
          <table:table-cell table:style-name="ce10" table:formula="of:=ABS([.$M$1]-[.B52])" office:value-type="float" office:value="0.00729999999999997" calcext:value-type="float">
            <text:p>0.007</text:p>
          </table:table-cell>
          <table:table-cell table:style-name="ce10" table:formula="of:=ABS([.$M$1]-[.C52])" office:value-type="float" office:value="0.00519999999999998" calcext:value-type="float">
            <text:p>0.005</text:p>
          </table:table-cell>
          <table:table-cell table:style-name="ce10" table:formula="of:=ABS([.$M$1]-[.D52])" office:value-type="float" office:value="0.00450000000000006" calcext:value-type="float">
            <text:p>0.005</text:p>
          </table:table-cell>
          <table:table-cell table:style-name="ce10" table:formula="of:=ABS([.$M$1]-[.E52])" office:value-type="float" office:value="0.0112" calcext:value-type="float">
            <text:p>0.011</text:p>
          </table:table-cell>
          <table:table-cell table:style-name="ce10" table:formula="of:=ABS([.$M$1]-[.F52])" office:value-type="float" office:value="0.01" calcext:value-type="float">
            <text:p>0.010</text:p>
          </table:table-cell>
          <table:table-cell table:style-name="ce10" table:formula="of:=ABS([.$M$1]-[.G52])" office:value-type="float" office:value="0.012" calcext:value-type="float">
            <text:p>0.012</text:p>
          </table:table-cell>
          <table:table-cell table:style-name="ce10" table:formula="of:=ABS([.$M$1]-[.H52])" office:value-type="float" office:value="0.0128" calcext:value-type="float">
            <text:p>0.013</text:p>
          </table:table-cell>
          <table:table-cell table:style-name="ce10" table:formula="of:=ABS([.$M$1]-[.I52])" office:value-type="float" office:value="0.00950000000000006" calcext:value-type="float">
            <text:p>0.010</text:p>
          </table:table-cell>
          <table:table-cell table:style-name="ce10" table:formula="of:=ABS([.$M$1]-[.J52])" office:value-type="float" office:value="0.00880000000000003" calcext:value-type="float">
            <text:p>0.0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60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8923" calcext:value-type="float">
            <text:p>0.8923</text:p>
          </table:table-cell>
          <table:table-cell table:number-columns-repeated="4"/>
          <table:table-cell table:style-name="ce3" office:value-type="string" calcext:value-type="string">
            <text:p>200_200</text:p>
          </table:table-cell>
          <table:table-cell table:style-name="ce11" table:formula="of:=[.$M$1]-[.B53]" office:value-type="float" office:value="0.000600000000000045" calcext:value-type="float">
            <text:p>0.001</text:p>
          </table:table-cell>
          <table:table-cell table:style-name="ce11" table:formula="of:=[.$M$1]-[.C53]" office:value-type="float" office:value="0.00270000000000004" calcext:value-type="float">
            <text:p>0.003</text:p>
          </table:table-cell>
          <table:table-cell table:style-name="ce11" table:formula="of:=[.$M$1]-[.D53]" office:value-type="float" office:value="0.00240000000000007" calcext:value-type="float">
            <text:p>0.002</text:p>
          </table:table-cell>
          <table:table-cell table:style-name="ce11" table:formula="of:=[.$M$1]-[.E53]" office:value-type="float" office:value="0.00619999999999998" calcext:value-type="float">
            <text:p>0.006</text:p>
          </table:table-cell>
          <table:table-cell table:style-name="ce11" table:formula="of:=[.$M$1]-[.F53]" office:value-type="float" office:value="0.00419999999999998" calcext:value-type="float">
            <text:p>0.004</text:p>
          </table:table-cell>
          <table:table-cell table:style-name="ce11" table:formula="of:=[.$M$1]-[.G53]" office:value-type="float" office:value="0.00819999999999999" calcext:value-type="float">
            <text:p>0.008</text:p>
          </table:table-cell>
          <table:table-cell table:style-name="ce11" table:formula="of:=[.$M$1]-[.H53]" office:value-type="float" office:value="0.00970000000000004" calcext:value-type="float">
            <text:p>0.010</text:p>
          </table:table-cell>
          <table:table-cell table:style-name="ce11" table:formula="of:=[.$M$1]-[.I53]" office:value-type="float" office:value="0.00640000000000007" calcext:value-type="float">
            <text:p>0.006</text:p>
          </table:table-cell>
          <table:table-cell table:style-name="ce11" table:formula="of:=[.$M$1]-[.J53]" office:value-type="float" office:value="0.000400000000000067" calcext:value-type="float">
            <text:p>0.000</text:p>
          </table:table-cell>
          <table:table-cell/>
          <table:table-cell table:style-name="ce3" office:value-type="string" calcext:value-type="string">
            <text:p>200_200</text:p>
          </table:table-cell>
          <table:table-cell table:style-name="ce10" table:formula="of:=ABS([.$M$1]-[.B53])" office:value-type="float" office:value="0.000600000000000045" calcext:value-type="float">
            <text:p>0.001</text:p>
          </table:table-cell>
          <table:table-cell table:style-name="ce10" table:formula="of:=ABS([.$M$1]-[.C53])" office:value-type="float" office:value="0.00270000000000004" calcext:value-type="float">
            <text:p>0.003</text:p>
          </table:table-cell>
          <table:table-cell table:style-name="ce10" table:formula="of:=ABS([.$M$1]-[.D53])" office:value-type="float" office:value="0.00240000000000007" calcext:value-type="float">
            <text:p>0.002</text:p>
          </table:table-cell>
          <table:table-cell table:style-name="ce10" table:formula="of:=ABS([.$M$1]-[.E53])" office:value-type="float" office:value="0.00619999999999998" calcext:value-type="float">
            <text:p>0.006</text:p>
          </table:table-cell>
          <table:table-cell table:style-name="ce10" table:formula="of:=ABS([.$M$1]-[.F53])" office:value-type="float" office:value="0.00419999999999998" calcext:value-type="float">
            <text:p>0.004</text:p>
          </table:table-cell>
          <table:table-cell table:style-name="ce10" table:formula="of:=ABS([.$M$1]-[.G53])" office:value-type="float" office:value="0.00819999999999999" calcext:value-type="float">
            <text:p>0.008</text:p>
          </table:table-cell>
          <table:table-cell table:style-name="ce10" table:formula="of:=ABS([.$M$1]-[.H53])" office:value-type="float" office:value="0.00970000000000004" calcext:value-type="float">
            <text:p>0.010</text:p>
          </table:table-cell>
          <table:table-cell table:style-name="ce10" table:formula="of:=ABS([.$M$1]-[.I53])" office:value-type="float" office:value="0.00640000000000007" calcext:value-type="float">
            <text:p>0.006</text:p>
          </table:table-cell>
          <table:table-cell table:style-name="ce10" table:formula="of:=ABS([.$M$1]-[.J53])" office:value-type="float" office:value="0.000400000000000067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16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321" calcext:value-type="float">
            <text:p>0.9321</text:p>
          </table:table-cell>
          <table:table-cell table:number-columns-repeated="4"/>
          <table:table-cell table:style-name="ce3" office:value-type="string" calcext:value-type="string">
            <text:p>30_60</text:p>
          </table:table-cell>
          <table:table-cell table:style-name="ce11" table:formula="of:=[.$M$1]-[.B54]" office:value-type="float" office:value="0.0264" calcext:value-type="float">
            <text:p>0.026</text:p>
          </table:table-cell>
          <table:table-cell table:style-name="ce11" table:formula="of:=[.$M$1]-[.C54]" office:value-type="float" office:value="0.0221" calcext:value-type="float">
            <text:p>0.022</text:p>
          </table:table-cell>
          <table:table-cell table:style-name="ce11" table:formula="of:=[.$M$1]-[.D54]" office:value-type="float" office:value="0.0254" calcext:value-type="float">
            <text:p>0.025</text:p>
          </table:table-cell>
          <table:table-cell table:style-name="ce11" table:formula="of:=[.$M$1]-[.E54]" office:value-type="float" office:value="0.0118" calcext:value-type="float">
            <text:p>0.012</text:p>
          </table:table-cell>
          <table:table-cell table:style-name="ce11" table:formula="of:=[.$M$1]-[.F54]" office:value-type="float" office:value="0.0383" calcext:value-type="float">
            <text:p>0.038</text:p>
          </table:table-cell>
          <table:table-cell table:style-name="ce11" table:formula="of:=[.$M$1]-[.G54]" office:value-type="float" office:value="0.0181" calcext:value-type="float">
            <text:p>0.018</text:p>
          </table:table-cell>
          <table:table-cell table:style-name="ce11" table:formula="of:=[.$M$1]-[.H54]" office:value-type="float" office:value="0.0359" calcext:value-type="float">
            <text:p>0.036</text:p>
          </table:table-cell>
          <table:table-cell table:style-name="ce11" table:formula="of:=[.$M$1]-[.I54]" office:value-type="float" office:value="0.00640000000000007" calcext:value-type="float">
            <text:p>0.006</text:p>
          </table:table-cell>
          <table:table-cell table:style-name="ce11" table:formula="of:=[.$M$1]-[.J54]" office:value-type="float" office:value="0.0264" calcext:value-type="float">
            <text:p>0.026</text:p>
          </table:table-cell>
          <table:table-cell/>
          <table:table-cell table:style-name="ce3" office:value-type="string" calcext:value-type="string">
            <text:p>30_60</text:p>
          </table:table-cell>
          <table:table-cell table:style-name="ce10" table:formula="of:=ABS([.$M$1]-[.B54])" office:value-type="float" office:value="0.0264" calcext:value-type="float">
            <text:p>0.026</text:p>
          </table:table-cell>
          <table:table-cell table:style-name="ce10" table:formula="of:=ABS([.$M$1]-[.C54])" office:value-type="float" office:value="0.0221" calcext:value-type="float">
            <text:p>0.022</text:p>
          </table:table-cell>
          <table:table-cell table:style-name="ce10" table:formula="of:=ABS([.$M$1]-[.D54])" office:value-type="float" office:value="0.0254" calcext:value-type="float">
            <text:p>0.025</text:p>
          </table:table-cell>
          <table:table-cell table:style-name="ce10" table:formula="of:=ABS([.$M$1]-[.E54])" office:value-type="float" office:value="0.0118" calcext:value-type="float">
            <text:p>0.012</text:p>
          </table:table-cell>
          <table:table-cell table:style-name="ce10" table:formula="of:=ABS([.$M$1]-[.F54])" office:value-type="float" office:value="0.0383" calcext:value-type="float">
            <text:p>0.038</text:p>
          </table:table-cell>
          <table:table-cell table:style-name="ce10" table:formula="of:=ABS([.$M$1]-[.G54])" office:value-type="float" office:value="0.0181" calcext:value-type="float">
            <text:p>0.018</text:p>
          </table:table-cell>
          <table:table-cell table:style-name="ce10" table:formula="of:=ABS([.$M$1]-[.H54])" office:value-type="float" office:value="0.0359" calcext:value-type="float">
            <text:p>0.036</text:p>
          </table:table-cell>
          <table:table-cell table:style-name="ce10" table:formula="of:=ABS([.$M$1]-[.I54])" office:value-type="float" office:value="0.00640000000000007" calcext:value-type="float">
            <text:p>0.006</text:p>
          </table:table-cell>
          <table:table-cell table:style-name="ce10" table:formula="of:=ABS([.$M$1]-[.J54])" office:value-type="float" office:value="0.0264" calcext:value-type="float">
            <text:p>0.0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90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8965" calcext:value-type="float">
            <text:p>0.8965</text:p>
          </table:table-cell>
          <table:table-cell table:number-columns-repeated="4"/>
          <table:table-cell table:style-name="ce3" office:value-type="string" calcext:value-type="string">
            <text:p>60_30</text:p>
          </table:table-cell>
          <table:table-cell table:style-name="ce11" table:formula="of:=[.$M$1]-[.B55]" office:value-type="float" office:value="0.0257000000000001" calcext:value-type="float">
            <text:p>0.026</text:p>
          </table:table-cell>
          <table:table-cell table:style-name="ce11" table:formula="of:=[.$M$1]-[.C55]" office:value-type="float" office:value="0.0201" calcext:value-type="float">
            <text:p>0.020</text:p>
          </table:table-cell>
          <table:table-cell table:style-name="ce11" table:formula="of:=[.$M$1]-[.D55]" office:value-type="float" office:value="0.014" calcext:value-type="float">
            <text:p>0.014</text:p>
          </table:table-cell>
          <table:table-cell table:style-name="ce11" table:formula="of:=[.$M$1]-[.E55]" office:value-type="float" office:value="0.0398000000000001" calcext:value-type="float">
            <text:p>0.040</text:p>
          </table:table-cell>
          <table:table-cell table:style-name="ce11" table:formula="of:=[.$M$1]-[.F55]" office:value-type="float" office:value="0.0152" calcext:value-type="float">
            <text:p>0.015</text:p>
          </table:table-cell>
          <table:table-cell table:style-name="ce11" table:formula="of:=[.$M$1]-[.G55]" office:value-type="float" office:value="0.0366000000000001" calcext:value-type="float">
            <text:p>0.037</text:p>
          </table:table-cell>
          <table:table-cell table:style-name="ce11" table:formula="of:=[.$M$1]-[.H55]" office:value-type="float" office:value="0.0177000000000001" calcext:value-type="float">
            <text:p>0.018</text:p>
          </table:table-cell>
          <table:table-cell table:style-name="ce11" table:formula="of:=[.$M$1]-[.I55]" office:value-type="float" office:value="0.0313" calcext:value-type="float">
            <text:p>0.031</text:p>
          </table:table-cell>
          <table:table-cell table:style-name="ce11" table:formula="of:=[.$M$1]-[.J55]" office:value-type="float" office:value="0.0119" calcext:value-type="float">
            <text:p>0.012</text:p>
          </table:table-cell>
          <table:table-cell/>
          <table:table-cell table:style-name="ce3" office:value-type="string" calcext:value-type="string">
            <text:p>60_30</text:p>
          </table:table-cell>
          <table:table-cell table:style-name="ce10" table:formula="of:=ABS([.$M$1]-[.B55])" office:value-type="float" office:value="0.0257000000000001" calcext:value-type="float">
            <text:p>0.026</text:p>
          </table:table-cell>
          <table:table-cell table:style-name="ce10" table:formula="of:=ABS([.$M$1]-[.C55])" office:value-type="float" office:value="0.0201" calcext:value-type="float">
            <text:p>0.020</text:p>
          </table:table-cell>
          <table:table-cell table:style-name="ce10" table:formula="of:=ABS([.$M$1]-[.D55])" office:value-type="float" office:value="0.014" calcext:value-type="float">
            <text:p>0.014</text:p>
          </table:table-cell>
          <table:table-cell table:style-name="ce10" table:formula="of:=ABS([.$M$1]-[.E55])" office:value-type="float" office:value="0.0398000000000001" calcext:value-type="float">
            <text:p>0.040</text:p>
          </table:table-cell>
          <table:table-cell table:style-name="ce10" table:formula="of:=ABS([.$M$1]-[.F55])" office:value-type="float" office:value="0.0152" calcext:value-type="float">
            <text:p>0.015</text:p>
          </table:table-cell>
          <table:table-cell table:style-name="ce10" table:formula="of:=ABS([.$M$1]-[.G55])" office:value-type="float" office:value="0.0366000000000001" calcext:value-type="float">
            <text:p>0.037</text:p>
          </table:table-cell>
          <table:table-cell table:style-name="ce10" table:formula="of:=ABS([.$M$1]-[.H55])" office:value-type="float" office:value="0.0177000000000001" calcext:value-type="float">
            <text:p>0.018</text:p>
          </table:table-cell>
          <table:table-cell table:style-name="ce10" table:formula="of:=ABS([.$M$1]-[.I55])" office:value-type="float" office:value="0.0313" calcext:value-type="float">
            <text:p>0.031</text:p>
          </table:table-cell>
          <table:table-cell table:style-name="ce10" table:formula="of:=ABS([.$M$1]-[.J55])" office:value-type="float" office:value="0.0119" calcext:value-type="float">
            <text:p>0.0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1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893" calcext:value-type="float">
            <text:p>0.89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338" calcext:value-type="float">
            <text:p>0.9338</text:p>
          </table:table-cell>
          <table:table-cell table:number-columns-repeated="4"/>
          <table:table-cell table:style-name="ce3" office:value-type="string" calcext:value-type="string">
            <text:p>30_90</text:p>
          </table:table-cell>
          <table:table-cell table:style-name="ce11" table:formula="of:=[.$M$1]-[.B56]" office:value-type="float" office:value="0.0287000000000001" calcext:value-type="float">
            <text:p>0.029</text:p>
          </table:table-cell>
          <table:table-cell table:style-name="ce11" table:formula="of:=[.$M$1]-[.C56]" office:value-type="float" office:value="0.023" calcext:value-type="float">
            <text:p>0.023</text:p>
          </table:table-cell>
          <table:table-cell table:style-name="ce11" table:formula="of:=[.$M$1]-[.D56]" office:value-type="float" office:value="0.0262" calcext:value-type="float">
            <text:p>0.026</text:p>
          </table:table-cell>
          <table:table-cell table:style-name="ce11" table:formula="of:=[.$M$1]-[.E56]" office:value-type="float" office:value="0.0127" calcext:value-type="float">
            <text:p>0.013</text:p>
          </table:table-cell>
          <table:table-cell table:style-name="ce11" table:formula="of:=[.$M$1]-[.F56]" office:value-type="float" office:value="0.0477000000000001" calcext:value-type="float">
            <text:p>0.048</text:p>
          </table:table-cell>
          <table:table-cell table:style-name="ce11" table:formula="of:=[.$M$1]-[.G56]" office:value-type="float" office:value="0.0122" calcext:value-type="float">
            <text:p>0.012</text:p>
          </table:table-cell>
          <table:table-cell table:style-name="ce11" table:formula="of:=[.$M$1]-[.H56]" office:value-type="float" office:value="0.0317000000000001" calcext:value-type="float">
            <text:p>0.032</text:p>
          </table:table-cell>
          <table:table-cell table:style-name="ce11" table:formula="of:=[.$M$1]-[.I56]" office:value-type="float" office:value="0.00770000000000004" calcext:value-type="float">
            <text:p>0.008</text:p>
          </table:table-cell>
          <table:table-cell table:style-name="ce11" table:formula="of:=[.$M$1]-[.J56]" office:value-type="float" office:value="0.0287000000000001" calcext:value-type="float">
            <text:p>0.029</text:p>
          </table:table-cell>
          <table:table-cell/>
          <table:table-cell table:style-name="ce3" office:value-type="string" calcext:value-type="string">
            <text:p>30_90</text:p>
          </table:table-cell>
          <table:table-cell table:style-name="ce10" table:formula="of:=ABS([.$M$1]-[.B56])" office:value-type="float" office:value="0.0287000000000001" calcext:value-type="float">
            <text:p>0.029</text:p>
          </table:table-cell>
          <table:table-cell table:style-name="ce10" table:formula="of:=ABS([.$M$1]-[.C56])" office:value-type="float" office:value="0.023" calcext:value-type="float">
            <text:p>0.023</text:p>
          </table:table-cell>
          <table:table-cell table:style-name="ce10" table:formula="of:=ABS([.$M$1]-[.D56])" office:value-type="float" office:value="0.0262" calcext:value-type="float">
            <text:p>0.026</text:p>
          </table:table-cell>
          <table:table-cell table:style-name="ce10" table:formula="of:=ABS([.$M$1]-[.E56])" office:value-type="float" office:value="0.0127" calcext:value-type="float">
            <text:p>0.013</text:p>
          </table:table-cell>
          <table:table-cell table:style-name="ce10" table:formula="of:=ABS([.$M$1]-[.F56])" office:value-type="float" office:value="0.0477000000000001" calcext:value-type="float">
            <text:p>0.048</text:p>
          </table:table-cell>
          <table:table-cell table:style-name="ce10" table:formula="of:=ABS([.$M$1]-[.G56])" office:value-type="float" office:value="0.0122" calcext:value-type="float">
            <text:p>0.012</text:p>
          </table:table-cell>
          <table:table-cell table:style-name="ce10" table:formula="of:=ABS([.$M$1]-[.H56])" office:value-type="float" office:value="0.0317000000000001" calcext:value-type="float">
            <text:p>0.032</text:p>
          </table:table-cell>
          <table:table-cell table:style-name="ce10" table:formula="of:=ABS([.$M$1]-[.I56])" office:value-type="float" office:value="0.00770000000000004" calcext:value-type="float">
            <text:p>0.008</text:p>
          </table:table-cell>
          <table:table-cell table:style-name="ce10" table:formula="of:=ABS([.$M$1]-[.J56])" office:value-type="float" office:value="0.0287000000000001" calcext:value-type="float">
            <text:p>0.0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200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8962" calcext:value-type="float">
            <text:p>0.8962</text:p>
          </table:table-cell>
          <table:table-cell table:number-columns-repeated="4"/>
          <table:table-cell table:style-name="ce3" office:value-type="string" calcext:value-type="string">
            <text:p>90_30</text:p>
          </table:table-cell>
          <table:table-cell table:style-name="ce11" table:formula="of:=[.$M$1]-[.B57]" office:value-type="float" office:value="0.0269" calcext:value-type="float">
            <text:p>0.027</text:p>
          </table:table-cell>
          <table:table-cell table:style-name="ce11" table:formula="of:=[.$M$1]-[.C57]" office:value-type="float" office:value="0.0198" calcext:value-type="float">
            <text:p>0.020</text:p>
          </table:table-cell>
          <table:table-cell table:style-name="ce11" table:formula="of:=[.$M$1]-[.D57]" office:value-type="float" office:value="0.0219" calcext:value-type="float">
            <text:p>0.022</text:p>
          </table:table-cell>
          <table:table-cell table:style-name="ce11" table:formula="of:=[.$M$1]-[.E57]" office:value-type="float" office:value="0.0483" calcext:value-type="float">
            <text:p>0.048</text:p>
          </table:table-cell>
          <table:table-cell table:style-name="ce11" table:formula="of:=[.$M$1]-[.F57]" office:value-type="float" office:value="0.00790000000000002" calcext:value-type="float">
            <text:p>0.008</text:p>
          </table:table-cell>
          <table:table-cell table:style-name="ce11" table:formula="of:=[.$M$1]-[.G57]" office:value-type="float" office:value="0.0404" calcext:value-type="float">
            <text:p>0.040</text:p>
          </table:table-cell>
          <table:table-cell table:style-name="ce11" table:formula="of:=[.$M$1]-[.H57]" office:value-type="float" office:value="0.00950000000000006" calcext:value-type="float">
            <text:p>0.010</text:p>
          </table:table-cell>
          <table:table-cell table:style-name="ce11" table:formula="of:=[.$M$1]-[.I57]" office:value-type="float" office:value="0.0325" calcext:value-type="float">
            <text:p>0.033</text:p>
          </table:table-cell>
          <table:table-cell table:style-name="ce11" table:formula="of:=[.$M$1]-[.J57]" office:value-type="float" office:value="0.00529999999999997" calcext:value-type="float">
            <text:p>0.005</text:p>
          </table:table-cell>
          <table:table-cell/>
          <table:table-cell table:style-name="ce3" office:value-type="string" calcext:value-type="string">
            <text:p>90_30</text:p>
          </table:table-cell>
          <table:table-cell table:style-name="ce10" table:formula="of:=ABS([.$M$1]-[.B57])" office:value-type="float" office:value="0.0269" calcext:value-type="float">
            <text:p>0.027</text:p>
          </table:table-cell>
          <table:table-cell table:style-name="ce10" table:formula="of:=ABS([.$M$1]-[.C57])" office:value-type="float" office:value="0.0198" calcext:value-type="float">
            <text:p>0.020</text:p>
          </table:table-cell>
          <table:table-cell table:style-name="ce10" table:formula="of:=ABS([.$M$1]-[.D57])" office:value-type="float" office:value="0.0219" calcext:value-type="float">
            <text:p>0.022</text:p>
          </table:table-cell>
          <table:table-cell table:style-name="ce10" table:formula="of:=ABS([.$M$1]-[.E57])" office:value-type="float" office:value="0.0483" calcext:value-type="float">
            <text:p>0.048</text:p>
          </table:table-cell>
          <table:table-cell table:style-name="ce10" table:formula="of:=ABS([.$M$1]-[.F57])" office:value-type="float" office:value="0.00790000000000002" calcext:value-type="float">
            <text:p>0.008</text:p>
          </table:table-cell>
          <table:table-cell table:style-name="ce10" table:formula="of:=ABS([.$M$1]-[.G57])" office:value-type="float" office:value="0.0404" calcext:value-type="float">
            <text:p>0.040</text:p>
          </table:table-cell>
          <table:table-cell table:style-name="ce10" table:formula="of:=ABS([.$M$1]-[.H57])" office:value-type="float" office:value="0.00950000000000006" calcext:value-type="float">
            <text:p>0.010</text:p>
          </table:table-cell>
          <table:table-cell table:style-name="ce10" table:formula="of:=ABS([.$M$1]-[.I57])" office:value-type="float" office:value="0.0325" calcext:value-type="float">
            <text:p>0.033</text:p>
          </table:table-cell>
          <table:table-cell table:style-name="ce10" table:formula="of:=ABS([.$M$1]-[.J57])" office:value-type="float" office:value="0.00529999999999997" calcext:value-type="float">
            <text:p>0.0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16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878" calcext:value-type="float">
            <text:p>0.878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93" calcext:value-type="float">
            <text:p>0.893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145" calcext:value-type="float">
            <text:p>0.9145</text:p>
          </table:table-cell>
          <table:table-cell table:number-columns-repeated="4"/>
          <table:table-cell table:style-name="ce3" office:value-type="string" calcext:value-type="string">
            <text:p>30_200</text:p>
          </table:table-cell>
          <table:table-cell table:style-name="ce11" table:formula="of:=[.$M$1]-[.B58]" office:value-type="float" office:value="0.0426" calcext:value-type="float">
            <text:p>0.043</text:p>
          </table:table-cell>
          <table:table-cell table:style-name="ce11" table:formula="of:=[.$M$1]-[.C58]" office:value-type="float" office:value="0.0379" calcext:value-type="float">
            <text:p>0.038</text:p>
          </table:table-cell>
          <table:table-cell table:style-name="ce11" table:formula="of:=[.$M$1]-[.D58]" office:value-type="float" office:value="0.0297000000000001" calcext:value-type="float">
            <text:p>0.030</text:p>
          </table:table-cell>
          <table:table-cell table:style-name="ce11" table:formula="of:=[.$M$1]-[.E58]" office:value-type="float" office:value="0.00719999999999998" calcext:value-type="float">
            <text:p>0.007</text:p>
          </table:table-cell>
          <table:table-cell table:style-name="ce11" table:formula="of:=[.$M$1]-[.F58]" office:value-type="float" office:value="0.052" calcext:value-type="float">
            <text:p>0.052</text:p>
          </table:table-cell>
          <table:table-cell table:style-name="ce11" table:formula="of:=[.$M$1]-[.G58]" office:value-type="float" office:value="0.00250000000000006" calcext:value-type="float">
            <text:p>0.003</text:p>
          </table:table-cell>
          <table:table-cell table:style-name="ce11" table:formula="of:=[.$M$1]-[.H58]" office:value-type="float" office:value="0.0388000000000001" calcext:value-type="float">
            <text:p>0.039</text:p>
          </table:table-cell>
          <table:table-cell table:style-name="ce11" table:formula="of:=[.$M$1]-[.I58]" office:value-type="float" office:value="0.00680000000000003" calcext:value-type="float">
            <text:p>0.007</text:p>
          </table:table-cell>
          <table:table-cell table:style-name="ce11" table:formula="of:=[.$M$1]-[.J58]" office:value-type="float" office:value="0.0411" calcext:value-type="float">
            <text:p>0.041</text:p>
          </table:table-cell>
          <table:table-cell/>
          <table:table-cell table:style-name="ce3" office:value-type="string" calcext:value-type="string">
            <text:p>30_200</text:p>
          </table:table-cell>
          <table:table-cell table:style-name="ce10" table:formula="of:=ABS([.$M$1]-[.B58])" office:value-type="float" office:value="0.0426" calcext:value-type="float">
            <text:p>0.043</text:p>
          </table:table-cell>
          <table:table-cell table:style-name="ce10" table:formula="of:=ABS([.$M$1]-[.C58])" office:value-type="float" office:value="0.0379" calcext:value-type="float">
            <text:p>0.038</text:p>
          </table:table-cell>
          <table:table-cell table:style-name="ce10" table:formula="of:=ABS([.$M$1]-[.D58])" office:value-type="float" office:value="0.0297000000000001" calcext:value-type="float">
            <text:p>0.030</text:p>
          </table:table-cell>
          <table:table-cell table:style-name="ce10" table:formula="of:=ABS([.$M$1]-[.E58])" office:value-type="float" office:value="0.00719999999999998" calcext:value-type="float">
            <text:p>0.007</text:p>
          </table:table-cell>
          <table:table-cell table:style-name="ce10" table:formula="of:=ABS([.$M$1]-[.F58])" office:value-type="float" office:value="0.052" calcext:value-type="float">
            <text:p>0.052</text:p>
          </table:table-cell>
          <table:table-cell table:style-name="ce10" table:formula="of:=ABS([.$M$1]-[.G58])" office:value-type="float" office:value="0.00250000000000006" calcext:value-type="float">
            <text:p>0.003</text:p>
          </table:table-cell>
          <table:table-cell table:style-name="ce10" table:formula="of:=ABS([.$M$1]-[.H58])" office:value-type="float" office:value="0.0388000000000001" calcext:value-type="float">
            <text:p>0.039</text:p>
          </table:table-cell>
          <table:table-cell table:style-name="ce10" table:formula="of:=ABS([.$M$1]-[.I58])" office:value-type="float" office:value="0.00680000000000003" calcext:value-type="float">
            <text:p>0.007</text:p>
          </table:table-cell>
          <table:table-cell table:style-name="ce10" table:formula="of:=ABS([.$M$1]-[.J58])" office:value-type="float" office:value="0.0411" calcext:value-type="float">
            <text:p>0.041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200_30</text:p>
          </table:table-cell>
          <table:table-cell table:style-name="ce11" table:formula="of:=[.$M$1]-[.B59]" office:value-type="float" office:value="0.0414" calcext:value-type="float">
            <text:p>0.041</text:p>
          </table:table-cell>
          <table:table-cell table:style-name="ce11" table:formula="of:=[.$M$1]-[.C59]" office:value-type="float" office:value="0.0338000000000001" calcext:value-type="float">
            <text:p>0.034</text:p>
          </table:table-cell>
          <table:table-cell table:style-name="ce11" table:formula="of:=[.$M$1]-[.D59]" office:value-type="float" office:value="0.0278" calcext:value-type="float">
            <text:p>0.028</text:p>
          </table:table-cell>
          <table:table-cell table:style-name="ce11" table:formula="of:=[.$M$1]-[.E59]" office:value-type="float" office:value="0.0483" calcext:value-type="float">
            <text:p>0.048</text:p>
          </table:table-cell>
          <table:table-cell table:style-name="ce11" table:formula="of:=[.$M$1]-[.F59]" office:value-type="float" office:value="0.0125000000000001" calcext:value-type="float">
            <text:p>0.013</text:p>
          </table:table-cell>
          <table:table-cell table:style-name="ce11" table:formula="of:=[.$M$1]-[.G59]" office:value-type="float" office:value="0.0352" calcext:value-type="float">
            <text:p>0.035</text:p>
          </table:table-cell>
          <table:table-cell table:style-name="ce11" table:formula="of:=[.$M$1]-[.H59]" office:value-type="float" office:value="0.00119999999999998" calcext:value-type="float">
            <text:p>0.001</text:p>
          </table:table-cell>
          <table:table-cell table:style-name="ce11" table:formula="of:=[.$M$1]-[.I59]" office:value-type="float" office:value="0.0333" calcext:value-type="float">
            <text:p>0.033</text:p>
          </table:table-cell>
          <table:table-cell table:style-name="ce11" table:formula="of:=[.$M$1]-[.J59]" office:value-type="float" office:value="0.0121" calcext:value-type="float">
            <text:p>0.012</text:p>
          </table:table-cell>
          <table:table-cell/>
          <table:table-cell table:style-name="ce3" office:value-type="string" calcext:value-type="string">
            <text:p>200_30</text:p>
          </table:table-cell>
          <table:table-cell table:style-name="ce10" table:formula="of:=ABS([.$M$1]-[.B59])" office:value-type="float" office:value="0.0414" calcext:value-type="float">
            <text:p>0.041</text:p>
          </table:table-cell>
          <table:table-cell table:style-name="ce10" table:formula="of:=ABS([.$M$1]-[.C59])" office:value-type="float" office:value="0.0338000000000001" calcext:value-type="float">
            <text:p>0.034</text:p>
          </table:table-cell>
          <table:table-cell table:style-name="ce10" table:formula="of:=ABS([.$M$1]-[.D59])" office:value-type="float" office:value="0.0278" calcext:value-type="float">
            <text:p>0.028</text:p>
          </table:table-cell>
          <table:table-cell table:style-name="ce10" table:formula="of:=ABS([.$M$1]-[.E59])" office:value-type="float" office:value="0.0483" calcext:value-type="float">
            <text:p>0.048</text:p>
          </table:table-cell>
          <table:table-cell table:style-name="ce10" table:formula="of:=ABS([.$M$1]-[.F59])" office:value-type="float" office:value="0.0125000000000001" calcext:value-type="float">
            <text:p>0.013</text:p>
          </table:table-cell>
          <table:table-cell table:style-name="ce10" table:formula="of:=ABS([.$M$1]-[.G59])" office:value-type="float" office:value="0.0352" calcext:value-type="float">
            <text:p>0.035</text:p>
          </table:table-cell>
          <table:table-cell table:style-name="ce10" table:formula="of:=ABS([.$M$1]-[.H59])" office:value-type="float" office:value="0.00119999999999998" calcext:value-type="float">
            <text:p>0.001</text:p>
          </table:table-cell>
          <table:table-cell table:style-name="ce10" table:formula="of:=ABS([.$M$1]-[.I59])" office:value-type="float" office:value="0.0333" calcext:value-type="float">
            <text:p>0.033</text:p>
          </table:table-cell>
          <table:table-cell table:style-name="ce10" table:formula="of:=ABS([.$M$1]-[.J59])" office:value-type="float" office:value="0.0121" calcext:value-type="float">
            <text:p>0.0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13"/>
          <table:table-cell table:style-name="ce3" office:value-type="string" calcext:value-type="string">
            <text:p>16_30</text:p>
          </table:table-cell>
          <table:table-cell table:style-name="ce11" table:formula="of:=[.$M$1]-[.B60]" office:value-type="float" office:value="0.0322" calcext:value-type="float">
            <text:p>0.032</text:p>
          </table:table-cell>
          <table:table-cell table:style-name="ce11" table:formula="of:=[.$M$1]-[.C60]" office:value-type="float" office:value="0.0315" calcext:value-type="float">
            <text:p>0.032</text:p>
          </table:table-cell>
          <table:table-cell table:style-name="ce11" table:formula="of:=[.$M$1]-[.D60]" office:value-type="float" office:value="0.016" calcext:value-type="float">
            <text:p>0.016</text:p>
          </table:table-cell>
          <table:table-cell table:style-name="ce11" table:formula="of:=[.$M$1]-[.E60]" office:value-type="float" office:value="0.0286000000000001" calcext:value-type="float">
            <text:p>0.029</text:p>
          </table:table-cell>
          <table:table-cell table:style-name="ce11" table:formula="of:=[.$M$1]-[.F60]" office:value-type="float" office:value="0.0822" calcext:value-type="float">
            <text:p>0.082</text:p>
          </table:table-cell>
          <table:table-cell table:style-name="ce11" table:formula="of:=[.$M$1]-[.G60]" office:value-type="float" office:value="0.0323" calcext:value-type="float">
            <text:p>0.032</text:p>
          </table:table-cell>
          <table:table-cell table:style-name="ce11" table:formula="of:=[.$M$1]-[.H60]" office:value-type="float" office:value="0.0574" calcext:value-type="float">
            <text:p>0.057</text:p>
          </table:table-cell>
          <table:table-cell table:style-name="ce11" table:formula="of:=[.$M$1]-[.I60]" office:value-type="float" office:value="0.0196000000000001" calcext:value-type="float">
            <text:p>0.020</text:p>
          </table:table-cell>
          <table:table-cell table:style-name="ce11" table:formula="of:=[.$M$1]-[.J60]" office:value-type="float" office:value="0.0453" calcext:value-type="float">
            <text:p>0.045</text:p>
          </table:table-cell>
          <table:table-cell/>
          <table:table-cell table:style-name="ce3" office:value-type="string" calcext:value-type="string">
            <text:p>16_30</text:p>
          </table:table-cell>
          <table:table-cell table:style-name="ce10" table:formula="of:=ABS([.$M$1]-[.B60])" office:value-type="float" office:value="0.0322" calcext:value-type="float">
            <text:p>0.032</text:p>
          </table:table-cell>
          <table:table-cell table:style-name="ce10" table:formula="of:=ABS([.$M$1]-[.C60])" office:value-type="float" office:value="0.0315" calcext:value-type="float">
            <text:p>0.032</text:p>
          </table:table-cell>
          <table:table-cell table:style-name="ce10" table:formula="of:=ABS([.$M$1]-[.D60])" office:value-type="float" office:value="0.016" calcext:value-type="float">
            <text:p>0.016</text:p>
          </table:table-cell>
          <table:table-cell table:style-name="ce10" table:formula="of:=ABS([.$M$1]-[.E60])" office:value-type="float" office:value="0.0286000000000001" calcext:value-type="float">
            <text:p>0.029</text:p>
          </table:table-cell>
          <table:table-cell table:style-name="ce10" table:formula="of:=ABS([.$M$1]-[.F60])" office:value-type="float" office:value="0.0822" calcext:value-type="float">
            <text:p>0.082</text:p>
          </table:table-cell>
          <table:table-cell table:style-name="ce10" table:formula="of:=ABS([.$M$1]-[.G60])" office:value-type="float" office:value="0.0323" calcext:value-type="float">
            <text:p>0.032</text:p>
          </table:table-cell>
          <table:table-cell table:style-name="ce10" table:formula="of:=ABS([.$M$1]-[.H60])" office:value-type="float" office:value="0.0574" calcext:value-type="float">
            <text:p>0.057</text:p>
          </table:table-cell>
          <table:table-cell table:style-name="ce10" table:formula="of:=ABS([.$M$1]-[.I60])" office:value-type="float" office:value="0.0196000000000001" calcext:value-type="float">
            <text:p>0.020</text:p>
          </table:table-cell>
          <table:table-cell table:style-name="ce10" table:formula="of:=ABS([.$M$1]-[.J60])" office:value-type="float" office:value="0.0453" calcext:value-type="float">
            <text:p>0.0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_0.2</text:p>
          </table:table-cell>
          <table:table-cell office:value-type="string" calcext:value-type="string">
            <text:p>0.5_0.5</text:p>
          </table:table-cell>
          <table:table-cell office:value-type="string" calcext:value-type="string">
            <text:p>1_1</text:p>
          </table:table-cell>
          <table:table-cell office:value-type="string" calcext:value-type="string">
            <text:p>0.2_0.5</text:p>
          </table:table-cell>
          <table:table-cell office:value-type="string" calcext:value-type="string">
            <text:p>0.5_0.2</text:p>
          </table:table-cell>
          <table:table-cell office:value-type="string" calcext:value-type="string">
            <text:p>0.2_1</text:p>
          </table:table-cell>
          <table:table-cell office:value-type="string" calcext:value-type="string">
            <text:p>1_0.2</text:p>
          </table:table-cell>
          <table:table-cell office:value-type="string" calcext:value-type="string">
            <text:p>0.5_1</text:p>
          </table:table-cell>
          <table:table-cell office:value-type="string" calcext:value-type="string">
            <text:p>1_0.5</text:p>
          </table:table-cell>
          <table:table-cell table:number-columns-repeated="5"/>
          <table:table-cell table:style-name="ce3" office:value-type="string" calcext:value-type="string">
            <text:p>30_16</text:p>
          </table:table-cell>
          <table:table-cell table:style-name="ce11" table:formula="of:=[.$M$1]-[.B61]" office:value-type="float" office:value="0.0314" calcext:value-type="float">
            <text:p>0.031</text:p>
          </table:table-cell>
          <table:table-cell table:style-name="ce11" table:formula="of:=[.$M$1]-[.C61]" office:value-type="float" office:value="0.0332" calcext:value-type="float">
            <text:p>0.033</text:p>
          </table:table-cell>
          <table:table-cell table:style-name="ce11" table:formula="of:=[.$M$1]-[.D61]" office:value-type="float" office:value="0.0153" calcext:value-type="float">
            <text:p>0.015</text:p>
          </table:table-cell>
          <table:table-cell table:style-name="ce11" table:formula="of:=[.$M$1]-[.E61]" office:value-type="float" office:value="0.0778" calcext:value-type="float">
            <text:p>0.078</text:p>
          </table:table-cell>
          <table:table-cell table:style-name="ce11" table:formula="of:=[.$M$1]-[.F61]" office:value-type="float" office:value="0.0223" calcext:value-type="float">
            <text:p>0.022</text:p>
          </table:table-cell>
          <table:table-cell table:style-name="ce11" table:formula="of:=[.$M$1]-[.G61]" office:value-type="float" office:value="0.0579000000000001" calcext:value-type="float">
            <text:p>0.058</text:p>
          </table:table-cell>
          <table:table-cell table:style-name="ce11" table:formula="of:=[.$M$1]-[.H61]" office:value-type="float" office:value="0.0325" calcext:value-type="float">
            <text:p>0.033</text:p>
          </table:table-cell>
          <table:table-cell table:style-name="ce11" table:formula="of:=[.$M$1]-[.I61]" office:value-type="float" office:value="0.0483" calcext:value-type="float">
            <text:p>0.048</text:p>
          </table:table-cell>
          <table:table-cell table:style-name="ce11" table:formula="of:=[.$M$1]-[.J61]" office:value-type="float" office:value="0.0266000000000001" calcext:value-type="float">
            <text:p>0.027</text:p>
          </table:table-cell>
          <table:table-cell/>
          <table:table-cell table:style-name="ce3" office:value-type="string" calcext:value-type="string">
            <text:p>30_16</text:p>
          </table:table-cell>
          <table:table-cell table:style-name="ce10" table:formula="of:=ABS([.$M$1]-[.B61])" office:value-type="float" office:value="0.0314" calcext:value-type="float">
            <text:p>0.031</text:p>
          </table:table-cell>
          <table:table-cell table:style-name="ce10" table:formula="of:=ABS([.$M$1]-[.C61])" office:value-type="float" office:value="0.0332" calcext:value-type="float">
            <text:p>0.033</text:p>
          </table:table-cell>
          <table:table-cell table:style-name="ce10" table:formula="of:=ABS([.$M$1]-[.D61])" office:value-type="float" office:value="0.0153" calcext:value-type="float">
            <text:p>0.015</text:p>
          </table:table-cell>
          <table:table-cell table:style-name="ce10" table:formula="of:=ABS([.$M$1]-[.E61])" office:value-type="float" office:value="0.0778" calcext:value-type="float">
            <text:p>0.078</text:p>
          </table:table-cell>
          <table:table-cell table:style-name="ce10" table:formula="of:=ABS([.$M$1]-[.F61])" office:value-type="float" office:value="0.0223" calcext:value-type="float">
            <text:p>0.022</text:p>
          </table:table-cell>
          <table:table-cell table:style-name="ce10" table:formula="of:=ABS([.$M$1]-[.G61])" office:value-type="float" office:value="0.0579000000000001" calcext:value-type="float">
            <text:p>0.058</text:p>
          </table:table-cell>
          <table:table-cell table:style-name="ce10" table:formula="of:=ABS([.$M$1]-[.H61])" office:value-type="float" office:value="0.0325" calcext:value-type="float">
            <text:p>0.033</text:p>
          </table:table-cell>
          <table:table-cell table:style-name="ce10" table:formula="of:=ABS([.$M$1]-[.I61])" office:value-type="float" office:value="0.0483" calcext:value-type="float">
            <text:p>0.048</text:p>
          </table:table-cell>
          <table:table-cell table:style-name="ce10" table:formula="of:=ABS([.$M$1]-[.J61])" office:value-type="float" office:value="0.0266000000000001" calcext:value-type="float">
            <text:p>0.0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2" calcext:value-type="float">
            <text:p>0.882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096" calcext:value-type="float">
            <text:p>0.9096</text:p>
          </table:table-cell>
          <table:table-cell table:number-columns-repeated="4"/>
          <table:table-cell table:style-name="ce3" office:value-type="string" calcext:value-type="string">
            <text:p>16_60</text:p>
          </table:table-cell>
          <table:table-cell table:style-name="ce11" table:formula="of:=[.$M$1]-[.B62]" office:value-type="float" office:value="0.0532" calcext:value-type="float">
            <text:p>0.053</text:p>
          </table:table-cell>
          <table:table-cell table:style-name="ce11" table:formula="of:=[.$M$1]-[.C62]" office:value-type="float" office:value="0.0533" calcext:value-type="float">
            <text:p>0.053</text:p>
          </table:table-cell>
          <table:table-cell table:style-name="ce11" table:formula="of:=[.$M$1]-[.D62]" office:value-type="float" office:value="0.031" calcext:value-type="float">
            <text:p>0.031</text:p>
          </table:table-cell>
          <table:table-cell table:style-name="ce11" table:formula="of:=[.$M$1]-[.E62]" office:value-type="float" office:value="0.0159" calcext:value-type="float">
            <text:p>0.016</text:p>
          </table:table-cell>
          <table:table-cell table:style-name="ce11" table:formula="of:=[.$M$1]-[.F62]" office:value-type="float" office:value="0.0813" calcext:value-type="float">
            <text:p>0.081</text:p>
          </table:table-cell>
          <table:table-cell table:style-name="ce11" table:formula="of:=[.$M$1]-[.G62]" office:value-type="float" office:value="0.0211" calcext:value-type="float">
            <text:p>0.021</text:p>
          </table:table-cell>
          <table:table-cell table:style-name="ce11" table:formula="of:=[.$M$1]-[.H62]" office:value-type="float" office:value="0.0573" calcext:value-type="float">
            <text:p>0.057</text:p>
          </table:table-cell>
          <table:table-cell table:style-name="ce11" table:formula="of:=[.$M$1]-[.I62]" office:value-type="float" office:value="0.0121" calcext:value-type="float">
            <text:p>0.012</text:p>
          </table:table-cell>
          <table:table-cell table:style-name="ce11" table:formula="of:=[.$M$1]-[.J62]" office:value-type="float" office:value="0.0577" calcext:value-type="float">
            <text:p>0.058</text:p>
          </table:table-cell>
          <table:table-cell/>
          <table:table-cell table:style-name="ce3" office:value-type="string" calcext:value-type="string">
            <text:p>16_60</text:p>
          </table:table-cell>
          <table:table-cell table:style-name="ce10" table:formula="of:=ABS([.$M$1]-[.B62])" office:value-type="float" office:value="0.0532" calcext:value-type="float">
            <text:p>0.053</text:p>
          </table:table-cell>
          <table:table-cell table:style-name="ce10" table:formula="of:=ABS([.$M$1]-[.C62])" office:value-type="float" office:value="0.0533" calcext:value-type="float">
            <text:p>0.053</text:p>
          </table:table-cell>
          <table:table-cell table:style-name="ce10" table:formula="of:=ABS([.$M$1]-[.D62])" office:value-type="float" office:value="0.031" calcext:value-type="float">
            <text:p>0.031</text:p>
          </table:table-cell>
          <table:table-cell table:style-name="ce10" table:formula="of:=ABS([.$M$1]-[.E62])" office:value-type="float" office:value="0.0159" calcext:value-type="float">
            <text:p>0.016</text:p>
          </table:table-cell>
          <table:table-cell table:style-name="ce10" table:formula="of:=ABS([.$M$1]-[.F62])" office:value-type="float" office:value="0.0813" calcext:value-type="float">
            <text:p>0.081</text:p>
          </table:table-cell>
          <table:table-cell table:style-name="ce10" table:formula="of:=ABS([.$M$1]-[.G62])" office:value-type="float" office:value="0.0211" calcext:value-type="float">
            <text:p>0.021</text:p>
          </table:table-cell>
          <table:table-cell table:style-name="ce10" table:formula="of:=ABS([.$M$1]-[.H62])" office:value-type="float" office:value="0.0573" calcext:value-type="float">
            <text:p>0.057</text:p>
          </table:table-cell>
          <table:table-cell table:style-name="ce10" table:formula="of:=ABS([.$M$1]-[.I62])" office:value-type="float" office:value="0.0121" calcext:value-type="float">
            <text:p>0.012</text:p>
          </table:table-cell>
          <table:table-cell table:style-name="ce10" table:formula="of:=ABS([.$M$1]-[.J62])" office:value-type="float" office:value="0.0577" calcext:value-type="float">
            <text:p>0.0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30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031" calcext:value-type="float">
            <text:p>0.9031</text:p>
          </table:table-cell>
          <table:table-cell table:number-columns-repeated="2" office:value-type="float" office:value="0.9148" calcext:value-type="float">
            <text:p>0.9148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189" calcext:value-type="float">
            <text:p>0.9189</text:p>
          </table:table-cell>
          <table:table-cell table:number-columns-repeated="4"/>
          <table:table-cell table:style-name="ce3" office:value-type="string" calcext:value-type="string">
            <text:p>60_16</text:p>
          </table:table-cell>
          <table:table-cell table:style-name="ce11" table:formula="of:=[.$M$1]-[.B63]" office:value-type="float" office:value="0.0522" calcext:value-type="float">
            <text:p>0.052</text:p>
          </table:table-cell>
          <table:table-cell table:style-name="ce11" table:formula="of:=[.$M$1]-[.C63]" office:value-type="float" office:value="0.0518000000000001" calcext:value-type="float">
            <text:p>0.052</text:p>
          </table:table-cell>
          <table:table-cell table:style-name="ce11" table:formula="of:=[.$M$1]-[.D63]" office:value-type="float" office:value="0.0305" calcext:value-type="float">
            <text:p>0.031</text:p>
          </table:table-cell>
          <table:table-cell table:style-name="ce11" table:formula="of:=[.$M$1]-[.E63]" office:value-type="float" office:value="0.0829" calcext:value-type="float">
            <text:p>0.083</text:p>
          </table:table-cell>
          <table:table-cell table:style-name="ce11" table:formula="of:=[.$M$1]-[.F63]" office:value-type="float" office:value="0.0154" calcext:value-type="float">
            <text:p>0.015</text:p>
          </table:table-cell>
          <table:table-cell table:style-name="ce11" table:formula="of:=[.$M$1]-[.G63]" office:value-type="float" office:value="0.0547" calcext:value-type="float">
            <text:p>0.055</text:p>
          </table:table-cell>
          <table:table-cell table:style-name="ce11" table:formula="of:=[.$M$1]-[.H63]" office:value-type="float" office:value="0.019" calcext:value-type="float">
            <text:p>0.019</text:p>
          </table:table-cell>
          <table:table-cell table:style-name="ce11" table:formula="of:=[.$M$1]-[.I63]" office:value-type="float" office:value="0.048" calcext:value-type="float">
            <text:p>0.048</text:p>
          </table:table-cell>
          <table:table-cell table:style-name="ce11" table:formula="of:=[.$M$1]-[.J63]" office:value-type="float" office:value="0.0179" calcext:value-type="float">
            <text:p>0.018</text:p>
          </table:table-cell>
          <table:table-cell/>
          <table:table-cell table:style-name="ce3" office:value-type="string" calcext:value-type="string">
            <text:p>60_16</text:p>
          </table:table-cell>
          <table:table-cell table:style-name="ce10" table:formula="of:=ABS([.$M$1]-[.B63])" office:value-type="float" office:value="0.0522" calcext:value-type="float">
            <text:p>0.052</text:p>
          </table:table-cell>
          <table:table-cell table:style-name="ce10" table:formula="of:=ABS([.$M$1]-[.C63])" office:value-type="float" office:value="0.0518000000000001" calcext:value-type="float">
            <text:p>0.052</text:p>
          </table:table-cell>
          <table:table-cell table:style-name="ce10" table:formula="of:=ABS([.$M$1]-[.D63])" office:value-type="float" office:value="0.0305" calcext:value-type="float">
            <text:p>0.031</text:p>
          </table:table-cell>
          <table:table-cell table:style-name="ce10" table:formula="of:=ABS([.$M$1]-[.E63])" office:value-type="float" office:value="0.0829" calcext:value-type="float">
            <text:p>0.083</text:p>
          </table:table-cell>
          <table:table-cell table:style-name="ce10" table:formula="of:=ABS([.$M$1]-[.F63])" office:value-type="float" office:value="0.0154" calcext:value-type="float">
            <text:p>0.015</text:p>
          </table:table-cell>
          <table:table-cell table:style-name="ce10" table:formula="of:=ABS([.$M$1]-[.G63])" office:value-type="float" office:value="0.0547" calcext:value-type="float">
            <text:p>0.055</text:p>
          </table:table-cell>
          <table:table-cell table:style-name="ce10" table:formula="of:=ABS([.$M$1]-[.H63])" office:value-type="float" office:value="0.019" calcext:value-type="float">
            <text:p>0.019</text:p>
          </table:table-cell>
          <table:table-cell table:style-name="ce10" table:formula="of:=ABS([.$M$1]-[.I63])" office:value-type="float" office:value="0.048" calcext:value-type="float">
            <text:p>0.048</text:p>
          </table:table-cell>
          <table:table-cell table:style-name="ce10" table:formula="of:=ABS([.$M$1]-[.J63])" office:value-type="float" office:value="0.0179" calcext:value-type="float">
            <text:p>0.0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60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93" calcext:value-type="float">
            <text:p>0.93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302" calcext:value-type="float">
            <text:p>0.9302</text:p>
          </table:table-cell>
          <table:table-cell table:number-columns-repeated="4"/>
          <table:table-cell table:style-name="ce3" office:value-type="string" calcext:value-type="string">
            <text:p>16_90</text:p>
          </table:table-cell>
          <table:table-cell table:style-name="ce11" table:formula="of:=[.$M$1]-[.B64]" office:value-type="float" office:value="0.0713" calcext:value-type="float">
            <text:p>0.071</text:p>
          </table:table-cell>
          <table:table-cell table:style-name="ce11" table:formula="of:=[.$M$1]-[.C64]" office:value-type="float" office:value="0.0629000000000001" calcext:value-type="float">
            <text:p>0.063</text:p>
          </table:table-cell>
          <table:table-cell table:style-name="ce11" table:formula="of:=[.$M$1]-[.D64]" office:value-type="float" office:value="0.0404" calcext:value-type="float">
            <text:p>0.040</text:p>
          </table:table-cell>
          <table:table-cell table:style-name="ce11" table:formula="of:=[.$M$1]-[.E64]" office:value-type="float" office:value="0.0142" calcext:value-type="float">
            <text:p>0.014</text:p>
          </table:table-cell>
          <table:table-cell table:style-name="ce11" table:formula="of:=[.$M$1]-[.F64]" office:value-type="float" office:value="0.0853000000000001" calcext:value-type="float">
            <text:p>0.085</text:p>
          </table:table-cell>
          <table:table-cell table:style-name="ce11" table:formula="of:=[.$M$1]-[.G64]" office:value-type="float" office:value="0.0081" calcext:value-type="float">
            <text:p>0.008</text:p>
          </table:table-cell>
          <table:table-cell table:style-name="ce11" table:formula="of:=[.$M$1]-[.H64]" office:value-type="float" office:value="0.0558000000000001" calcext:value-type="float">
            <text:p>0.056</text:p>
          </table:table-cell>
          <table:table-cell table:style-name="ce11" table:formula="of:=[.$M$1]-[.I64]" office:value-type="float" office:value="0.0124" calcext:value-type="float">
            <text:p>0.012</text:p>
          </table:table-cell>
          <table:table-cell table:style-name="ce11" table:formula="of:=[.$M$1]-[.J64]" office:value-type="float" office:value="0.0535" calcext:value-type="float">
            <text:p>0.054</text:p>
          </table:table-cell>
          <table:table-cell/>
          <table:table-cell table:style-name="ce3" office:value-type="string" calcext:value-type="string">
            <text:p>16_90</text:p>
          </table:table-cell>
          <table:table-cell table:style-name="ce10" table:formula="of:=ABS([.$M$1]-[.B64])" office:value-type="float" office:value="0.0713" calcext:value-type="float">
            <text:p>0.071</text:p>
          </table:table-cell>
          <table:table-cell table:style-name="ce10" table:formula="of:=ABS([.$M$1]-[.C64])" office:value-type="float" office:value="0.0629000000000001" calcext:value-type="float">
            <text:p>0.063</text:p>
          </table:table-cell>
          <table:table-cell table:style-name="ce10" table:formula="of:=ABS([.$M$1]-[.D64])" office:value-type="float" office:value="0.0404" calcext:value-type="float">
            <text:p>0.040</text:p>
          </table:table-cell>
          <table:table-cell table:style-name="ce10" table:formula="of:=ABS([.$M$1]-[.E64])" office:value-type="float" office:value="0.0142" calcext:value-type="float">
            <text:p>0.014</text:p>
          </table:table-cell>
          <table:table-cell table:style-name="ce10" table:formula="of:=ABS([.$M$1]-[.F64])" office:value-type="float" office:value="0.0853000000000001" calcext:value-type="float">
            <text:p>0.085</text:p>
          </table:table-cell>
          <table:table-cell table:style-name="ce10" table:formula="of:=ABS([.$M$1]-[.G64])" office:value-type="float" office:value="0.0081" calcext:value-type="float">
            <text:p>0.008</text:p>
          </table:table-cell>
          <table:table-cell table:style-name="ce10" table:formula="of:=ABS([.$M$1]-[.H64])" office:value-type="float" office:value="0.0558000000000001" calcext:value-type="float">
            <text:p>0.056</text:p>
          </table:table-cell>
          <table:table-cell table:style-name="ce10" table:formula="of:=ABS([.$M$1]-[.I64])" office:value-type="float" office:value="0.0124" calcext:value-type="float">
            <text:p>0.012</text:p>
          </table:table-cell>
          <table:table-cell table:style-name="ce10" table:formula="of:=ABS([.$M$1]-[.J64])" office:value-type="float" office:value="0.0535" calcext:value-type="float">
            <text:p>0.0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90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97" calcext:value-type="float">
            <text:p>0.9397</text:p>
          </table:table-cell>
          <table:table-cell table:number-columns-repeated="4"/>
          <table:table-cell table:style-name="ce3" office:value-type="string" calcext:value-type="string">
            <text:p>90_16</text:p>
          </table:table-cell>
          <table:table-cell table:style-name="ce11" table:formula="of:=[.$M$1]-[.B65]" office:value-type="float" office:value="0.0661000000000001" calcext:value-type="float">
            <text:p>0.066</text:p>
          </table:table-cell>
          <table:table-cell table:style-name="ce11" table:formula="of:=[.$M$1]-[.C65]" office:value-type="float" office:value="0.0591" calcext:value-type="float">
            <text:p>0.059</text:p>
          </table:table-cell>
          <table:table-cell table:style-name="ce11" table:formula="of:=[.$M$1]-[.D65]" office:value-type="float" office:value="0.0401" calcext:value-type="float">
            <text:p>0.040</text:p>
          </table:table-cell>
          <table:table-cell table:style-name="ce11" table:formula="of:=[.$M$1]-[.E65]" office:value-type="float" office:value="0.0909" calcext:value-type="float">
            <text:p>0.091</text:p>
          </table:table-cell>
          <table:table-cell table:style-name="ce11" table:formula="of:=[.$M$1]-[.F65]" office:value-type="float" office:value="0.0129" calcext:value-type="float">
            <text:p>0.013</text:p>
          </table:table-cell>
          <table:table-cell table:style-name="ce11" table:formula="of:=[.$M$1]-[.G65]" office:value-type="float" office:value="0.057" calcext:value-type="float">
            <text:p>0.057</text:p>
          </table:table-cell>
          <table:table-cell table:style-name="ce11" table:formula="of:=[.$M$1]-[.H65]" office:value-type="float" office:value="0.0143" calcext:value-type="float">
            <text:p>0.014</text:p>
          </table:table-cell>
          <table:table-cell table:style-name="ce11" table:formula="of:=[.$M$1]-[.I65]" office:value-type="float" office:value="0.0497000000000001" calcext:value-type="float">
            <text:p>0.050</text:p>
          </table:table-cell>
          <table:table-cell table:style-name="ce11" table:formula="of:=[.$M$1]-[.J65]" office:value-type="float" office:value="0.0162" calcext:value-type="float">
            <text:p>0.016</text:p>
          </table:table-cell>
          <table:table-cell/>
          <table:table-cell table:style-name="ce3" office:value-type="string" calcext:value-type="string">
            <text:p>90_16</text:p>
          </table:table-cell>
          <table:table-cell table:style-name="ce10" table:formula="of:=ABS([.$M$1]-[.B65])" office:value-type="float" office:value="0.0661000000000001" calcext:value-type="float">
            <text:p>0.066</text:p>
          </table:table-cell>
          <table:table-cell table:style-name="ce10" table:formula="of:=ABS([.$M$1]-[.C65])" office:value-type="float" office:value="0.0591" calcext:value-type="float">
            <text:p>0.059</text:p>
          </table:table-cell>
          <table:table-cell table:style-name="ce10" table:formula="of:=ABS([.$M$1]-[.D65])" office:value-type="float" office:value="0.0401" calcext:value-type="float">
            <text:p>0.040</text:p>
          </table:table-cell>
          <table:table-cell table:style-name="ce10" table:formula="of:=ABS([.$M$1]-[.E65])" office:value-type="float" office:value="0.0909" calcext:value-type="float">
            <text:p>0.091</text:p>
          </table:table-cell>
          <table:table-cell table:style-name="ce10" table:formula="of:=ABS([.$M$1]-[.F65])" office:value-type="float" office:value="0.0129" calcext:value-type="float">
            <text:p>0.013</text:p>
          </table:table-cell>
          <table:table-cell table:style-name="ce10" table:formula="of:=ABS([.$M$1]-[.G65])" office:value-type="float" office:value="0.057" calcext:value-type="float">
            <text:p>0.057</text:p>
          </table:table-cell>
          <table:table-cell table:style-name="ce10" table:formula="of:=ABS([.$M$1]-[.H65])" office:value-type="float" office:value="0.0143" calcext:value-type="float">
            <text:p>0.014</text:p>
          </table:table-cell>
          <table:table-cell table:style-name="ce10" table:formula="of:=ABS([.$M$1]-[.I65])" office:value-type="float" office:value="0.0497000000000001" calcext:value-type="float">
            <text:p>0.050</text:p>
          </table:table-cell>
          <table:table-cell table:style-name="ce10" table:formula="of:=ABS([.$M$1]-[.J65])" office:value-type="float" office:value="0.0162" calcext:value-type="float">
            <text:p>0.0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2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467" calcext:value-type="float">
            <text:p>0.9467</text:p>
          </table:table-cell>
          <table:table-cell table:number-columns-repeated="4"/>
          <table:table-cell table:style-name="ce3" office:value-type="string" calcext:value-type="string">
            <text:p>16_200</text:p>
          </table:table-cell>
          <table:table-cell table:style-name="ce11" table:formula="of:=[.$M$1]-[.B66]" office:value-type="float" office:value="0.0893000000000001" calcext:value-type="float">
            <text:p>0.089</text:p>
          </table:table-cell>
          <table:table-cell table:style-name="ce11" table:formula="of:=[.$M$1]-[.C66]" office:value-type="float" office:value="0.0782000000000001" calcext:value-type="float">
            <text:p>0.078</text:p>
          </table:table-cell>
          <table:table-cell table:style-name="ce11" table:formula="of:=[.$M$1]-[.D66]" office:value-type="float" office:value="0.0498000000000001" calcext:value-type="float">
            <text:p>0.050</text:p>
          </table:table-cell>
          <table:table-cell table:style-name="ce11" table:formula="of:=[.$M$1]-[.E66]" office:value-type="float" office:value="0.0289" calcext:value-type="float">
            <text:p>0.029</text:p>
          </table:table-cell>
          <table:table-cell table:style-name="ce11" table:formula="of:=[.$M$1]-[.F66]" office:value-type="float" office:value="0.0915" calcext:value-type="float">
            <text:p>0.092</text:p>
          </table:table-cell>
          <table:table-cell table:style-name="ce11" table:formula="of:=[.$M$1]-[.G66]" office:value-type="float" office:value="0.005" calcext:value-type="float">
            <text:p>0.005</text:p>
          </table:table-cell>
          <table:table-cell table:style-name="ce11" table:formula="of:=[.$M$1]-[.H66]" office:value-type="float" office:value="0.0566" calcext:value-type="float">
            <text:p>0.057</text:p>
          </table:table-cell>
          <table:table-cell table:style-name="ce11" table:formula="of:=[.$M$1]-[.I66]" office:value-type="float" office:value="0.0291" calcext:value-type="float">
            <text:p>0.029</text:p>
          </table:table-cell>
          <table:table-cell table:style-name="ce11" table:formula="of:=[.$M$1]-[.J66]" office:value-type="float" office:value="0.0538000000000001" calcext:value-type="float">
            <text:p>0.054</text:p>
          </table:table-cell>
          <table:table-cell/>
          <table:table-cell table:style-name="ce3" office:value-type="string" calcext:value-type="string">
            <text:p>16_200</text:p>
          </table:table-cell>
          <table:table-cell table:style-name="ce10" table:formula="of:=ABS([.$M$1]-[.B66])" office:value-type="float" office:value="0.0893000000000001" calcext:value-type="float">
            <text:p>0.089</text:p>
          </table:table-cell>
          <table:table-cell table:style-name="ce10" table:formula="of:=ABS([.$M$1]-[.C66])" office:value-type="float" office:value="0.0782000000000001" calcext:value-type="float">
            <text:p>0.078</text:p>
          </table:table-cell>
          <table:table-cell table:style-name="ce10" table:formula="of:=ABS([.$M$1]-[.D66])" office:value-type="float" office:value="0.0498000000000001" calcext:value-type="float">
            <text:p>0.050</text:p>
          </table:table-cell>
          <table:table-cell table:style-name="ce10" table:formula="of:=ABS([.$M$1]-[.E66])" office:value-type="float" office:value="0.0289" calcext:value-type="float">
            <text:p>0.029</text:p>
          </table:table-cell>
          <table:table-cell table:style-name="ce10" table:formula="of:=ABS([.$M$1]-[.F66])" office:value-type="float" office:value="0.0915" calcext:value-type="float">
            <text:p>0.092</text:p>
          </table:table-cell>
          <table:table-cell table:style-name="ce10" table:formula="of:=ABS([.$M$1]-[.G66])" office:value-type="float" office:value="0.005" calcext:value-type="float">
            <text:p>0.005</text:p>
          </table:table-cell>
          <table:table-cell table:style-name="ce10" table:formula="of:=ABS([.$M$1]-[.H66])" office:value-type="float" office:value="0.0566" calcext:value-type="float">
            <text:p>0.057</text:p>
          </table:table-cell>
          <table:table-cell table:style-name="ce10" table:formula="of:=ABS([.$M$1]-[.I66])" office:value-type="float" office:value="0.0291" calcext:value-type="float">
            <text:p>0.029</text:p>
          </table:table-cell>
          <table:table-cell table:style-name="ce10" table:formula="of:=ABS([.$M$1]-[.J66])" office:value-type="float" office:value="0.0538000000000001" calcext:value-type="float">
            <text:p>0.0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60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239" calcext:value-type="float">
            <text:p>0.9239</text:p>
          </table:table-cell>
          <table:table-cell table:number-columns-repeated="4"/>
          <table:table-cell table:style-name="ce3" office:value-type="string" calcext:value-type="string">
            <text:p>200_16</text:p>
          </table:table-cell>
          <table:table-cell table:style-name="ce11" table:formula="of:=[.$M$1]-[.B67]" office:value-type="float" office:value="0.0877" calcext:value-type="float">
            <text:p>0.088</text:p>
          </table:table-cell>
          <table:table-cell table:style-name="ce11" table:formula="of:=[.$M$1]-[.C67]" office:value-type="float" office:value="0.0720000000000001" calcext:value-type="float">
            <text:p>0.072</text:p>
          </table:table-cell>
          <table:table-cell table:style-name="ce11" table:formula="of:=[.$M$1]-[.D67]" office:value-type="float" office:value="0.0442" calcext:value-type="float">
            <text:p>0.044</text:p>
          </table:table-cell>
          <table:table-cell table:style-name="ce11" table:formula="of:=[.$M$1]-[.E67]" office:value-type="float" office:value="0.0902000000000001" calcext:value-type="float">
            <text:p>0.090</text:p>
          </table:table-cell>
          <table:table-cell table:style-name="ce11" table:formula="of:=[.$M$1]-[.F67]" office:value-type="float" office:value="0.0303" calcext:value-type="float">
            <text:p>0.030</text:p>
          </table:table-cell>
          <table:table-cell table:style-name="ce11" table:formula="of:=[.$M$1]-[.G67]" office:value-type="float" office:value="0.057" calcext:value-type="float">
            <text:p>0.057</text:p>
          </table:table-cell>
          <table:table-cell table:style-name="ce11" table:formula="of:=[.$M$1]-[.H67]" office:value-type="float" office:value="0.00260000000000005" calcext:value-type="float">
            <text:p>0.003</text:p>
          </table:table-cell>
          <table:table-cell table:style-name="ce11" table:formula="of:=[.$M$1]-[.I67]" office:value-type="float" office:value="0.0567" calcext:value-type="float">
            <text:p>0.057</text:p>
          </table:table-cell>
          <table:table-cell table:style-name="ce11" table:formula="of:=[.$M$1]-[.J67]" office:value-type="float" office:value="0.0355" calcext:value-type="float">
            <text:p>0.036</text:p>
          </table:table-cell>
          <table:table-cell/>
          <table:table-cell table:style-name="ce3" office:value-type="string" calcext:value-type="string">
            <text:p>200_16</text:p>
          </table:table-cell>
          <table:table-cell table:style-name="ce10" table:formula="of:=ABS([.$M$1]-[.B67])" office:value-type="float" office:value="0.0877" calcext:value-type="float">
            <text:p>0.088</text:p>
          </table:table-cell>
          <table:table-cell table:style-name="ce10" table:formula="of:=ABS([.$M$1]-[.C67])" office:value-type="float" office:value="0.0720000000000001" calcext:value-type="float">
            <text:p>0.072</text:p>
          </table:table-cell>
          <table:table-cell table:style-name="ce10" table:formula="of:=ABS([.$M$1]-[.D67])" office:value-type="float" office:value="0.0442" calcext:value-type="float">
            <text:p>0.044</text:p>
          </table:table-cell>
          <table:table-cell table:style-name="ce10" table:formula="of:=ABS([.$M$1]-[.E67])" office:value-type="float" office:value="0.0902000000000001" calcext:value-type="float">
            <text:p>0.090</text:p>
          </table:table-cell>
          <table:table-cell table:style-name="ce10" table:formula="of:=ABS([.$M$1]-[.F67])" office:value-type="float" office:value="0.0303" calcext:value-type="float">
            <text:p>0.030</text:p>
          </table:table-cell>
          <table:table-cell table:style-name="ce10" table:formula="of:=ABS([.$M$1]-[.G67])" office:value-type="float" office:value="0.057" calcext:value-type="float">
            <text:p>0.057</text:p>
          </table:table-cell>
          <table:table-cell table:style-name="ce10" table:formula="of:=ABS([.$M$1]-[.H67])" office:value-type="float" office:value="0.00260000000000005" calcext:value-type="float">
            <text:p>0.003</text:p>
          </table:table-cell>
          <table:table-cell table:style-name="ce10" table:formula="of:=ABS([.$M$1]-[.I67])" office:value-type="float" office:value="0.0567" calcext:value-type="float">
            <text:p>0.057</text:p>
          </table:table-cell>
          <table:table-cell table:style-name="ce10" table:formula="of:=ABS([.$M$1]-[.J67])" office:value-type="float" office:value="0.0355" calcext:value-type="float">
            <text:p>0.0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30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299" calcext:value-type="float">
            <text:p>0.9299</text:p>
          </table:table-cell>
          <table:table-cell table:number-columns-repeated="4"/>
          <table:table-cell table:style-name="ce4" office:value-type="string" calcext:value-type="string">
            <text:p>Min:</text:p>
          </table:table-cell>
          <table:table-cell table:style-name="ce12" table:formula="of:=-[.$AR$3]" office:value-type="float" office:value="-0.2198" calcext:value-type="float">
            <text:p>-0.220</text:p>
          </table:table-cell>
          <table:table-cell table:style-name="ce12" table:number-columns-repeated="8"/>
          <table:table-cell/>
          <table:table-cell table:style-name="ce4" office:value-type="string" calcext:value-type="string">
            <text:p>Min:</text:p>
          </table:table-cell>
          <table:table-cell table:style-name="ce26" table:formula="of:=-[.$AR$3]" office:value-type="float" office:value="-0.2198" calcext:value-type="float">
            <text:p>-0.220</text:p>
          </table:table-cell>
          <table:table-cell table:style-name="ce26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30_9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224" calcext:value-type="float">
            <text:p>0.9224</text:p>
          </table:table-cell>
          <table:table-cell table:number-columns-repeated="4"/>
          <table:table-cell table:style-name="ce4" office:value-type="string" calcext:value-type="string">
            <text:p>Max:</text:p>
          </table:table-cell>
          <table:table-cell table:style-name="ce13" table:formula="of:=[.$AR$3]" office:value-type="float" office:value="0.2198" calcext:value-type="float">
            <text:p>0.220</text:p>
          </table:table-cell>
          <table:table-cell table:style-name="ce12" table:number-columns-repeated="8"/>
          <table:table-cell/>
          <table:table-cell table:style-name="ce4" office:value-type="string" calcext:value-type="string">
            <text:p>Max:</text:p>
          </table:table-cell>
          <table:table-cell table:style-name="ce27" table:formula="of:=[.$AR$3]" office:value-type="float" office:value="0.2198" calcext:value-type="float">
            <text:p>0.220</text:p>
          </table:table-cell>
          <table:table-cell table:style-name="ce26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90_30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375" calcext:value-type="float">
            <text:p>0.9375</text:p>
          </table:table-cell>
          <table:table-cell table:number-columns-repeated="5"/>
          <table:table-cell table:style-name="ce14"/>
          <table:table-cell table:style-name="ce20" table:number-columns-repeated="8"/>
          <table:table-cell/>
          <table:table-cell table:style-name="ce1"/>
          <table:table-cell table:style-name="ce28"/>
          <table:table-cell table:style-name="ce35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30_200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153" calcext:value-type="float">
            <text:p>0.9153</text:p>
          </table:table-cell>
          <table:table-cell table:number-columns-repeated="15"/>
          <table:table-cell table:style-name="ce1" table:number-columns-repeated="10"/>
          <table:table-cell table:number-columns-repeated="16"/>
        </table:table-row>
        <table:table-row table:style-name="ro1">
          <table:table-cell office:value-type="string" calcext:value-type="string">
            <text:p>200_30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335" calcext:value-type="float">
            <text:p>0.9335</text:p>
          </table:table-cell>
          <table:table-cell table:number-columns-repeated="15"/>
          <table:table-cell table:style-name="ce1" table:number-columns-repeated="10"/>
          <table:table-cell table:number-columns-repeated="16"/>
        </table:table-row>
        <table:table-row table:style-name="ro1">
          <table:table-cell office:value-type="string" calcext:value-type="string">
            <text:p>16_30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09" calcext:value-type="float">
            <text:p>0.909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9094" calcext:value-type="float">
            <text:p>0.9094</text:p>
          </table:table-cell>
          <table:table-cell table:number-columns-repeated="4"/>
          <table:table-cell table:style-name="ce2" office:value-type="string" calcext:value-type="string" table:number-columns-spanned="10" table:number-rows-spanned="1">
            <text:p>BCA</text:p>
          </table:table-cell>
          <table:covered-table-cell table:number-columns-repeated="9"/>
          <table:table-cell/>
          <table:table-cell table:style-name="ce2" office:value-type="string" calcext:value-type="string" table:number-columns-spanned="10" table:number-rows-spanned="1">
            <text:p>BCA</text:p>
          </table:table-cell>
          <table:covered-table-cell table:number-columns-repeated="9" table:style-name="ce1"/>
          <table:table-cell table:number-columns-repeated="16"/>
        </table:table-row>
        <table:table-row table:style-name="ro1">
          <table:table-cell office:value-type="string" calcext:value-type="string">
            <text:p>30_16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079" calcext:value-type="float">
            <text:p>0.9079</text:p>
          </table:table-cell>
          <table:table-cell table:number-columns-repeated="5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60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886" calcext:value-type="float">
            <text:p>0.88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034" calcext:value-type="float">
            <text:p>0.9034</text:p>
          </table:table-cell>
          <table:table-cell table:number-columns-repeated="4"/>
          <table:table-cell table:style-name="ce3" office:value-type="string" calcext:value-type="string">
            <text:p>16_16</text:p>
          </table:table-cell>
          <table:table-cell table:style-name="ce10" table:formula="of:=[.$M$1]-[.B71]" office:value-type="float" office:value="0.0598000000000001" calcext:value-type="float">
            <text:p>0.060</text:p>
          </table:table-cell>
          <table:table-cell table:style-name="ce10" table:formula="of:=[.$M$1]-[.C71]" office:value-type="float" office:value="0.0614" calcext:value-type="float">
            <text:p>0.061</text:p>
          </table:table-cell>
          <table:table-cell table:style-name="ce10" table:formula="of:=[.$M$1]-[.D71]" office:value-type="float" office:value="0.0427000000000001" calcext:value-type="float">
            <text:p>0.043</text:p>
          </table:table-cell>
          <table:table-cell table:style-name="ce10" table:formula="of:=[.$M$1]-[.E71]" office:value-type="float" office:value="0.055" calcext:value-type="float">
            <text:p>0.055</text:p>
          </table:table-cell>
          <table:table-cell table:style-name="ce10" table:formula="of:=[.$M$1]-[.F71]" office:value-type="float" office:value="0.0680000000000001" calcext:value-type="float">
            <text:p>0.068</text:p>
          </table:table-cell>
          <table:table-cell table:style-name="ce10" table:formula="of:=[.$M$1]-[.G71]" office:value-type="float" office:value="0.0174" calcext:value-type="float">
            <text:p>0.017</text:p>
          </table:table-cell>
          <table:table-cell table:style-name="ce10" table:formula="of:=[.$M$1]-[.H71]" office:value-type="float" office:value="0.0223" calcext:value-type="float">
            <text:p>0.022</text:p>
          </table:table-cell>
          <table:table-cell table:style-name="ce10" table:formula="of:=[.$M$1]-[.I71]" office:value-type="float" office:value="0.0359" calcext:value-type="float">
            <text:p>0.036</text:p>
          </table:table-cell>
          <table:table-cell table:style-name="ce10" table:formula="of:=[.$M$1]-[.J71]" office:value-type="float" office:value="0.0404" calcext:value-type="float">
            <text:p>0.040</text:p>
          </table:table-cell>
          <table:table-cell/>
          <table:table-cell table:style-name="ce3" office:value-type="string" calcext:value-type="string">
            <text:p>16_16</text:p>
          </table:table-cell>
          <table:table-cell table:style-name="ce10" table:formula="of:=ABS([.$M$1]-[.B71])" office:value-type="float" office:value="0.0598000000000001" calcext:value-type="float">
            <text:p>0.060</text:p>
          </table:table-cell>
          <table:table-cell table:style-name="ce10" table:formula="of:=ABS([.$M$1]-[.C71])" office:value-type="float" office:value="0.0614" calcext:value-type="float">
            <text:p>0.061</text:p>
          </table:table-cell>
          <table:table-cell table:style-name="ce10" table:formula="of:=ABS([.$M$1]-[.D71])" office:value-type="float" office:value="0.0427000000000001" calcext:value-type="float">
            <text:p>0.043</text:p>
          </table:table-cell>
          <table:table-cell table:style-name="ce10" table:formula="of:=ABS([.$M$1]-[.E71])" office:value-type="float" office:value="0.055" calcext:value-type="float">
            <text:p>0.055</text:p>
          </table:table-cell>
          <table:table-cell table:style-name="ce10" table:formula="of:=ABS([.$M$1]-[.F71])" office:value-type="float" office:value="0.0680000000000001" calcext:value-type="float">
            <text:p>0.068</text:p>
          </table:table-cell>
          <table:table-cell table:style-name="ce10" table:formula="of:=ABS([.$M$1]-[.G71])" office:value-type="float" office:value="0.0174" calcext:value-type="float">
            <text:p>0.017</text:p>
          </table:table-cell>
          <table:table-cell table:style-name="ce10" table:formula="of:=ABS([.$M$1]-[.H71])" office:value-type="float" office:value="0.0223" calcext:value-type="float">
            <text:p>0.022</text:p>
          </table:table-cell>
          <table:table-cell table:style-name="ce10" table:formula="of:=ABS([.$M$1]-[.I71])" office:value-type="float" office:value="0.0359" calcext:value-type="float">
            <text:p>0.036</text:p>
          </table:table-cell>
          <table:table-cell table:style-name="ce10" table:formula="of:=ABS([.$M$1]-[.J71])" office:value-type="float" office:value="0.0404" calcext:value-type="float">
            <text:p>0.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1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184" calcext:value-type="float">
            <text:p>0.9184</text:p>
          </table:table-cell>
          <table:table-cell table:number-columns-repeated="4"/>
          <table:table-cell table:style-name="ce3" office:value-type="string" calcext:value-type="string">
            <text:p>30_30</text:p>
          </table:table-cell>
          <table:table-cell table:style-name="ce11" table:formula="of:=[.$M$1]-[.B72]" office:value-type="float" office:value="0.0434" calcext:value-type="float">
            <text:p>0.043</text:p>
          </table:table-cell>
          <table:table-cell table:style-name="ce11" table:formula="of:=[.$M$1]-[.C72]" office:value-type="float" office:value="0.0435" calcext:value-type="float">
            <text:p>0.044</text:p>
          </table:table-cell>
          <table:table-cell table:style-name="ce11" table:formula="of:=[.$M$1]-[.D72]" office:value-type="float" office:value="0.0469000000000001" calcext:value-type="float">
            <text:p>0.047</text:p>
          </table:table-cell>
          <table:table-cell table:style-name="ce11" table:formula="of:=[.$M$1]-[.E72]" office:value-type="float" office:value="0.0352" calcext:value-type="float">
            <text:p>0.035</text:p>
          </table:table-cell>
          <table:table-cell table:style-name="ce11" table:formula="of:=[.$M$1]-[.F72]" office:value-type="float" office:value="0.0352" calcext:value-type="float">
            <text:p>0.035</text:p>
          </table:table-cell>
          <table:table-cell table:style-name="ce11" table:formula="of:=[.$M$1]-[.G72]" office:value-type="float" office:value="0.0176000000000001" calcext:value-type="float">
            <text:p>0.018</text:p>
          </table:table-cell>
          <table:table-cell table:style-name="ce11" table:formula="of:=[.$M$1]-[.H72]" office:value-type="float" office:value="0.0171" calcext:value-type="float">
            <text:p>0.017</text:p>
          </table:table-cell>
          <table:table-cell table:style-name="ce11" table:formula="of:=[.$M$1]-[.I72]" office:value-type="float" office:value="0.0281" calcext:value-type="float">
            <text:p>0.028</text:p>
          </table:table-cell>
          <table:table-cell table:style-name="ce11" table:formula="of:=[.$M$1]-[.J72]" office:value-type="float" office:value="0.0311" calcext:value-type="float">
            <text:p>0.031</text:p>
          </table:table-cell>
          <table:table-cell/>
          <table:table-cell table:style-name="ce3" office:value-type="string" calcext:value-type="string">
            <text:p>30_30</text:p>
          </table:table-cell>
          <table:table-cell table:style-name="ce10" table:formula="of:=ABS([.$M$1]-[.B72])" office:value-type="float" office:value="0.0434" calcext:value-type="float">
            <text:p>0.043</text:p>
          </table:table-cell>
          <table:table-cell table:style-name="ce10" table:formula="of:=ABS([.$M$1]-[.C72])" office:value-type="float" office:value="0.0435" calcext:value-type="float">
            <text:p>0.044</text:p>
          </table:table-cell>
          <table:table-cell table:style-name="ce10" table:formula="of:=ABS([.$M$1]-[.D72])" office:value-type="float" office:value="0.0469000000000001" calcext:value-type="float">
            <text:p>0.047</text:p>
          </table:table-cell>
          <table:table-cell table:style-name="ce10" table:formula="of:=ABS([.$M$1]-[.E72])" office:value-type="float" office:value="0.0352" calcext:value-type="float">
            <text:p>0.035</text:p>
          </table:table-cell>
          <table:table-cell table:style-name="ce10" table:formula="of:=ABS([.$M$1]-[.F72])" office:value-type="float" office:value="0.0352" calcext:value-type="float">
            <text:p>0.035</text:p>
          </table:table-cell>
          <table:table-cell table:style-name="ce10" table:formula="of:=ABS([.$M$1]-[.G72])" office:value-type="float" office:value="0.0176000000000001" calcext:value-type="float">
            <text:p>0.018</text:p>
          </table:table-cell>
          <table:table-cell table:style-name="ce10" table:formula="of:=ABS([.$M$1]-[.H72])" office:value-type="float" office:value="0.0171" calcext:value-type="float">
            <text:p>0.017</text:p>
          </table:table-cell>
          <table:table-cell table:style-name="ce10" table:formula="of:=ABS([.$M$1]-[.I72])" office:value-type="float" office:value="0.0281" calcext:value-type="float">
            <text:p>0.028</text:p>
          </table:table-cell>
          <table:table-cell table:style-name="ce10" table:formula="of:=ABS([.$M$1]-[.J72])" office:value-type="float" office:value="0.0311" calcext:value-type="float">
            <text:p>0.0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90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9117" calcext:value-type="float">
            <text:p>0.9117</text:p>
          </table:table-cell>
          <table:table-cell table:number-columns-repeated="4"/>
          <table:table-cell table:style-name="ce3" office:value-type="string" calcext:value-type="string">
            <text:p>60_60</text:p>
          </table:table-cell>
          <table:table-cell table:style-name="ce11" table:formula="of:=[.$M$1]-[.B73]" office:value-type="float" office:value="0.025" calcext:value-type="float">
            <text:p>0.025</text:p>
          </table:table-cell>
          <table:table-cell table:style-name="ce11" table:formula="of:=[.$M$1]-[.C73]" office:value-type="float" office:value="0.0247000000000001" calcext:value-type="float">
            <text:p>0.025</text:p>
          </table:table-cell>
          <table:table-cell table:style-name="ce11" table:formula="of:=[.$M$1]-[.D73]" office:value-type="float" office:value="0.0287000000000001" calcext:value-type="float">
            <text:p>0.029</text:p>
          </table:table-cell>
          <table:table-cell table:style-name="ce11" table:formula="of:=[.$M$1]-[.E73]" office:value-type="float" office:value="0.02" calcext:value-type="float">
            <text:p>0.020</text:p>
          </table:table-cell>
          <table:table-cell table:style-name="ce11" table:formula="of:=[.$M$1]-[.F73]" office:value-type="float" office:value="0.0215000000000001" calcext:value-type="float">
            <text:p>0.022</text:p>
          </table:table-cell>
          <table:table-cell table:style-name="ce11" table:formula="of:=[.$M$1]-[.G73]" office:value-type="float" office:value="0.00640000000000007" calcext:value-type="float">
            <text:p>0.006</text:p>
          </table:table-cell>
          <table:table-cell table:style-name="ce11" table:formula="of:=[.$M$1]-[.H73]" office:value-type="float" office:value="0.0149" calcext:value-type="float">
            <text:p>0.015</text:p>
          </table:table-cell>
          <table:table-cell table:style-name="ce11" table:formula="of:=[.$M$1]-[.I73]" office:value-type="float" office:value="0.0173" calcext:value-type="float">
            <text:p>0.017</text:p>
          </table:table-cell>
          <table:table-cell table:style-name="ce11" table:formula="of:=[.$M$1]-[.J73]" office:value-type="float" office:value="0.0198" calcext:value-type="float">
            <text:p>0.020</text:p>
          </table:table-cell>
          <table:table-cell/>
          <table:table-cell table:style-name="ce3" office:value-type="string" calcext:value-type="string">
            <text:p>60_60</text:p>
          </table:table-cell>
          <table:table-cell table:style-name="ce10" table:formula="of:=ABS([.$M$1]-[.B73])" office:value-type="float" office:value="0.025" calcext:value-type="float">
            <text:p>0.025</text:p>
          </table:table-cell>
          <table:table-cell table:style-name="ce10" table:formula="of:=ABS([.$M$1]-[.C73])" office:value-type="float" office:value="0.0247000000000001" calcext:value-type="float">
            <text:p>0.025</text:p>
          </table:table-cell>
          <table:table-cell table:style-name="ce10" table:formula="of:=ABS([.$M$1]-[.D73])" office:value-type="float" office:value="0.0287000000000001" calcext:value-type="float">
            <text:p>0.029</text:p>
          </table:table-cell>
          <table:table-cell table:style-name="ce10" table:formula="of:=ABS([.$M$1]-[.E73])" office:value-type="float" office:value="0.02" calcext:value-type="float">
            <text:p>0.020</text:p>
          </table:table-cell>
          <table:table-cell table:style-name="ce10" table:formula="of:=ABS([.$M$1]-[.F73])" office:value-type="float" office:value="0.0215000000000001" calcext:value-type="float">
            <text:p>0.022</text:p>
          </table:table-cell>
          <table:table-cell table:style-name="ce10" table:formula="of:=ABS([.$M$1]-[.G73])" office:value-type="float" office:value="0.00640000000000007" calcext:value-type="float">
            <text:p>0.006</text:p>
          </table:table-cell>
          <table:table-cell table:style-name="ce10" table:formula="of:=ABS([.$M$1]-[.H73])" office:value-type="float" office:value="0.0149" calcext:value-type="float">
            <text:p>0.015</text:p>
          </table:table-cell>
          <table:table-cell table:style-name="ce10" table:formula="of:=ABS([.$M$1]-[.I73])" office:value-type="float" office:value="0.0173" calcext:value-type="float">
            <text:p>0.017</text:p>
          </table:table-cell>
          <table:table-cell table:style-name="ce10" table:formula="of:=ABS([.$M$1]-[.J73])" office:value-type="float" office:value="0.0198" calcext:value-type="float">
            <text:p>0.0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16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8" calcext:value-type="float">
            <text:p>0.9258</text:p>
          </table:table-cell>
          <table:table-cell table:number-columns-repeated="4"/>
          <table:table-cell table:style-name="ce3" office:value-type="string" calcext:value-type="string">
            <text:p>90_90</text:p>
          </table:table-cell>
          <table:table-cell table:style-name="ce11" table:formula="of:=[.$M$1]-[.B74]" office:value-type="float" office:value="0.0163" calcext:value-type="float">
            <text:p>0.016</text:p>
          </table:table-cell>
          <table:table-cell table:style-name="ce11" table:formula="of:=[.$M$1]-[.C74]" office:value-type="float" office:value="0.0155000000000001" calcext:value-type="float">
            <text:p>0.016</text:p>
          </table:table-cell>
          <table:table-cell table:style-name="ce11" table:formula="of:=[.$M$1]-[.D74]" office:value-type="float" office:value="0.0168" calcext:value-type="float">
            <text:p>0.017</text:p>
          </table:table-cell>
          <table:table-cell table:style-name="ce11" table:formula="of:=[.$M$1]-[.E74]" office:value-type="float" office:value="0.0105000000000001" calcext:value-type="float">
            <text:p>0.011</text:p>
          </table:table-cell>
          <table:table-cell table:style-name="ce11" table:formula="of:=[.$M$1]-[.F74]" office:value-type="float" office:value="0.00900000000000001" calcext:value-type="float">
            <text:p>0.009</text:p>
          </table:table-cell>
          <table:table-cell table:style-name="ce11" table:formula="of:=[.$M$1]-[.G74]" office:value-type="float" office:value="0.00650000000000006" calcext:value-type="float">
            <text:p>0.007</text:p>
          </table:table-cell>
          <table:table-cell table:style-name="ce11" table:formula="of:=[.$M$1]-[.H74]" office:value-type="float" office:value="0.0091" calcext:value-type="float">
            <text:p>0.009</text:p>
          </table:table-cell>
          <table:table-cell table:style-name="ce11" table:formula="of:=[.$M$1]-[.I74]" office:value-type="float" office:value="0.0108" calcext:value-type="float">
            <text:p>0.011</text:p>
          </table:table-cell>
          <table:table-cell table:style-name="ce11" table:formula="of:=[.$M$1]-[.J74]" office:value-type="float" office:value="0.0103" calcext:value-type="float">
            <text:p>0.010</text:p>
          </table:table-cell>
          <table:table-cell/>
          <table:table-cell table:style-name="ce3" office:value-type="string" calcext:value-type="string">
            <text:p>90_90</text:p>
          </table:table-cell>
          <table:table-cell table:style-name="ce10" table:formula="of:=ABS([.$M$1]-[.B74])" office:value-type="float" office:value="0.0163" calcext:value-type="float">
            <text:p>0.016</text:p>
          </table:table-cell>
          <table:table-cell table:style-name="ce10" table:formula="of:=ABS([.$M$1]-[.C74])" office:value-type="float" office:value="0.0155000000000001" calcext:value-type="float">
            <text:p>0.016</text:p>
          </table:table-cell>
          <table:table-cell table:style-name="ce10" table:formula="of:=ABS([.$M$1]-[.D74])" office:value-type="float" office:value="0.0168" calcext:value-type="float">
            <text:p>0.017</text:p>
          </table:table-cell>
          <table:table-cell table:style-name="ce10" table:formula="of:=ABS([.$M$1]-[.E74])" office:value-type="float" office:value="0.0105000000000001" calcext:value-type="float">
            <text:p>0.011</text:p>
          </table:table-cell>
          <table:table-cell table:style-name="ce10" table:formula="of:=ABS([.$M$1]-[.F74])" office:value-type="float" office:value="0.00900000000000001" calcext:value-type="float">
            <text:p>0.009</text:p>
          </table:table-cell>
          <table:table-cell table:style-name="ce10" table:formula="of:=ABS([.$M$1]-[.G74])" office:value-type="float" office:value="0.00650000000000006" calcext:value-type="float">
            <text:p>0.007</text:p>
          </table:table-cell>
          <table:table-cell table:style-name="ce10" table:formula="of:=ABS([.$M$1]-[.H74])" office:value-type="float" office:value="0.0091" calcext:value-type="float">
            <text:p>0.009</text:p>
          </table:table-cell>
          <table:table-cell table:style-name="ce10" table:formula="of:=ABS([.$M$1]-[.I74])" office:value-type="float" office:value="0.0108" calcext:value-type="float">
            <text:p>0.011</text:p>
          </table:table-cell>
          <table:table-cell table:style-name="ce10" table:formula="of:=ABS([.$M$1]-[.J74])" office:value-type="float" office:value="0.0103" calcext:value-type="float">
            <text:p>0.0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200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1" calcext:value-type="float">
            <text:p>0.911</text:p>
          </table:table-cell>
          <table:table-cell table:number-columns-repeated="4"/>
          <table:table-cell table:style-name="ce3" office:value-type="string" calcext:value-type="string">
            <text:p>200_200</text:p>
          </table:table-cell>
          <table:table-cell table:style-name="ce11" table:formula="of:=[.$M$1]-[.B75]" office:value-type="float" office:value="0.00600000000000001" calcext:value-type="float">
            <text:p>0.006</text:p>
          </table:table-cell>
          <table:table-cell table:style-name="ce11" table:formula="of:=[.$M$1]-[.C75]" office:value-type="float" office:value="0.00729999999999997" calcext:value-type="float">
            <text:p>0.007</text:p>
          </table:table-cell>
          <table:table-cell table:style-name="ce11" table:formula="of:=[.$M$1]-[.D75]" office:value-type="float" office:value="0.00829999999999997" calcext:value-type="float">
            <text:p>0.008</text:p>
          </table:table-cell>
          <table:table-cell table:style-name="ce11" table:formula="of:=[.$M$1]-[.E75]" office:value-type="float" office:value="0.00700000000000001" calcext:value-type="float">
            <text:p>0.007</text:p>
          </table:table-cell>
          <table:table-cell table:style-name="ce11" table:formula="of:=[.$M$1]-[.F75]" office:value-type="float" office:value="0.00519999999999998" calcext:value-type="float">
            <text:p>0.005</text:p>
          </table:table-cell>
          <table:table-cell table:style-name="ce11" table:formula="of:=[.$M$1]-[.G75]" office:value-type="float" office:value="0.00609999999999999" calcext:value-type="float">
            <text:p>0.006</text:p>
          </table:table-cell>
          <table:table-cell table:style-name="ce11" table:formula="of:=[.$M$1]-[.H75]" office:value-type="float" office:value="0.00640000000000007" calcext:value-type="float">
            <text:p>0.006</text:p>
          </table:table-cell>
          <table:table-cell table:style-name="ce11" table:formula="of:=[.$M$1]-[.I75]" office:value-type="float" office:value="0.00609999999999999" calcext:value-type="float">
            <text:p>0.006</text:p>
          </table:table-cell>
          <table:table-cell table:style-name="ce11" table:formula="of:=[.$M$1]-[.J75]" office:value-type="float" office:value="0.00329999999999997" calcext:value-type="float">
            <text:p>0.003</text:p>
          </table:table-cell>
          <table:table-cell/>
          <table:table-cell table:style-name="ce3" office:value-type="string" calcext:value-type="string">
            <text:p>200_200</text:p>
          </table:table-cell>
          <table:table-cell table:style-name="ce10" table:formula="of:=ABS([.$M$1]-[.B75])" office:value-type="float" office:value="0.00600000000000001" calcext:value-type="float">
            <text:p>0.006</text:p>
          </table:table-cell>
          <table:table-cell table:style-name="ce10" table:formula="of:=ABS([.$M$1]-[.C75])" office:value-type="float" office:value="0.00729999999999997" calcext:value-type="float">
            <text:p>0.007</text:p>
          </table:table-cell>
          <table:table-cell table:style-name="ce10" table:formula="of:=ABS([.$M$1]-[.D75])" office:value-type="float" office:value="0.00829999999999997" calcext:value-type="float">
            <text:p>0.008</text:p>
          </table:table-cell>
          <table:table-cell table:style-name="ce10" table:formula="of:=ABS([.$M$1]-[.E75])" office:value-type="float" office:value="0.00700000000000001" calcext:value-type="float">
            <text:p>0.007</text:p>
          </table:table-cell>
          <table:table-cell table:style-name="ce10" table:formula="of:=ABS([.$M$1]-[.F75])" office:value-type="float" office:value="0.00519999999999998" calcext:value-type="float">
            <text:p>0.005</text:p>
          </table:table-cell>
          <table:table-cell table:style-name="ce10" table:formula="of:=ABS([.$M$1]-[.G75])" office:value-type="float" office:value="0.00609999999999999" calcext:value-type="float">
            <text:p>0.006</text:p>
          </table:table-cell>
          <table:table-cell table:style-name="ce10" table:formula="of:=ABS([.$M$1]-[.H75])" office:value-type="float" office:value="0.00640000000000007" calcext:value-type="float">
            <text:p>0.006</text:p>
          </table:table-cell>
          <table:table-cell table:style-name="ce10" table:formula="of:=ABS([.$M$1]-[.I75])" office:value-type="float" office:value="0.00609999999999999" calcext:value-type="float">
            <text:p>0.006</text:p>
          </table:table-cell>
          <table:table-cell table:style-name="ce10" table:formula="of:=ABS([.$M$1]-[.J75])" office:value-type="float" office:value="0.00329999999999997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1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9148" calcext:value-type="float">
            <text:p>0.9148</text:p>
          </table:table-cell>
          <table:table-cell table:number-columns-repeated="4"/>
          <table:table-cell table:style-name="ce3" office:value-type="string" calcext:value-type="string">
            <text:p>30_60</text:p>
          </table:table-cell>
          <table:table-cell table:style-name="ce11" table:formula="of:=[.$M$1]-[.B76]" office:value-type="float" office:value="0.0376000000000001" calcext:value-type="float">
            <text:p>0.038</text:p>
          </table:table-cell>
          <table:table-cell table:style-name="ce11" table:formula="of:=[.$M$1]-[.C76]" office:value-type="float" office:value="0.0368000000000001" calcext:value-type="float">
            <text:p>0.037</text:p>
          </table:table-cell>
          <table:table-cell table:style-name="ce11" table:formula="of:=[.$M$1]-[.D76]" office:value-type="float" office:value="0.0447000000000001" calcext:value-type="float">
            <text:p>0.045</text:p>
          </table:table-cell>
          <table:table-cell table:style-name="ce11" table:formula="of:=[.$M$1]-[.E76]" office:value-type="float" office:value="0.0161" calcext:value-type="float">
            <text:p>0.016</text:p>
          </table:table-cell>
          <table:table-cell table:style-name="ce11" table:formula="of:=[.$M$1]-[.F76]" office:value-type="float" office:value="0.0337000000000001" calcext:value-type="float">
            <text:p>0.034</text:p>
          </table:table-cell>
          <table:table-cell table:style-name="ce11" table:formula="of:=[.$M$1]-[.G76]" office:value-type="float" office:value="0.015" calcext:value-type="float">
            <text:p>0.015</text:p>
          </table:table-cell>
          <table:table-cell table:style-name="ce11" table:formula="of:=[.$M$1]-[.H76]" office:value-type="float" office:value="0.0178" calcext:value-type="float">
            <text:p>0.018</text:p>
          </table:table-cell>
          <table:table-cell table:style-name="ce11" table:formula="of:=[.$M$1]-[.I76]" office:value-type="float" office:value="0.0145000000000001" calcext:value-type="float">
            <text:p>0.015</text:p>
          </table:table-cell>
          <table:table-cell table:style-name="ce11" table:formula="of:=[.$M$1]-[.J76]" office:value-type="float" office:value="0.0261" calcext:value-type="float">
            <text:p>0.026</text:p>
          </table:table-cell>
          <table:table-cell/>
          <table:table-cell table:style-name="ce3" office:value-type="string" calcext:value-type="string">
            <text:p>30_60</text:p>
          </table:table-cell>
          <table:table-cell table:style-name="ce10" table:formula="of:=ABS([.$M$1]-[.B76])" office:value-type="float" office:value="0.0376000000000001" calcext:value-type="float">
            <text:p>0.038</text:p>
          </table:table-cell>
          <table:table-cell table:style-name="ce10" table:formula="of:=ABS([.$M$1]-[.C76])" office:value-type="float" office:value="0.0368000000000001" calcext:value-type="float">
            <text:p>0.037</text:p>
          </table:table-cell>
          <table:table-cell table:style-name="ce10" table:formula="of:=ABS([.$M$1]-[.D76])" office:value-type="float" office:value="0.0447000000000001" calcext:value-type="float">
            <text:p>0.045</text:p>
          </table:table-cell>
          <table:table-cell table:style-name="ce10" table:formula="of:=ABS([.$M$1]-[.E76])" office:value-type="float" office:value="0.0161" calcext:value-type="float">
            <text:p>0.016</text:p>
          </table:table-cell>
          <table:table-cell table:style-name="ce10" table:formula="of:=ABS([.$M$1]-[.F76])" office:value-type="float" office:value="0.0337000000000001" calcext:value-type="float">
            <text:p>0.034</text:p>
          </table:table-cell>
          <table:table-cell table:style-name="ce10" table:formula="of:=ABS([.$M$1]-[.G76])" office:value-type="float" office:value="0.015" calcext:value-type="float">
            <text:p>0.015</text:p>
          </table:table-cell>
          <table:table-cell table:style-name="ce10" table:formula="of:=ABS([.$M$1]-[.H76])" office:value-type="float" office:value="0.0178" calcext:value-type="float">
            <text:p>0.018</text:p>
          </table:table-cell>
          <table:table-cell table:style-name="ce10" table:formula="of:=ABS([.$M$1]-[.I76])" office:value-type="float" office:value="0.0145000000000001" calcext:value-type="float">
            <text:p>0.015</text:p>
          </table:table-cell>
          <table:table-cell table:style-name="ce10" table:formula="of:=ABS([.$M$1]-[.J76])" office:value-type="float" office:value="0.0261" calcext:value-type="float">
            <text:p>0.026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60_30</text:p>
          </table:table-cell>
          <table:table-cell table:style-name="ce11" table:formula="of:=[.$M$1]-[.B77]" office:value-type="float" office:value="0.0384" calcext:value-type="float">
            <text:p>0.038</text:p>
          </table:table-cell>
          <table:table-cell table:style-name="ce11" table:formula="of:=[.$M$1]-[.C77]" office:value-type="float" office:value="0.0364" calcext:value-type="float">
            <text:p>0.036</text:p>
          </table:table-cell>
          <table:table-cell table:style-name="ce11" table:formula="of:=[.$M$1]-[.D77]" office:value-type="float" office:value="0.0312" calcext:value-type="float">
            <text:p>0.031</text:p>
          </table:table-cell>
          <table:table-cell table:style-name="ce11" table:formula="of:=[.$M$1]-[.E77]" office:value-type="float" office:value="0.0365" calcext:value-type="float">
            <text:p>0.037</text:p>
          </table:table-cell>
          <table:table-cell table:style-name="ce11" table:formula="of:=[.$M$1]-[.F77]" office:value-type="float" office:value="0.0221" calcext:value-type="float">
            <text:p>0.022</text:p>
          </table:table-cell>
          <table:table-cell table:style-name="ce11" table:formula="of:=[.$M$1]-[.G77]" office:value-type="float" office:value="0.0169" calcext:value-type="float">
            <text:p>0.017</text:p>
          </table:table-cell>
          <table:table-cell table:style-name="ce11" table:formula="of:=[.$M$1]-[.H77]" office:value-type="float" office:value="0.013" calcext:value-type="float">
            <text:p>0.013</text:p>
          </table:table-cell>
          <table:table-cell table:style-name="ce11" table:formula="of:=[.$M$1]-[.I77]" office:value-type="float" office:value="0.0298" calcext:value-type="float">
            <text:p>0.030</text:p>
          </table:table-cell>
          <table:table-cell table:style-name="ce11" table:formula="of:=[.$M$1]-[.J77]" office:value-type="float" office:value="0.0201" calcext:value-type="float">
            <text:p>0.020</text:p>
          </table:table-cell>
          <table:table-cell/>
          <table:table-cell table:style-name="ce3" office:value-type="string" calcext:value-type="string">
            <text:p>60_30</text:p>
          </table:table-cell>
          <table:table-cell table:style-name="ce10" table:formula="of:=ABS([.$M$1]-[.B77])" office:value-type="float" office:value="0.0384" calcext:value-type="float">
            <text:p>0.038</text:p>
          </table:table-cell>
          <table:table-cell table:style-name="ce10" table:formula="of:=ABS([.$M$1]-[.C77])" office:value-type="float" office:value="0.0364" calcext:value-type="float">
            <text:p>0.036</text:p>
          </table:table-cell>
          <table:table-cell table:style-name="ce10" table:formula="of:=ABS([.$M$1]-[.D77])" office:value-type="float" office:value="0.0312" calcext:value-type="float">
            <text:p>0.031</text:p>
          </table:table-cell>
          <table:table-cell table:style-name="ce10" table:formula="of:=ABS([.$M$1]-[.E77])" office:value-type="float" office:value="0.0365" calcext:value-type="float">
            <text:p>0.037</text:p>
          </table:table-cell>
          <table:table-cell table:style-name="ce10" table:formula="of:=ABS([.$M$1]-[.F77])" office:value-type="float" office:value="0.0221" calcext:value-type="float">
            <text:p>0.022</text:p>
          </table:table-cell>
          <table:table-cell table:style-name="ce10" table:formula="of:=ABS([.$M$1]-[.G77])" office:value-type="float" office:value="0.0169" calcext:value-type="float">
            <text:p>0.017</text:p>
          </table:table-cell>
          <table:table-cell table:style-name="ce10" table:formula="of:=ABS([.$M$1]-[.H77])" office:value-type="float" office:value="0.013" calcext:value-type="float">
            <text:p>0.013</text:p>
          </table:table-cell>
          <table:table-cell table:style-name="ce10" table:formula="of:=ABS([.$M$1]-[.I77])" office:value-type="float" office:value="0.0298" calcext:value-type="float">
            <text:p>0.030</text:p>
          </table:table-cell>
          <table:table-cell table:style-name="ce10" table:formula="of:=ABS([.$M$1]-[.J77])" office:value-type="float" office:value="0.0201" calcext:value-type="float">
            <text:p>0.0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13"/>
          <table:table-cell table:style-name="ce3" office:value-type="string" calcext:value-type="string">
            <text:p>30_90</text:p>
          </table:table-cell>
          <table:table-cell table:style-name="ce11" table:formula="of:=[.$M$1]-[.B78]" office:value-type="float" office:value="0.035" calcext:value-type="float">
            <text:p>0.035</text:p>
          </table:table-cell>
          <table:table-cell table:style-name="ce11" table:formula="of:=[.$M$1]-[.C78]" office:value-type="float" office:value="0.0298" calcext:value-type="float">
            <text:p>0.030</text:p>
          </table:table-cell>
          <table:table-cell table:style-name="ce11" table:formula="of:=[.$M$1]-[.D78]" office:value-type="float" office:value="0.0359" calcext:value-type="float">
            <text:p>0.036</text:p>
          </table:table-cell>
          <table:table-cell table:style-name="ce11" table:formula="of:=[.$M$1]-[.E78]" office:value-type="float" office:value="0.0244" calcext:value-type="float">
            <text:p>0.024</text:p>
          </table:table-cell>
          <table:table-cell table:style-name="ce11" table:formula="of:=[.$M$1]-[.F78]" office:value-type="float" office:value="0.0398000000000001" calcext:value-type="float">
            <text:p>0.040</text:p>
          </table:table-cell>
          <table:table-cell table:style-name="ce11" table:formula="of:=[.$M$1]-[.G78]" office:value-type="float" office:value="0.00890000000000002" calcext:value-type="float">
            <text:p>0.009</text:p>
          </table:table-cell>
          <table:table-cell table:style-name="ce11" table:formula="of:=[.$M$1]-[.H78]" office:value-type="float" office:value="0.0118" calcext:value-type="float">
            <text:p>0.012</text:p>
          </table:table-cell>
          <table:table-cell table:style-name="ce11" table:formula="of:=[.$M$1]-[.I78]" office:value-type="float" office:value="0.0162" calcext:value-type="float">
            <text:p>0.016</text:p>
          </table:table-cell>
          <table:table-cell table:style-name="ce11" table:formula="of:=[.$M$1]-[.J78]" office:value-type="float" office:value="0.0276000000000001" calcext:value-type="float">
            <text:p>0.028</text:p>
          </table:table-cell>
          <table:table-cell/>
          <table:table-cell table:style-name="ce3" office:value-type="string" calcext:value-type="string">
            <text:p>30_90</text:p>
          </table:table-cell>
          <table:table-cell table:style-name="ce10" table:formula="of:=ABS([.$M$1]-[.B78])" office:value-type="float" office:value="0.035" calcext:value-type="float">
            <text:p>0.035</text:p>
          </table:table-cell>
          <table:table-cell table:style-name="ce10" table:formula="of:=ABS([.$M$1]-[.C78])" office:value-type="float" office:value="0.0298" calcext:value-type="float">
            <text:p>0.030</text:p>
          </table:table-cell>
          <table:table-cell table:style-name="ce10" table:formula="of:=ABS([.$M$1]-[.D78])" office:value-type="float" office:value="0.0359" calcext:value-type="float">
            <text:p>0.036</text:p>
          </table:table-cell>
          <table:table-cell table:style-name="ce10" table:formula="of:=ABS([.$M$1]-[.E78])" office:value-type="float" office:value="0.0244" calcext:value-type="float">
            <text:p>0.024</text:p>
          </table:table-cell>
          <table:table-cell table:style-name="ce10" table:formula="of:=ABS([.$M$1]-[.F78])" office:value-type="float" office:value="0.0398000000000001" calcext:value-type="float">
            <text:p>0.040</text:p>
          </table:table-cell>
          <table:table-cell table:style-name="ce10" table:formula="of:=ABS([.$M$1]-[.G78])" office:value-type="float" office:value="0.00890000000000002" calcext:value-type="float">
            <text:p>0.009</text:p>
          </table:table-cell>
          <table:table-cell table:style-name="ce10" table:formula="of:=ABS([.$M$1]-[.H78])" office:value-type="float" office:value="0.0118" calcext:value-type="float">
            <text:p>0.012</text:p>
          </table:table-cell>
          <table:table-cell table:style-name="ce10" table:formula="of:=ABS([.$M$1]-[.I78])" office:value-type="float" office:value="0.0162" calcext:value-type="float">
            <text:p>0.016</text:p>
          </table:table-cell>
          <table:table-cell table:style-name="ce10" table:formula="of:=ABS([.$M$1]-[.J78])" office:value-type="float" office:value="0.0276000000000001" calcext:value-type="float">
            <text:p>0.0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_0.2</text:p>
          </table:table-cell>
          <table:table-cell office:value-type="string" calcext:value-type="string">
            <text:p>0.5_0.5</text:p>
          </table:table-cell>
          <table:table-cell office:value-type="string" calcext:value-type="string">
            <text:p>1_1</text:p>
          </table:table-cell>
          <table:table-cell office:value-type="string" calcext:value-type="string">
            <text:p>0.2_0.5</text:p>
          </table:table-cell>
          <table:table-cell office:value-type="string" calcext:value-type="string">
            <text:p>0.5_0.2</text:p>
          </table:table-cell>
          <table:table-cell office:value-type="string" calcext:value-type="string">
            <text:p>0.2_1</text:p>
          </table:table-cell>
          <table:table-cell office:value-type="string" calcext:value-type="string">
            <text:p>1_0.2</text:p>
          </table:table-cell>
          <table:table-cell office:value-type="string" calcext:value-type="string">
            <text:p>0.5_1</text:p>
          </table:table-cell>
          <table:table-cell office:value-type="string" calcext:value-type="string">
            <text:p>1_0.5</text:p>
          </table:table-cell>
          <table:table-cell table:number-columns-repeated="5"/>
          <table:table-cell table:style-name="ce3" office:value-type="string" calcext:value-type="string">
            <text:p>90_30</text:p>
          </table:table-cell>
          <table:table-cell table:style-name="ce11" table:formula="of:=[.$M$1]-[.B79]" office:value-type="float" office:value="0.0336000000000001" calcext:value-type="float">
            <text:p>0.034</text:p>
          </table:table-cell>
          <table:table-cell table:style-name="ce11" table:formula="of:=[.$M$1]-[.C79]" office:value-type="float" office:value="0.028" calcext:value-type="float">
            <text:p>0.028</text:p>
          </table:table-cell>
          <table:table-cell table:style-name="ce11" table:formula="of:=[.$M$1]-[.D79]" office:value-type="float" office:value="0.0338000000000001" calcext:value-type="float">
            <text:p>0.034</text:p>
          </table:table-cell>
          <table:table-cell table:style-name="ce11" table:formula="of:=[.$M$1]-[.E79]" office:value-type="float" office:value="0.0379" calcext:value-type="float">
            <text:p>0.038</text:p>
          </table:table-cell>
          <table:table-cell table:style-name="ce11" table:formula="of:=[.$M$1]-[.F79]" office:value-type="float" office:value="0.0172" calcext:value-type="float">
            <text:p>0.017</text:p>
          </table:table-cell>
          <table:table-cell table:style-name="ce11" table:formula="of:=[.$M$1]-[.G79]" office:value-type="float" office:value="0.0188" calcext:value-type="float">
            <text:p>0.019</text:p>
          </table:table-cell>
          <table:table-cell table:style-name="ce11" table:formula="of:=[.$M$1]-[.H79]" office:value-type="float" office:value="0.00929999999999997" calcext:value-type="float">
            <text:p>0.009</text:p>
          </table:table-cell>
          <table:table-cell table:style-name="ce11" table:formula="of:=[.$M$1]-[.I79]" office:value-type="float" office:value="0.0289" calcext:value-type="float">
            <text:p>0.029</text:p>
          </table:table-cell>
          <table:table-cell table:style-name="ce11" table:formula="of:=[.$M$1]-[.J79]" office:value-type="float" office:value="0.0125000000000001" calcext:value-type="float">
            <text:p>0.013</text:p>
          </table:table-cell>
          <table:table-cell/>
          <table:table-cell table:style-name="ce3" office:value-type="string" calcext:value-type="string">
            <text:p>90_30</text:p>
          </table:table-cell>
          <table:table-cell table:style-name="ce10" table:formula="of:=ABS([.$M$1]-[.B79])" office:value-type="float" office:value="0.0336000000000001" calcext:value-type="float">
            <text:p>0.034</text:p>
          </table:table-cell>
          <table:table-cell table:style-name="ce10" table:formula="of:=ABS([.$M$1]-[.C79])" office:value-type="float" office:value="0.028" calcext:value-type="float">
            <text:p>0.028</text:p>
          </table:table-cell>
          <table:table-cell table:style-name="ce10" table:formula="of:=ABS([.$M$1]-[.D79])" office:value-type="float" office:value="0.0338000000000001" calcext:value-type="float">
            <text:p>0.034</text:p>
          </table:table-cell>
          <table:table-cell table:style-name="ce10" table:formula="of:=ABS([.$M$1]-[.E79])" office:value-type="float" office:value="0.0379" calcext:value-type="float">
            <text:p>0.038</text:p>
          </table:table-cell>
          <table:table-cell table:style-name="ce10" table:formula="of:=ABS([.$M$1]-[.F79])" office:value-type="float" office:value="0.0172" calcext:value-type="float">
            <text:p>0.017</text:p>
          </table:table-cell>
          <table:table-cell table:style-name="ce10" table:formula="of:=ABS([.$M$1]-[.G79])" office:value-type="float" office:value="0.0188" calcext:value-type="float">
            <text:p>0.019</text:p>
          </table:table-cell>
          <table:table-cell table:style-name="ce10" table:formula="of:=ABS([.$M$1]-[.H79])" office:value-type="float" office:value="0.00929999999999997" calcext:value-type="float">
            <text:p>0.009</text:p>
          </table:table-cell>
          <table:table-cell table:style-name="ce10" table:formula="of:=ABS([.$M$1]-[.I79])" office:value-type="float" office:value="0.0289" calcext:value-type="float">
            <text:p>0.029</text:p>
          </table:table-cell>
          <table:table-cell table:style-name="ce10" table:formula="of:=ABS([.$M$1]-[.J79])" office:value-type="float" office:value="0.0125000000000001" calcext:value-type="float">
            <text:p>0.0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7784" calcext:value-type="float">
            <text:p>0.7784</text:p>
          </table:table-cell>
          <table:table-cell table:number-columns-repeated="4"/>
          <table:table-cell table:style-name="ce3" office:value-type="string" calcext:value-type="string">
            <text:p>30_200</text:p>
          </table:table-cell>
          <table:table-cell table:style-name="ce11" table:formula="of:=[.$M$1]-[.B80]" office:value-type="float" office:value="0.0399" calcext:value-type="float">
            <text:p>0.040</text:p>
          </table:table-cell>
          <table:table-cell table:style-name="ce11" table:formula="of:=[.$M$1]-[.C80]" office:value-type="float" office:value="0.0357000000000001" calcext:value-type="float">
            <text:p>0.036</text:p>
          </table:table-cell>
          <table:table-cell table:style-name="ce11" table:formula="of:=[.$M$1]-[.D80]" office:value-type="float" office:value="0.0314" calcext:value-type="float">
            <text:p>0.031</text:p>
          </table:table-cell>
          <table:table-cell table:style-name="ce11" table:formula="of:=[.$M$1]-[.E80]" office:value-type="float" office:value="0.0128" calcext:value-type="float">
            <text:p>0.013</text:p>
          </table:table-cell>
          <table:table-cell table:style-name="ce11" table:formula="of:=[.$M$1]-[.F80]" office:value-type="float" office:value="0.0406" calcext:value-type="float">
            <text:p>0.041</text:p>
          </table:table-cell>
          <table:table-cell table:style-name="ce11" table:formula="of:=[.$M$1]-[.G80]" office:value-type="float" office:value="0.00509999999999999" calcext:value-type="float">
            <text:p>0.005</text:p>
          </table:table-cell>
          <table:table-cell table:style-name="ce11" table:formula="of:=[.$M$1]-[.H80]" office:value-type="float" office:value="0.0209" calcext:value-type="float">
            <text:p>0.021</text:p>
          </table:table-cell>
          <table:table-cell table:style-name="ce11" table:formula="of:=[.$M$1]-[.I80]" office:value-type="float" office:value="0.0109" calcext:value-type="float">
            <text:p>0.011</text:p>
          </table:table-cell>
          <table:table-cell table:style-name="ce11" table:formula="of:=[.$M$1]-[.J80]" office:value-type="float" office:value="0.0347000000000001" calcext:value-type="float">
            <text:p>0.035</text:p>
          </table:table-cell>
          <table:table-cell/>
          <table:table-cell table:style-name="ce3" office:value-type="string" calcext:value-type="string">
            <text:p>30_200</text:p>
          </table:table-cell>
          <table:table-cell table:style-name="ce10" table:formula="of:=ABS([.$M$1]-[.B80])" office:value-type="float" office:value="0.0399" calcext:value-type="float">
            <text:p>0.040</text:p>
          </table:table-cell>
          <table:table-cell table:style-name="ce10" table:formula="of:=ABS([.$M$1]-[.C80])" office:value-type="float" office:value="0.0357000000000001" calcext:value-type="float">
            <text:p>0.036</text:p>
          </table:table-cell>
          <table:table-cell table:style-name="ce10" table:formula="of:=ABS([.$M$1]-[.D80])" office:value-type="float" office:value="0.0314" calcext:value-type="float">
            <text:p>0.031</text:p>
          </table:table-cell>
          <table:table-cell table:style-name="ce10" table:formula="of:=ABS([.$M$1]-[.E80])" office:value-type="float" office:value="0.0128" calcext:value-type="float">
            <text:p>0.013</text:p>
          </table:table-cell>
          <table:table-cell table:style-name="ce10" table:formula="of:=ABS([.$M$1]-[.F80])" office:value-type="float" office:value="0.0406" calcext:value-type="float">
            <text:p>0.041</text:p>
          </table:table-cell>
          <table:table-cell table:style-name="ce10" table:formula="of:=ABS([.$M$1]-[.G80])" office:value-type="float" office:value="0.00509999999999999" calcext:value-type="float">
            <text:p>0.005</text:p>
          </table:table-cell>
          <table:table-cell table:style-name="ce10" table:formula="of:=ABS([.$M$1]-[.H80])" office:value-type="float" office:value="0.0209" calcext:value-type="float">
            <text:p>0.021</text:p>
          </table:table-cell>
          <table:table-cell table:style-name="ce10" table:formula="of:=ABS([.$M$1]-[.I80])" office:value-type="float" office:value="0.0109" calcext:value-type="float">
            <text:p>0.011</text:p>
          </table:table-cell>
          <table:table-cell table:style-name="ce10" table:formula="of:=ABS([.$M$1]-[.J80])" office:value-type="float" office:value="0.0347000000000001" calcext:value-type="float">
            <text:p>0.0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30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8072" calcext:value-type="float">
            <text:p>0.8072</text:p>
          </table:table-cell>
          <table:table-cell table:number-columns-repeated="4"/>
          <table:table-cell table:style-name="ce3" office:value-type="string" calcext:value-type="string">
            <text:p>200_30</text:p>
          </table:table-cell>
          <table:table-cell table:style-name="ce11" table:formula="of:=[.$M$1]-[.B81]" office:value-type="float" office:value="0.0321" calcext:value-type="float">
            <text:p>0.032</text:p>
          </table:table-cell>
          <table:table-cell table:style-name="ce11" table:formula="of:=[.$M$1]-[.C81]" office:value-type="float" office:value="0.0333" calcext:value-type="float">
            <text:p>0.033</text:p>
          </table:table-cell>
          <table:table-cell table:style-name="ce11" table:formula="of:=[.$M$1]-[.D81]" office:value-type="float" office:value="0.031" calcext:value-type="float">
            <text:p>0.031</text:p>
          </table:table-cell>
          <table:table-cell table:style-name="ce11" table:formula="of:=[.$M$1]-[.E81]" office:value-type="float" office:value="0.042" calcext:value-type="float">
            <text:p>0.042</text:p>
          </table:table-cell>
          <table:table-cell table:style-name="ce11" table:formula="of:=[.$M$1]-[.F81]" office:value-type="float" office:value="0.0181" calcext:value-type="float">
            <text:p>0.018</text:p>
          </table:table-cell>
          <table:table-cell table:style-name="ce11" table:formula="of:=[.$M$1]-[.G81]" office:value-type="float" office:value="0.0187000000000001" calcext:value-type="float">
            <text:p>0.019</text:p>
          </table:table-cell>
          <table:table-cell table:style-name="ce11" table:formula="of:=[.$M$1]-[.H81]" office:value-type="float" office:value="0.00650000000000006" calcext:value-type="float">
            <text:p>0.007</text:p>
          </table:table-cell>
          <table:table-cell table:style-name="ce11" table:formula="of:=[.$M$1]-[.I81]" office:value-type="float" office:value="0.0267000000000001" calcext:value-type="float">
            <text:p>0.027</text:p>
          </table:table-cell>
          <table:table-cell table:style-name="ce11" table:formula="of:=[.$M$1]-[.J81]" office:value-type="float" office:value="0.0165000000000001" calcext:value-type="float">
            <text:p>0.017</text:p>
          </table:table-cell>
          <table:table-cell/>
          <table:table-cell table:style-name="ce3" office:value-type="string" calcext:value-type="string">
            <text:p>200_30</text:p>
          </table:table-cell>
          <table:table-cell table:style-name="ce10" table:formula="of:=ABS([.$M$1]-[.B81])" office:value-type="float" office:value="0.0321" calcext:value-type="float">
            <text:p>0.032</text:p>
          </table:table-cell>
          <table:table-cell table:style-name="ce10" table:formula="of:=ABS([.$M$1]-[.C81])" office:value-type="float" office:value="0.0333" calcext:value-type="float">
            <text:p>0.033</text:p>
          </table:table-cell>
          <table:table-cell table:style-name="ce10" table:formula="of:=ABS([.$M$1]-[.D81])" office:value-type="float" office:value="0.031" calcext:value-type="float">
            <text:p>0.031</text:p>
          </table:table-cell>
          <table:table-cell table:style-name="ce10" table:formula="of:=ABS([.$M$1]-[.E81])" office:value-type="float" office:value="0.042" calcext:value-type="float">
            <text:p>0.042</text:p>
          </table:table-cell>
          <table:table-cell table:style-name="ce10" table:formula="of:=ABS([.$M$1]-[.F81])" office:value-type="float" office:value="0.0181" calcext:value-type="float">
            <text:p>0.018</text:p>
          </table:table-cell>
          <table:table-cell table:style-name="ce10" table:formula="of:=ABS([.$M$1]-[.G81])" office:value-type="float" office:value="0.0187000000000001" calcext:value-type="float">
            <text:p>0.019</text:p>
          </table:table-cell>
          <table:table-cell table:style-name="ce10" table:formula="of:=ABS([.$M$1]-[.H81])" office:value-type="float" office:value="0.00650000000000006" calcext:value-type="float">
            <text:p>0.007</text:p>
          </table:table-cell>
          <table:table-cell table:style-name="ce10" table:formula="of:=ABS([.$M$1]-[.I81])" office:value-type="float" office:value="0.0267000000000001" calcext:value-type="float">
            <text:p>0.027</text:p>
          </table:table-cell>
          <table:table-cell table:style-name="ce10" table:formula="of:=ABS([.$M$1]-[.J81])" office:value-type="float" office:value="0.0165000000000001" calcext:value-type="float">
            <text:p>0.0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60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79" calcext:value-type="float">
            <text:p>0.8879</text:p>
          </table:table-cell>
          <table:table-cell table:number-columns-repeated="4"/>
          <table:table-cell table:style-name="ce3" office:value-type="string" calcext:value-type="string">
            <text:p>16_30</text:p>
          </table:table-cell>
          <table:table-cell table:style-name="ce11" table:formula="of:=[.$M$1]-[.B82]" office:value-type="float" office:value="0.0554" calcext:value-type="float">
            <text:p>0.055</text:p>
          </table:table-cell>
          <table:table-cell table:style-name="ce11" table:formula="of:=[.$M$1]-[.C82]" office:value-type="float" office:value="0.0589000000000001" calcext:value-type="float">
            <text:p>0.059</text:p>
          </table:table-cell>
          <table:table-cell table:style-name="ce11" table:formula="of:=[.$M$1]-[.D82]" office:value-type="float" office:value="0.0413" calcext:value-type="float">
            <text:p>0.041</text:p>
          </table:table-cell>
          <table:table-cell table:style-name="ce11" table:formula="of:=[.$M$1]-[.E82]" office:value-type="float" office:value="0.041" calcext:value-type="float">
            <text:p>0.041</text:p>
          </table:table-cell>
          <table:table-cell table:style-name="ce11" table:formula="of:=[.$M$1]-[.F82]" office:value-type="float" office:value="0.0719000000000001" calcext:value-type="float">
            <text:p>0.072</text:p>
          </table:table-cell>
          <table:table-cell table:style-name="ce11" table:formula="of:=[.$M$1]-[.G82]" office:value-type="float" office:value="0.022" calcext:value-type="float">
            <text:p>0.022</text:p>
          </table:table-cell>
          <table:table-cell table:style-name="ce11" table:formula="of:=[.$M$1]-[.H82]" office:value-type="float" office:value="0.0241" calcext:value-type="float">
            <text:p>0.024</text:p>
          </table:table-cell>
          <table:table-cell table:style-name="ce11" table:formula="of:=[.$M$1]-[.I82]" office:value-type="float" office:value="0.0307000000000001" calcext:value-type="float">
            <text:p>0.031</text:p>
          </table:table-cell>
          <table:table-cell table:style-name="ce11" table:formula="of:=[.$M$1]-[.J82]" office:value-type="float" office:value="0.0406" calcext:value-type="float">
            <text:p>0.041</text:p>
          </table:table-cell>
          <table:table-cell/>
          <table:table-cell table:style-name="ce3" office:value-type="string" calcext:value-type="string">
            <text:p>16_30</text:p>
          </table:table-cell>
          <table:table-cell table:style-name="ce10" table:formula="of:=ABS([.$M$1]-[.B82])" office:value-type="float" office:value="0.0554" calcext:value-type="float">
            <text:p>0.055</text:p>
          </table:table-cell>
          <table:table-cell table:style-name="ce10" table:formula="of:=ABS([.$M$1]-[.C82])" office:value-type="float" office:value="0.0589000000000001" calcext:value-type="float">
            <text:p>0.059</text:p>
          </table:table-cell>
          <table:table-cell table:style-name="ce10" table:formula="of:=ABS([.$M$1]-[.D82])" office:value-type="float" office:value="0.0413" calcext:value-type="float">
            <text:p>0.041</text:p>
          </table:table-cell>
          <table:table-cell table:style-name="ce10" table:formula="of:=ABS([.$M$1]-[.E82])" office:value-type="float" office:value="0.041" calcext:value-type="float">
            <text:p>0.041</text:p>
          </table:table-cell>
          <table:table-cell table:style-name="ce10" table:formula="of:=ABS([.$M$1]-[.F82])" office:value-type="float" office:value="0.0719000000000001" calcext:value-type="float">
            <text:p>0.072</text:p>
          </table:table-cell>
          <table:table-cell table:style-name="ce10" table:formula="of:=ABS([.$M$1]-[.G82])" office:value-type="float" office:value="0.022" calcext:value-type="float">
            <text:p>0.022</text:p>
          </table:table-cell>
          <table:table-cell table:style-name="ce10" table:formula="of:=ABS([.$M$1]-[.H82])" office:value-type="float" office:value="0.0241" calcext:value-type="float">
            <text:p>0.024</text:p>
          </table:table-cell>
          <table:table-cell table:style-name="ce10" table:formula="of:=ABS([.$M$1]-[.I82])" office:value-type="float" office:value="0.0307000000000001" calcext:value-type="float">
            <text:p>0.031</text:p>
          </table:table-cell>
          <table:table-cell table:style-name="ce10" table:formula="of:=ABS([.$M$1]-[.J82])" office:value-type="float" office:value="0.0406" calcext:value-type="float">
            <text:p>0.0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90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897" calcext:value-type="float">
            <text:p>0.897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219" calcext:value-type="float">
            <text:p>0.9219</text:p>
          </table:table-cell>
          <table:table-cell table:number-columns-repeated="4"/>
          <table:table-cell table:style-name="ce3" office:value-type="string" calcext:value-type="string">
            <text:p>30_16</text:p>
          </table:table-cell>
          <table:table-cell table:style-name="ce11" table:formula="of:=[.$M$1]-[.B83]" office:value-type="float" office:value="0.0531" calcext:value-type="float">
            <text:p>0.053</text:p>
          </table:table-cell>
          <table:table-cell table:style-name="ce11" table:formula="of:=[.$M$1]-[.C83]" office:value-type="float" office:value="0.0601" calcext:value-type="float">
            <text:p>0.060</text:p>
          </table:table-cell>
          <table:table-cell table:style-name="ce11" table:formula="of:=[.$M$1]-[.D83]" office:value-type="float" office:value="0.0451" calcext:value-type="float">
            <text:p>0.045</text:p>
          </table:table-cell>
          <table:table-cell table:style-name="ce11" table:formula="of:=[.$M$1]-[.E83]" office:value-type="float" office:value="0.0707" calcext:value-type="float">
            <text:p>0.071</text:p>
          </table:table-cell>
          <table:table-cell table:style-name="ce11" table:formula="of:=[.$M$1]-[.F83]" office:value-type="float" office:value="0.0326000000000001" calcext:value-type="float">
            <text:p>0.033</text:p>
          </table:table-cell>
          <table:table-cell table:style-name="ce11" table:formula="of:=[.$M$1]-[.G83]" office:value-type="float" office:value="0.0251" calcext:value-type="float">
            <text:p>0.025</text:p>
          </table:table-cell>
          <table:table-cell table:style-name="ce11" table:formula="of:=[.$M$1]-[.H83]" office:value-type="float" office:value="0.0199" calcext:value-type="float">
            <text:p>0.020</text:p>
          </table:table-cell>
          <table:table-cell table:style-name="ce11" table:formula="of:=[.$M$1]-[.I83]" office:value-type="float" office:value="0.0423" calcext:value-type="float">
            <text:p>0.042</text:p>
          </table:table-cell>
          <table:table-cell table:style-name="ce11" table:formula="of:=[.$M$1]-[.J83]" office:value-type="float" office:value="0.0421" calcext:value-type="float">
            <text:p>0.042</text:p>
          </table:table-cell>
          <table:table-cell/>
          <table:table-cell table:style-name="ce3" office:value-type="string" calcext:value-type="string">
            <text:p>30_16</text:p>
          </table:table-cell>
          <table:table-cell table:style-name="ce10" table:formula="of:=ABS([.$M$1]-[.B83])" office:value-type="float" office:value="0.0531" calcext:value-type="float">
            <text:p>0.053</text:p>
          </table:table-cell>
          <table:table-cell table:style-name="ce10" table:formula="of:=ABS([.$M$1]-[.C83])" office:value-type="float" office:value="0.0601" calcext:value-type="float">
            <text:p>0.060</text:p>
          </table:table-cell>
          <table:table-cell table:style-name="ce10" table:formula="of:=ABS([.$M$1]-[.D83])" office:value-type="float" office:value="0.0451" calcext:value-type="float">
            <text:p>0.045</text:p>
          </table:table-cell>
          <table:table-cell table:style-name="ce10" table:formula="of:=ABS([.$M$1]-[.E83])" office:value-type="float" office:value="0.0707" calcext:value-type="float">
            <text:p>0.071</text:p>
          </table:table-cell>
          <table:table-cell table:style-name="ce10" table:formula="of:=ABS([.$M$1]-[.F83])" office:value-type="float" office:value="0.0326000000000001" calcext:value-type="float">
            <text:p>0.033</text:p>
          </table:table-cell>
          <table:table-cell table:style-name="ce10" table:formula="of:=ABS([.$M$1]-[.G83])" office:value-type="float" office:value="0.0251" calcext:value-type="float">
            <text:p>0.025</text:p>
          </table:table-cell>
          <table:table-cell table:style-name="ce10" table:formula="of:=ABS([.$M$1]-[.H83])" office:value-type="float" office:value="0.0199" calcext:value-type="float">
            <text:p>0.020</text:p>
          </table:table-cell>
          <table:table-cell table:style-name="ce10" table:formula="of:=ABS([.$M$1]-[.I83])" office:value-type="float" office:value="0.0423" calcext:value-type="float">
            <text:p>0.042</text:p>
          </table:table-cell>
          <table:table-cell table:style-name="ce10" table:formula="of:=ABS([.$M$1]-[.J83])" office:value-type="float" office:value="0.0421" calcext:value-type="float">
            <text:p>0.0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200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419" calcext:value-type="float">
            <text:p>0.9419</text:p>
          </table:table-cell>
          <table:table-cell table:number-columns-repeated="4"/>
          <table:table-cell table:style-name="ce3" office:value-type="string" calcext:value-type="string">
            <text:p>16_60</text:p>
          </table:table-cell>
          <table:table-cell table:style-name="ce11" table:formula="of:=[.$M$1]-[.B84]" office:value-type="float" office:value="0.0595" calcext:value-type="float">
            <text:p>0.060</text:p>
          </table:table-cell>
          <table:table-cell table:style-name="ce11" table:formula="of:=[.$M$1]-[.C84]" office:value-type="float" office:value="0.0640000000000001" calcext:value-type="float">
            <text:p>0.064</text:p>
          </table:table-cell>
          <table:table-cell table:style-name="ce11" table:formula="of:=[.$M$1]-[.D84]" office:value-type="float" office:value="0.0404" calcext:value-type="float">
            <text:p>0.040</text:p>
          </table:table-cell>
          <table:table-cell table:style-name="ce11" table:formula="of:=[.$M$1]-[.E84]" office:value-type="float" office:value="0.0282" calcext:value-type="float">
            <text:p>0.028</text:p>
          </table:table-cell>
          <table:table-cell table:style-name="ce11" table:formula="of:=[.$M$1]-[.F84]" office:value-type="float" office:value="0.0735" calcext:value-type="float">
            <text:p>0.074</text:p>
          </table:table-cell>
          <table:table-cell table:style-name="ce11" table:formula="of:=[.$M$1]-[.G84]" office:value-type="float" office:value="0.021" calcext:value-type="float">
            <text:p>0.021</text:p>
          </table:table-cell>
          <table:table-cell table:style-name="ce11" table:formula="of:=[.$M$1]-[.H84]" office:value-type="float" office:value="0.0206000000000001" calcext:value-type="float">
            <text:p>0.021</text:p>
          </table:table-cell>
          <table:table-cell table:style-name="ce11" table:formula="of:=[.$M$1]-[.I84]" office:value-type="float" office:value="0.0242" calcext:value-type="float">
            <text:p>0.024</text:p>
          </table:table-cell>
          <table:table-cell table:style-name="ce11" table:formula="of:=[.$M$1]-[.J84]" office:value-type="float" office:value="0.0466" calcext:value-type="float">
            <text:p>0.047</text:p>
          </table:table-cell>
          <table:table-cell/>
          <table:table-cell table:style-name="ce3" office:value-type="string" calcext:value-type="string">
            <text:p>16_60</text:p>
          </table:table-cell>
          <table:table-cell table:style-name="ce10" table:formula="of:=ABS([.$M$1]-[.B84])" office:value-type="float" office:value="0.0595" calcext:value-type="float">
            <text:p>0.060</text:p>
          </table:table-cell>
          <table:table-cell table:style-name="ce10" table:formula="of:=ABS([.$M$1]-[.C84])" office:value-type="float" office:value="0.0640000000000001" calcext:value-type="float">
            <text:p>0.064</text:p>
          </table:table-cell>
          <table:table-cell table:style-name="ce10" table:formula="of:=ABS([.$M$1]-[.D84])" office:value-type="float" office:value="0.0404" calcext:value-type="float">
            <text:p>0.040</text:p>
          </table:table-cell>
          <table:table-cell table:style-name="ce10" table:formula="of:=ABS([.$M$1]-[.E84])" office:value-type="float" office:value="0.0282" calcext:value-type="float">
            <text:p>0.028</text:p>
          </table:table-cell>
          <table:table-cell table:style-name="ce10" table:formula="of:=ABS([.$M$1]-[.F84])" office:value-type="float" office:value="0.0735" calcext:value-type="float">
            <text:p>0.074</text:p>
          </table:table-cell>
          <table:table-cell table:style-name="ce10" table:formula="of:=ABS([.$M$1]-[.G84])" office:value-type="float" office:value="0.021" calcext:value-type="float">
            <text:p>0.021</text:p>
          </table:table-cell>
          <table:table-cell table:style-name="ce10" table:formula="of:=ABS([.$M$1]-[.H84])" office:value-type="float" office:value="0.0206000000000001" calcext:value-type="float">
            <text:p>0.021</text:p>
          </table:table-cell>
          <table:table-cell table:style-name="ce10" table:formula="of:=ABS([.$M$1]-[.I84])" office:value-type="float" office:value="0.0242" calcext:value-type="float">
            <text:p>0.024</text:p>
          </table:table-cell>
          <table:table-cell table:style-name="ce10" table:formula="of:=ABS([.$M$1]-[.J84])" office:value-type="float" office:value="0.0466" calcext:value-type="float">
            <text:p>0.0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60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8174" calcext:value-type="float">
            <text:p>0.8174</text:p>
          </table:table-cell>
          <table:table-cell table:number-columns-repeated="4"/>
          <table:table-cell table:style-name="ce3" office:value-type="string" calcext:value-type="string">
            <text:p>60_16</text:p>
          </table:table-cell>
          <table:table-cell table:style-name="ce11" table:formula="of:=[.$M$1]-[.B85]" office:value-type="float" office:value="0.0596" calcext:value-type="float">
            <text:p>0.060</text:p>
          </table:table-cell>
          <table:table-cell table:style-name="ce11" table:formula="of:=[.$M$1]-[.C85]" office:value-type="float" office:value="0.0592" calcext:value-type="float">
            <text:p>0.059</text:p>
          </table:table-cell>
          <table:table-cell table:style-name="ce11" table:formula="of:=[.$M$1]-[.D85]" office:value-type="float" office:value="0.0416" calcext:value-type="float">
            <text:p>0.042</text:p>
          </table:table-cell>
          <table:table-cell table:style-name="ce11" table:formula="of:=[.$M$1]-[.E85]" office:value-type="float" office:value="0.0759000000000001" calcext:value-type="float">
            <text:p>0.076</text:p>
          </table:table-cell>
          <table:table-cell table:style-name="ce11" table:formula="of:=[.$M$1]-[.F85]" office:value-type="float" office:value="0.0299" calcext:value-type="float">
            <text:p>0.030</text:p>
          </table:table-cell>
          <table:table-cell table:style-name="ce11" table:formula="of:=[.$M$1]-[.G85]" office:value-type="float" office:value="0.0191" calcext:value-type="float">
            <text:p>0.019</text:p>
          </table:table-cell>
          <table:table-cell table:style-name="ce11" table:formula="of:=[.$M$1]-[.H85]" office:value-type="float" office:value="0.0209" calcext:value-type="float">
            <text:p>0.021</text:p>
          </table:table-cell>
          <table:table-cell table:style-name="ce11" table:formula="of:=[.$M$1]-[.I85]" office:value-type="float" office:value="0.0397000000000001" calcext:value-type="float">
            <text:p>0.040</text:p>
          </table:table-cell>
          <table:table-cell table:style-name="ce11" table:formula="of:=[.$M$1]-[.J85]" office:value-type="float" office:value="0.0316000000000001" calcext:value-type="float">
            <text:p>0.032</text:p>
          </table:table-cell>
          <table:table-cell/>
          <table:table-cell table:style-name="ce3" office:value-type="string" calcext:value-type="string">
            <text:p>60_16</text:p>
          </table:table-cell>
          <table:table-cell table:style-name="ce10" table:formula="of:=ABS([.$M$1]-[.B85])" office:value-type="float" office:value="0.0596" calcext:value-type="float">
            <text:p>0.060</text:p>
          </table:table-cell>
          <table:table-cell table:style-name="ce10" table:formula="of:=ABS([.$M$1]-[.C85])" office:value-type="float" office:value="0.0592" calcext:value-type="float">
            <text:p>0.059</text:p>
          </table:table-cell>
          <table:table-cell table:style-name="ce10" table:formula="of:=ABS([.$M$1]-[.D85])" office:value-type="float" office:value="0.0416" calcext:value-type="float">
            <text:p>0.042</text:p>
          </table:table-cell>
          <table:table-cell table:style-name="ce10" table:formula="of:=ABS([.$M$1]-[.E85])" office:value-type="float" office:value="0.0759000000000001" calcext:value-type="float">
            <text:p>0.076</text:p>
          </table:table-cell>
          <table:table-cell table:style-name="ce10" table:formula="of:=ABS([.$M$1]-[.F85])" office:value-type="float" office:value="0.0299" calcext:value-type="float">
            <text:p>0.030</text:p>
          </table:table-cell>
          <table:table-cell table:style-name="ce10" table:formula="of:=ABS([.$M$1]-[.G85])" office:value-type="float" office:value="0.0191" calcext:value-type="float">
            <text:p>0.019</text:p>
          </table:table-cell>
          <table:table-cell table:style-name="ce10" table:formula="of:=ABS([.$M$1]-[.H85])" office:value-type="float" office:value="0.0209" calcext:value-type="float">
            <text:p>0.021</text:p>
          </table:table-cell>
          <table:table-cell table:style-name="ce10" table:formula="of:=ABS([.$M$1]-[.I85])" office:value-type="float" office:value="0.0397000000000001" calcext:value-type="float">
            <text:p>0.040</text:p>
          </table:table-cell>
          <table:table-cell table:style-name="ce10" table:formula="of:=ABS([.$M$1]-[.J85])" office:value-type="float" office:value="0.0316000000000001" calcext:value-type="float">
            <text:p>0.0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_30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83" calcext:value-type="float">
            <text:p>0.883</text:p>
          </table:table-cell>
          <table:table-cell table:number-columns-repeated="4"/>
          <table:table-cell table:style-name="ce3" office:value-type="string" calcext:value-type="string">
            <text:p>16_90</text:p>
          </table:table-cell>
          <table:table-cell table:style-name="ce11" table:formula="of:=[.$M$1]-[.B86]" office:value-type="float" office:value="0.0689000000000001" calcext:value-type="float">
            <text:p>0.069</text:p>
          </table:table-cell>
          <table:table-cell table:style-name="ce11" table:formula="of:=[.$M$1]-[.C86]" office:value-type="float" office:value="0.0599000000000001" calcext:value-type="float">
            <text:p>0.060</text:p>
          </table:table-cell>
          <table:table-cell table:style-name="ce11" table:formula="of:=[.$M$1]-[.D86]" office:value-type="float" office:value="0.0425" calcext:value-type="float">
            <text:p>0.043</text:p>
          </table:table-cell>
          <table:table-cell table:style-name="ce11" table:formula="of:=[.$M$1]-[.E86]" office:value-type="float" office:value="0.0262" calcext:value-type="float">
            <text:p>0.026</text:p>
          </table:table-cell>
          <table:table-cell table:style-name="ce11" table:formula="of:=[.$M$1]-[.F86]" office:value-type="float" office:value="0.0697" calcext:value-type="float">
            <text:p>0.070</text:p>
          </table:table-cell>
          <table:table-cell table:style-name="ce11" table:formula="of:=[.$M$1]-[.G86]" office:value-type="float" office:value="0.0106000000000001" calcext:value-type="float">
            <text:p>0.011</text:p>
          </table:table-cell>
          <table:table-cell table:style-name="ce11" table:formula="of:=[.$M$1]-[.H86]" office:value-type="float" office:value="0.0256000000000001" calcext:value-type="float">
            <text:p>0.026</text:p>
          </table:table-cell>
          <table:table-cell table:style-name="ce11" table:formula="of:=[.$M$1]-[.I86]" office:value-type="float" office:value="0.0203" calcext:value-type="float">
            <text:p>0.020</text:p>
          </table:table-cell>
          <table:table-cell table:style-name="ce11" table:formula="of:=[.$M$1]-[.J86]" office:value-type="float" office:value="0.0383" calcext:value-type="float">
            <text:p>0.038</text:p>
          </table:table-cell>
          <table:table-cell/>
          <table:table-cell table:style-name="ce3" office:value-type="string" calcext:value-type="string">
            <text:p>16_90</text:p>
          </table:table-cell>
          <table:table-cell table:style-name="ce10" table:formula="of:=ABS([.$M$1]-[.B86])" office:value-type="float" office:value="0.0689000000000001" calcext:value-type="float">
            <text:p>0.069</text:p>
          </table:table-cell>
          <table:table-cell table:style-name="ce10" table:formula="of:=ABS([.$M$1]-[.C86])" office:value-type="float" office:value="0.0599000000000001" calcext:value-type="float">
            <text:p>0.060</text:p>
          </table:table-cell>
          <table:table-cell table:style-name="ce10" table:formula="of:=ABS([.$M$1]-[.D86])" office:value-type="float" office:value="0.0425" calcext:value-type="float">
            <text:p>0.043</text:p>
          </table:table-cell>
          <table:table-cell table:style-name="ce10" table:formula="of:=ABS([.$M$1]-[.E86])" office:value-type="float" office:value="0.0262" calcext:value-type="float">
            <text:p>0.026</text:p>
          </table:table-cell>
          <table:table-cell table:style-name="ce10" table:formula="of:=ABS([.$M$1]-[.F86])" office:value-type="float" office:value="0.0697" calcext:value-type="float">
            <text:p>0.070</text:p>
          </table:table-cell>
          <table:table-cell table:style-name="ce10" table:formula="of:=ABS([.$M$1]-[.G86])" office:value-type="float" office:value="0.0106000000000001" calcext:value-type="float">
            <text:p>0.011</text:p>
          </table:table-cell>
          <table:table-cell table:style-name="ce10" table:formula="of:=ABS([.$M$1]-[.H86])" office:value-type="float" office:value="0.0256000000000001" calcext:value-type="float">
            <text:p>0.026</text:p>
          </table:table-cell>
          <table:table-cell table:style-name="ce10" table:formula="of:=ABS([.$M$1]-[.I86])" office:value-type="float" office:value="0.0203" calcext:value-type="float">
            <text:p>0.020</text:p>
          </table:table-cell>
          <table:table-cell table:style-name="ce10" table:formula="of:=ABS([.$M$1]-[.J86])" office:value-type="float" office:value="0.0383" calcext:value-type="float">
            <text:p>0.0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90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907" calcext:value-type="float">
            <text:p>0.907</text:p>
          </table:table-cell>
          <table:table-cell office:value-type="float" office:value="0.8214" calcext:value-type="float">
            <text:p>0.8214</text:p>
          </table:table-cell>
          <table:table-cell table:number-columns-repeated="4"/>
          <table:table-cell table:style-name="ce3" office:value-type="string" calcext:value-type="string">
            <text:p>90_16</text:p>
          </table:table-cell>
          <table:table-cell table:style-name="ce11" table:formula="of:=[.$M$1]-[.B87]" office:value-type="float" office:value="0.0634" calcext:value-type="float">
            <text:p>0.063</text:p>
          </table:table-cell>
          <table:table-cell table:style-name="ce11" table:formula="of:=[.$M$1]-[.C87]" office:value-type="float" office:value="0.0565" calcext:value-type="float">
            <text:p>0.057</text:p>
          </table:table-cell>
          <table:table-cell table:style-name="ce11" table:formula="of:=[.$M$1]-[.D87]" office:value-type="float" office:value="0.0426" calcext:value-type="float">
            <text:p>0.043</text:p>
          </table:table-cell>
          <table:table-cell table:style-name="ce11" table:formula="of:=[.$M$1]-[.E87]" office:value-type="float" office:value="0.0738" calcext:value-type="float">
            <text:p>0.074</text:p>
          </table:table-cell>
          <table:table-cell table:style-name="ce11" table:formula="of:=[.$M$1]-[.F87]" office:value-type="float" office:value="0.0276000000000001" calcext:value-type="float">
            <text:p>0.028</text:p>
          </table:table-cell>
          <table:table-cell table:style-name="ce11" table:formula="of:=[.$M$1]-[.G87]" office:value-type="float" office:value="0.0274" calcext:value-type="float">
            <text:p>0.027</text:p>
          </table:table-cell>
          <table:table-cell table:style-name="ce11" table:formula="of:=[.$M$1]-[.H87]" office:value-type="float" office:value="0.0205000000000001" calcext:value-type="float">
            <text:p>0.021</text:p>
          </table:table-cell>
          <table:table-cell table:style-name="ce11" table:formula="of:=[.$M$1]-[.I87]" office:value-type="float" office:value="0.038" calcext:value-type="float">
            <text:p>0.038</text:p>
          </table:table-cell>
          <table:table-cell table:style-name="ce11" table:formula="of:=[.$M$1]-[.J87]" office:value-type="float" office:value="0.0242" calcext:value-type="float">
            <text:p>0.024</text:p>
          </table:table-cell>
          <table:table-cell/>
          <table:table-cell table:style-name="ce3" office:value-type="string" calcext:value-type="string">
            <text:p>90_16</text:p>
          </table:table-cell>
          <table:table-cell table:style-name="ce10" table:formula="of:=ABS([.$M$1]-[.B87])" office:value-type="float" office:value="0.0634" calcext:value-type="float">
            <text:p>0.063</text:p>
          </table:table-cell>
          <table:table-cell table:style-name="ce10" table:formula="of:=ABS([.$M$1]-[.C87])" office:value-type="float" office:value="0.0565" calcext:value-type="float">
            <text:p>0.057</text:p>
          </table:table-cell>
          <table:table-cell table:style-name="ce10" table:formula="of:=ABS([.$M$1]-[.D87])" office:value-type="float" office:value="0.0426" calcext:value-type="float">
            <text:p>0.043</text:p>
          </table:table-cell>
          <table:table-cell table:style-name="ce10" table:formula="of:=ABS([.$M$1]-[.E87])" office:value-type="float" office:value="0.0738" calcext:value-type="float">
            <text:p>0.074</text:p>
          </table:table-cell>
          <table:table-cell table:style-name="ce10" table:formula="of:=ABS([.$M$1]-[.F87])" office:value-type="float" office:value="0.0276000000000001" calcext:value-type="float">
            <text:p>0.028</text:p>
          </table:table-cell>
          <table:table-cell table:style-name="ce10" table:formula="of:=ABS([.$M$1]-[.G87])" office:value-type="float" office:value="0.0274" calcext:value-type="float">
            <text:p>0.027</text:p>
          </table:table-cell>
          <table:table-cell table:style-name="ce10" table:formula="of:=ABS([.$M$1]-[.H87])" office:value-type="float" office:value="0.0205000000000001" calcext:value-type="float">
            <text:p>0.021</text:p>
          </table:table-cell>
          <table:table-cell table:style-name="ce10" table:formula="of:=ABS([.$M$1]-[.I87])" office:value-type="float" office:value="0.038" calcext:value-type="float">
            <text:p>0.038</text:p>
          </table:table-cell>
          <table:table-cell table:style-name="ce10" table:formula="of:=ABS([.$M$1]-[.J87])" office:value-type="float" office:value="0.0242" calcext:value-type="float">
            <text:p>0.0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_30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925" calcext:value-type="float">
            <text:p>0.925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829" calcext:value-type="float">
            <text:p>0.82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9083" calcext:value-type="float">
            <text:p>0.9083</text:p>
          </table:table-cell>
          <table:table-cell table:number-columns-repeated="4"/>
          <table:table-cell table:style-name="ce3" office:value-type="string" calcext:value-type="string">
            <text:p>16_200</text:p>
          </table:table-cell>
          <table:table-cell table:style-name="ce11" table:formula="of:=[.$M$1]-[.B88]" office:value-type="float" office:value="0.0720000000000001" calcext:value-type="float">
            <text:p>0.072</text:p>
          </table:table-cell>
          <table:table-cell table:style-name="ce11" table:formula="of:=[.$M$1]-[.C88]" office:value-type="float" office:value="0.0635" calcext:value-type="float">
            <text:p>0.064</text:p>
          </table:table-cell>
          <table:table-cell table:style-name="ce11" table:formula="of:=[.$M$1]-[.D88]" office:value-type="float" office:value="0.0402" calcext:value-type="float">
            <text:p>0.040</text:p>
          </table:table-cell>
          <table:table-cell table:style-name="ce11" table:formula="of:=[.$M$1]-[.E88]" office:value-type="float" office:value="0.0317000000000001" calcext:value-type="float">
            <text:p>0.032</text:p>
          </table:table-cell>
          <table:table-cell table:style-name="ce11" table:formula="of:=[.$M$1]-[.F88]" office:value-type="float" office:value="0.0721000000000001" calcext:value-type="float">
            <text:p>0.072</text:p>
          </table:table-cell>
          <table:table-cell table:style-name="ce11" table:formula="of:=[.$M$1]-[.G88]" office:value-type="float" office:value="0.0117" calcext:value-type="float">
            <text:p>0.012</text:p>
          </table:table-cell>
          <table:table-cell table:style-name="ce11" table:formula="of:=[.$M$1]-[.H88]" office:value-type="float" office:value="0.0292" calcext:value-type="float">
            <text:p>0.029</text:p>
          </table:table-cell>
          <table:table-cell table:style-name="ce11" table:formula="of:=[.$M$1]-[.I88]" office:value-type="float" office:value="0.0298" calcext:value-type="float">
            <text:p>0.030</text:p>
          </table:table-cell>
          <table:table-cell table:style-name="ce11" table:formula="of:=[.$M$1]-[.J88]" office:value-type="float" office:value="0.039" calcext:value-type="float">
            <text:p>0.039</text:p>
          </table:table-cell>
          <table:table-cell/>
          <table:table-cell table:style-name="ce3" office:value-type="string" calcext:value-type="string">
            <text:p>16_200</text:p>
          </table:table-cell>
          <table:table-cell table:style-name="ce10" table:formula="of:=ABS([.$M$1]-[.B88])" office:value-type="float" office:value="0.0720000000000001" calcext:value-type="float">
            <text:p>0.072</text:p>
          </table:table-cell>
          <table:table-cell table:style-name="ce10" table:formula="of:=ABS([.$M$1]-[.C88])" office:value-type="float" office:value="0.0635" calcext:value-type="float">
            <text:p>0.064</text:p>
          </table:table-cell>
          <table:table-cell table:style-name="ce10" table:formula="of:=ABS([.$M$1]-[.D88])" office:value-type="float" office:value="0.0402" calcext:value-type="float">
            <text:p>0.040</text:p>
          </table:table-cell>
          <table:table-cell table:style-name="ce10" table:formula="of:=ABS([.$M$1]-[.E88])" office:value-type="float" office:value="0.0317000000000001" calcext:value-type="float">
            <text:p>0.032</text:p>
          </table:table-cell>
          <table:table-cell table:style-name="ce10" table:formula="of:=ABS([.$M$1]-[.F88])" office:value-type="float" office:value="0.0721000000000001" calcext:value-type="float">
            <text:p>0.072</text:p>
          </table:table-cell>
          <table:table-cell table:style-name="ce10" table:formula="of:=ABS([.$M$1]-[.G88])" office:value-type="float" office:value="0.0117" calcext:value-type="float">
            <text:p>0.012</text:p>
          </table:table-cell>
          <table:table-cell table:style-name="ce10" table:formula="of:=ABS([.$M$1]-[.H88])" office:value-type="float" office:value="0.0292" calcext:value-type="float">
            <text:p>0.029</text:p>
          </table:table-cell>
          <table:table-cell table:style-name="ce10" table:formula="of:=ABS([.$M$1]-[.I88])" office:value-type="float" office:value="0.0298" calcext:value-type="float">
            <text:p>0.030</text:p>
          </table:table-cell>
          <table:table-cell table:style-name="ce10" table:formula="of:=ABS([.$M$1]-[.J88])" office:value-type="float" office:value="0.039" calcext:value-type="float">
            <text:p>0.0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_200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24" calcext:value-type="float">
            <text:p>0.924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94" calcext:value-type="float">
            <text:p>0.9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8212" calcext:value-type="float">
            <text:p>0.8212</text:p>
          </table:table-cell>
          <table:table-cell table:number-columns-repeated="4"/>
          <table:table-cell table:style-name="ce3" office:value-type="string" calcext:value-type="string">
            <text:p>200_16</text:p>
          </table:table-cell>
          <table:table-cell table:style-name="ce11" table:formula="of:=[.$M$1]-[.B89]" office:value-type="float" office:value="0.0709000000000001" calcext:value-type="float">
            <text:p>0.071</text:p>
          </table:table-cell>
          <table:table-cell table:style-name="ce11" table:formula="of:=[.$M$1]-[.C89]" office:value-type="float" office:value="0.0591" calcext:value-type="float">
            <text:p>0.059</text:p>
          </table:table-cell>
          <table:table-cell table:style-name="ce11" table:formula="of:=[.$M$1]-[.D89]" office:value-type="float" office:value="0.0359" calcext:value-type="float">
            <text:p>0.036</text:p>
          </table:table-cell>
          <table:table-cell table:style-name="ce11" table:formula="of:=[.$M$1]-[.E89]" office:value-type="float" office:value="0.0672" calcext:value-type="float">
            <text:p>0.067</text:p>
          </table:table-cell>
          <table:table-cell table:style-name="ce11" table:formula="of:=[.$M$1]-[.F89]" office:value-type="float" office:value="0.0294" calcext:value-type="float">
            <text:p>0.029</text:p>
          </table:table-cell>
          <table:table-cell table:style-name="ce11" table:formula="of:=[.$M$1]-[.G89]" office:value-type="float" office:value="0.0309" calcext:value-type="float">
            <text:p>0.031</text:p>
          </table:table-cell>
          <table:table-cell table:style-name="ce11" table:formula="of:=[.$M$1]-[.H89]" office:value-type="float" office:value="0.00960000000000005" calcext:value-type="float">
            <text:p>0.010</text:p>
          </table:table-cell>
          <table:table-cell table:style-name="ce11" table:formula="of:=[.$M$1]-[.I89]" office:value-type="float" office:value="0.0403" calcext:value-type="float">
            <text:p>0.040</text:p>
          </table:table-cell>
          <table:table-cell table:style-name="ce11" table:formula="of:=[.$M$1]-[.J89]" office:value-type="float" office:value="0.0352" calcext:value-type="float">
            <text:p>0.035</text:p>
          </table:table-cell>
          <table:table-cell/>
          <table:table-cell table:style-name="ce3" office:value-type="string" calcext:value-type="string">
            <text:p>200_16</text:p>
          </table:table-cell>
          <table:table-cell table:style-name="ce10" table:formula="of:=ABS([.$M$1]-[.B89])" office:value-type="float" office:value="0.0709000000000001" calcext:value-type="float">
            <text:p>0.071</text:p>
          </table:table-cell>
          <table:table-cell table:style-name="ce10" table:formula="of:=ABS([.$M$1]-[.C89])" office:value-type="float" office:value="0.0591" calcext:value-type="float">
            <text:p>0.059</text:p>
          </table:table-cell>
          <table:table-cell table:style-name="ce10" table:formula="of:=ABS([.$M$1]-[.D89])" office:value-type="float" office:value="0.0359" calcext:value-type="float">
            <text:p>0.036</text:p>
          </table:table-cell>
          <table:table-cell table:style-name="ce10" table:formula="of:=ABS([.$M$1]-[.E89])" office:value-type="float" office:value="0.0672" calcext:value-type="float">
            <text:p>0.067</text:p>
          </table:table-cell>
          <table:table-cell table:style-name="ce10" table:formula="of:=ABS([.$M$1]-[.F89])" office:value-type="float" office:value="0.0294" calcext:value-type="float">
            <text:p>0.029</text:p>
          </table:table-cell>
          <table:table-cell table:style-name="ce10" table:formula="of:=ABS([.$M$1]-[.G89])" office:value-type="float" office:value="0.0309" calcext:value-type="float">
            <text:p>0.031</text:p>
          </table:table-cell>
          <table:table-cell table:style-name="ce10" table:formula="of:=ABS([.$M$1]-[.H89])" office:value-type="float" office:value="0.00960000000000005" calcext:value-type="float">
            <text:p>0.010</text:p>
          </table:table-cell>
          <table:table-cell table:style-name="ce10" table:formula="of:=ABS([.$M$1]-[.I89])" office:value-type="float" office:value="0.0403" calcext:value-type="float">
            <text:p>0.040</text:p>
          </table:table-cell>
          <table:table-cell table:style-name="ce10" table:formula="of:=ABS([.$M$1]-[.J89])" office:value-type="float" office:value="0.0352" calcext:value-type="float">
            <text:p>0.0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30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25" calcext:value-type="float">
            <text:p>0.925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9199" calcext:value-type="float">
            <text:p>0.9199</text:p>
          </table:table-cell>
          <table:table-cell table:number-columns-repeated="4"/>
          <table:table-cell table:style-name="ce4" office:value-type="string" calcext:value-type="string">
            <text:p>Min:</text:p>
          </table:table-cell>
          <table:table-cell table:style-name="ce12" table:formula="of:=-[.$AR$3]" office:value-type="float" office:value="-0.2198" calcext:value-type="float">
            <text:p>-0.220</text:p>
          </table:table-cell>
          <table:table-cell table:style-name="ce12" table:number-columns-repeated="8"/>
          <table:table-cell/>
          <table:table-cell table:style-name="ce4" office:value-type="string" calcext:value-type="string">
            <text:p>Min:</text:p>
          </table:table-cell>
          <table:table-cell table:style-name="ce26" table:formula="of:=-[.$AR$3]" office:value-type="float" office:value="-0.2198" calcext:value-type="float">
            <text:p>-0.220</text:p>
          </table:table-cell>
          <table:table-cell table:style-name="ce26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16_30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59" calcext:value-type="float">
            <text:p>0.7859</text:p>
          </table:table-cell>
          <table:table-cell table:number-columns-repeated="4"/>
          <table:table-cell table:style-name="ce4" office:value-type="string" calcext:value-type="string">
            <text:p>Max:</text:p>
          </table:table-cell>
          <table:table-cell table:style-name="ce15" table:formula="of:=[.$AR$3]" office:value-type="float" office:value="0.2198" calcext:value-type="float">
            <text:p>0.220</text:p>
          </table:table-cell>
          <table:table-cell table:style-name="ce12" table:number-columns-repeated="8"/>
          <table:table-cell/>
          <table:table-cell table:style-name="ce4" office:value-type="string" calcext:value-type="string">
            <text:p>Max:</text:p>
          </table:table-cell>
          <table:table-cell table:style-name="ce29" table:formula="of:=[.$AR$3]" office:value-type="float" office:value="0.2198" calcext:value-type="float">
            <text:p>0.220</text:p>
          </table:table-cell>
          <table:table-cell table:style-name="ce26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30_16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944" calcext:value-type="float">
            <text:p>0.7944</text:p>
          </table:table-cell>
          <table:table-cell table:number-columns-repeated="5"/>
          <table:table-cell table:style-name="ce16"/>
          <table:table-cell table:style-name="ce20" table:number-columns-repeated="8"/>
          <table:table-cell/>
          <table:table-cell table:style-name="ce1"/>
          <table:table-cell table:style-name="ce30"/>
          <table:table-cell table:style-name="ce35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16_60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7691" calcext:value-type="float">
            <text:p>0.769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899" calcext:value-type="float">
            <text:p>0.8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7913" calcext:value-type="float">
            <text:p>0.7913</text:p>
          </table:table-cell>
          <table:table-cell table:number-columns-repeated="15"/>
          <table:table-cell table:style-name="ce1" table:number-columns-repeated="10"/>
          <table:table-cell table:number-columns-repeated="16"/>
        </table:table-row>
        <table:table-row table:style-name="ro1">
          <table:table-cell office:value-type="string" calcext:value-type="string">
            <text:p>60_16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805" calcext:value-type="float">
            <text:p>0.805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868" calcext:value-type="float">
            <text:p>0.868</text:p>
          </table:table-cell>
          <table:table-cell table:number-columns-repeated="15"/>
          <table:table-cell table:style-name="ce1" table:number-columns-repeated="10"/>
          <table:table-cell table:number-columns-repeated="16"/>
        </table:table-row>
        <table:table-row table:style-name="ro1">
          <table:table-cell office:value-type="string" calcext:value-type="string">
            <text:p>16_90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7992" calcext:value-type="float">
            <text:p>0.7992</text:p>
          </table:table-cell>
          <table:table-cell table:number-columns-repeated="4"/>
          <table:table-cell table:style-name="Default" table:number-columns-repeated="10"/>
          <table:table-cell table:number-columns-repeated="27"/>
        </table:table-row>
        <table:table-row table:style-name="ro1">
          <table:table-cell office:value-type="string" calcext:value-type="string">
            <text:p>90_16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7821" calcext:value-type="float">
            <text:p>0.782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8875" calcext:value-type="float">
            <text:p>0.8875</text:p>
          </table:table-cell>
          <table:table-cell table:number-columns-repeated="4"/>
          <table:table-cell table:style-name="ce2" office:value-type="string" calcext:value-type="string" table:number-columns-spanned="10" table:number-rows-spanned="1">
            <text:p>Studentized</text:p>
          </table:table-cell>
          <table:covered-table-cell table:number-columns-repeated="9"/>
          <table:table-cell/>
          <table:table-cell table:style-name="ce2" office:value-type="string" calcext:value-type="string" table:number-columns-spanned="10" table:number-rows-spanned="1">
            <text:p>Studentized</text:p>
          </table:table-cell>
          <table:covered-table-cell table:number-columns-repeated="9" table:style-name="ce1"/>
          <table:table-cell table:number-columns-repeated="16"/>
        </table:table-row>
        <table:table-row table:style-name="ro1">
          <table:table-cell office:value-type="string" calcext:value-type="string">
            <text:p>16_200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7925" calcext:value-type="float">
            <text:p>0.7925</text:p>
          </table:table-cell>
          <table:table-cell table:number-columns-repeated="5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/>
          <table:table-cell table:style-name="ce1"/>
          <table:table-cell table:style-name="ce5" office:value-type="string" calcext:value-type="string">
            <text:p>0.2_0.2</text:p>
          </table:table-cell>
          <table:table-cell table:style-name="ce5" office:value-type="string" calcext:value-type="string">
            <text:p>0.5_0.5</text:p>
          </table:table-cell>
          <table:table-cell table:style-name="ce5" office:value-type="string" calcext:value-type="string">
            <text:p>1_1</text:p>
          </table:table-cell>
          <table:table-cell table:style-name="ce5" office:value-type="string" calcext:value-type="string">
            <text:p>0.2_0.5</text:p>
          </table:table-cell>
          <table:table-cell table:style-name="ce5" office:value-type="string" calcext:value-type="string">
            <text:p>0.5_0.2</text:p>
          </table:table-cell>
          <table:table-cell table:style-name="ce5" office:value-type="string" calcext:value-type="string">
            <text:p>0.2_1</text:p>
          </table:table-cell>
          <table:table-cell table:style-name="ce5" office:value-type="string" calcext:value-type="string">
            <text:p>1_0.2</text:p>
          </table:table-cell>
          <table:table-cell table:style-name="ce5" office:value-type="string" calcext:value-type="string">
            <text:p>0.5_1</text:p>
          </table:table-cell>
          <table:table-cell table:style-name="ce5" office:value-type="string" calcext:value-type="string">
            <text:p>1_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_16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27" calcext:value-type="float">
            <text:p>0.927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923" calcext:value-type="float">
            <text:p>0.8923</text:p>
          </table:table-cell>
          <table:table-cell table:number-columns-repeated="4"/>
          <table:table-cell table:style-name="ce3" office:value-type="string" calcext:value-type="string">
            <text:p>16_16</text:p>
          </table:table-cell>
          <table:table-cell table:style-name="ce17" table:formula="of:=[.$M$1]-[.B93]" office:value-type="float" office:value="0.0365" calcext:value-type="float">
            <text:p>0.037</text:p>
          </table:table-cell>
          <table:table-cell table:style-name="ce17" table:formula="of:=[.$M$1]-[.C93]" office:value-type="float" office:value="0.0754" calcext:value-type="float">
            <text:p>0.075</text:p>
          </table:table-cell>
          <table:table-cell table:style-name="ce17" table:formula="of:=[.$M$1]-[.D93]" office:value-type="float" office:value="0.2198" calcext:value-type="float">
            <text:p>0.220</text:p>
          </table:table-cell>
          <table:table-cell table:style-name="ce17" table:formula="of:=[.$M$1]-[.E93]" office:value-type="float" office:value="0.0519000000000001" calcext:value-type="float">
            <text:p>0.052</text:p>
          </table:table-cell>
          <table:table-cell table:style-name="ce17" table:formula="of:=[.$M$1]-[.F93]" office:value-type="float" office:value="0.0599000000000001" calcext:value-type="float">
            <text:p>0.060</text:p>
          </table:table-cell>
          <table:table-cell table:style-name="ce17" table:formula="of:=[.$M$1]-[.G93]" office:value-type="float" office:value="0.1537" calcext:value-type="float">
            <text:p>0.154</text:p>
          </table:table-cell>
          <table:table-cell table:style-name="ce17" table:formula="of:=[.$M$1]-[.H93]" office:value-type="float" office:value="0.1491" calcext:value-type="float">
            <text:p>0.149</text:p>
          </table:table-cell>
          <table:table-cell table:style-name="ce17" table:formula="of:=[.$M$1]-[.I93]" office:value-type="float" office:value="0.1638" calcext:value-type="float">
            <text:p>0.164</text:p>
          </table:table-cell>
          <table:table-cell table:style-name="ce17" table:formula="of:=[.$M$1]-[.J93]" office:value-type="float" office:value="0.1716" calcext:value-type="float">
            <text:p>0.172</text:p>
          </table:table-cell>
          <table:table-cell/>
          <table:table-cell table:style-name="ce3" office:value-type="string" calcext:value-type="string">
            <text:p>16_16</text:p>
          </table:table-cell>
          <table:table-cell table:style-name="ce31" table:formula="of:=ABS([.$M$1]-[.B93])" office:value-type="float" office:value="0.0365" calcext:value-type="float">
            <text:p>0.037</text:p>
          </table:table-cell>
          <table:table-cell table:style-name="ce31" table:formula="of:=ABS([.$M$1]-[.C93])" office:value-type="float" office:value="0.0754" calcext:value-type="float">
            <text:p>0.075</text:p>
          </table:table-cell>
          <table:table-cell table:style-name="ce31" table:formula="of:=ABS([.$M$1]-[.D93])" office:value-type="float" office:value="0.2198" calcext:value-type="float">
            <text:p>0.220</text:p>
          </table:table-cell>
          <table:table-cell table:style-name="ce31" table:formula="of:=ABS([.$M$1]-[.E93])" office:value-type="float" office:value="0.0519000000000001" calcext:value-type="float">
            <text:p>0.052</text:p>
          </table:table-cell>
          <table:table-cell table:style-name="ce31" table:formula="of:=ABS([.$M$1]-[.F93])" office:value-type="float" office:value="0.0599000000000001" calcext:value-type="float">
            <text:p>0.060</text:p>
          </table:table-cell>
          <table:table-cell table:style-name="ce31" table:formula="of:=ABS([.$M$1]-[.G93])" office:value-type="float" office:value="0.1537" calcext:value-type="float">
            <text:p>0.154</text:p>
          </table:table-cell>
          <table:table-cell table:style-name="ce31" table:formula="of:=ABS([.$M$1]-[.H93])" office:value-type="float" office:value="0.1491" calcext:value-type="float">
            <text:p>0.149</text:p>
          </table:table-cell>
          <table:table-cell table:style-name="ce31" table:formula="of:=ABS([.$M$1]-[.I93])" office:value-type="float" office:value="0.1638" calcext:value-type="float">
            <text:p>0.164</text:p>
          </table:table-cell>
          <table:table-cell table:style-name="ce31" table:formula="of:=ABS([.$M$1]-[.J93])" office:value-type="float" office:value="0.1716" calcext:value-type="float">
            <text:p>0.172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30_30</text:p>
          </table:table-cell>
          <table:table-cell table:style-name="ce17" table:formula="of:=[.$M$1]-[.B94]" office:value-type="float" office:value="0.0235000000000001" calcext:value-type="float">
            <text:p>0.024</text:p>
          </table:table-cell>
          <table:table-cell table:style-name="ce17" table:formula="of:=[.$M$1]-[.C94]" office:value-type="float" office:value="0.0438000000000001" calcext:value-type="float">
            <text:p>0.044</text:p>
          </table:table-cell>
          <table:table-cell table:style-name="ce17" table:formula="of:=[.$M$1]-[.D94]" office:value-type="float" office:value="0.2016" calcext:value-type="float">
            <text:p>0.202</text:p>
          </table:table-cell>
          <table:table-cell table:style-name="ce17" table:formula="of:=[.$M$1]-[.E94]" office:value-type="float" office:value="0.0243" calcext:value-type="float">
            <text:p>0.024</text:p>
          </table:table-cell>
          <table:table-cell table:style-name="ce17" table:formula="of:=[.$M$1]-[.F94]" office:value-type="float" office:value="0.0237000000000001" calcext:value-type="float">
            <text:p>0.024</text:p>
          </table:table-cell>
          <table:table-cell table:style-name="ce17" table:formula="of:=[.$M$1]-[.G94]" office:value-type="float" office:value="0.1272" calcext:value-type="float">
            <text:p>0.127</text:p>
          </table:table-cell>
          <table:table-cell table:style-name="ce17" table:formula="of:=[.$M$1]-[.H94]" office:value-type="float" office:value="0.123" calcext:value-type="float">
            <text:p>0.123</text:p>
          </table:table-cell>
          <table:table-cell table:style-name="ce17" table:formula="of:=[.$M$1]-[.I94]" office:value-type="float" office:value="0.1302" calcext:value-type="float">
            <text:p>0.130</text:p>
          </table:table-cell>
          <table:table-cell table:style-name="ce17" table:formula="of:=[.$M$1]-[.J94]" office:value-type="float" office:value="0.1428" calcext:value-type="float">
            <text:p>0.143</text:p>
          </table:table-cell>
          <table:table-cell/>
          <table:table-cell table:style-name="ce3" office:value-type="string" calcext:value-type="string">
            <text:p>30_30</text:p>
          </table:table-cell>
          <table:table-cell table:style-name="ce31" table:formula="of:=ABS([.$M$1]-[.B94])" office:value-type="float" office:value="0.0235000000000001" calcext:value-type="float">
            <text:p>0.024</text:p>
          </table:table-cell>
          <table:table-cell table:style-name="ce31" table:formula="of:=ABS([.$M$1]-[.C94])" office:value-type="float" office:value="0.0438000000000001" calcext:value-type="float">
            <text:p>0.044</text:p>
          </table:table-cell>
          <table:table-cell table:style-name="ce31" table:formula="of:=ABS([.$M$1]-[.D94])" office:value-type="float" office:value="0.2016" calcext:value-type="float">
            <text:p>0.202</text:p>
          </table:table-cell>
          <table:table-cell table:style-name="ce31" table:formula="of:=ABS([.$M$1]-[.E94])" office:value-type="float" office:value="0.0243" calcext:value-type="float">
            <text:p>0.024</text:p>
          </table:table-cell>
          <table:table-cell table:style-name="ce31" table:formula="of:=ABS([.$M$1]-[.F94])" office:value-type="float" office:value="0.0237000000000001" calcext:value-type="float">
            <text:p>0.024</text:p>
          </table:table-cell>
          <table:table-cell table:style-name="ce31" table:formula="of:=ABS([.$M$1]-[.G94])" office:value-type="float" office:value="0.1272" calcext:value-type="float">
            <text:p>0.127</text:p>
          </table:table-cell>
          <table:table-cell table:style-name="ce31" table:formula="of:=ABS([.$M$1]-[.H94])" office:value-type="float" office:value="0.123" calcext:value-type="float">
            <text:p>0.123</text:p>
          </table:table-cell>
          <table:table-cell table:style-name="ce31" table:formula="of:=ABS([.$M$1]-[.I94])" office:value-type="float" office:value="0.1302" calcext:value-type="float">
            <text:p>0.130</text:p>
          </table:table-cell>
          <table:table-cell table:style-name="ce31" table:formula="of:=ABS([.$M$1]-[.J94])" office:value-type="float" office:value="0.1428" calcext:value-type="float">
            <text:p>0.143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60_60</text:p>
          </table:table-cell>
          <table:table-cell table:style-name="ce17" table:formula="of:=[.$M$1]-[.B95]" office:value-type="float" office:value="0.0159" calcext:value-type="float">
            <text:p>0.016</text:p>
          </table:table-cell>
          <table:table-cell table:style-name="ce17" table:formula="of:=[.$M$1]-[.C95]" office:value-type="float" office:value="0.0217000000000001" calcext:value-type="float">
            <text:p>0.022</text:p>
          </table:table-cell>
          <table:table-cell table:style-name="ce17" table:formula="of:=[.$M$1]-[.D95]" office:value-type="float" office:value="0.0949" calcext:value-type="float">
            <text:p>0.095</text:p>
          </table:table-cell>
          <table:table-cell table:style-name="ce17" table:formula="of:=[.$M$1]-[.E95]" office:value-type="float" office:value="0.0113" calcext:value-type="float">
            <text:p>0.011</text:p>
          </table:table-cell>
          <table:table-cell table:style-name="ce17" table:formula="of:=[.$M$1]-[.F95]" office:value-type="float" office:value="0.0141" calcext:value-type="float">
            <text:p>0.014</text:p>
          </table:table-cell>
          <table:table-cell table:style-name="ce17" table:formula="of:=[.$M$1]-[.G95]" office:value-type="float" office:value="0.0506" calcext:value-type="float">
            <text:p>0.051</text:p>
          </table:table-cell>
          <table:table-cell table:style-name="ce17" table:formula="of:=[.$M$1]-[.H95]" office:value-type="float" office:value="0.0563" calcext:value-type="float">
            <text:p>0.056</text:p>
          </table:table-cell>
          <table:table-cell table:style-name="ce17" table:formula="of:=[.$M$1]-[.I95]" office:value-type="float" office:value="0.0630000000000001" calcext:value-type="float">
            <text:p>0.063</text:p>
          </table:table-cell>
          <table:table-cell table:style-name="ce17" table:formula="of:=[.$M$1]-[.J95]" office:value-type="float" office:value="0.0621" calcext:value-type="float">
            <text:p>0.062</text:p>
          </table:table-cell>
          <table:table-cell/>
          <table:table-cell table:style-name="ce3" office:value-type="string" calcext:value-type="string">
            <text:p>60_60</text:p>
          </table:table-cell>
          <table:table-cell table:style-name="ce31" table:formula="of:=ABS([.$M$1]-[.B95])" office:value-type="float" office:value="0.0159" calcext:value-type="float">
            <text:p>0.016</text:p>
          </table:table-cell>
          <table:table-cell table:style-name="ce31" table:formula="of:=ABS([.$M$1]-[.C95])" office:value-type="float" office:value="0.0217000000000001" calcext:value-type="float">
            <text:p>0.022</text:p>
          </table:table-cell>
          <table:table-cell table:style-name="ce31" table:formula="of:=ABS([.$M$1]-[.D95])" office:value-type="float" office:value="0.0949" calcext:value-type="float">
            <text:p>0.095</text:p>
          </table:table-cell>
          <table:table-cell table:style-name="ce31" table:formula="of:=ABS([.$M$1]-[.E95])" office:value-type="float" office:value="0.0113" calcext:value-type="float">
            <text:p>0.011</text:p>
          </table:table-cell>
          <table:table-cell table:style-name="ce31" table:formula="of:=ABS([.$M$1]-[.F95])" office:value-type="float" office:value="0.0141" calcext:value-type="float">
            <text:p>0.014</text:p>
          </table:table-cell>
          <table:table-cell table:style-name="ce31" table:formula="of:=ABS([.$M$1]-[.G95])" office:value-type="float" office:value="0.0506" calcext:value-type="float">
            <text:p>0.051</text:p>
          </table:table-cell>
          <table:table-cell table:style-name="ce31" table:formula="of:=ABS([.$M$1]-[.H95])" office:value-type="float" office:value="0.0563" calcext:value-type="float">
            <text:p>0.056</text:p>
          </table:table-cell>
          <table:table-cell table:style-name="ce31" table:formula="of:=ABS([.$M$1]-[.I95])" office:value-type="float" office:value="0.0630000000000001" calcext:value-type="float">
            <text:p>0.063</text:p>
          </table:table-cell>
          <table:table-cell table:style-name="ce31" table:formula="of:=ABS([.$M$1]-[.J95])" office:value-type="float" office:value="0.0621" calcext:value-type="float">
            <text:p>0.062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90_90</text:p>
          </table:table-cell>
          <table:table-cell table:style-name="ce17" table:formula="of:=[.$M$1]-[.B96]" office:value-type="float" office:value="0.00660000000000005" calcext:value-type="float">
            <text:p>0.007</text:p>
          </table:table-cell>
          <table:table-cell table:style-name="ce17" table:formula="of:=[.$M$1]-[.C96]" office:value-type="float" office:value="0.0133" calcext:value-type="float">
            <text:p>0.013</text:p>
          </table:table-cell>
          <table:table-cell table:style-name="ce17" table:formula="of:=[.$M$1]-[.D96]" office:value-type="float" office:value="0.053" calcext:value-type="float">
            <text:p>0.053</text:p>
          </table:table-cell>
          <table:table-cell table:style-name="ce17" table:formula="of:=[.$M$1]-[.E96]" office:value-type="float" office:value="0.00470000000000004" calcext:value-type="float">
            <text:p>0.005</text:p>
          </table:table-cell>
          <table:table-cell table:style-name="ce17" table:formula="of:=[.$M$1]-[.F96]" office:value-type="float" office:value="0.00329999999999997" calcext:value-type="float">
            <text:p>0.003</text:p>
          </table:table-cell>
          <table:table-cell table:style-name="ce17" table:formula="of:=[.$M$1]-[.G96]" office:value-type="float" office:value="0.0227000000000001" calcext:value-type="float">
            <text:p>0.023</text:p>
          </table:table-cell>
          <table:table-cell table:style-name="ce17" table:formula="of:=[.$M$1]-[.H96]" office:value-type="float" office:value="0.0257000000000001" calcext:value-type="float">
            <text:p>0.026</text:p>
          </table:table-cell>
          <table:table-cell table:style-name="ce17" table:formula="of:=[.$M$1]-[.I96]" office:value-type="float" office:value="0.0336000000000001" calcext:value-type="float">
            <text:p>0.034</text:p>
          </table:table-cell>
          <table:table-cell table:style-name="ce17" table:formula="of:=[.$M$1]-[.J96]" office:value-type="float" office:value="0.0281" calcext:value-type="float">
            <text:p>0.028</text:p>
          </table:table-cell>
          <table:table-cell/>
          <table:table-cell table:style-name="ce3" office:value-type="string" calcext:value-type="string">
            <text:p>90_90</text:p>
          </table:table-cell>
          <table:table-cell table:style-name="ce31" table:formula="of:=ABS([.$M$1]-[.B96])" office:value-type="float" office:value="0.00660000000000005" calcext:value-type="float">
            <text:p>0.007</text:p>
          </table:table-cell>
          <table:table-cell table:style-name="ce31" table:formula="of:=ABS([.$M$1]-[.C96])" office:value-type="float" office:value="0.0133" calcext:value-type="float">
            <text:p>0.013</text:p>
          </table:table-cell>
          <table:table-cell table:style-name="ce31" table:formula="of:=ABS([.$M$1]-[.D96])" office:value-type="float" office:value="0.053" calcext:value-type="float">
            <text:p>0.053</text:p>
          </table:table-cell>
          <table:table-cell table:style-name="ce31" table:formula="of:=ABS([.$M$1]-[.E96])" office:value-type="float" office:value="0.00470000000000004" calcext:value-type="float">
            <text:p>0.005</text:p>
          </table:table-cell>
          <table:table-cell table:style-name="ce31" table:formula="of:=ABS([.$M$1]-[.F96])" office:value-type="float" office:value="0.00329999999999997" calcext:value-type="float">
            <text:p>0.003</text:p>
          </table:table-cell>
          <table:table-cell table:style-name="ce31" table:formula="of:=ABS([.$M$1]-[.G96])" office:value-type="float" office:value="0.0227000000000001" calcext:value-type="float">
            <text:p>0.023</text:p>
          </table:table-cell>
          <table:table-cell table:style-name="ce31" table:formula="of:=ABS([.$M$1]-[.H96])" office:value-type="float" office:value="0.0257000000000001" calcext:value-type="float">
            <text:p>0.026</text:p>
          </table:table-cell>
          <table:table-cell table:style-name="ce31" table:formula="of:=ABS([.$M$1]-[.I96])" office:value-type="float" office:value="0.0336000000000001" calcext:value-type="float">
            <text:p>0.034</text:p>
          </table:table-cell>
          <table:table-cell table:style-name="ce31" table:formula="of:=ABS([.$M$1]-[.J96])" office:value-type="float" office:value="0.0281" calcext:value-type="float">
            <text:p>0.028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200_200</text:p>
          </table:table-cell>
          <table:table-cell table:style-name="ce17" table:formula="of:=[.$M$1]-[.B97]" office:value-type="float" office:value="0.00119999999999998" calcext:value-type="float">
            <text:p>0.001</text:p>
          </table:table-cell>
          <table:table-cell table:style-name="ce17" table:formula="of:=[.$M$1]-[.C97]" office:value-type="float" office:value="0.00650000000000006" calcext:value-type="float">
            <text:p>0.007</text:p>
          </table:table-cell>
          <table:table-cell table:style-name="ce17" table:formula="of:=[.$M$1]-[.D97]" office:value-type="float" office:value="0.0174" calcext:value-type="float">
            <text:p>0.017</text:p>
          </table:table-cell>
          <table:table-cell table:style-name="ce17" table:formula="of:=[.$M$1]-[.E97]" office:value-type="float" office:value="0.00470000000000004" calcext:value-type="float">
            <text:p>0.005</text:p>
          </table:table-cell>
          <table:table-cell table:style-name="ce17" table:formula="of:=[.$M$1]-[.F97]" office:value-type="float" office:value="0.00409999999999999" calcext:value-type="float">
            <text:p>0.004</text:p>
          </table:table-cell>
          <table:table-cell table:style-name="ce17" table:formula="of:=[.$M$1]-[.G97]" office:value-type="float" office:value="0.00840000000000007" calcext:value-type="float">
            <text:p>0.008</text:p>
          </table:table-cell>
          <table:table-cell table:style-name="ce17" table:formula="of:=[.$M$1]-[.H97]" office:value-type="float" office:value="0.00850000000000006" calcext:value-type="float">
            <text:p>0.009</text:p>
          </table:table-cell>
          <table:table-cell table:style-name="ce17" table:formula="of:=[.$M$1]-[.I97]" office:value-type="float" office:value="0.0131" calcext:value-type="float">
            <text:p>0.013</text:p>
          </table:table-cell>
          <table:table-cell table:style-name="ce17" table:formula="of:=[.$M$1]-[.J97]" office:value-type="float" office:value="0.0081" calcext:value-type="float">
            <text:p>0.008</text:p>
          </table:table-cell>
          <table:table-cell/>
          <table:table-cell table:style-name="ce3" office:value-type="string" calcext:value-type="string">
            <text:p>200_200</text:p>
          </table:table-cell>
          <table:table-cell table:style-name="ce31" table:formula="of:=ABS([.$M$1]-[.B97])" office:value-type="float" office:value="0.00119999999999998" calcext:value-type="float">
            <text:p>0.001</text:p>
          </table:table-cell>
          <table:table-cell table:style-name="ce31" table:formula="of:=ABS([.$M$1]-[.C97])" office:value-type="float" office:value="0.00650000000000006" calcext:value-type="float">
            <text:p>0.007</text:p>
          </table:table-cell>
          <table:table-cell table:style-name="ce31" table:formula="of:=ABS([.$M$1]-[.D97])" office:value-type="float" office:value="0.0174" calcext:value-type="float">
            <text:p>0.017</text:p>
          </table:table-cell>
          <table:table-cell table:style-name="ce31" table:formula="of:=ABS([.$M$1]-[.E97])" office:value-type="float" office:value="0.00470000000000004" calcext:value-type="float">
            <text:p>0.005</text:p>
          </table:table-cell>
          <table:table-cell table:style-name="ce31" table:formula="of:=ABS([.$M$1]-[.F97])" office:value-type="float" office:value="0.00409999999999999" calcext:value-type="float">
            <text:p>0.004</text:p>
          </table:table-cell>
          <table:table-cell table:style-name="ce31" table:formula="of:=ABS([.$M$1]-[.G97])" office:value-type="float" office:value="0.00840000000000007" calcext:value-type="float">
            <text:p>0.008</text:p>
          </table:table-cell>
          <table:table-cell table:style-name="ce31" table:formula="of:=ABS([.$M$1]-[.H97])" office:value-type="float" office:value="0.00850000000000006" calcext:value-type="float">
            <text:p>0.009</text:p>
          </table:table-cell>
          <table:table-cell table:style-name="ce31" table:formula="of:=ABS([.$M$1]-[.I97])" office:value-type="float" office:value="0.0131" calcext:value-type="float">
            <text:p>0.013</text:p>
          </table:table-cell>
          <table:table-cell table:style-name="ce31" table:formula="of:=ABS([.$M$1]-[.J97])" office:value-type="float" office:value="0.0081" calcext:value-type="float">
            <text:p>0.008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30_60</text:p>
          </table:table-cell>
          <table:table-cell table:style-name="ce17" table:formula="of:=[.$M$1]-[.B98]" office:value-type="float" office:value="0.0193" calcext:value-type="float">
            <text:p>0.019</text:p>
          </table:table-cell>
          <table:table-cell table:style-name="ce17" table:formula="of:=[.$M$1]-[.C98]" office:value-type="float" office:value="0.0315" calcext:value-type="float">
            <text:p>0.032</text:p>
          </table:table-cell>
          <table:table-cell table:style-name="ce17" table:formula="of:=[.$M$1]-[.D98]" office:value-type="float" office:value="0.1651" calcext:value-type="float">
            <text:p>0.165</text:p>
          </table:table-cell>
          <table:table-cell table:style-name="ce17" table:formula="of:=[.$M$1]-[.E98]" office:value-type="float" office:value="0.012" calcext:value-type="float">
            <text:p>0.012</text:p>
          </table:table-cell>
          <table:table-cell table:style-name="ce17" table:formula="of:=[.$M$1]-[.F98]" office:value-type="float" office:value="0.0176000000000001" calcext:value-type="float">
            <text:p>0.018</text:p>
          </table:table-cell>
          <table:table-cell table:style-name="ce17" table:formula="of:=[.$M$1]-[.G98]" office:value-type="float" office:value="0.0505" calcext:value-type="float">
            <text:p>0.051</text:p>
          </table:table-cell>
          <table:table-cell table:style-name="ce17" table:formula="of:=[.$M$1]-[.H98]" office:value-type="float" office:value="0.1199" calcext:value-type="float">
            <text:p>0.120</text:p>
          </table:table-cell>
          <table:table-cell table:style-name="ce17" table:formula="of:=[.$M$1]-[.I98]" office:value-type="float" office:value="0.0645" calcext:value-type="float">
            <text:p>0.065</text:p>
          </table:table-cell>
          <table:table-cell table:style-name="ce17" table:formula="of:=[.$M$1]-[.J98]" office:value-type="float" office:value="0.1326" calcext:value-type="float">
            <text:p>0.133</text:p>
          </table:table-cell>
          <table:table-cell/>
          <table:table-cell table:style-name="ce3" office:value-type="string" calcext:value-type="string">
            <text:p>30_60</text:p>
          </table:table-cell>
          <table:table-cell table:style-name="ce31" table:formula="of:=ABS([.$M$1]-[.B98])" office:value-type="float" office:value="0.0193" calcext:value-type="float">
            <text:p>0.019</text:p>
          </table:table-cell>
          <table:table-cell table:style-name="ce31" table:formula="of:=ABS([.$M$1]-[.C98])" office:value-type="float" office:value="0.0315" calcext:value-type="float">
            <text:p>0.032</text:p>
          </table:table-cell>
          <table:table-cell table:style-name="ce31" table:formula="of:=ABS([.$M$1]-[.D98])" office:value-type="float" office:value="0.1651" calcext:value-type="float">
            <text:p>0.165</text:p>
          </table:table-cell>
          <table:table-cell table:style-name="ce31" table:formula="of:=ABS([.$M$1]-[.E98])" office:value-type="float" office:value="0.012" calcext:value-type="float">
            <text:p>0.012</text:p>
          </table:table-cell>
          <table:table-cell table:style-name="ce31" table:formula="of:=ABS([.$M$1]-[.F98])" office:value-type="float" office:value="0.0176000000000001" calcext:value-type="float">
            <text:p>0.018</text:p>
          </table:table-cell>
          <table:table-cell table:style-name="ce31" table:formula="of:=ABS([.$M$1]-[.G98])" office:value-type="float" office:value="0.0505" calcext:value-type="float">
            <text:p>0.051</text:p>
          </table:table-cell>
          <table:table-cell table:style-name="ce31" table:formula="of:=ABS([.$M$1]-[.H98])" office:value-type="float" office:value="0.1199" calcext:value-type="float">
            <text:p>0.120</text:p>
          </table:table-cell>
          <table:table-cell table:style-name="ce31" table:formula="of:=ABS([.$M$1]-[.I98])" office:value-type="float" office:value="0.0645" calcext:value-type="float">
            <text:p>0.065</text:p>
          </table:table-cell>
          <table:table-cell table:style-name="ce31" table:formula="of:=ABS([.$M$1]-[.J98])" office:value-type="float" office:value="0.1326" calcext:value-type="float">
            <text:p>0.133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60_30</text:p>
          </table:table-cell>
          <table:table-cell table:style-name="ce17" table:formula="of:=[.$M$1]-[.B99]" office:value-type="float" office:value="0.0161" calcext:value-type="float">
            <text:p>0.016</text:p>
          </table:table-cell>
          <table:table-cell table:style-name="ce17" table:formula="of:=[.$M$1]-[.C99]" office:value-type="float" office:value="0.0329" calcext:value-type="float">
            <text:p>0.033</text:p>
          </table:table-cell>
          <table:table-cell table:style-name="ce17" table:formula="of:=[.$M$1]-[.D99]" office:value-type="float" office:value="0.152" calcext:value-type="float">
            <text:p>0.152</text:p>
          </table:table-cell>
          <table:table-cell table:style-name="ce17" table:formula="of:=[.$M$1]-[.E99]" office:value-type="float" office:value="0.0218" calcext:value-type="float">
            <text:p>0.022</text:p>
          </table:table-cell>
          <table:table-cell table:style-name="ce17" table:formula="of:=[.$M$1]-[.F99]" office:value-type="float" office:value="0.0141" calcext:value-type="float">
            <text:p>0.014</text:p>
          </table:table-cell>
          <table:table-cell table:style-name="ce17" table:formula="of:=[.$M$1]-[.G99]" office:value-type="float" office:value="0.1285" calcext:value-type="float">
            <text:p>0.129</text:p>
          </table:table-cell>
          <table:table-cell table:style-name="ce17" table:formula="of:=[.$M$1]-[.H99]" office:value-type="float" office:value="0.0537" calcext:value-type="float">
            <text:p>0.054</text:p>
          </table:table-cell>
          <table:table-cell table:style-name="ce17" table:formula="of:=[.$M$1]-[.I99]" office:value-type="float" office:value="0.1287" calcext:value-type="float">
            <text:p>0.129</text:p>
          </table:table-cell>
          <table:table-cell table:style-name="ce17" table:formula="of:=[.$M$1]-[.J99]" office:value-type="float" office:value="0.0670000000000001" calcext:value-type="float">
            <text:p>0.067</text:p>
          </table:table-cell>
          <table:table-cell/>
          <table:table-cell table:style-name="ce3" office:value-type="string" calcext:value-type="string">
            <text:p>60_30</text:p>
          </table:table-cell>
          <table:table-cell table:style-name="ce31" table:formula="of:=ABS([.$M$1]-[.B99])" office:value-type="float" office:value="0.0161" calcext:value-type="float">
            <text:p>0.016</text:p>
          </table:table-cell>
          <table:table-cell table:style-name="ce31" table:formula="of:=ABS([.$M$1]-[.C99])" office:value-type="float" office:value="0.0329" calcext:value-type="float">
            <text:p>0.033</text:p>
          </table:table-cell>
          <table:table-cell table:style-name="ce31" table:formula="of:=ABS([.$M$1]-[.D99])" office:value-type="float" office:value="0.152" calcext:value-type="float">
            <text:p>0.152</text:p>
          </table:table-cell>
          <table:table-cell table:style-name="ce31" table:formula="of:=ABS([.$M$1]-[.E99])" office:value-type="float" office:value="0.0218" calcext:value-type="float">
            <text:p>0.022</text:p>
          </table:table-cell>
          <table:table-cell table:style-name="ce31" table:formula="of:=ABS([.$M$1]-[.F99])" office:value-type="float" office:value="0.0141" calcext:value-type="float">
            <text:p>0.014</text:p>
          </table:table-cell>
          <table:table-cell table:style-name="ce31" table:formula="of:=ABS([.$M$1]-[.G99])" office:value-type="float" office:value="0.1285" calcext:value-type="float">
            <text:p>0.129</text:p>
          </table:table-cell>
          <table:table-cell table:style-name="ce31" table:formula="of:=ABS([.$M$1]-[.H99])" office:value-type="float" office:value="0.0537" calcext:value-type="float">
            <text:p>0.054</text:p>
          </table:table-cell>
          <table:table-cell table:style-name="ce31" table:formula="of:=ABS([.$M$1]-[.I99])" office:value-type="float" office:value="0.1287" calcext:value-type="float">
            <text:p>0.129</text:p>
          </table:table-cell>
          <table:table-cell table:style-name="ce31" table:formula="of:=ABS([.$M$1]-[.J99])" office:value-type="float" office:value="0.0670000000000001" calcext:value-type="float">
            <text:p>0.06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30_90</text:p>
          </table:table-cell>
          <table:table-cell table:style-name="ce17" table:formula="of:=[.$M$1]-[.B100]" office:value-type="float" office:value="0.0153" calcext:value-type="float">
            <text:p>0.015</text:p>
          </table:table-cell>
          <table:table-cell table:style-name="ce17" table:formula="of:=[.$M$1]-[.C100]" office:value-type="float" office:value="0.0281" calcext:value-type="float">
            <text:p>0.028</text:p>
          </table:table-cell>
          <table:table-cell table:style-name="ce17" table:formula="of:=[.$M$1]-[.D100]" office:value-type="float" office:value="0.1429" calcext:value-type="float">
            <text:p>0.143</text:p>
          </table:table-cell>
          <table:table-cell table:style-name="ce17" table:formula="of:=[.$M$1]-[.E100]" office:value-type="float" office:value="0.0204" calcext:value-type="float">
            <text:p>0.020</text:p>
          </table:table-cell>
          <table:table-cell table:style-name="ce17" table:formula="of:=[.$M$1]-[.F100]" office:value-type="float" office:value="0.0218" calcext:value-type="float">
            <text:p>0.022</text:p>
          </table:table-cell>
          <table:table-cell table:style-name="ce17" table:formula="of:=[.$M$1]-[.G100]" office:value-type="float" office:value="0.0282" calcext:value-type="float">
            <text:p>0.028</text:p>
          </table:table-cell>
          <table:table-cell table:style-name="ce17" table:formula="of:=[.$M$1]-[.H100]" office:value-type="float" office:value="0.1151" calcext:value-type="float">
            <text:p>0.115</text:p>
          </table:table-cell>
          <table:table-cell table:style-name="ce17" table:formula="of:=[.$M$1]-[.I100]" office:value-type="float" office:value="0.043" calcext:value-type="float">
            <text:p>0.043</text:p>
          </table:table-cell>
          <table:table-cell table:style-name="ce17" table:formula="of:=[.$M$1]-[.J100]" office:value-type="float" office:value="0.1286" calcext:value-type="float">
            <text:p>0.129</text:p>
          </table:table-cell>
          <table:table-cell/>
          <table:table-cell table:style-name="ce3" office:value-type="string" calcext:value-type="string">
            <text:p>30_90</text:p>
          </table:table-cell>
          <table:table-cell table:style-name="ce31" table:formula="of:=ABS([.$M$1]-[.B100])" office:value-type="float" office:value="0.0153" calcext:value-type="float">
            <text:p>0.015</text:p>
          </table:table-cell>
          <table:table-cell table:style-name="ce31" table:formula="of:=ABS([.$M$1]-[.C100])" office:value-type="float" office:value="0.0281" calcext:value-type="float">
            <text:p>0.028</text:p>
          </table:table-cell>
          <table:table-cell table:style-name="ce31" table:formula="of:=ABS([.$M$1]-[.D100])" office:value-type="float" office:value="0.1429" calcext:value-type="float">
            <text:p>0.143</text:p>
          </table:table-cell>
          <table:table-cell table:style-name="ce31" table:formula="of:=ABS([.$M$1]-[.E100])" office:value-type="float" office:value="0.0204" calcext:value-type="float">
            <text:p>0.020</text:p>
          </table:table-cell>
          <table:table-cell table:style-name="ce31" table:formula="of:=ABS([.$M$1]-[.F100])" office:value-type="float" office:value="0.0218" calcext:value-type="float">
            <text:p>0.022</text:p>
          </table:table-cell>
          <table:table-cell table:style-name="ce31" table:formula="of:=ABS([.$M$1]-[.G100])" office:value-type="float" office:value="0.0282" calcext:value-type="float">
            <text:p>0.028</text:p>
          </table:table-cell>
          <table:table-cell table:style-name="ce31" table:formula="of:=ABS([.$M$1]-[.H100])" office:value-type="float" office:value="0.1151" calcext:value-type="float">
            <text:p>0.115</text:p>
          </table:table-cell>
          <table:table-cell table:style-name="ce31" table:formula="of:=ABS([.$M$1]-[.I100])" office:value-type="float" office:value="0.043" calcext:value-type="float">
            <text:p>0.043</text:p>
          </table:table-cell>
          <table:table-cell table:style-name="ce31" table:formula="of:=ABS([.$M$1]-[.J100])" office:value-type="float" office:value="0.1286" calcext:value-type="float">
            <text:p>0.129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90_30</text:p>
          </table:table-cell>
          <table:table-cell table:style-name="ce17" table:formula="of:=[.$M$1]-[.B101]" office:value-type="float" office:value="0.0132" calcext:value-type="float">
            <text:p>0.013</text:p>
          </table:table-cell>
          <table:table-cell table:style-name="ce17" table:formula="of:=[.$M$1]-[.C101]" office:value-type="float" office:value="0.025" calcext:value-type="float">
            <text:p>0.025</text:p>
          </table:table-cell>
          <table:table-cell table:style-name="ce17" table:formula="of:=[.$M$1]-[.D101]" office:value-type="float" office:value="0.1416" calcext:value-type="float">
            <text:p>0.142</text:p>
          </table:table-cell>
          <table:table-cell table:style-name="ce17" table:formula="of:=[.$M$1]-[.E101]" office:value-type="float" office:value="0.0175000000000001" calcext:value-type="float">
            <text:p>0.018</text:p>
          </table:table-cell>
          <table:table-cell table:style-name="ce17" table:formula="of:=[.$M$1]-[.F101]" office:value-type="float" office:value="0.0141" calcext:value-type="float">
            <text:p>0.014</text:p>
          </table:table-cell>
          <table:table-cell table:style-name="ce17" table:formula="of:=[.$M$1]-[.G101]" office:value-type="float" office:value="0.121" calcext:value-type="float">
            <text:p>0.121</text:p>
          </table:table-cell>
          <table:table-cell table:style-name="ce17" table:formula="of:=[.$M$1]-[.H101]" office:value-type="float" office:value="0.0285" calcext:value-type="float">
            <text:p>0.029</text:p>
          </table:table-cell>
          <table:table-cell table:style-name="ce17" table:formula="of:=[.$M$1]-[.I101]" office:value-type="float" office:value="0.1217" calcext:value-type="float">
            <text:p>0.122</text:p>
          </table:table-cell>
          <table:table-cell table:style-name="ce17" table:formula="of:=[.$M$1]-[.J101]" office:value-type="float" office:value="0.0417000000000001" calcext:value-type="float">
            <text:p>0.042</text:p>
          </table:table-cell>
          <table:table-cell/>
          <table:table-cell table:style-name="ce3" office:value-type="string" calcext:value-type="string">
            <text:p>90_30</text:p>
          </table:table-cell>
          <table:table-cell table:style-name="ce31" table:formula="of:=ABS([.$M$1]-[.B101])" office:value-type="float" office:value="0.0132" calcext:value-type="float">
            <text:p>0.013</text:p>
          </table:table-cell>
          <table:table-cell table:style-name="ce31" table:formula="of:=ABS([.$M$1]-[.C101])" office:value-type="float" office:value="0.025" calcext:value-type="float">
            <text:p>0.025</text:p>
          </table:table-cell>
          <table:table-cell table:style-name="ce31" table:formula="of:=ABS([.$M$1]-[.D101])" office:value-type="float" office:value="0.1416" calcext:value-type="float">
            <text:p>0.142</text:p>
          </table:table-cell>
          <table:table-cell table:style-name="ce31" table:formula="of:=ABS([.$M$1]-[.E101])" office:value-type="float" office:value="0.0175000000000001" calcext:value-type="float">
            <text:p>0.018</text:p>
          </table:table-cell>
          <table:table-cell table:style-name="ce31" table:formula="of:=ABS([.$M$1]-[.F101])" office:value-type="float" office:value="0.0141" calcext:value-type="float">
            <text:p>0.014</text:p>
          </table:table-cell>
          <table:table-cell table:style-name="ce31" table:formula="of:=ABS([.$M$1]-[.G101])" office:value-type="float" office:value="0.121" calcext:value-type="float">
            <text:p>0.121</text:p>
          </table:table-cell>
          <table:table-cell table:style-name="ce31" table:formula="of:=ABS([.$M$1]-[.H101])" office:value-type="float" office:value="0.0285" calcext:value-type="float">
            <text:p>0.029</text:p>
          </table:table-cell>
          <table:table-cell table:style-name="ce31" table:formula="of:=ABS([.$M$1]-[.I101])" office:value-type="float" office:value="0.1217" calcext:value-type="float">
            <text:p>0.122</text:p>
          </table:table-cell>
          <table:table-cell table:style-name="ce31" table:formula="of:=ABS([.$M$1]-[.J101])" office:value-type="float" office:value="0.0417000000000001" calcext:value-type="float">
            <text:p>0.042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30_200</text:p>
          </table:table-cell>
          <table:table-cell table:style-name="ce17" table:formula="of:=[.$M$1]-[.B102]" office:value-type="float" office:value="0.0186000000000001" calcext:value-type="float">
            <text:p>0.019</text:p>
          </table:table-cell>
          <table:table-cell table:style-name="ce17" table:formula="of:=[.$M$1]-[.C102]" office:value-type="float" office:value="0.026" calcext:value-type="float">
            <text:p>0.026</text:p>
          </table:table-cell>
          <table:table-cell table:style-name="ce17" table:formula="of:=[.$M$1]-[.D102]" office:value-type="float" office:value="0.1376" calcext:value-type="float">
            <text:p>0.138</text:p>
          </table:table-cell>
          <table:table-cell table:style-name="ce17" table:formula="of:=[.$M$1]-[.E102]" office:value-type="float" office:value="0.0104000000000001" calcext:value-type="float">
            <text:p>0.010</text:p>
          </table:table-cell>
          <table:table-cell table:style-name="ce17" table:formula="of:=[.$M$1]-[.F102]" office:value-type="float" office:value="0.0224" calcext:value-type="float">
            <text:p>0.022</text:p>
          </table:table-cell>
          <table:table-cell table:style-name="ce17" table:formula="of:=[.$M$1]-[.G102]" office:value-type="float" office:value="0.01" calcext:value-type="float">
            <text:p>0.010</text:p>
          </table:table-cell>
          <table:table-cell table:style-name="ce17" table:formula="of:=[.$M$1]-[.H102]" office:value-type="float" office:value="0.1318" calcext:value-type="float">
            <text:p>0.132</text:p>
          </table:table-cell>
          <table:table-cell table:style-name="ce17" table:formula="of:=[.$M$1]-[.I102]" office:value-type="float" office:value="0.0245000000000001" calcext:value-type="float">
            <text:p>0.025</text:p>
          </table:table-cell>
          <table:table-cell table:style-name="ce17" table:formula="of:=[.$M$1]-[.J102]" office:value-type="float" office:value="0.1288" calcext:value-type="float">
            <text:p>0.129</text:p>
          </table:table-cell>
          <table:table-cell/>
          <table:table-cell table:style-name="ce3" office:value-type="string" calcext:value-type="string">
            <text:p>30_200</text:p>
          </table:table-cell>
          <table:table-cell table:style-name="ce31" table:formula="of:=ABS([.$M$1]-[.B102])" office:value-type="float" office:value="0.0186000000000001" calcext:value-type="float">
            <text:p>0.019</text:p>
          </table:table-cell>
          <table:table-cell table:style-name="ce31" table:formula="of:=ABS([.$M$1]-[.C102])" office:value-type="float" office:value="0.026" calcext:value-type="float">
            <text:p>0.026</text:p>
          </table:table-cell>
          <table:table-cell table:style-name="ce31" table:formula="of:=ABS([.$M$1]-[.D102])" office:value-type="float" office:value="0.1376" calcext:value-type="float">
            <text:p>0.138</text:p>
          </table:table-cell>
          <table:table-cell table:style-name="ce31" table:formula="of:=ABS([.$M$1]-[.E102])" office:value-type="float" office:value="0.0104000000000001" calcext:value-type="float">
            <text:p>0.010</text:p>
          </table:table-cell>
          <table:table-cell table:style-name="ce31" table:formula="of:=ABS([.$M$1]-[.F102])" office:value-type="float" office:value="0.0224" calcext:value-type="float">
            <text:p>0.022</text:p>
          </table:table-cell>
          <table:table-cell table:style-name="ce31" table:formula="of:=ABS([.$M$1]-[.G102])" office:value-type="float" office:value="0.01" calcext:value-type="float">
            <text:p>0.010</text:p>
          </table:table-cell>
          <table:table-cell table:style-name="ce31" table:formula="of:=ABS([.$M$1]-[.H102])" office:value-type="float" office:value="0.1318" calcext:value-type="float">
            <text:p>0.132</text:p>
          </table:table-cell>
          <table:table-cell table:style-name="ce31" table:formula="of:=ABS([.$M$1]-[.I102])" office:value-type="float" office:value="0.0245000000000001" calcext:value-type="float">
            <text:p>0.025</text:p>
          </table:table-cell>
          <table:table-cell table:style-name="ce31" table:formula="of:=ABS([.$M$1]-[.J102])" office:value-type="float" office:value="0.1288" calcext:value-type="float">
            <text:p>0.129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200_30</text:p>
          </table:table-cell>
          <table:table-cell table:style-name="ce17" table:formula="of:=[.$M$1]-[.B103]" office:value-type="float" office:value="0.0091" calcext:value-type="float">
            <text:p>0.009</text:p>
          </table:table-cell>
          <table:table-cell table:style-name="ce17" table:formula="of:=[.$M$1]-[.C103]" office:value-type="float" office:value="0.025" calcext:value-type="float">
            <text:p>0.025</text:p>
          </table:table-cell>
          <table:table-cell table:style-name="ce17" table:formula="of:=[.$M$1]-[.D103]" office:value-type="float" office:value="0.1372" calcext:value-type="float">
            <text:p>0.137</text:p>
          </table:table-cell>
          <table:table-cell table:style-name="ce17" table:formula="of:=[.$M$1]-[.E103]" office:value-type="float" office:value="0.0182" calcext:value-type="float">
            <text:p>0.018</text:p>
          </table:table-cell>
          <table:table-cell table:style-name="ce17" table:formula="of:=[.$M$1]-[.F103]" office:value-type="float" office:value="0.0155000000000001" calcext:value-type="float">
            <text:p>0.016</text:p>
          </table:table-cell>
          <table:table-cell table:style-name="ce17" table:formula="of:=[.$M$1]-[.G103]" office:value-type="float" office:value="0.1235" calcext:value-type="float">
            <text:p>0.124</text:p>
          </table:table-cell>
          <table:table-cell table:style-name="ce17" table:formula="of:=[.$M$1]-[.H103]" office:value-type="float" office:value="0.00950000000000006" calcext:value-type="float">
            <text:p>0.010</text:p>
          </table:table-cell>
          <table:table-cell table:style-name="ce17" table:formula="of:=[.$M$1]-[.I103]" office:value-type="float" office:value="0.1255" calcext:value-type="float">
            <text:p>0.126</text:p>
          </table:table-cell>
          <table:table-cell table:style-name="ce17" table:formula="of:=[.$M$1]-[.J103]" office:value-type="float" office:value="0.0301" calcext:value-type="float">
            <text:p>0.030</text:p>
          </table:table-cell>
          <table:table-cell/>
          <table:table-cell table:style-name="ce3" office:value-type="string" calcext:value-type="string">
            <text:p>200_30</text:p>
          </table:table-cell>
          <table:table-cell table:style-name="ce31" table:formula="of:=ABS([.$M$1]-[.B103])" office:value-type="float" office:value="0.0091" calcext:value-type="float">
            <text:p>0.009</text:p>
          </table:table-cell>
          <table:table-cell table:style-name="ce31" table:formula="of:=ABS([.$M$1]-[.C103])" office:value-type="float" office:value="0.025" calcext:value-type="float">
            <text:p>0.025</text:p>
          </table:table-cell>
          <table:table-cell table:style-name="ce31" table:formula="of:=ABS([.$M$1]-[.D103])" office:value-type="float" office:value="0.1372" calcext:value-type="float">
            <text:p>0.137</text:p>
          </table:table-cell>
          <table:table-cell table:style-name="ce31" table:formula="of:=ABS([.$M$1]-[.E103])" office:value-type="float" office:value="0.0182" calcext:value-type="float">
            <text:p>0.018</text:p>
          </table:table-cell>
          <table:table-cell table:style-name="ce31" table:formula="of:=ABS([.$M$1]-[.F103])" office:value-type="float" office:value="0.0155000000000001" calcext:value-type="float">
            <text:p>0.016</text:p>
          </table:table-cell>
          <table:table-cell table:style-name="ce31" table:formula="of:=ABS([.$M$1]-[.G103])" office:value-type="float" office:value="0.1235" calcext:value-type="float">
            <text:p>0.124</text:p>
          </table:table-cell>
          <table:table-cell table:style-name="ce31" table:formula="of:=ABS([.$M$1]-[.H103])" office:value-type="float" office:value="0.00950000000000006" calcext:value-type="float">
            <text:p>0.010</text:p>
          </table:table-cell>
          <table:table-cell table:style-name="ce31" table:formula="of:=ABS([.$M$1]-[.I103])" office:value-type="float" office:value="0.1255" calcext:value-type="float">
            <text:p>0.126</text:p>
          </table:table-cell>
          <table:table-cell table:style-name="ce31" table:formula="of:=ABS([.$M$1]-[.J103])" office:value-type="float" office:value="0.0301" calcext:value-type="float">
            <text:p>0.030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16_30</text:p>
          </table:table-cell>
          <table:table-cell table:style-name="ce17" table:formula="of:=[.$M$1]-[.B104]" office:value-type="float" office:value="0.0299" calcext:value-type="float">
            <text:p>0.030</text:p>
          </table:table-cell>
          <table:table-cell table:style-name="ce17" table:formula="of:=[.$M$1]-[.C104]" office:value-type="float" office:value="0.0667" calcext:value-type="float">
            <text:p>0.067</text:p>
          </table:table-cell>
          <table:table-cell table:style-name="ce17" table:formula="of:=[.$M$1]-[.D104]" office:value-type="float" office:value="0.218" calcext:value-type="float">
            <text:p>0.218</text:p>
          </table:table-cell>
          <table:table-cell table:style-name="ce17" table:formula="of:=[.$M$1]-[.E104]" office:value-type="float" office:value="0.0333" calcext:value-type="float">
            <text:p>0.033</text:p>
          </table:table-cell>
          <table:table-cell table:style-name="ce17" table:formula="of:=[.$M$1]-[.F104]" office:value-type="float" office:value="0.0553" calcext:value-type="float">
            <text:p>0.055</text:p>
          </table:table-cell>
          <table:table-cell table:style-name="ce17" table:formula="of:=[.$M$1]-[.G104]" office:value-type="float" office:value="0.1286" calcext:value-type="float">
            <text:p>0.129</text:p>
          </table:table-cell>
          <table:table-cell table:style-name="ce17" table:formula="of:=[.$M$1]-[.H104]" office:value-type="float" office:value="0.1489" calcext:value-type="float">
            <text:p>0.149</text:p>
          </table:table-cell>
          <table:table-cell table:style-name="ce17" table:formula="of:=[.$M$1]-[.I104]" office:value-type="float" office:value="0.147" calcext:value-type="float">
            <text:p>0.147</text:p>
          </table:table-cell>
          <table:table-cell table:style-name="ce17" table:formula="of:=[.$M$1]-[.J104]" office:value-type="float" office:value="0.1641" calcext:value-type="float">
            <text:p>0.164</text:p>
          </table:table-cell>
          <table:table-cell/>
          <table:table-cell table:style-name="ce3" office:value-type="string" calcext:value-type="string">
            <text:p>16_30</text:p>
          </table:table-cell>
          <table:table-cell table:style-name="ce31" table:formula="of:=ABS([.$M$1]-[.B104])" office:value-type="float" office:value="0.0299" calcext:value-type="float">
            <text:p>0.030</text:p>
          </table:table-cell>
          <table:table-cell table:style-name="ce31" table:formula="of:=ABS([.$M$1]-[.C104])" office:value-type="float" office:value="0.0667" calcext:value-type="float">
            <text:p>0.067</text:p>
          </table:table-cell>
          <table:table-cell table:style-name="ce31" table:formula="of:=ABS([.$M$1]-[.D104])" office:value-type="float" office:value="0.218" calcext:value-type="float">
            <text:p>0.218</text:p>
          </table:table-cell>
          <table:table-cell table:style-name="ce31" table:formula="of:=ABS([.$M$1]-[.E104])" office:value-type="float" office:value="0.0333" calcext:value-type="float">
            <text:p>0.033</text:p>
          </table:table-cell>
          <table:table-cell table:style-name="ce31" table:formula="of:=ABS([.$M$1]-[.F104])" office:value-type="float" office:value="0.0553" calcext:value-type="float">
            <text:p>0.055</text:p>
          </table:table-cell>
          <table:table-cell table:style-name="ce31" table:formula="of:=ABS([.$M$1]-[.G104])" office:value-type="float" office:value="0.1286" calcext:value-type="float">
            <text:p>0.129</text:p>
          </table:table-cell>
          <table:table-cell table:style-name="ce31" table:formula="of:=ABS([.$M$1]-[.H104])" office:value-type="float" office:value="0.1489" calcext:value-type="float">
            <text:p>0.149</text:p>
          </table:table-cell>
          <table:table-cell table:style-name="ce31" table:formula="of:=ABS([.$M$1]-[.I104])" office:value-type="float" office:value="0.147" calcext:value-type="float">
            <text:p>0.147</text:p>
          </table:table-cell>
          <table:table-cell table:style-name="ce31" table:formula="of:=ABS([.$M$1]-[.J104])" office:value-type="float" office:value="0.1641" calcext:value-type="float">
            <text:p>0.164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30_16</text:p>
          </table:table-cell>
          <table:table-cell table:style-name="ce17" table:formula="of:=[.$M$1]-[.B105]" office:value-type="float" office:value="0.0292" calcext:value-type="float">
            <text:p>0.029</text:p>
          </table:table-cell>
          <table:table-cell table:style-name="ce17" table:formula="of:=[.$M$1]-[.C105]" office:value-type="float" office:value="0.0627" calcext:value-type="float">
            <text:p>0.063</text:p>
          </table:table-cell>
          <table:table-cell table:style-name="ce17" table:formula="of:=[.$M$1]-[.D105]" office:value-type="float" office:value="0.2055" calcext:value-type="float">
            <text:p>0.206</text:p>
          </table:table-cell>
          <table:table-cell table:style-name="ce17" table:formula="of:=[.$M$1]-[.E105]" office:value-type="float" office:value="0.0531" calcext:value-type="float">
            <text:p>0.053</text:p>
          </table:table-cell>
          <table:table-cell table:style-name="ce17" table:formula="of:=[.$M$1]-[.F105]" office:value-type="float" office:value="0.0266000000000001" calcext:value-type="float">
            <text:p>0.027</text:p>
          </table:table-cell>
          <table:table-cell table:style-name="ce17" table:formula="of:=[.$M$1]-[.G105]" office:value-type="float" office:value="0.1492" calcext:value-type="float">
            <text:p>0.149</text:p>
          </table:table-cell>
          <table:table-cell table:style-name="ce17" table:formula="of:=[.$M$1]-[.H105]" office:value-type="float" office:value="0.1292" calcext:value-type="float">
            <text:p>0.129</text:p>
          </table:table-cell>
          <table:table-cell table:style-name="ce17" table:formula="of:=[.$M$1]-[.I105]" office:value-type="float" office:value="0.1624" calcext:value-type="float">
            <text:p>0.162</text:p>
          </table:table-cell>
          <table:table-cell table:style-name="ce17" table:formula="of:=[.$M$1]-[.J105]" office:value-type="float" office:value="0.1556" calcext:value-type="float">
            <text:p>0.156</text:p>
          </table:table-cell>
          <table:table-cell/>
          <table:table-cell table:style-name="ce3" office:value-type="string" calcext:value-type="string">
            <text:p>30_16</text:p>
          </table:table-cell>
          <table:table-cell table:style-name="ce31" table:formula="of:=ABS([.$M$1]-[.B105])" office:value-type="float" office:value="0.0292" calcext:value-type="float">
            <text:p>0.029</text:p>
          </table:table-cell>
          <table:table-cell table:style-name="ce31" table:formula="of:=ABS([.$M$1]-[.C105])" office:value-type="float" office:value="0.0627" calcext:value-type="float">
            <text:p>0.063</text:p>
          </table:table-cell>
          <table:table-cell table:style-name="ce31" table:formula="of:=ABS([.$M$1]-[.D105])" office:value-type="float" office:value="0.2055" calcext:value-type="float">
            <text:p>0.206</text:p>
          </table:table-cell>
          <table:table-cell table:style-name="ce31" table:formula="of:=ABS([.$M$1]-[.E105])" office:value-type="float" office:value="0.0531" calcext:value-type="float">
            <text:p>0.053</text:p>
          </table:table-cell>
          <table:table-cell table:style-name="ce31" table:formula="of:=ABS([.$M$1]-[.F105])" office:value-type="float" office:value="0.0266000000000001" calcext:value-type="float">
            <text:p>0.027</text:p>
          </table:table-cell>
          <table:table-cell table:style-name="ce31" table:formula="of:=ABS([.$M$1]-[.G105])" office:value-type="float" office:value="0.1492" calcext:value-type="float">
            <text:p>0.149</text:p>
          </table:table-cell>
          <table:table-cell table:style-name="ce31" table:formula="of:=ABS([.$M$1]-[.H105])" office:value-type="float" office:value="0.1292" calcext:value-type="float">
            <text:p>0.129</text:p>
          </table:table-cell>
          <table:table-cell table:style-name="ce31" table:formula="of:=ABS([.$M$1]-[.I105])" office:value-type="float" office:value="0.1624" calcext:value-type="float">
            <text:p>0.162</text:p>
          </table:table-cell>
          <table:table-cell table:style-name="ce31" table:formula="of:=ABS([.$M$1]-[.J105])" office:value-type="float" office:value="0.1556" calcext:value-type="float">
            <text:p>0.156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16_60</text:p>
          </table:table-cell>
          <table:table-cell table:style-name="ce17" table:formula="of:=[.$M$1]-[.B106]" office:value-type="float" office:value="0.0257000000000001" calcext:value-type="float">
            <text:p>0.026</text:p>
          </table:table-cell>
          <table:table-cell table:style-name="ce17" table:formula="of:=[.$M$1]-[.C106]" office:value-type="float" office:value="0.0648" calcext:value-type="float">
            <text:p>0.065</text:p>
          </table:table-cell>
          <table:table-cell table:style-name="ce17" table:formula="of:=[.$M$1]-[.D106]" office:value-type="float" office:value="0.1809" calcext:value-type="float">
            <text:p>0.181</text:p>
          </table:table-cell>
          <table:table-cell table:style-name="ce17" table:formula="of:=[.$M$1]-[.E106]" office:value-type="float" office:value="0.0237000000000001" calcext:value-type="float">
            <text:p>0.024</text:p>
          </table:table-cell>
          <table:table-cell table:style-name="ce17" table:formula="of:=[.$M$1]-[.F106]" office:value-type="float" office:value="0.051" calcext:value-type="float">
            <text:p>0.051</text:p>
          </table:table-cell>
          <table:table-cell table:style-name="ce17" table:formula="of:=[.$M$1]-[.G106]" office:value-type="float" office:value="0.0610000000000001" calcext:value-type="float">
            <text:p>0.061</text:p>
          </table:table-cell>
          <table:table-cell table:style-name="ce17" table:formula="of:=[.$M$1]-[.H106]" office:value-type="float" office:value="0.1501" calcext:value-type="float">
            <text:p>0.150</text:p>
          </table:table-cell>
          <table:table-cell table:style-name="ce17" table:formula="of:=[.$M$1]-[.I106]" office:value-type="float" office:value="0.0803" calcext:value-type="float">
            <text:p>0.080</text:p>
          </table:table-cell>
          <table:table-cell table:style-name="ce17" table:formula="of:=[.$M$1]-[.J106]" office:value-type="float" office:value="0.1587" calcext:value-type="float">
            <text:p>0.159</text:p>
          </table:table-cell>
          <table:table-cell/>
          <table:table-cell table:style-name="ce3" office:value-type="string" calcext:value-type="string">
            <text:p>16_60</text:p>
          </table:table-cell>
          <table:table-cell table:style-name="ce31" table:formula="of:=ABS([.$M$1]-[.B106])" office:value-type="float" office:value="0.0257000000000001" calcext:value-type="float">
            <text:p>0.026</text:p>
          </table:table-cell>
          <table:table-cell table:style-name="ce31" table:formula="of:=ABS([.$M$1]-[.C106])" office:value-type="float" office:value="0.0648" calcext:value-type="float">
            <text:p>0.065</text:p>
          </table:table-cell>
          <table:table-cell table:style-name="ce31" table:formula="of:=ABS([.$M$1]-[.D106])" office:value-type="float" office:value="0.1809" calcext:value-type="float">
            <text:p>0.181</text:p>
          </table:table-cell>
          <table:table-cell table:style-name="ce31" table:formula="of:=ABS([.$M$1]-[.E106])" office:value-type="float" office:value="0.0237000000000001" calcext:value-type="float">
            <text:p>0.024</text:p>
          </table:table-cell>
          <table:table-cell table:style-name="ce31" table:formula="of:=ABS([.$M$1]-[.F106])" office:value-type="float" office:value="0.051" calcext:value-type="float">
            <text:p>0.051</text:p>
          </table:table-cell>
          <table:table-cell table:style-name="ce31" table:formula="of:=ABS([.$M$1]-[.G106])" office:value-type="float" office:value="0.0610000000000001" calcext:value-type="float">
            <text:p>0.061</text:p>
          </table:table-cell>
          <table:table-cell table:style-name="ce31" table:formula="of:=ABS([.$M$1]-[.H106])" office:value-type="float" office:value="0.1501" calcext:value-type="float">
            <text:p>0.150</text:p>
          </table:table-cell>
          <table:table-cell table:style-name="ce31" table:formula="of:=ABS([.$M$1]-[.I106])" office:value-type="float" office:value="0.0803" calcext:value-type="float">
            <text:p>0.080</text:p>
          </table:table-cell>
          <table:table-cell table:style-name="ce31" table:formula="of:=ABS([.$M$1]-[.J106])" office:value-type="float" office:value="0.1587" calcext:value-type="float">
            <text:p>0.159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60_16</text:p>
          </table:table-cell>
          <table:table-cell table:style-name="ce17" table:formula="of:=[.$M$1]-[.B107]" office:value-type="float" office:value="0.0303" calcext:value-type="float">
            <text:p>0.030</text:p>
          </table:table-cell>
          <table:table-cell table:style-name="ce17" table:formula="of:=[.$M$1]-[.C107]" office:value-type="float" office:value="0.0558000000000001" calcext:value-type="float">
            <text:p>0.056</text:p>
          </table:table-cell>
          <table:table-cell table:style-name="ce17" table:formula="of:=[.$M$1]-[.D107]" office:value-type="float" office:value="0.1792" calcext:value-type="float">
            <text:p>0.179</text:p>
          </table:table-cell>
          <table:table-cell table:style-name="ce17" table:formula="of:=[.$M$1]-[.E107]" office:value-type="float" office:value="0.0465" calcext:value-type="float">
            <text:p>0.047</text:p>
          </table:table-cell>
          <table:table-cell table:style-name="ce17" table:formula="of:=[.$M$1]-[.F107]" office:value-type="float" office:value="0.0255" calcext:value-type="float">
            <text:p>0.026</text:p>
          </table:table-cell>
          <table:table-cell table:style-name="ce17" table:formula="of:=[.$M$1]-[.G107]" office:value-type="float" office:value="0.145" calcext:value-type="float">
            <text:p>0.145</text:p>
          </table:table-cell>
          <table:table-cell table:style-name="ce17" table:formula="of:=[.$M$1]-[.H107]" office:value-type="float" office:value="0.0576" calcext:value-type="float">
            <text:p>0.058</text:p>
          </table:table-cell>
          <table:table-cell table:style-name="ce17" table:formula="of:=[.$M$1]-[.I107]" office:value-type="float" office:value="0.1567" calcext:value-type="float">
            <text:p>0.157</text:p>
          </table:table-cell>
          <table:table-cell table:style-name="ce17" table:formula="of:=[.$M$1]-[.J107]" office:value-type="float" office:value="0.0820000000000001" calcext:value-type="float">
            <text:p>0.082</text:p>
          </table:table-cell>
          <table:table-cell/>
          <table:table-cell table:style-name="ce3" office:value-type="string" calcext:value-type="string">
            <text:p>60_16</text:p>
          </table:table-cell>
          <table:table-cell table:style-name="ce31" table:formula="of:=ABS([.$M$1]-[.B107])" office:value-type="float" office:value="0.0303" calcext:value-type="float">
            <text:p>0.030</text:p>
          </table:table-cell>
          <table:table-cell table:style-name="ce31" table:formula="of:=ABS([.$M$1]-[.C107])" office:value-type="float" office:value="0.0558000000000001" calcext:value-type="float">
            <text:p>0.056</text:p>
          </table:table-cell>
          <table:table-cell table:style-name="ce31" table:formula="of:=ABS([.$M$1]-[.D107])" office:value-type="float" office:value="0.1792" calcext:value-type="float">
            <text:p>0.179</text:p>
          </table:table-cell>
          <table:table-cell table:style-name="ce31" table:formula="of:=ABS([.$M$1]-[.E107])" office:value-type="float" office:value="0.0465" calcext:value-type="float">
            <text:p>0.047</text:p>
          </table:table-cell>
          <table:table-cell table:style-name="ce31" table:formula="of:=ABS([.$M$1]-[.F107])" office:value-type="float" office:value="0.0255" calcext:value-type="float">
            <text:p>0.026</text:p>
          </table:table-cell>
          <table:table-cell table:style-name="ce31" table:formula="of:=ABS([.$M$1]-[.G107])" office:value-type="float" office:value="0.145" calcext:value-type="float">
            <text:p>0.145</text:p>
          </table:table-cell>
          <table:table-cell table:style-name="ce31" table:formula="of:=ABS([.$M$1]-[.H107])" office:value-type="float" office:value="0.0576" calcext:value-type="float">
            <text:p>0.058</text:p>
          </table:table-cell>
          <table:table-cell table:style-name="ce31" table:formula="of:=ABS([.$M$1]-[.I107])" office:value-type="float" office:value="0.1567" calcext:value-type="float">
            <text:p>0.157</text:p>
          </table:table-cell>
          <table:table-cell table:style-name="ce31" table:formula="of:=ABS([.$M$1]-[.J107])" office:value-type="float" office:value="0.0820000000000001" calcext:value-type="float">
            <text:p>0.082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16_90</text:p>
          </table:table-cell>
          <table:table-cell table:style-name="ce17" table:formula="of:=[.$M$1]-[.B108]" office:value-type="float" office:value="0.0226000000000001" calcext:value-type="float">
            <text:p>0.023</text:p>
          </table:table-cell>
          <table:table-cell table:style-name="ce17" table:formula="of:=[.$M$1]-[.C108]" office:value-type="float" office:value="0.0588000000000001" calcext:value-type="float">
            <text:p>0.059</text:p>
          </table:table-cell>
          <table:table-cell table:style-name="ce17" table:formula="of:=[.$M$1]-[.D108]" office:value-type="float" office:value="0.1791" calcext:value-type="float">
            <text:p>0.179</text:p>
          </table:table-cell>
          <table:table-cell table:style-name="ce17" table:formula="of:=[.$M$1]-[.E108]" office:value-type="float" office:value="0.0232" calcext:value-type="float">
            <text:p>0.023</text:p>
          </table:table-cell>
          <table:table-cell table:style-name="ce17" table:formula="of:=[.$M$1]-[.F108]" office:value-type="float" office:value="0.0426" calcext:value-type="float">
            <text:p>0.043</text:p>
          </table:table-cell>
          <table:table-cell table:style-name="ce17" table:formula="of:=[.$M$1]-[.G108]" office:value-type="float" office:value="0.0283" calcext:value-type="float">
            <text:p>0.028</text:p>
          </table:table-cell>
          <table:table-cell table:style-name="ce17" table:formula="of:=[.$M$1]-[.H108]" office:value-type="float" office:value="0.1553" calcext:value-type="float">
            <text:p>0.155</text:p>
          </table:table-cell>
          <table:table-cell table:style-name="ce17" table:formula="of:=[.$M$1]-[.I108]" office:value-type="float" office:value="0.0595" calcext:value-type="float">
            <text:p>0.060</text:p>
          </table:table-cell>
          <table:table-cell table:style-name="ce17" table:formula="of:=[.$M$1]-[.J108]" office:value-type="float" office:value="0.1508" calcext:value-type="float">
            <text:p>0.151</text:p>
          </table:table-cell>
          <table:table-cell/>
          <table:table-cell table:style-name="ce3" office:value-type="string" calcext:value-type="string">
            <text:p>16_90</text:p>
          </table:table-cell>
          <table:table-cell table:style-name="ce31" table:formula="of:=ABS([.$M$1]-[.B108])" office:value-type="float" office:value="0.0226000000000001" calcext:value-type="float">
            <text:p>0.023</text:p>
          </table:table-cell>
          <table:table-cell table:style-name="ce31" table:formula="of:=ABS([.$M$1]-[.C108])" office:value-type="float" office:value="0.0588000000000001" calcext:value-type="float">
            <text:p>0.059</text:p>
          </table:table-cell>
          <table:table-cell table:style-name="ce31" table:formula="of:=ABS([.$M$1]-[.D108])" office:value-type="float" office:value="0.1791" calcext:value-type="float">
            <text:p>0.179</text:p>
          </table:table-cell>
          <table:table-cell table:style-name="ce31" table:formula="of:=ABS([.$M$1]-[.E108])" office:value-type="float" office:value="0.0232" calcext:value-type="float">
            <text:p>0.023</text:p>
          </table:table-cell>
          <table:table-cell table:style-name="ce31" table:formula="of:=ABS([.$M$1]-[.F108])" office:value-type="float" office:value="0.0426" calcext:value-type="float">
            <text:p>0.043</text:p>
          </table:table-cell>
          <table:table-cell table:style-name="ce31" table:formula="of:=ABS([.$M$1]-[.G108])" office:value-type="float" office:value="0.0283" calcext:value-type="float">
            <text:p>0.028</text:p>
          </table:table-cell>
          <table:table-cell table:style-name="ce31" table:formula="of:=ABS([.$M$1]-[.H108])" office:value-type="float" office:value="0.1553" calcext:value-type="float">
            <text:p>0.155</text:p>
          </table:table-cell>
          <table:table-cell table:style-name="ce31" table:formula="of:=ABS([.$M$1]-[.I108])" office:value-type="float" office:value="0.0595" calcext:value-type="float">
            <text:p>0.060</text:p>
          </table:table-cell>
          <table:table-cell table:style-name="ce31" table:formula="of:=ABS([.$M$1]-[.J108])" office:value-type="float" office:value="0.1508" calcext:value-type="float">
            <text:p>0.151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90_16</text:p>
          </table:table-cell>
          <table:table-cell table:style-name="ce17" table:formula="of:=[.$M$1]-[.B109]" office:value-type="float" office:value="0.0299" calcext:value-type="float">
            <text:p>0.030</text:p>
          </table:table-cell>
          <table:table-cell table:style-name="ce17" table:formula="of:=[.$M$1]-[.C109]" office:value-type="float" office:value="0.0528000000000001" calcext:value-type="float">
            <text:p>0.053</text:p>
          </table:table-cell>
          <table:table-cell table:style-name="ce17" table:formula="of:=[.$M$1]-[.D109]" office:value-type="float" office:value="0.1679" calcext:value-type="float">
            <text:p>0.168</text:p>
          </table:table-cell>
          <table:table-cell table:style-name="ce17" table:formula="of:=[.$M$1]-[.E109]" office:value-type="float" office:value="0.045" calcext:value-type="float">
            <text:p>0.045</text:p>
          </table:table-cell>
          <table:table-cell table:style-name="ce17" table:formula="of:=[.$M$1]-[.F109]" office:value-type="float" office:value="0.025" calcext:value-type="float">
            <text:p>0.025</text:p>
          </table:table-cell>
          <table:table-cell table:style-name="ce17" table:formula="of:=[.$M$1]-[.G109]" office:value-type="float" office:value="0.1482" calcext:value-type="float">
            <text:p>0.148</text:p>
          </table:table-cell>
          <table:table-cell table:style-name="ce17" table:formula="of:=[.$M$1]-[.H109]" office:value-type="float" office:value="0.0389" calcext:value-type="float">
            <text:p>0.039</text:p>
          </table:table-cell>
          <table:table-cell table:style-name="ce17" table:formula="of:=[.$M$1]-[.I109]" office:value-type="float" office:value="0.1582" calcext:value-type="float">
            <text:p>0.158</text:p>
          </table:table-cell>
          <table:table-cell table:style-name="ce17" table:formula="of:=[.$M$1]-[.J109]" office:value-type="float" office:value="0.0625" calcext:value-type="float">
            <text:p>0.063</text:p>
          </table:table-cell>
          <table:table-cell/>
          <table:table-cell table:style-name="ce3" office:value-type="string" calcext:value-type="string">
            <text:p>90_16</text:p>
          </table:table-cell>
          <table:table-cell table:style-name="ce31" table:formula="of:=ABS([.$M$1]-[.B109])" office:value-type="float" office:value="0.0299" calcext:value-type="float">
            <text:p>0.030</text:p>
          </table:table-cell>
          <table:table-cell table:style-name="ce31" table:formula="of:=ABS([.$M$1]-[.C109])" office:value-type="float" office:value="0.0528000000000001" calcext:value-type="float">
            <text:p>0.053</text:p>
          </table:table-cell>
          <table:table-cell table:style-name="ce31" table:formula="of:=ABS([.$M$1]-[.D109])" office:value-type="float" office:value="0.1679" calcext:value-type="float">
            <text:p>0.168</text:p>
          </table:table-cell>
          <table:table-cell table:style-name="ce31" table:formula="of:=ABS([.$M$1]-[.E109])" office:value-type="float" office:value="0.045" calcext:value-type="float">
            <text:p>0.045</text:p>
          </table:table-cell>
          <table:table-cell table:style-name="ce31" table:formula="of:=ABS([.$M$1]-[.F109])" office:value-type="float" office:value="0.025" calcext:value-type="float">
            <text:p>0.025</text:p>
          </table:table-cell>
          <table:table-cell table:style-name="ce31" table:formula="of:=ABS([.$M$1]-[.G109])" office:value-type="float" office:value="0.1482" calcext:value-type="float">
            <text:p>0.148</text:p>
          </table:table-cell>
          <table:table-cell table:style-name="ce31" table:formula="of:=ABS([.$M$1]-[.H109])" office:value-type="float" office:value="0.0389" calcext:value-type="float">
            <text:p>0.039</text:p>
          </table:table-cell>
          <table:table-cell table:style-name="ce31" table:formula="of:=ABS([.$M$1]-[.I109])" office:value-type="float" office:value="0.1582" calcext:value-type="float">
            <text:p>0.158</text:p>
          </table:table-cell>
          <table:table-cell table:style-name="ce31" table:formula="of:=ABS([.$M$1]-[.J109])" office:value-type="float" office:value="0.0625" calcext:value-type="float">
            <text:p>0.063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16_200</text:p>
          </table:table-cell>
          <table:table-cell table:style-name="ce17" table:formula="of:=[.$M$1]-[.B110]" office:value-type="float" office:value="0.0272" calcext:value-type="float">
            <text:p>0.027</text:p>
          </table:table-cell>
          <table:table-cell table:style-name="ce17" table:formula="of:=[.$M$1]-[.C110]" office:value-type="float" office:value="0.0503" calcext:value-type="float">
            <text:p>0.050</text:p>
          </table:table-cell>
          <table:table-cell table:style-name="ce17" table:formula="of:=[.$M$1]-[.D110]" office:value-type="float" office:value="0.1557" calcext:value-type="float">
            <text:p>0.156</text:p>
          </table:table-cell>
          <table:table-cell table:style-name="ce17" table:formula="of:=[.$M$1]-[.E110]" office:value-type="float" office:value="0.0219" calcext:value-type="float">
            <text:p>0.022</text:p>
          </table:table-cell>
          <table:table-cell table:style-name="ce17" table:formula="of:=[.$M$1]-[.F110]" office:value-type="float" office:value="0.0464" calcext:value-type="float">
            <text:p>0.046</text:p>
          </table:table-cell>
          <table:table-cell table:style-name="ce17" table:formula="of:=[.$M$1]-[.G110]" office:value-type="float" office:value="0.0189" calcext:value-type="float">
            <text:p>0.019</text:p>
          </table:table-cell>
          <table:table-cell table:style-name="ce17" table:formula="of:=[.$M$1]-[.H110]" office:value-type="float" office:value="0.1444" calcext:value-type="float">
            <text:p>0.144</text:p>
          </table:table-cell>
          <table:table-cell table:style-name="ce17" table:formula="of:=[.$M$1]-[.I110]" office:value-type="float" office:value="0.0539000000000001" calcext:value-type="float">
            <text:p>0.054</text:p>
          </table:table-cell>
          <table:table-cell table:style-name="ce17" table:formula="of:=[.$M$1]-[.J110]" office:value-type="float" office:value="0.1575" calcext:value-type="float">
            <text:p>0.158</text:p>
          </table:table-cell>
          <table:table-cell/>
          <table:table-cell table:style-name="ce3" office:value-type="string" calcext:value-type="string">
            <text:p>16_200</text:p>
          </table:table-cell>
          <table:table-cell table:style-name="ce31" table:formula="of:=ABS([.$M$1]-[.B110])" office:value-type="float" office:value="0.0272" calcext:value-type="float">
            <text:p>0.027</text:p>
          </table:table-cell>
          <table:table-cell table:style-name="ce31" table:formula="of:=ABS([.$M$1]-[.C110])" office:value-type="float" office:value="0.0503" calcext:value-type="float">
            <text:p>0.050</text:p>
          </table:table-cell>
          <table:table-cell table:style-name="ce31" table:formula="of:=ABS([.$M$1]-[.D110])" office:value-type="float" office:value="0.1557" calcext:value-type="float">
            <text:p>0.156</text:p>
          </table:table-cell>
          <table:table-cell table:style-name="ce31" table:formula="of:=ABS([.$M$1]-[.E110])" office:value-type="float" office:value="0.0219" calcext:value-type="float">
            <text:p>0.022</text:p>
          </table:table-cell>
          <table:table-cell table:style-name="ce31" table:formula="of:=ABS([.$M$1]-[.F110])" office:value-type="float" office:value="0.0464" calcext:value-type="float">
            <text:p>0.046</text:p>
          </table:table-cell>
          <table:table-cell table:style-name="ce31" table:formula="of:=ABS([.$M$1]-[.G110])" office:value-type="float" office:value="0.0189" calcext:value-type="float">
            <text:p>0.019</text:p>
          </table:table-cell>
          <table:table-cell table:style-name="ce31" table:formula="of:=ABS([.$M$1]-[.H110])" office:value-type="float" office:value="0.1444" calcext:value-type="float">
            <text:p>0.144</text:p>
          </table:table-cell>
          <table:table-cell table:style-name="ce31" table:formula="of:=ABS([.$M$1]-[.I110])" office:value-type="float" office:value="0.0539000000000001" calcext:value-type="float">
            <text:p>0.054</text:p>
          </table:table-cell>
          <table:table-cell table:style-name="ce31" table:formula="of:=ABS([.$M$1]-[.J110])" office:value-type="float" office:value="0.1575" calcext:value-type="float">
            <text:p>0.158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200_16</text:p>
          </table:table-cell>
          <table:table-cell table:style-name="ce17" table:formula="of:=[.$M$1]-[.B111]" office:value-type="float" office:value="0.0213" calcext:value-type="float">
            <text:p>0.021</text:p>
          </table:table-cell>
          <table:table-cell table:style-name="ce17" table:formula="of:=[.$M$1]-[.C111]" office:value-type="float" office:value="0.0486" calcext:value-type="float">
            <text:p>0.049</text:p>
          </table:table-cell>
          <table:table-cell table:style-name="ce17" table:formula="of:=[.$M$1]-[.D111]" office:value-type="float" office:value="0.1596" calcext:value-type="float">
            <text:p>0.160</text:p>
          </table:table-cell>
          <table:table-cell table:style-name="ce17" table:formula="of:=[.$M$1]-[.E111]" office:value-type="float" office:value="0.0399" calcext:value-type="float">
            <text:p>0.040</text:p>
          </table:table-cell>
          <table:table-cell table:style-name="ce17" table:formula="of:=[.$M$1]-[.F111]" office:value-type="float" office:value="0.023" calcext:value-type="float">
            <text:p>0.023</text:p>
          </table:table-cell>
          <table:table-cell table:style-name="ce17" table:formula="of:=[.$M$1]-[.G111]" office:value-type="float" office:value="0.1502" calcext:value-type="float">
            <text:p>0.150</text:p>
          </table:table-cell>
          <table:table-cell table:style-name="ce17" table:formula="of:=[.$M$1]-[.H111]" office:value-type="float" office:value="0.0146000000000001" calcext:value-type="float">
            <text:p>0.015</text:p>
          </table:table-cell>
          <table:table-cell table:style-name="ce17" table:formula="of:=[.$M$1]-[.I111]" office:value-type="float" office:value="0.1441" calcext:value-type="float">
            <text:p>0.144</text:p>
          </table:table-cell>
          <table:table-cell table:style-name="ce17" table:formula="of:=[.$M$1]-[.J111]" office:value-type="float" office:value="0.0577" calcext:value-type="float">
            <text:p>0.058</text:p>
          </table:table-cell>
          <table:table-cell/>
          <table:table-cell table:style-name="ce3" office:value-type="string" calcext:value-type="string">
            <text:p>200_16</text:p>
          </table:table-cell>
          <table:table-cell table:style-name="ce31" table:formula="of:=ABS([.$M$1]-[.B111])" office:value-type="float" office:value="0.0213" calcext:value-type="float">
            <text:p>0.021</text:p>
          </table:table-cell>
          <table:table-cell table:style-name="ce31" table:formula="of:=ABS([.$M$1]-[.C111])" office:value-type="float" office:value="0.0486" calcext:value-type="float">
            <text:p>0.049</text:p>
          </table:table-cell>
          <table:table-cell table:style-name="ce31" table:formula="of:=ABS([.$M$1]-[.D111])" office:value-type="float" office:value="0.1596" calcext:value-type="float">
            <text:p>0.160</text:p>
          </table:table-cell>
          <table:table-cell table:style-name="ce31" table:formula="of:=ABS([.$M$1]-[.E111])" office:value-type="float" office:value="0.0399" calcext:value-type="float">
            <text:p>0.040</text:p>
          </table:table-cell>
          <table:table-cell table:style-name="ce31" table:formula="of:=ABS([.$M$1]-[.F111])" office:value-type="float" office:value="0.023" calcext:value-type="float">
            <text:p>0.023</text:p>
          </table:table-cell>
          <table:table-cell table:style-name="ce31" table:formula="of:=ABS([.$M$1]-[.G111])" office:value-type="float" office:value="0.1502" calcext:value-type="float">
            <text:p>0.150</text:p>
          </table:table-cell>
          <table:table-cell table:style-name="ce31" table:formula="of:=ABS([.$M$1]-[.H111])" office:value-type="float" office:value="0.0146000000000001" calcext:value-type="float">
            <text:p>0.015</text:p>
          </table:table-cell>
          <table:table-cell table:style-name="ce31" table:formula="of:=ABS([.$M$1]-[.I111])" office:value-type="float" office:value="0.1441" calcext:value-type="float">
            <text:p>0.144</text:p>
          </table:table-cell>
          <table:table-cell table:style-name="ce31" table:formula="of:=ABS([.$M$1]-[.J111])" office:value-type="float" office:value="0.0577" calcext:value-type="float">
            <text:p>0.058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4" office:value-type="string" calcext:value-type="string">
            <text:p>Min:</text:p>
          </table:table-cell>
          <table:table-cell table:style-name="ce18" table:formula="of:=-[.$AR$3]" office:value-type="float" office:value="-0.2198" calcext:value-type="float">
            <text:p>-0.220</text:p>
          </table:table-cell>
          <table:table-cell table:style-name="ce21" table:number-columns-repeated="8"/>
          <table:table-cell/>
          <table:table-cell table:style-name="ce4" office:value-type="string" calcext:value-type="string">
            <text:p>Min:</text:p>
          </table:table-cell>
          <table:table-cell table:style-name="ce32" table:formula="of:=-[.$AR$3]" office:value-type="float" office:value="-0.2198" calcext:value-type="float">
            <text:p>-0.220</text:p>
          </table:table-cell>
          <table:table-cell table:style-name="ce36" table:number-columns-repeated="8"/>
          <table:table-cell table:number-columns-repeated="16"/>
        </table:table-row>
        <table:table-row table:style-name="ro1">
          <table:table-cell table:number-columns-repeated="14"/>
          <table:table-cell table:style-name="ce4" office:value-type="string" calcext:value-type="string">
            <text:p>Max:</text:p>
          </table:table-cell>
          <table:table-cell table:style-name="ce18" table:formula="of:=[.$AR$3]" office:value-type="float" office:value="0.2198" calcext:value-type="float">
            <text:p>0.220</text:p>
          </table:table-cell>
          <table:table-cell table:style-name="ce21" table:number-columns-repeated="8"/>
          <table:table-cell/>
          <table:table-cell table:style-name="ce4" office:value-type="string" calcext:value-type="string">
            <text:p>Max:</text:p>
          </table:table-cell>
          <table:table-cell table:style-name="ce32" table:formula="of:=[.$AR$3]" office:value-type="float" office:value="0.2198" calcext:value-type="float">
            <text:p>0.220</text:p>
          </table:table-cell>
          <table:table-cell table:style-name="ce36" table:number-columns-repeated="8"/>
          <table:table-cell table:number-columns-repeated="16"/>
        </table:table-row>
        <table:table-row table:style-name="ro1" table:number-rows-repeated="44">
          <table:table-cell table:number-columns-repeated="25"/>
          <table:table-cell table:style-name="ce1" table:number-columns-repeated="10"/>
          <table:table-cell table:number-columns-repeated="16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  <calcext:conditional-formats>
          <calcext:conditional-format calcext:target-range-address="CP_mat_chisq.P5:CP_mat_chisq.X25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50:CP_mat_chisq.P5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5:CP_mat_chisq.X25 CP_mat_chisq.P31:CP_mat_chisq.X5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78:CP_mat_chisq.P79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104:CP_mat_chisq.P105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59:CP_mat_chisq.X79 CP_mat_chisq.P85:CP_mat_chisq.X105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130:CP_mat_chisq.P13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P111:CP_mat_chisq.X13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24:CP_mat_chisq.AI25 CP_mat_chisq.AA5:CP_mat_chisq.AA25 CP_mat_chisq.AB5:CP_mat_chisq.AI23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50:CP_mat_chisq.AA5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24:CP_mat_chisq.AI25 CP_mat_chisq.AA50:CP_mat_chisq.AI51 CP_mat_chisq.AA5:CP_mat_chisq.AA25 CP_mat_chisq.AB5:CP_mat_chisq.AI23 CP_mat_chisq.AA31:CP_mat_chisq.AA51 CP_mat_chisq.AB31:CP_mat_chisq.AI49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78:CP_mat_chisq.AA79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104:CP_mat_chisq.AA105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77:CP_mat_chisq.AI79 CP_mat_chisq.AA103:CP_mat_chisq.AI105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130:CP_mat_chisq.AA13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A130:CP_mat_chisq.AI131 CP_mat_chisq.AA111:CP_mat_chisq.AA131 CP_mat_chisq.AB111:CP_mat_chisq.AI129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Q13:CP_mat_chisq.AY3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Q13:CP_mat_chisq.AY31">
            <calcext:color-scale>
              <calcext:color-scale-entry calcext:value="0" calcext:type="minimum" calcext:color="#cc0000"/>
              <calcext:color-scale-entry calcext:value="0" calcext:type="number" calcext:color="#ffffff"/>
              <calcext:color-scale-entry calcext:value="0" calcext:type="maximum" calcext:color="#0000cc"/>
            </calcext:color-scale>
          </calcext:conditional-format>
          <calcext:conditional-format calcext:target-range-address="CP_mat_chisq.AQ40:CP_mat_chisq.AY58">
            <calcext:condition calcext:apply-style-name="Untitled1" calcext:value="=&quot;Stud.&quot;" calcext:base-cell-address="CP_mat_chisq.AQ40"/>
            <calcext:condition calcext:apply-style-name="Untitled2" calcext:value="=&quot;BCA&quot;" calcext:base-cell-address="CP_mat_chisq.AQ40"/>
            <calcext:condition calcext:apply-style-name="Untitled3" calcext:value="=&quot;Norm&quot;" calcext:base-cell-address="CP_mat_chisq.AQ40"/>
            <calcext:condition calcext:apply-style-name="Untitled4" calcext:value="=&quot;Basic&quot;" calcext:base-cell-address="CP_mat_chisq.AQ40"/>
            <calcext:condition calcext:apply-style-name="Untitled5" calcext:value="=&quot;Perc.&quot;" calcext:base-cell-address="CP_mat_chisq.AQ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33ff"/>
    </style:style>
    <style:style style:name="Untitled3" style:family="table-cell" style:parent-style-name="Default">
      <style:table-cell-properties fo:background-color="#ffff66"/>
    </style:style>
    <style:style style:name="Untitled4" style:family="table-cell" style:parent-style-name="Default">
      <style:table-cell-properties fo:background-color="#99ffff"/>
    </style:style>
    <style:style style:name="Untitled5" style:family="table-cell" style:parent-style-name="Default">
      <style:table-cell-properties fo:background-color="#9999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2:43:46.6670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22:44:52.368183000</dc:date>
    <meta:editing-duration>PT27M24S</meta:editing-duration>
    <meta:editing-cycles>11</meta:editing-cycles>
    <meta:generator>LibreOffice/5.2.2.2$MacOSX_X86_64 LibreOffice_project/8f96e87c890bf8fa77463cd4b640a2312823f3ad</meta:generator>
    <meta:document-statistic meta:table-count="1" meta:cell-count="3452" meta:object-count="0"/>
  </office:meta>
</office:document-meta>
</file>